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Myungjo" svg:font-family="AppleMyungjo"/>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AppleMyungjo"/>
    </style:style>
    <style:style style:name="TableColumn1" style:family="table-column">
      <style:table-column-properties style:column-width="3.4625in" style:rel-column-width="32767*"/>
    </style:style>
  </office:automatic-styles>
  <office:body>
    <office:text>
      <text:p text:style-name="P1"><text:span text:style-name="T1">陳真</text:span><text:s/>  |  2015.01.31 13:36   |   <text:a xlink:type="simple" xlink:href="http://palinfo.habago.org/Entry?Command=Information_PrintForum&amp;iPage=332#FORUM33642"><text:span text:style-name="T2">#</text:span></text:a></text:p>
      <text:p text:style-name="P2">安倍批美課本<text:span text:style-name="T3"><text:s/></text:span>扭曲南京屠殺史實<text:span text:style-name="T3"><text:line-break/><text:line-break/></text:span>記者黃甦俞╱綜合報導<text:span text:style-name="T3"><text:line-break/><text:line-break/></text:span>中時電子報<text:span text:style-name="T3"> – 2015</text:span>年<text:span text:style-name="T3">1</text:span>月<text:span text:style-name="T3">31</text:span>日<text:span text:style-name="T3"><text:line-break/><text:line-break/></text:span>旺報【記者黃甦俞╱綜合報導】<text:span text:style-name="T3"><text:line-break/><text:line-break/></text:span>針對美國歷史教科書記載「南京大屠殺事件共致<text:span text:style-name="T3">40</text:span>萬人死亡」一事，日本首相安倍晉三指責該教科書扭曲史實，並強調日本已在國際社會表現謙卑。關於日方的「右傾」態度，引發專家批評「荒謬」、「愚蠢」。<text:span text:style-name="T3"><text:line-break/><text:line-break/></text:span>據日本《產經新聞》報導，安倍晉三<text:span text:style-name="T3">29</text:span>日出席眾院預算委員會時，針對美國教科書內容強硬地表示，「我們在國際社會上表現較為謙卑，收不到什麼成效，該主張的事情就應堅持下去。」<text:span text:style-name="T3"><text:line-break/><text:line-break/></text:span>中美雙方去年<text:span text:style-name="T3">11</text:span>月也曾針對教科書發生爭議。去年<text:span text:style-name="T3">11</text:span>月，由夏威夷大學歷史學家編寫的《新全球史：傳統與交流》中，記載約有<text:span text:style-name="T3">20</text:span>萬名來自中韓、年齡在<text:span text:style-name="T3">14</text:span>至<text:span text:style-name="T3">20</text:span>歲之間的女性，被迫在「慰安所」中提供服務。<text:span text:style-name="T3"><text:line-break/><text:line-break/></text:span>據觀察者網報導，當時日本外相岸田文雄對此指出，本書對「慰安婦」被強迫充當戰時軍妓的描述並不恰當，外務省已要求出版社進行修改，卻遭到美方出版社拒絕。<text:span text:style-name="T3"><text:line-break/><text:line-break/></text:span>該書作者齊格勒則在<text:span text:style-name="T3">27</text:span>日接受採訪時狠批日方「荒謬」、「愚蠢」，更直言無法理解一國政府出於何種動機，才會做出這種只會適得其反的舉動。他更強調，「唯一的效果只會是給日本帶來恥辱。」</text:p>
      <text:p text:style-name="P1"><text:span text:style-name="T1">陳真</text:span><text:s/>  |  2015.01.30 13:10   |   <text:a xlink:type="simple" xlink:href="http://palinfo.habago.org/Entry?Command=Information_PrintForum&amp;iPage=332#FORUM33641"><text:span text:style-name="T2">#</text:span></text:a></text:p>
      <text:p text:style-name="P3">（續）<text:span text:style-name="T3"><text:line-break/><text:line-break/></text:span>很多人說<text:span text:style-name="T3"><text:s/>"</text:span>推拿＂是婁燁至今拍得最好的一部片。我倒覺得＂頤和園＂要比<text:span text:style-name="T3"><text:s/>"</text:span>推拿＂好上許多。別人怎麼想的我不知道，但對我來說，投入世界，參與其中，即便從事一場革命抗爭，其實不過就像談了一場戀愛，心裏的感覺、起伏和溫度是一樣的。<text:span text:style-name="T3"><text:line-break/><text:line-break/></text:span>婁燁這麼說：<text:span text:style-name="T3"><text:line-break/><text:line-break/>"</text:span>有一種東西，它會在某個夏天的夜晚，像風一樣突然襲來，讓你措不及防，無法安寧，與你形影相隨，揮之不去，我不知道那是什麽，只能稱它為愛情。<text:span text:style-name="T3">”</text:span>　<text:span text:style-name="T3"><text:line-break/><text:line-break/>“……</text:span>所有這一切就像他們之間發生的愛情一樣。所以我覺得就是說愛情實際上是整個世界的一片葉子<text:span text:style-name="T3">——</text:span>如果整個世界是一棵樹的話，愛情是這棵樹上的一片葉子。那麽，一片葉子上面你就可以讀到整棵樹的資訊。所以，不用這麽麻煩，我只要表達愛情就可以了。我說清楚了愛情，也就說清楚了這個世界。<text:span text:style-name="T3">”</text:span></text:p>
      <text:p text:style-name="P1"><text:span text:style-name="T1">陳真</text:span><text:s/>  |  2015.01.30 12:28   |   <text:a xlink:type="simple" xlink:href="http://palinfo.habago.org/Entry?Command=Information_PrintForum&amp;iPage=332#FORUM33640"><text:span text:style-name="T2">#</text:span></text:a></text:p>
      <text:p text:style-name="P2"><text:span text:style-name="T3">"</text:span>推拿<text:span text:style-name="T3">" </text:span>在台南演沒幾天竟然已經下片。原本期待的<text:span text:style-name="T3"><text:s/>"</text:span>白日燄火<text:span text:style-name="T3">" </text:span>今天開始上映，沒想到台南卻沒演，又得遠征高雄或台北。<text:span text:style-name="T3"><text:line-break/><text:line-break/></text:span>對攝影有感覺的人，也許會喜歡<text:span text:style-name="T3"><text:s/>"</text:span>推拿<text:span text:style-name="T3">" </text:span>這位攝影師曾劍。<text:span text:style-name="T3"><text:line-break/><text:line-break/></text:span>一些華人的好電影，例如侯孝賢的每一部片或是這部<text:span text:style-name="T3"><text:s/>"</text:span>推拿<text:span text:style-name="T3">" </text:span>及之前的<text:span text:style-name="T3"><text:s/>"</text:span>頤和園<text:span text:style-name="T3">" </text:span>等等，在法國很熱門，甚至安排在聖誕節檔期上映，在台灣卻小貓兩三隻，在南部甚至根本連上映都不可能。<text:span text:style-name="T3"><text:line-break/><text:line-break/></text:span>反倒什麼陣頭還是角頭、板橋萬華或海角幾號幾把刀的，或是一堆好萊污無腦大片，卻總是萬人空巷，大排長龍。有時熱烈到還會變成一種問候語，人們遇到你就會問，<text:span text:style-name="T3">"</text:span>你有沒有去看哪部電影了呀？<text:span text:style-name="T3">" </text:span>你若搖頭說沒看，人們還會叫你一定要去看，叫你不要只會念書只會工作，也要懂得娛樂，懂得藝術，懂得生活，懂得其它。<text:span text:style-name="T3"><text:line-break/><text:line-break/></text:span>對此經常感覺很無言。老實說，面對這樣一種文化沙漠，已經足以構成揭竿起義的革命條件。人類歷史上永遠都是為了無謂的宗教之爭或政治利益衝突而砍砍殺殺，倒是從來沒有人為了爭取欣賞藝術的自由起來抗爭或革命。<text:span text:style-name="T3"><text:line-break/><text:line-break/></text:span>在這島上，想好好看場電影實在極為困難，絕大多數好電影根本不會放映，更不用說其它各種藝術形式。所謂文創倒是滿天飛，無腦造作，如同兒戲。<text:span text:style-name="T3"><text:line-break/><text:line-break/></text:span>陳真<text:span text:style-name="T3"><text:line-break/>============<text:line-break/></text:span>《推拿》榮獲亞太電影大獎評審團大獎<text:span text:style-name="T3"><text:line-break/><text:line-break/></text:span>今年金馬獎最佳影片等<text:span text:style-name="T3">6</text:span>項大獎最大贏家《推拿》（<text:span text:style-name="T3">Blind Massage</text:span>）日前（<text:span text:style-name="T3">12/11</text:span>）再傳捷報，榮獲第<text:span text:style-name="T3">8</text:span>屆亞太電影大獎（<text:span text:style-name="T3">APSA</text:span>）「評審團大獎」。<text:span text:style-name="T3"><text:line-break/><text:line-break/></text:span>得與來自中國、俄羅斯、日本、韓國、土耳其、伊朗等亞太地區所有國家的入圍強片共同競爭，《推拿》此次再度交鋒《黃金時代》、《白日焰火》、《闖入者》依然拔得頭籌，並且擊敗今年坎城影展金棕櫚獎得主《冬日甦醒》實屬不易，這也是繼柏林影展銀熊獎後，再度贏得國際電影大獎。<text:span text:style-name="T3"><text:line-break/><text:line-break/></text:span>婁燁導演的御用攝影師曾劍，前往澳洲領獎，感謝大會對藝術電影的支持。曾劍和婁燁導演多次合作，《推拿》是兩人合作的第四部電影，他樸實自然、沒有過多修飾的攝影，受到各界高度肯定。他代表劇組上台領獎發表感言：「如果整個電影產業失去了藝術電影，那電影也會因此變得暗淡無光！」<text:span text:style-name="T3"><text:line-break/><text:line-break/></text:span>《推拿》日前於中國上映獲得極大好評，創下近<text:span text:style-name="T3">6</text:span>成的高滿座率勝過同檔新片。即使目前即將下片，仍然獲得中國各地藝術電影院的支持，將以每週六、日放映兩場模式，繼續長期放映一年。<text:span text:style-name="T3"> <text:line-break/><text:line-break/></text:span>海報日前推出即受到廣大迴響，該海報以「指紋」線條勾勒出若隱若現的眼睛，正是強調影片中「看不見的世界」。婁燁表示，這是他與原著小說作者畢飛宇想傳達的一個很重要的信息。<text:span text:style-name="T3"> <text:line-break/><text:line-break/></text:span>（本新聞由前景娛樂有限公司提供）<text:span text:style-name="T3"><text:line-break/><text:line-break/>--------------<text:line-break/></text:span>梁朝偉盛讚《白日焰火》：「演員出色」<text:span text:style-name="T3"><text:s/></text:span>台版結局跟大陸截然不同<text:span text:style-name="T3"> <text:line-break/><text:line-break/></text:span>《白日焰火》在國際間好評不斷，並獲各大影評及媒體盛讚，成為近年最受矚目的華語片之一。本片於第<text:span text:style-name="T3">64</text:span>屆柏林影展首映之後，隨即引發高度話題，不僅勢如破竹打敗各國強片，勇奪最高榮譽「金熊獎」最佳影片肯定，男主角廖凡也同時榮登銀熊獎「最佳男演員獎」寶座。<text:span text:style-name="T3"><text:line-break/><text:line-break/></text:span>就連當時柏林影展的評審──影帝梁朝偉都透露：「看片時，所有評委就一直認定《白日焰火》是大家尋找的那種電影，而且所有演員的表演都出色極了！」<text:span text:style-name="T3"> <text:line-break/><text:line-break/></text:span>《白日焰火》之後在大陸上映，也席捲總票房近<text:span text:style-name="T3">1.05</text:span>億人民幣（折合<text:span text:style-name="T3">5.3</text:span>億新台幣）。值得一提的是，本片在法國上映時，甚至吸引近<text:span text:style-name="T3">23</text:span>萬人朝聖觀片，成為法國近年來票房最好的華語電影之一。<text:span text:style-name="T3"><text:line-break/><text:line-break/></text:span>（本新聞由采昌國際提供）</text:p>
      <text:p text:style-name="P1"><text:span text:style-name="T1">陳真</text:span><text:s/>  |  2015.01.30 10:13   |   <text:a xlink:type="simple" xlink:href="http://palinfo.habago.org/Entry?Command=Information_PrintForum&amp;iPage=332#FORUM33639"><text:span text:style-name="T2">#</text:span></text:a></text:p>
      <text:p text:style-name="P3"><text:span text:style-name="T3">(</text:span>續<text:span text:style-name="T3">)<text:line-break/><text:line-break/></text:span>在一些新聞底下常可見到一些廁所塗鴉式、往往一兩句話的留言，留的人是誰？不知道，全是沒頭沒臉的所謂<text:span text:style-name="T3"><text:s/>"</text:span>網友<text:span text:style-name="T3">"</text:span>。台灣人很喜歡當網友，因為當網友安全多了，而且可以任意胡扯，任意胡作非為，看哪個作者不爽就辱罵他，努力對<text:span text:style-name="T3"><text:s/>"</text:span>人<text:span text:style-name="T3">" </text:span>而非對<text:span text:style-name="T3"><text:s/>"</text:span>事<text:span text:style-name="T3">" </text:span>批評指教；更多時候則是造謠抹黑，其他網友便以訛傳訛<text:span text:style-name="T3"><text:s/>"</text:span>用力<text:span text:style-name="T3">" </text:span>轉寄流傳。<text:span text:style-name="T3"><text:line-break/><text:line-break/></text:span>至於品質好一點的，大約就是一兩句話表態，表態內容往往也是純屬瞎掰或信口開河，反正他的重點不在議論，而是表態，內容就隨他自由瞎掰了。簡單說就是以瞎掰式表態來取代議論，以<text:span text:style-name="T3">claim(</text:span>宣稱<text:span text:style-name="T3">)</text:span>代替<text:span text:style-name="T3">argument(</text:span>議論<text:span text:style-name="T3">)</text:span>。<text:span text:style-name="T3"><text:line-break/><text:line-break/></text:span>其實說宣稱或表態也談不上，因為即便是表態，表態文字的背後也該有個人，有個作者，但絕大多數時候，表態文字的背後只是一個空洞的符號，神不知鬼不覺。<text:span text:style-name="T3"><text:line-break/><text:line-break/></text:span>有無數次的經驗，我有確切的證據發現，原來這些神不知鬼不覺的空洞符號背後的真實人物竟然大有來頭，甚至是部會首長，部會首長的先生或太太，立委，縣市長，名嘴，民主鬥士，反共義士，大作家，大詩人，大教授，大院長，大教授策動的學生，反戰鬥士，大社運人士，嘴巴革命家<text:span text:style-name="T3">...</text:span>等等等。<text:span text:style-name="T3"><text:line-break/><text:line-break/></text:span>更讓我訝異的是，這些在陰暗處使壞造謠或隨口瞎掰的網友們，其實際身份不但輝煌澎湃，而且在社會上往往一個比一個形象良好，有的還一副救國救民的領袖樣貌。出於憐憫，我不想舉例，但我講的這些全是事實。<text:span text:style-name="T3"><text:line-break/><text:line-break/></text:span>我對華人的品性始終缺乏信心。我們的文化及從小到大的各種教育與社會經歷，從來都不曾教我們要為自己的言論負責，從來都不曾教我們議事而不論人<text:span text:style-name="T3">(</text:span>指那些無法在一堆麥克風面前為自己澄清的非公眾人物<text:span text:style-name="T3">)</text:span>。<text:span text:style-name="T3"><text:line-break/><text:line-break/></text:span>所以，你看，公開明亮處，華人通常什麼話也不敢講，要不就是只會講漂亮話，可是一旦讓他處於陰暗處，四下無人神鬼不知之際，他卻又肆無忌憚什麼鬼話鳥話或故意造謠傷人抹黑人羞辱人的話都敢講都敢做。白天是救國救民的史豔文，一入了夜，月黑風高，就變成千心魔，發洩一切陰暗快感。<text:span text:style-name="T3"><text:line-break/><text:line-break/></text:span>話語理當神聖，一個人如果他不打算為自己的言論負責，那他其實也根本不應該有講話的權利。權利和責任是一體的，沒有責任就不應該有權利。<text:span text:style-name="T3"><text:line-break/><text:line-break/></text:span>當然，表態也是一種自由，隨地亂塗鴉也是一種自由，甚至，瞎掰當然也可以是一種自由，只是當這個社會幾乎所有人都只會瞎掰只會表態只會信口開河時，一切言論空間都不可能存在。因為要瞎掰很容易，隨便說一兩句話就行，但要澄清或回應一兩句瞎掰卻得花上千言萬語。<text:span text:style-name="T3"><text:line-break/><text:line-break/></text:span>在這樣一種社會中，言論自由豈有可能存在？唯一存在的只是<text:span text:style-name="T3"><text:s/>"</text:span>網友們<text:span text:style-name="T3">" </text:span>胡扯造謠瞎掰的<text:span text:style-name="T3"><text:s/>"</text:span>自由<text:span text:style-name="T3">"</text:span>。當你站到明亮處，打算跟<text:span text:style-name="T3"><text:s/>"</text:span>網友們<text:span text:style-name="T3">" </text:span>討論，你只會淪個萬箭穿心滿身是傷的下場。就算你寧願當祭品，跳火坑，事實上也無濟於事，因為言論自由或<text:span text:style-name="T3"><text:s/>"</text:span>議論空間<text:span text:style-name="T3">" </text:span>是一種公眾概念，是由眾人所撐起的一片<text:span text:style-name="T3"><text:s/>"</text:span>自由空間<text:span text:style-name="T3">"</text:span>，不是由一二人所撐起。<text:span text:style-name="T3"><text:line-break/><text:line-break/></text:span>一個社會幾乎完完全全沒有這樣一種空間，說什麼民主進步，純屬自欺欺人，連個<text:span text:style-name="T3"><text:s/>"</text:span>民<text:span text:style-name="T3">" </text:span>都沒有，有的只是<text:span text:style-name="T3"><text:s/>"</text:span>網友<text:span text:style-name="T3">"</text:span>，哪來主？連個議論的理性空間都絲毫不存在，存在的只是某種顏色的旗幟下的無數表態，哪來民意或輿論？所謂民意，其實就是主流媒體的意志，它每天餵大家什麼飼料，大家一概照單全收，吃什麼就拉出什麼。<text:span text:style-name="T3"><text:line-break/><text:line-break/></text:span>這陣子天天都是柯大帥，言行可笑荒唐到爆，宛若土皇帝，為所欲為，非常不可思議，但人們卻趨之若騖，甘之如飴，仰慕得要命，充滿快感；連他去看動物園漏掉哪種動物沒看，也能變成熱門新聞。<text:span text:style-name="T3"><text:line-break/><text:line-break/></text:span>昨晚看診，醫院大廳也是一陣人聲鼎沸，我在十公尺外的診間都能聽見電視上尖銳高亢歇斯底理的新聞報導，說柯大帥逛動物園如何如何。<text:span text:style-name="T3"><text:line-break/><text:line-break/></text:span>這社會真的是瘋了，壞了，很可能沒救了。我倒也沒打算救它，只是身在其中，飽受虐待折磨，覺得很痛苦，很不可思議。許多時候我常會想，我是不是在做夢？怎麼世界上會有這種社會？難道大家都不想要有個好生活？不想讓下一代有個正常良善的文明生活環境了嗎？打算一直這樣瘋狂爽快下去，求一種速食快感而不謀長遠？</text:p>
      <text:p text:style-name="P1"><text:span text:style-name="T1">陳真</text:span><text:s/>  |  2015.01.30 02:54   |   <text:a xlink:type="simple" xlink:href="http://palinfo.habago.org/Entry?Command=Information_PrintForum&amp;iPage=332#FORUM33638"><text:span text:style-name="T2">#</text:span></text:a></text:p>
      <text:p text:style-name="P2"><text:span text:style-name="T3">To </text:span>平璽<text:span text:style-name="T3"><text:line-break/><text:line-break/></text:span>你這不叫<text:span text:style-name="T3">"</text:span>辭不達意<text:span text:style-name="T3">"</text:span>，就像廁所牆上塗鴉一樣，你全部從頭到尾就只講了底下這幾句話。你說：<text:span text:style-name="T3"><text:line-break/><text:line-break/>"</text:span>與<text:span text:style-name="T3">CIA</text:span>有著千絲萬縷、剪不斷理還亂的<text:span text:style-name="T3">ISIS</text:span>，這球做給日本可真是陽謀了，右翼軍國主義幽靈極可能借屍還魂。<text:span text:style-name="T3">"<text:line-break/><text:line-break/></text:span>這話純粹胡扯，我不明白你為什麼要一直這樣亂講話。你是要考驗我的耐心嗎？<text:span text:style-name="T3"><text:line-break/><text:line-break/></text:span>依你這話的意思是：<text:span text:style-name="T3">ISIS</text:span>和美國<text:span text:style-name="T3">CIA</text:span>是哥俩好，於是兩個串通好聯手搞個陽謀，故意做球給日本，故意綁架兩個日本人來炒新聞，以便讓安倍這個美國和<text:span text:style-name="T3">ISIS</text:span>的好朋友可以藉此合法出兵海外，恢復日本軍國主義。<text:span text:style-name="T3"><text:line-break/><text:line-break/></text:span>這種胡扯不值得一駁。從這裏就能看出你其實對這些事完全一無所知。有知無知倒無妨。但我不知道你為什麼明明無知卻要瞎掰。<text:span text:style-name="T3"><text:line-break/><text:line-break/></text:span>巴勒網反美，但也不至於卑劣到用信口開河的方式去反美。胡扯就是胡扯，造謠就是造謠。就算對一個敵人也不該用造謠抹黑的手段。任何人，細節上犯錯難免，但造謠胡扯或存心信口開河卻是很卑劣的行為。<text:span text:style-name="T3"><text:line-break/><text:line-break/></text:span>美國為了顛覆敘利亞政權，聯合一群<text:span text:style-name="T3"><text:s/>"</text:span>民主友人<text:span text:style-name="T3">"</text:span>，供給大量精良武器與鉅額資金等各項援助，成立所謂反抗軍。美國向來的原則很簡單：敵人的敵人，就是我的朋友，就是民主友人。於是<text:span text:style-name="T3">ISIS</text:span>便從中茁壯。<text:span text:style-name="T3"><text:line-break/><text:line-break/></text:span>如我之前寫過，美國在二次戰後便立即吸收戰敗的納粹頭子，提供武器與資金及各項軍事物資與訓練，派遣他們到海外四處搞恐怖攻擊與暗殺，顛覆反美政權；切格瓦拉就是這樣死的。<text:span text:style-name="T3"><text:line-break/><text:line-break/></text:span>八零年代，美國<text:span text:style-name="T3">CIA</text:span>更是在中美洲幹下一系列令人髮指的血腥恐怖暴行。例如全面提供武器及各項軍事援助，協助薩爾瓦多親美軍事獨裁政權殘殺異己及反美人士、左派人士等，並組織惡名昭彰的暗殺隊伍；前後一共七萬五千人遇害。<text:span text:style-name="T3"><text:line-break/><text:line-break/></text:span>除了薩爾瓦多，另外比方說，為了顛覆尼加拉瓜左傾政權，美國也是一樣提供武器及軍事人員訓練，培植反政府武裝勢力，同樣以暗殺及恐怖攻擊等各種血腥手段殘殺異己。<text:span text:style-name="T3"><text:line-break/><text:line-break/></text:span>暗殺是其中一個主要手段。美國<text:span text:style-name="T3">CIA</text:span>所成立的暗殺隊伍在各國的名稱各異，但手段卻始終十分凶殘，動輒滅門或寧可錯殺一百也絕不放過一個。記者或教師或工會人士，更是主要殺害對象之一。<text:span text:style-name="T3"><text:line-break/><text:line-break/></text:span>在這段極其血腥的八零年代中美洲歷史中，這一連串的恐怖血腥任務的主要發號施令者是誰呢？就是<text:span text:style-name="T3"><text:s/>John Negroponte</text:span>。誰是<text:span text:style-name="T3">John Negroponte</text:span>？他是當年的美國駐宏都拉斯大使。<text:span text:style-name="T3">2003 </text:span>年，布希入侵伊拉克，<text:span text:style-name="T3">2004</text:span>年任命他擔任駐伊拉克大使，其實也就是伊拉克的最高權力人物。<text:span text:style-name="T3"><text:line-break/><text:line-break/>John Negroponte</text:span>在伊拉克幹些什麼呢？一樣是成立暗殺隊伍，複製當年所謂的薩爾瓦多模式。所謂暗殺，其實應該叫明殺，因為要殺就殺，他根本不怕你知道；暗殺名單據說多達五千人，包括伊拉克各地反美人士及反抗者。<text:span text:style-name="T3"><text:line-break/><text:line-break/></text:span>接著是利比亞，乃至目前製造人類近代史上最大難民潮的敘利亞內戰，全是一模一樣的手法，明的轟炸及恐怖攻擊之外，就是暗殺，暗殺，暗殺。<text:span text:style-name="T3"><text:line-break/><text:line-break/>2005</text:span>年，布希任命這位<text:span text:style-name="T3">John Negroponte</text:span>擔任美國第一任國家情報局局長，同時也是美國常駐聯合國大使，美國副國務卿等等。<text:span text:style-name="T3"><text:line-break/><text:line-break/></text:span>美國所培植的這群旨在顛覆敘利亞政權的<text:span text:style-name="T3"><text:s/>"</text:span>民主友人<text:span text:style-name="T3">"</text:span>，其實就是各地軍閥、流氓及各種敵對勢力與教派的組合，出於爭權奪利及意識形態的不同，逐漸起了內鬨，於是<text:span text:style-name="T3">ISIS </text:span>和其他民主友人就打了起來，進而和美國主子對幹。<text:span text:style-name="T3"><text:line-break/><text:line-break/></text:span>美國的事講到這，回到你身上。當我說你瞎掰胡扯、信口開河時，你現在卻又跳出來說你只是<text:span text:style-name="T3"><text:s/>"</text:span>辭不達意＂，然後什麼也沒說，卻貼上一篇跟你之前的瞎掰完全相反的報導。我實在不知道這究竟是怎麼一回事？你是存心來亂的嗎？還是你真的完全不知道自己在瞎掰造謠，而且前言不罩後語。<text:span text:style-name="T3"><text:line-break/><text:line-break/></text:span>這篇報導有說<text:span text:style-name="T3">ISIS</text:span>和美國聯手做球給日本以便讓日本軍國主義復活嗎？而且，這樣一篇十分主流的報導根本就是在為美國漂白，事實哪裡是報導所說的這樣輕描淡寫。美國和<text:span text:style-name="T3">ISIS</text:span>的關係，怎麼會只是<text:span text:style-name="T3"><text:s/>"</text:span>搞烏龍＂的一種什麼<text:span text:style-name="T3"><text:s/>"</text:span>漏洞＂，怎麼會只是一時　<text:span text:style-name="T3">"</text:span>不小心<text:span text:style-name="T3">" </text:span>讓錢和武器給投到<text:span text:style-name="T3">ISIS</text:span>手裏。彷彿美國很無辜很清白，只要出面<text:span text:style-name="T3"><text:s/>"</text:span>自清<text:span text:style-name="T3">" </text:span>一下就好了。<text:span text:style-name="T3"><text:line-break/><text:line-break/></text:span>你一方面瞎掰一個很低能的陰謀論，把<text:span text:style-name="T3">ISIS</text:span>和美國及日本給綁在一起，說綁架及殺害人質只是為了讓日本軍國主義藉屍還魂的陽謀；現在卻又貼一篇論調完全相反的報導。你這樣隨便瞎掰，而且瞎掰的內容甚至還互相矛盾，我不知道你為什麼要這樣做？如果你繼續不斷胡扯，那我也實在沒那個精神和體力應付，往後我就不多說而直接刪。<text:span text:style-name="T3"><text:line-break/><text:line-break/></text:span>你常在這裏留言，但我們沒有人知道你是誰，可否請你做個自我介紹。當然，不說也無妨，畢竟匿名是你的自由。但是，瞎掰造謠卻不是任何人的自由。<text:span text:style-name="T3"><text:line-break/><text:line-break/></text:span>再說一遍，發言請謹慎自重。<text:span text:style-name="T3"><text:line-break/><text:line-break/></text:span>任何人都一樣，犯錯無所謂，任何觀點更是無妨，有錯，有不同觀點，也才有所謂討論；但犯錯和瞎掰造謠及信口開河畢竟是兩回事。<text:span text:style-name="T3"><text:line-break/><text:line-break/></text:span>除此之外，仍是老話，各位看是要採藝術腔、道德腔或政治腔任何意涵腔調統統都無所謂，看你要怎麼自言自語也都行，但請切記，這裏是公眾論壇，不是<text:span text:style-name="T3"><text:s/>"</text:span>討論<text:span text:style-name="T3">" </text:span>你或我或他的地方。<text:span text:style-name="T3"><text:line-break/><text:line-break/></text:span>自言自語的意思就是完全與任何人無關，而不是把一種理應純屬私人的道德腔拿來回應他人，或教訓他人應該怎麼做或應該有著什麼情緒有著什麼感受有著什麼人生觀才是它媽的溫馨道德完人。<text:span text:style-name="T3"><text:line-break/><text:line-break/></text:span>道德的事，我們只講那些所有人理應都該接受的最低形式的道德，例如不要強姦，不要隨便殺人，不要睜眼說瞎話，不要造謠，不要貪污等等等，至於那些什麼溫馨豁達的聖賢之道或什麼美妙的人生觀，私下勉勵自己或檢討自己就行了，千萬不要拿來教訓或回應他人，因為留言板畢竟不是<text:span text:style-name="T3">EMAIL</text:span>，不是讓人<text:span text:style-name="T3"><text:s/>"</text:span>討論<text:span text:style-name="T3">" </text:span>你、我、他的地方。<text:span text:style-name="T3"><text:line-break/><text:line-break/></text:span>結論是，不要企圖碰觸人，不要有任何有關人或有關一己美妙溫馨道德的<text:span text:style-name="T3"><text:s/>"</text:span>回應<text:span text:style-name="T3">"</text:span>或<text:span text:style-name="T3"><text:s/>"</text:span>教訓<text:span text:style-name="T3">"</text:span>或<text:span text:style-name="T3"><text:s/>"</text:span>影射<text:span text:style-name="T3">"</text:span>等等等<text:span text:style-name="T3">(</text:span>因為沒有比這更不道德的事了<text:span text:style-name="T3">)</text:span>。至於公眾事務，若你有意見就請儘管說，只要不是信口開河亂造謠。<text:span text:style-name="T3"><text:line-break/><text:line-break/></text:span>在一個應有的分寸下講話寫字理應沒有那麼難才對，但實際上在台灣卻好像根本不可能存在一個公眾版面是大眾所願意真心尊重和維持的，動不動就想要跨越分寸。<text:span text:style-name="T3"><text:line-break/><text:line-break/></text:span>寫字理應是十分愉快且簡單之事，但是，被迫回應或被迫澄清或被迫承受那些即使想澄清也根本無從澄清的有關個人事物的批評指教，卻讓人很痛苦很無言。</text:p>
      <text:p text:style-name="P1"><text:span text:style-name="T1">平璽</text:span><text:s/>  |  2015.01.29 22:02   |   <text:a xlink:type="simple" xlink:href="http://palinfo.habago.org/Entry?Command=Information_PrintForum&amp;iPage=332#FORUM33637"><text:span text:style-name="T2">#</text:span></text:a></text:p>
      <text:p text:style-name="P3">先前辭不達意之處，這篇報導應能有助補強。<text:span text:style-name="T3"><text:line-break/><text:line-break/>https://www.anntw.com/articles/20150129-rxDn<text:line-break/><text:line-break/></text:span>【台灣醒報記者方家敏綜合報導】一名巴基斯坦籍<text:span text:style-name="T3">IS</text:span>（伊斯蘭國）指揮官尤瑟夫‧薩拉菲日前遭巴國當局逮捕時透露，曾獲得來自美方的資金，以經營<text:span text:style-name="T3">IS</text:span>的海外基地，將巴國青年送上戰場。儘管美國高層早已得知此消息，卻未主動澄清，表面上反<text:span text:style-name="T3">IS</text:span>卻無法阻斷其外援，使得美國高舉的反恐大旗染上汙點。<text:span text:style-name="T3"><text:line-break/><text:line-break/></text:span>《法新社》報導，巴基斯坦籍<text:span text:style-name="T3">IS</text:span>指揮官尤瑟夫‧薩拉菲於去年<text:span text:style-name="T3">2</text:span>月遭到巴基斯坦政府逮捕，日前他接受調查時爆料，<text:span text:style-name="T3">IS</text:span>巴基斯坦基地曾收到來自美國的金主出資，以在巴國內招兵買馬，將年輕聖戰士送上敘利亞前線。此消息<text:span text:style-name="T3">28</text:span>日占據巴基斯坦各大報版面。<text:span text:style-name="T3"><text:line-break/><text:line-break/></text:span>根據巴基斯坦《快訊論壇》報導內容指出，薩拉菲不僅承認接受美國資金，以每人<text:span text:style-name="T3">600</text:span>美元的方式攏絡年輕人上戰場，甚至與巴國當地清真寺的教長結黨營私，以集團經營的方式散布極端思想。如今包括拉哈爾、木爾坦等巴國大城都已插上<text:span text:style-name="T3">IS</text:span>旗幟和支持<text:span text:style-name="T3">IS</text:span>的塗鴉，顯示國內<text:span text:style-name="T3">IS</text:span>陣營不斷壯大。<text:span text:style-name="T3"><text:line-break/><text:line-break/></text:span>更糟的是，據稱美國國務卿凱瑞本月稍早出訪巴國首都伊斯蘭馬巴德時，就已對此知情，而同行的美國國防中央指揮官洛伊德‧奧斯丁也早就知曉此事，但始終沒有主動對外澄清或說明。<text:span text:style-name="T3"><text:line-break/><text:line-break/></text:span>去年<text:span text:style-name="T3">10</text:span>月美國也曾搞烏龍，不慎將空投的物資與武器丟在<text:span text:style-name="T3">IS</text:span>的勢力範圍內，<text:span text:style-name="T3">IS</text:span>成員不僅開心收下，還在網路上公開感謝美國，嘲諷美國為「好隊友」；去年<text:span text:style-name="T3">6</text:span>月，<text:span text:style-name="T3">IS</text:span>也曾從逃亡的伊拉克士兵手中搶奪價值數百萬美元的美製軍火；過去在敘利亞內戰時，又給予包含激進組織在內的反抗軍很多後勤援助，如今再傳有來自美國的資金流向<text:span text:style-name="T3">IS</text:span>，顯示重大的戰略安排相當疏漏。<text:span text:style-name="T3"><text:line-break/><text:line-break/></text:span>《今日俄國》引述巴基斯坦調查單位的情報指出，美國高舉反恐大旗，如今卻被爆出有國內人士出資給恐怖組織的消息；美方自始立場反對<text:span text:style-name="T3">IS</text:span>，卻沒有辦法阻止國內資金流向恐怖組織。未來美方恐怕要更積極自清，並從源頭管理<text:span text:style-name="T3">IS</text:span>的武器、資源流向，否則就算出兵空襲伊拉克、敘利亞也於事無補。</text:p>
      <text:p text:style-name="P1"><text:span text:style-name="T1">陳真</text:span><text:s/>  |  2015.01.29 12:16   |   <text:a xlink:type="simple" xlink:href="http://palinfo.habago.org/Entry?Command=Information_PrintForum&amp;iPage=332#FORUM33636"><text:span text:style-name="T2">#</text:span></text:a></text:p>
      <text:p text:style-name="P2">人質危在旦夕，安倍那混蛋卻說要修法，否則日本依法不能出兵拯救。拯救個屁，你連對方在哪都不知道，往哪拯救？政客睜眼說瞎話的本事，舉世皆然。日本如此高聲高調地和美國沆瀣一氣狼狽為奸，只會讓自己的國民陷入更大的險境。<text:span text:style-name="T3"><text:line-break/><text:line-break/></text:span>台灣其實也一樣。跟美國走太近，甚至跋扈張揚地充當其走狗並引以為榮是會倒大楣的。過去民進鳥人黨執政的年代，邱義仁公然說我們就是要抱美國大腿<text:span text:style-name="T3">(</text:span>黨外時期，以邱為首的<text:span text:style-name="T3"><text:s/>"</text:span>新潮流<text:span text:style-name="T3">" </text:span>可是一副正義凜然的左派嘴臉<text:span text:style-name="T3">)</text:span>，阿扁甚至是全世界第一個對海珊下最後通牒的人。這樣一種高聲高調的走狗行徑，將會給台灣帶來禍患。<text:span text:style-name="T3"><text:line-break/><text:line-break/></text:span>陳真<text:span text:style-name="T3"><text:line-break/>=============<text:line-break/></text:span>安倍上任高調反恐　<text:span text:style-name="T3">ISIS</text:span>把日本當成箭靶<text:span text:style-name="T3"><text:line-break/><text:line-break/>TVBS </text:span>錢怡君　郭展毓<text:span text:style-name="T3"><text:line-break/><text:line-break/>2015</text:span>年<text:span text:style-name="T3">1</text:span>月<text:span text:style-name="T3">28</text:span>日<text:span text:style-name="T3"><text:line-break/><text:line-break/><text:line-break/></text:span>日本人質事件發生並非偶然，關鍵恐怕就在安倍晉三的政策，近年來，日本積極附和西方反恐作戰，被極端組織盯上，而安倍<text:span text:style-name="T3">1</text:span>月<text:span text:style-name="T3">18</text:span>日出訪埃及、以色列等中東<text:span text:style-name="T3">4</text:span>國，高調宣布捐<text:span text:style-name="T3">2</text:span>億美元對抗<text:span text:style-name="T3">ISIS</text:span>，這樣的表態，恐怕就是導火線，面對反恐和營救人質的兩難，安倍政府面臨空前考驗。<text:span text:style-name="T3"><text:line-break/><text:line-break/></text:span>日本人被當作肥羊綁架，輿論開始譴責首相安倍根本亂搞，因為早在去年<text:span text:style-name="T3">11</text:span>月，日本政府就已經知道了後藤失蹤的訊息，並且在約旦成了對策總部，明明知道後藤可能被<text:span text:style-name="T3">ISIS</text:span>綁架，<text:span text:style-name="T3">1</text:span>月<text:span text:style-name="T3">18</text:span>日安倍訪問中東<text:span text:style-name="T3"><text:s/></text:span>，隔天高調宣布要捐<text:span text:style-name="T3">2</text:span>億美元，當作對抗<text:span text:style-name="T3">ISIS</text:span>的基金。<text:span text:style-name="T3"><text:line-break/><text:line-break/></text:span>首相安倍晉三：「對土耳其和黎巴嫩的援助，是希望能減少<text:span text:style-name="T3">ISIS</text:span>帶來的威脅。」果不其然，隔兩天<text:span text:style-name="T3">ISIS</text:span>就威脅要斬首<text:span text:style-name="T3">2</text:span>名日本人質，開口要的贖金，不多不少，就是<text:span text:style-name="T3">2</text:span>億。<text:span text:style-name="T3"><text:line-break/><text:line-break/></text:span>天普大學教授金士頓：「<text:span text:style-name="T3">(</text:span>安倍捐錢<text:span text:style-name="T3">)</text:span>等於是向<text:span text:style-name="T3">ISIS</text:span>宣告，我與你的敵人為伍，讓<text:span text:style-name="T3">ISIS</text:span>把日本當成箭靶。」<text:span text:style-name="T3"><text:line-break/><text:line-break/></text:span>正當大家急著想營救人質時，安倍上電視，居然又重提，日本自衛隊能不能出兵的老問題。<text:span text:style-name="T3"><text:line-break/><text:line-break/></text:span>首相安倍晉三：「救出被綁架的日本人，自衛隊出兵營救的法律，現在的自衛隊依法，是無法達成任務的。」<text:span text:style-name="T3"><text:line-break/><text:line-break/></text:span>現在講自衛隊的權限，讓民眾覺得牛頭不對馬嘴，而周邊國家，則是感受到了安倍的野心勃勃。<text:span text:style-name="T3"><text:line-break/><text:line-break/></text:span>東大名譽教授：「首相到底該做什麼，沒有人可以提出建言，就讓這些事情發生了的感覺。」<text:span text:style-name="T3"><text:line-break/><text:line-break/></text:span>就在第一名人質被處決後，安倍在國內的聲望降到了最低點，他不斷遭到批判，無法保護人民的安全。<text:span text:style-name="T3"><text:line-break/><text:line-break/></text:span>首相安倍晉三：「擔心人質危機，屈服於恐怖份子的威脅，無法對周邊國家的人道支援，我國是絕對不會對恐怖主義屈服的。」</text:p>
      <text:p text:style-name="P1"><text:span text:style-name="T1">王修亮</text:span><text:s/>  |  2015.01.29 11:41   |   <text:a xlink:type="simple" xlink:href="http://palinfo.habago.org/Entry?Command=Information_PrintForum&amp;iPage=332#FORUM33635"><text:span text:style-name="T2">#</text:span></text:a></text:p>
      <text:p text:style-name="P3">一早起來，先看看人質被釋放了嗎？<text:span text:style-name="T3"><text:line-break/></text:span>沒有消息．．．．．於是繼續煮著菜鍋裡的血水，掃著地板的憂慮。<text:span text:style-name="T3"><text:line-break/></text:span>意念和消息一起緊繃在懸絲上。<text:span text:style-name="T3"><text:line-break/><text:line-break/></text:span>生命常常崩斷過，然後在黑暗裡會失心的沉睡很久。<text:span text:style-name="T3"><text:line-break/></text:span>中年後，我逐漸找到一種方法，在堅硬的視覺上丟一團文字，打破一道淺凹的裂縫，躲藏在其間暫時喘息。<text:span text:style-name="T3"><text:line-break/><text:line-break/></text:span>巴勒網的面貌於我來說是變幻不定的，此刻是一堵無邊無盡的黑牆，厚實如鐵的觸感內層流動著黏稠的熱血。<text:span text:style-name="T3"><text:line-break/></text:span>無法移動的窒息。<text:span text:style-name="T3"><text:line-break/><text:line-break/></text:span>非常抱歉，我無法移動，因而丟出了一團文字，在巴勒網意圖撞擊出一條看似常態的裂縫。文字並不重要，文字的內容也沒有意義，只是為了需要撞擊．．．．．<text:span text:style-name="T3"><text:line-break/></text:span>我因為自己的感受而干預了群體版面，非常抱歉。<text:span text:style-name="T3"><text:line-break/></text:span>中年後善於躲避，太久沒有讓自己處在這種情境中，因此我疏忽了，下次會控制。<text:span text:style-name="T3"><text:line-break/><text:line-break/></text:span>我無法解說得更好，感覺大家是緊密依靠的厚牆石塊，而我只是隨風飄浮在牆外繃緊的懸絲。<text:span text:style-name="T3"><text:line-break/></text:span>抱歉，雖然我知道大家應該是不介意的，我只是對自己的慚愧說抱歉。</text:p>
      <text:p text:style-name="P4"/>
      <text:p text:style-name="P1"><text:span text:style-name="T1">陳真</text:span><text:s/>  |  2015.01.28 22:48   |   <text:a xlink:type="simple" xlink:href="http://palinfo.habago.org/Entry?Command=Information_PrintForum&amp;iPage=333#FORUM33634"><text:span text:style-name="T2">#</text:span></text:a></text:p>
      <text:p text:style-name="P3">日人質後藤有救！　傳約旦擬「黑寡婦」換囚<text:span text:style-name="T3"><text:line-break/><text:line-break/>TVBS<text:line-break/></text:span>作者李宜蓉<text:span text:style-name="T3"><text:s/>| TVBS – 2015</text:span>年<text:span text:style-name="T3">1</text:span>月<text:span text:style-name="T3">28</text:span>日<text:span text:style-name="T3"><text:line-break/><text:line-break/></text:span>伊斯蘭激進組織<text:span text:style-name="T3">ISIS</text:span>，對日本下達<text:span text:style-name="T3">24</text:span>小時最後通牒，期限原本在今天晚間<text:span text:style-name="T3">10</text:span>點到期，下午一度傳出，約旦打算用「黑寡婦」蕾莎薇，來交換日本記者後藤健二。<text:span text:style-name="T3"><text:line-break/><text:line-break/></text:span>不過晚間最新消息是，<text:span text:style-name="T3">ISIS</text:span>透過官方媒體表示，日本和約旦已經就換囚達成共識，預計在幾個小時內，就能完成換囚作業，至於<text:span text:style-name="T3">ISIS</text:span>可能會釋放誰，則沒有明說。<text:span text:style-name="T3"><text:line-break/><text:line-break/>ISIS</text:span>挾持人質事件，有了大進展。日本新聞主播：「<text:span text:style-name="T3">(</text:span>約旦政府<text:span text:style-name="T3">)</text:span>同意以死刑犯蕾莎薇，交換被伊斯蘭國綁架的後藤健二。」<text:span text:style-name="T3"><text:line-break/><text:line-break/></text:span>來自阿拉伯媒體的最新消息，約旦政府表示願意換囚，目前已經把蕾莎薇移出監獄，預計今晚就會放人，<text:span text:style-name="T3">ISIS</text:span>也答應，除了釋放後藤健二，也不會殺約旦飛行員，事實上，台灣時間<text:span text:style-name="T3">27</text:span>日晚上<text:span text:style-name="T3">10</text:span>點左右，<text:span text:style-name="T3">ISIS</text:span>已經發出最後通牒。<text:span text:style-name="T3"><text:line-break/><text:line-break/></text:span>日本人質後藤健二：「我是後藤健二，這將是我的最後遺言，我只剩下<text:span text:style-name="T3">24</text:span>小時。」<text:span text:style-name="T3"><text:line-break/><text:line-break/></text:span>照片上的日本人質「後藤健二」，手裡拿著約旦飛行員的照片，要約旦政府趕快答應交換人質，否則<text:span text:style-name="T3">24</text:span>小時之後，後藤健二、約旦飛行員，兩人都小命不保。<text:span text:style-name="T3"><text:line-break/><text:line-break/></text:span>日本首相安倍晉三：「對於如此卑劣的行為，我感到相當憤怒，我表示強烈的譴責。」<text:span text:style-name="T3"><text:line-break/><text:line-break/>ISIS</text:span>發出最後通牒，咄咄逼人，日本首相安倍也忍不住開罵，日本官房副長官也面色凝重地說，新的訊息影片，很可能就是後藤本人。<text:span text:style-name="T3"><text:line-break/><text:line-break/></text:span>後藤健二母親：「健二對伊斯蘭國沒有惡意，請把我兒子送回日本，送回我的身邊。」<text:span text:style-name="T3"><text:line-break/><text:line-break/></text:span>聽見自己兒子可能只剩一天壽命，後藤健二的媽媽，半夜<text:span text:style-name="T3">12</text:span>點，妝也來不及畫，素著一張臉，憔悴地向<text:span text:style-name="T3">ISIS</text:span>喊話，強調後藤從小就立志要幫助有困難的人，更拿出後藤小學五年級時畫的自畫像，盼望兒子安全回家。<text:span text:style-name="T3"><text:line-break/><text:line-break/></text:span>後藤健二母親：「希望他能平安的回來。」<text:span text:style-name="T3"><text:line-break/><text:line-break/>--------------<text:line-break/></text:span>救人質有望？<text:span text:style-name="T3"><text:s/></text:span>約旦願放女炸彈客<text:span text:style-name="T3"><text:line-break/><text:line-break/></text:span>民視<text:span text:style-name="T3"><text:s/>– 2015</text:span>年<text:span text:style-name="T3">1</text:span>月<text:span text:style-name="T3">28</text:span>日<text:span text:style-name="T3"><text:line-break/><text:line-break/></text:span>恐怖組織<text:span text:style-name="T3">IS</text:span>，要求在<text:span text:style-name="T3">24</text:span>小時之內，釋放女炸彈客，否則日本人質，以及約旦飛官，都將性命不保。這期限只到台北時間今晚<text:span text:style-name="T3">10</text:span>點左右，而現在傳出，約旦政府可能同意放人。<text:span text:style-name="T3"><text:line-break/><text:line-break/></text:span>可以看到日本首相官邸前，許多民眾，手舉英文以及阿拉伯文字卡，為日本人質後藤健二，守夜祈禱。眼看時間逼近，阿拉伯部份媒體，傳出約旦政府，有意釋放女炸彈客蕾莎薇，並會將她移交給伊拉克西部的遜尼派部族，而<text:span text:style-name="T3">IS</text:span>網頁也透露，蕾莎薇正被帶離約旦監獄，準備換囚。但目前派駐約旦的日本外務副大臣中山泰秀卻表示，他們沒有接獲約旦官方任何消息。（民視新聞綜合報導）<text:span text:style-name="T3"><text:line-break/><text:line-break/>----------<text:line-break/></text:span>約旦準備換囚<text:span text:style-name="T3"><text:s/></text:span>未提日人質<text:span text:style-name="T3"><text:line-break/><text:line-break/></text:span>中央廣播電台<text:span text:style-name="T3"><text:line-break/><text:line-break/></text:span>作者黃啟霖<text:span text:style-name="T3"><text:s/>2015</text:span>年<text:span text:style-name="T3">1</text:span>月<text:span text:style-name="T3">28</text:span>日<text:span text:style-name="T3"><text:line-break/><text:line-break/></text:span>約旦政府發言人莫馬尼<text:span text:style-name="T3">(Mohammed al-Momani)</text:span>今天<text:span text:style-name="T3">(28</text:span>日<text:span text:style-name="T3">)</text:span>發表聲明說，約旦願意以<text:span text:style-name="T3">1</text:span>名伊拉克女性死囚蕾莎薇<text:span text:style-name="T3">(Sajida al-Rishawi)</text:span>，交換去年<text:span text:style-name="T3">12</text:span>月遭到伊斯蘭國俘虜的約旦飛行員馬茲．卡薩斯貝<text:span text:style-name="T3">(Maaz al-Kassasbeh)</text:span>。<text:span text:style-name="T3"><text:line-break/><text:line-break/></text:span>莫馬尼的聲明中，並沒有提到同樣遭到伊斯蘭國綁架的日本人質後藤健二。<text:span text:style-name="T3"><text:line-break/><text:line-break/></text:span>伊斯蘭國<text:span text:style-name="T3">27</text:span>日晚上上傳影音，內容是後藤健二表示，伊斯蘭國要求約旦釋放蕾莎薇<text:span text:style-name="T3">(Sajida al-Rishawi)</text:span>來交換他，時間只有<text:span text:style-name="T3">24</text:span>小時。<text:span text:style-name="T3"><text:line-break/><text:line-break/></text:span>後藤在錄影中表示，如果約旦不同意換囚，被伊斯蘭國擄走的約旦軍機飛行員會死得比他快，而且兩人都會死。<text:span text:style-name="T3"><text:line-break/><text:line-break/></text:span>蕾莎薇<text:span text:style-name="T3">2005</text:span>年在安曼對飯店發動恐怖攻擊，造成<text:span text:style-name="T3">60</text:span>人死亡，在約旦被判死刑。</text:p>
      <text:p text:style-name="P1"><text:span text:style-name="T1">王修亮</text:span><text:s/>  |  2015.01.28 15:18   |   <text:a xlink:type="simple" xlink:href="http://palinfo.habago.org/Entry?Command=Information_PrintForum&amp;iPage=333#FORUM33633"><text:span text:style-name="T2">#</text:span></text:a></text:p>
      <text:p text:style-name="P2">看看大家的留言，是很愜意的事。自我偶而也有一些感觸。但是我不解英文，接觸面也窄，專注於自己的國小教育中，感觸到的事也就非常細微，不過是內心的自言自語，不覺得需要告訴他人。<text:span text:style-name="T3"><text:line-break/></text:span>不過，似乎有一種低語會在腦中迴盪：這個版面因為眾多生命的灌注，所以是有生命的。有人是高遠的眼睛，有人當然也會是生活中時在的瑣碎。<text:span text:style-name="T3"><text:line-break/></text:span>我偶而當一次生活中實在的瑣碎吧！<text:span text:style-name="T3"><text:line-break/><text:line-break/></text:span>沒讀過大學，總覺得大學應該是綱領式自律學習，課堂少、實務多。但是妹妹到大二了，課卻仍然幾乎滿檔，學校距離家又遠了點，通車要一個小時，每日幾乎都是早上<text:span text:style-name="T3">6</text:span>點出門，晚上<text:span text:style-name="T3">6</text:span>點才到家。對於喜愛聊天的我們兩人來說，一天１２小時的分離，真是寂寞啊！所以一年級時，我總是陪著他坐捷運到內湖，車上可以閒聊一小時，然後他去上課，我去爬山運動。<text:span text:style-name="T3"><text:line-break/></text:span>捷運事件發生後，妹妹堅決不准我跟他坐車，也要求我出門運動時，坐公車別坐捷運：「你反應太慢，又老了，在密閉空間發生任何事，我不在身邊，危險太大了。」<text:span text:style-name="T3"><text:line-break/></text:span>好啦！這也是老年的一種學習吧！我們只剩下假日能悠然的討論了。<text:span text:style-name="T3"><text:line-break/></text:span>星期五妹妹放學回來，沒有明日早起的壓力，兩人開心地聊了很久。我閒閒說起一位學生<text:span text:style-name="T3">A</text:span>對龜兔賽跑童話的批判：「如果這是隻好烏龜，就該善意把兔子叫醒，不能就這樣偷偷地從對手身邊爬過。」<text:span text:style-name="T3"><text:line-break/></text:span>「我記得你以前聽這些寓言故事，好像很少有評語。」<text:span text:style-name="T3"><text:line-break/><text:line-break/></text:span>妹妹笑著回答：「當然啦！小學時由班導師帶頭，四周幾乎所有的人都在凌辱我，我那時看這個世界是黑色的，沒有我生存的空間，也絕不會從善的角度去思考人類各種腳色的心態。所以，當年第一次聽到這故事時，完全是從另一個方向想的：烏龜和兔子根本不是朋友，是敵人！因此不可能想到要叫醒兔子，而是很開心的悄悄超越，努力往自己的勝利爬。」<text:span text:style-name="T3"><text:line-break/><text:line-break/></text:span>「你認為他們只是互相競爭的對手？」<text:span text:style-name="T3"><text:line-break/></text:span>「不！互相競爭可能是朋友，可能不是朋友，但是應該還保有某種風度與法則，因為競爭至少是公平的。兔子和烏龜連競爭的水準都不到，他們只是『相互踐踏以求勝利的敵人』。相互輕視鄙薄，以對方的落敗為自我的榮耀，踩著任何人向上爬，是他們兩人的生存價值。」<text:span text:style-name="T3"><text:line-break/></text:span>灰暗的記憶恍如寒流掠過，也迅速消融。<text:span text:style-name="T3"><text:line-break/><text:line-break/></text:span>這兩年女兒成熟多了，成為我生活中無所不在的支撐者與監督者。使我從而學習、發現：在課堂上的我和實際生活的我，價值觀雖然完全相同，但是在行為實踐上，有一道極深的鴻溝。課堂上和學生的討論我本能地極為多元而廣闊，但是在真實中，我習慣從光明面去思考、肯定事物的本質與行為是善的。因此常常疏漏掉，這個世界大體來說，其實是灰色的，所以均衡範圍是非常多元的，難以條列標準行為模式的。這一點，愚魯的我，即使年歲徒長，總還是需要依賴朋友與女兒提醒。<text:span text:style-name="T3"><text:line-break/><text:line-break/></text:span>「那你來幫我探索一下：<text:span text:style-name="T3">A</text:span>是願意交朋友、喜歡交朋友的，所以對兔子與烏龜之間的互動關係，會有不同於傳統的評價與要求。即使是競爭，即使競爭的結果是明知自己幾乎一定落敗，<text:span text:style-name="T3">A</text:span>還是認為應該叫醒兔子！這是非常善良的心。但是，朋友是雙方的，兔子是不是也該負自己的責任呢？烏龜為甚麼要這樣替他承擔？兔子如果不知道感激，這樣還算是朋友嗎？從教學來說，我不能只給學生正、反等等大方向的淺層思考，他們還在啟蒙的狀態，我必須引導他們更深入細微。正如我得帶著他們一起挖出自己不同於人的河道。」<text:span text:style-name="T3"><text:line-break/><text:line-break/></text:span>妹妹想了想：「這樣就不是只談競爭的問題，而是要從更根本的『朋友』重新定義。從朋友的角度談競爭，不是你要體諒我，我才也會體諒你，這就成為了利益交換。朋友不是這樣的！但是做生意理所當然是這樣！因為商業的基礎是建立在『利益互信』上，對『情感互信』並沒有絕對責任。和一般泛泛之交呢，當然就是看相處的交情落在自我價值哪個點上，這是每個人都不同的，無法下斷語。」<text:span text:style-name="T3"><text:line-break/><text:line-break/></text:span>這個孩子重心抓得很快啊！我很喜悅，不覺微笑：「那朋友是怎樣的呢？你怎樣判斷是友誼？怎樣判斷是利益？朋友的起始點，完全沒有利益嗎？友直友諒友多聞，無友不如己者，我一直都存有些許『利益交換』的疑惑，總會不知不覺想帶引學生從『情』的角度，而不是從『利益』的角度去定案。你怎樣能自我知覺的推論呢？」<text:span text:style-name="T3"><text:line-break/><text:line-break/></text:span>「除了親情，都不能說完全沒有利益吧！對我來說，最早的記憶，是：我一個人好寂寞，希望有人來陪我。這出發點確實是『利己』，但是『想要人來陪我』的時候，表示我愛自己，同時也愛著群體陪伴啊！這就是和純自我利益的微小差別。當然也不是誰都可以來陪我，如果我們互相鍾情，才有可能成為朋友，或更加成為知交好友。這個鍾情我就不知道該怎樣講了，這是一種時間中雙方磨練出來的感覺，鍾情的時間可能很短，但磨練的時間應該很長。不是那種看長相、看氣質的『一見鍾情』，那個裡面其實有很多是無知的迷惑，而是在交談、觀察、互動之中感受出來的情誼。」<text:span text:style-name="T3"><text:line-break/><text:line-break/></text:span>是啊！差之毫釐，失之千里，自私自利和與群同樂，起始行為很可能完全相同：交朋友！但是內在的一點點微調，卻會使朋友之間後來的互動方式完全不一樣。<text:span text:style-name="T3"><text:line-break/></text:span>「我記得世說新語中，竹林七賢裡是誰說的？『太上忘情，最下不及情，情之所鍾，正在我輩！』當時看到真是有會與心，看來古人和你想法一致啊！」<text:span text:style-name="T3"><text:line-break/></text:span>接下來查網路啊！給妹妹複習典故啊！忙了一陣，原來是王戎喪子所說的話。<text:span text:style-name="T3"><text:line-break/><text:line-break/></text:span>「兒子和朋友當然不同，但情感仍是相類的。我倒是很少聽到用一見鍾情來形容友誼，不過今天聽你這麼說，發現還滿貼切的。」<text:span text:style-name="T3"><text:line-break/></text:span>「所有的感情，都是一見鍾情，包括愛情與友情。但是鍾情之後，當然還是要從互動之中感受到雙方是否契合，這契合與道德善惡無關，正如我喜歡藝術，在藝術的學習上一拍即合，但是在數學的學習上，痛苦不堪，這不代表數學不好，或是數學特別晦澀，只是與我的天賦不契合。所以一個好人、善人，很可能與我互相敬重，但不一定會與我成為好朋友，因為不契合。至於本來就不真誠的、別有居心的交友態度，根本不需要討論了。」<text:span text:style-name="T3"><text:line-break/></text:span>哇！這可解掉我許多的疑惑，家教好像雙向流通了！我怎麼會生出來、教出來一個和我完全不同的女兒呢？能夠擁有在家庭裡時時刺激我、打破我的僵化、激發反向思考的親人，是多麼幸運啊！<text:span text:style-name="T3"><text:line-break/></text:span>「那回過頭來，照你的定義，烏龜和兔子的確不可能是朋友，不曾契合過。如果是真的朋友，兔子會陪烏龜散步，不會想和他賽跑，烏龜會叫醒兔子，不會獨自爬向勝利。」<text:span text:style-name="T3"><text:line-break/><text:line-break/></text:span>「對！朋友之間的競爭是在友誼之內，就像我和好友Ｋ，我們兩個在班上都很努力學習，都得到過第一名，但不曾羨慕對方，也不會嫉妒對方，更不會故意不分享學習心得。只是一起開心。朋友之間的競爭也不需要為對方犧牲，這犧牲這種觀念是很無理、很莫名的。犧牲使對方虧欠了你，會形成一種很不好的價值循環：『我虧欠了他甚麼，所以我要需要償還他！』朋友之間需要做的是承擔：『他替我承擔了甚麼，所以我很心疼！』那不是對價利益，而是一種有情。就像兔子會陪烏龜散步，會很開心，不會覺得自己犧牲了善跑的天賦。而烏龜會了解兔子為自己的慢速擔待了甚麼，他會心疼，會叫兔子偶而也發揮一下天賦，跑到前面去等自己。畢竟好朋友不需要一直並肩走啊！」<text:span text:style-name="T3"><text:line-break/><text:line-break/></text:span>這是我當年那個灰暗的女兒嗎？或者更早以前，哪可愛卻單純無知的寶貝？他何時開始超越我了？何時開始，可以和我侃侃而談人生價值，友情定義？<text:span text:style-name="T3"><text:line-break/></text:span>對，他還不夠成熟，他必然還需要經歷社會堅硬、嚴酷、甚至無情的衝撞折磨，但是，他已經準備好自己的矛與盾，準備好自己健壯的意志和柔軟的心，為他的理念艱苦的實踐。<text:span text:style-name="T3"><text:line-break/></text:span>我已經無能呵護他，只能維護自己的健康長壽，經營著溫暖的家，等待將來，為他洗清傷口與疲憊，陪他安然入睡。<text:span text:style-name="T3"><text:line-break/>2014/12/13</text:span></text:p>
      <text:p text:style-name="P1"><text:span text:style-name="T1">陳真</text:span><text:s/>  |  2015.01.28 02:30   |   <text:a xlink:type="simple" xlink:href="http://palinfo.habago.org/Entry?Command=Information_PrintForum&amp;iPage=333#FORUM33632"><text:span text:style-name="T2">#</text:span></text:a></text:p>
      <text:p text:style-name="P3"><text:span text:style-name="T3">(</text:span>續<text:span text:style-name="T3">)<text:line-break/><text:line-break/></text:span>忍不住一看再看余秀華這篇<text:span text:style-name="T3"><text:s/>"</text:span>我愛你<text:span text:style-name="T3">"</text:span>，在心頭打下一個很深的印子，很感動。另外還看了幾首她的詩，只能說這是一個渾然天成的天才。<text:span text:style-name="T3"><text:line-break/><text:line-break/></text:span>真難想像一個從事粗活的人，卻有著如此微妙動人的表達能力。如果哪一天，她得了諾貝爾文學獎，我一點都不會訝異。我甚至考慮是不是應該把<text:span text:style-name="T3"><text:s/>"</text:span>北島<text:span text:style-name="T3">" </text:span>的詩人寶座讓給她了。<text:span text:style-name="T3"><text:line-break/><text:line-break/></text:span>世上若無詩歌，生命恐怕很難活下去。詩歌無法改變現實，卻能帶來一種深沉的安慰與理解。表淺慾望容易滿足，深層悲歡卻難有著落；再好吃的東西，吃上兩回也就沒啥意思了，唯有詩歌長存。<text:span text:style-name="T3"><text:line-break/><text:line-break/></text:span>這兩天又跑去看婁燁的<text:span text:style-name="T3"><text:s/>"</text:span>推拿<text:span text:style-name="T3">"</text:span>，上演沒幾天都快下片了，因為觀眾只有小貓兩三隻；再不多看幾回就沒機會看大銀幕了。這樣一部片，看一次兩次其實是看不全的。有人聽歌只聽一回兩回便罷的嗎？<text:span text:style-name="T3"><text:line-break/><text:line-break/></text:span>這片表面上講盲人，其實是講咱所有人；若它不是說出你的心，你怎麼會感動？情感細膩一點的，恐怕得從第一個鏡頭哭到散場再繼續哭個<text:span text:style-name="T3">10 </text:span>分鐘才行。對於美麗詩歌若此，只能讚嘆，而很難說出個所以然。<text:span text:style-name="T3"><text:line-break/><text:line-break/></text:span>所謂不美不成活，世上要是全是醜八怪，不如死了算。黑暗世道，還好我們還有詩歌。有它就有光亮。</text:p>
      <text:p text:style-name="P1"><text:span text:style-name="T1">陳真</text:span><text:s/>  |  2015.01.27 17:08   |   <text:a xlink:type="simple" xlink:href="http://palinfo.habago.org/Entry?Command=Information_PrintForum&amp;iPage=333#FORUM33631"><text:span text:style-name="T2">#</text:span></text:a></text:p>
      <text:p text:style-name="P2"><text:span text:style-name="T3">(</text:span>續<text:span text:style-name="T3">)<text:line-break/><text:line-break/></text:span>生命是上天給的，而藝術也好，思想也罷，全是從這個生命裏頭長出來，像一種器官一樣，隨著這份生命一同長大。沒有那樣的生命，就不可能有那樣的詩歌。我看一個人怎麼活，就能知道他會唱些什麼樣的歌。<text:span text:style-name="T3"><text:line-break/><text:line-break/></text:span>說到底，我們不是在談思想談寫作，而是談有關怎麼活的問題了。蘇格拉底面對嘲諷，回答說，我們不是在談玄弄虛，不是在清談小事，我們是在談怎麼活下去的大問題。</text:p>
      <text:p text:style-name="P1"><text:span text:style-name="T1">陳真</text:span><text:s/>  |  2015.01.27 16:52   |   <text:a xlink:type="simple" xlink:href="http://palinfo.habago.org/Entry?Command=Information_PrintForum&amp;iPage=333#FORUM33630"><text:span text:style-name="T2">#</text:span></text:a></text:p>
      <text:p text:style-name="P3">維根斯坦有一天深夜，聽著莫扎特的曲子，心裏激動，忍不住從床上跳起來寫信給羅素說：<text:span text:style-name="T3">"</text:span>這才是上帝所揀選，你我都不是<text:span text:style-name="T3">"</text:span>。<text:span text:style-name="T3"><text:line-break/><text:line-break/></text:span>我覺得他倆都是，只是揀選的用途不一樣；一樣是詩歌，形式不同而已。<text:span text:style-name="T3"><text:line-break/><text:line-break/></text:span>我左腦比右腦大上恐怕一百倍，於是只能用數學寫詩，只能在思想世界裏浮沉，但我的右腦卻仍足以辨別右腦世界的狀況，我能分辨何為珍珠，何為垃圾，我能區分纖毫差異之千里落差。<text:span text:style-name="T3"><text:line-break/><text:line-break/></text:span>哲學系從來都不是培養哲學家的地方，而是培養哲學評論家，猶如文學系不是養成作家，而是訓練一批<text:span text:style-name="T3">(</text:span>往往無能創作的<text:span text:style-name="T3">)</text:span>文學評論家。但作家或哲學家卻沒法訓練，它是上天揀選；老天爺選了誰便是誰，就如同美貌一般，並非後天努力人為加工可得。<text:span text:style-name="T3"><text:line-break/><text:line-break/></text:span>天賦當然也是要努力，一棵樹要長成，總得千錘百鍊無數風雨數十年，但前提是你得必須先是一棵樹的種子胚胎；幸運的話，假以時日便能茁壯。可若你根本不是那塊料，再怎麼努力，受再多訓練也不會有用。你若不是一根火柴而是一根牙籤，再怎麼用力劃也點不著火。<text:span text:style-name="T3"><text:line-break/><text:line-break/></text:span>剛剛看到這新聞：<text:span text:style-name="T3"><text:line-break/><text:line-break/>http://goo.gl/DCWDNz<text:line-break/><text:line-break/></text:span>然後又看到這個：<text:span text:style-name="T3"><text:line-break/><text:line-break/>http://goo.gl/OFQS6n<text:line-break/><text:line-break/></text:span>我看過的所謂詩人，一萬個有九千九百九十九個都很不像話，如果市面上那些所謂詩也叫詩，那誰不會寫？文字多分幾段，裝腔作勢故弄玄虛一下不就得了。<text:span text:style-name="T3"><text:line-break/><text:line-break/></text:span>原本不信一個農婦能寫得多好，也許是新聞炒作，或是人們因為看她腦性麻痺，出於同情，給她一點掌聲。於是，找了她的兩首詩來看，看完的感覺是：這是上帝所揀選。<text:span text:style-name="T3"><text:line-break/><text:line-break/>http://goo.gl/tZOthj<text:line-break/><text:line-break/>http://goo.gl/i1fh4Z<text:line-break/><text:line-break/></text:span>《我愛你》<text:span text:style-name="T3"><text:line-break/><text:line-break/></text:span>余秀華<text:span text:style-name="T3"><text:line-break/><text:line-break/></text:span>巴巴地活著，每天打水，煮飯，按時吃藥<text:span text:style-name="T3"><text:line-break/></text:span>陽光好的時候就把自己放進去，像放一塊陳皮<text:span text:style-name="T3"><text:line-break/></text:span>茶葉輪換著喝：菊花，茉莉，玫瑰，檸檬<text:span text:style-name="T3"><text:line-break/></text:span>這些美好的事物仿佛把我往春天的路上帶<text:span text:style-name="T3"><text:line-break/></text:span>所以我一次次按住內心的雪<text:span text:style-name="T3"><text:line-break/></text:span>它們過於潔白過於接近春天<text:span text:style-name="T3"><text:line-break/></text:span>在乾淨的院子裡讀你的詩歌<text:span text:style-name="T3"><text:line-break/></text:span>這人間情事恍惚如突然飛過的麻雀兒而光陰皎潔<text:span text:style-name="T3"><text:line-break/></text:span>我不適宜肝腸寸斷<text:span text:style-name="T3"><text:line-break/></text:span>如果給你寄一本書，我不會寄給你詩歌<text:span text:style-name="T3"><text:line-break/></text:span>我要給你一本關於植物，關於莊稼的<text:span text:style-name="T3"><text:line-break/></text:span>告訴你稻子和稗子的區別<text:span text:style-name="T3"><text:line-break/></text:span>告訴你一棵稗子<text:span text:style-name="T3"><text:line-break/></text:span>提心吊膽的春天</text:p>
      <text:p text:style-name="P1"><text:span text:style-name="T1">陳真</text:span><text:s/>  |  2015.01.27 11:34   |   <text:a xlink:type="simple" xlink:href="http://palinfo.habago.org/Entry?Command=Information_PrintForum&amp;iPage=333#FORUM33629"><text:span text:style-name="T2">#</text:span></text:a></text:p>
      <text:p text:style-name="P2"><text:span text:style-name="T3">(</text:span>再續<text:span text:style-name="T3">)<text:line-break/><text:line-break/></text:span>民主跟民粹只是一線之隔，差別也許在於一種公共議論空間的存在與否。我講的<text:span text:style-name="T3"><text:s/>"</text:span>空間<text:span text:style-name="T3">" </text:span>是抽象意義上的，不是說有沒有名嘴論壇或研討會或臉書等等這些媒介。簡單說就是一個社會到底還講不講理。<text:span text:style-name="T3"><text:line-break/><text:line-break/></text:span>不講理的，純粹比聲音比造句比修辭比數目，誰掌握的渾蛋數目多或聲音大或手段夠卑劣，誰就能以民主之名控制這個社會。台式民主就是這麼一回事，渾蛋的數目與聲音分貝大小決定了是非，誰掌握了最多的渾蛋，誰就是這個社會的大帥。<text:span text:style-name="T3"><text:line-break/><text:line-break/></text:span>你能不能想像一個社會好比是一個辯論擂台，在這擂台上不是比言論內涵的理性與感性，而是比哪一邊的麥克風聲音大，比哪一邊造謠抹黑的能力，比哪一邊的人數多，比哪一邊最卑鄙無恥，藉以來決定勝負。<text:span text:style-name="T3"><text:line-break/><text:line-break/></text:span>所謂民主，往往就是這樣。這不叫民主，這只是以民主之名，只是個名稱而已。就好像夜市不是有賣<text:span text:style-name="T3"><text:s/>"</text:span>花枝米粉<text:span text:style-name="T3">"</text:span>嗎，你買一碗來吃，吃半天，只吃到米粉，看不到花枝，你跟老闆娘抗議，花枝呢？老闆娘說，花枝是我的名字啦。以民主之名的<text:span text:style-name="T3"><text:s/>"</text:span>民主<text:span text:style-name="T3">" </text:span>社會就是這樣，找半天看不到任何進步，也找不到半點民主的影子，一問之下才知道，原來<text:span text:style-name="T3"><text:s/>"</text:span>民主進步<text:span text:style-name="T3">" </text:span>是那個鳥人黨的名字啦。</text:p>
      <text:p text:style-name="P1"><text:span text:style-name="T1">陳真</text:span><text:s/>  |  2015.01.27 11:17   |   <text:a xlink:type="simple" xlink:href="http://palinfo.habago.org/Entry?Command=Information_PrintForum&amp;iPage=333#FORUM33628"><text:span text:style-name="T2">#</text:span></text:a></text:p>
      <text:p text:style-name="P3"><text:span text:style-name="T3">(</text:span>再續<text:span text:style-name="T3">)<text:line-break/><text:line-break/></text:span>李敖前陣子談到反伏冒糖漿的小表哥小表妹撒嬌運動時說了些話挺有道理。他說，不怕壞蛋只怕渾蛋。對此我也常有同感。<text:span text:style-name="T3"><text:line-break/><text:line-break/></text:span>壞蛋很壞，但你知道他不管講不講理，基本上是個明白人，他只是故意使壞而已。但渾蛋卻根本不知道自己在說什麼或做什麼。李敖說，這些小表哥小表妹全是渾蛋。<text:span text:style-name="T3">(</text:span>這話是李敖說的，若有異議，請渾蛋們直接找他算帳，與我無關。<text:span text:style-name="T3">)<text:line-break/><text:line-break/></text:span>渾蛋很可怕，因為他傻到爆，但卻毫無病識感。壞蛋可預測，渾蛋不可測，你不知道他被壞蛋一煽動之後將會做出一些什麼樣的傻事來。<text:span text:style-name="T3"><text:line-break/><text:line-break/></text:span>我對自己的期許是寧可當個壞蛋也絕不當個蠢蛋渾蛋；壞，我還有個自主性，知道自己在幹啥，但渾就渾成一團被人耍著玩了。</text:p>
      <text:p text:style-name="P1"><text:span text:style-name="T1">陳真</text:span><text:s/>  |  2015.01.27 11:05   |   <text:a xlink:type="simple" xlink:href="http://palinfo.habago.org/Entry?Command=Information_PrintForum&amp;iPage=333#FORUM33627"><text:span text:style-name="T2">#</text:span></text:a></text:p>
      <text:p text:style-name="P2">我純粹就你們所講的話來評論，而非對人有任何不敬。比方說我看這位黃奕立所言也有類似的<text:span text:style-name="T3"><text:s/>"</text:span>一團醬糊<text:span text:style-name="T3">" </text:span>的問題，簡單說就是不知所云，看不懂你在寫什麼或問什麼，一團漿糊；只看到片片斷斷不知所云的修辭與鬥嘴。<text:span text:style-name="T3"><text:line-break/><text:line-break/></text:span>諸如這樣一些言論，只能說是一種毫無意義的吵架鬥嘴，而沒有任何實質的認知意義或問題意識。<text:span text:style-name="T3"><text:line-break/><text:line-break/></text:span>我看時下市面上很多人造句能力似乎都很不錯，但卻沒有絲毫議論問題的能力，甚至連問題是什麼也是一團漿糊，不知所云。<text:span text:style-name="T3"><text:line-break/><text:line-break/></text:span>劍橋有個女哲學家，很有名，但我不是很喜歡她，名叫<text:span text:style-name="T3">Jane Heal</text:span>。不過，她有句話我覺得似乎<text:span text:style-name="T3">(</text:span>有時候<text:span text:style-name="T3">)</text:span>還有點道理，她說<text:span text:style-name="T3">: "</text:span>如果你沒法把話講清楚，你也很難說你真的懂得你所要說的。<text:span text:style-name="T3">" <text:line-break/><text:line-break/></text:span>好比說在經濟課堂上，如果有學生舉手發問說希臘又要揮霍無度了，請問老師怎麼辦？我想那位老師聽了一定很想按<text:span text:style-name="T3">LP</text:span>自殺算了。<text:span text:style-name="T3"><text:line-break/><text:line-break/></text:span>在一個議題上，正反雙方表面上站在對立面，其實他們是無法區分彼此的，同為一團漿糊。<text:span text:style-name="T3"><text:line-break/><text:line-break/></text:span>我寫過一本沒出版的書叫<text:span text:style-name="T3"><text:s/>"</text:span>老師，我思想有問題<text:span text:style-name="T3">"</text:span>，找到幾百種螺疾思考問題，就是在講一團漿糊。<text:span text:style-name="T3"><text:line-break/><text:line-break/></text:span>蘇格拉底<text:span text:style-name="T3">(</text:span>某個層次上來講<text:span text:style-name="T3">)</text:span>是對的，他說，我們之所以<text:span text:style-name="T3">(</text:span>道德上<text:span text:style-name="T3">)</text:span>做錯，是因為<text:span text:style-name="T3">(</text:span>智性上<text:span text:style-name="T3">)</text:span>我們根本沒有想清楚。<text:span text:style-name="T3"><text:line-break/><text:line-break/></text:span>想清楚很重要。唯有想清楚了，才有可能講得清楚。思考一團漿糊是不知所云的。</text:p>
      <text:p text:style-name="P1"><text:span text:style-name="T1">陳真</text:span><text:s/>  |  2015.01.27 09:59   |   <text:a xlink:type="simple" xlink:href="http://palinfo.habago.org/Entry?Command=Information_PrintForum&amp;iPage=333#FORUM33626"><text:span text:style-name="T2">#</text:span></text:a></text:p>
      <text:p text:style-name="P3">志鴻，<text:span text:style-name="T3"><text:line-break/><text:line-break/></text:span>什麼叫做希臘<text:span text:style-name="T3"><text:s/>"</text:span>又要<text:span text:style-name="T3">" </text:span>開始<text:span text:style-name="T3"><text:s/>"</text:span>揮霍無度<text:span text:style-name="T3">"? </text:span>揮霍無度跟撙不撙節有何關係？反對撙節政策叫做揮霍無度？就算支持撙節的一方也不會用<text:span text:style-name="T3"><text:s/>"</text:span>揮霍無度<text:span text:style-name="T3">" </text:span>這種莫名其妙、毫不相干的道德指控方式來談問題。<text:span text:style-name="T3"><text:line-break/><text:line-break/></text:span>歐洲央行最近決定<text:span text:style-name="T3">QE(</text:span>量化寬鬆<text:span text:style-name="T3">)</text:span>，歐元應聲大貶，熱錢四處流竄。<text:span text:style-name="T3">QE</text:span>究竟好或不好，我不知道，就算我心裏有個譜，我也不敢亂說，畢竟經濟問題專業性太高，我個人可以有意見，但也只是一種很外行的意見而不足以表態。<text:span text:style-name="T3"><text:line-break/><text:line-break/></text:span>同樣地，撙節好不好，我也不敢亂說，畢竟經濟決策就跟醫療決策一樣，在某些關鍵點上，該用哪些藥，要不要開刀，就連醫生之間也會有不同看法；但是不管採取哪一種療法，都扯不上任何廉價乃至莫名其妙的道德指控。<text:span text:style-name="T3"><text:line-break/><text:line-break/></text:span>我知道很多左傾看法認為撙節只是撙到弱勢者，有錢人根本沒差，但窮人卻得勒緊褲腰帶，社福支出大幅縮水。但反過來說，我也不知道以債養債，擴大公共支出究竟是否就比較好。我也不知道繼美國好幾輪大量狂印鈔票<text:span text:style-name="T3">(</text:span>所謂<text:span text:style-name="T3">QE)</text:span>以取得經濟復甦之後，歐洲也來這一套，日本也來這一套，大家都努力印鈔票，會不會有一天埋下另一個更可怕的金融風暴。<text:span text:style-name="T3"><text:line-break/><text:line-break/></text:span>我知道除了武器軍火，強國打壓弱國或敵國的方式之一就是經濟戰。例如近幾年越演越烈可用驚心動魄來形容的貨幣戰、油價狂貶以及美國主導的<text:span text:style-name="T3">TPP</text:span>等等等便是一例。俄羅斯要不是有祖國力挺，恐怕很難撐過這一波由美國發動的經濟攻擊。<text:span text:style-name="T3"><text:line-break/><text:line-break/></text:span>我要說的是，你要支持撙節也好，反對撙節也罷，總得說出個道理來，而不是就光寫句沒頭沒腦莫名其妙的怪話說什麼希臘<text:span text:style-name="T3"><text:s/>"</text:span>又要揮霍無度<text:span text:style-name="T3">"</text:span>。這跟揮不揮霍扯得上什麼關係？</text:p>
      <text:p text:style-name="P1"><text:span text:style-name="T1">陳志鴻</text:span><text:s/>  |  2015.01.27 02:49   |   <text:a xlink:type="simple" xlink:href="http://palinfo.habago.org/Entry?Command=Information_PrintForum&amp;iPage=333#FORUM33625"><text:span text:style-name="T2">#</text:span></text:a></text:p>
      <text:p text:style-name="P2">看來希臘又要開始揮霍無度了<text:span text:style-name="T3"><text:line-break/><text:line-break/>===<text:line-break/><text:line-break/></text:span>希臘大選變天<text:span text:style-name="T3"><text:s/></text:span>歐元不支倒地<text:span text:style-name="T3"><text:line-break/><text:line-break/></text:span>中央社威靈頓<text:span text:style-name="T3">26</text:span>日綜合外電報導）路透社報導，歐元匯率今天不支倒地，主因希臘結束大選，根據出口民調，主張反撙節的激進左翼聯盟（<text:span text:style-name="T3">Syriza</text:span>）勝券在握，希臘摒棄財政撙節的風險為之高漲。</text:p>
      <text:p text:style-name="P1"><text:span text:style-name="T1">陳真</text:span><text:s/>  |  2015.01.27 02:15   |   <text:a xlink:type="simple" xlink:href="http://palinfo.habago.org/Entry?Command=Information_PrintForum&amp;iPage=333#FORUM33624"><text:span text:style-name="T2">#</text:span></text:a></text:p>
      <text:p text:style-name="P3"><text:span text:style-name="T3">(</text:span>續<text:span text:style-name="T3">)<text:line-break/><text:line-break/></text:span>我本來普通話講得還不錯，小時候還曾參加國語文朗讀比賽<text:span text:style-name="T3">(</text:span>學姐不信，但有獎狀為證<text:span text:style-name="T3">)</text:span>。但是，隨著小學、國中到高中，隨著各式各樣對於台語或台灣人的打壓與羞辱侮辱，我就越來越排斥講所謂國語，國語也就越來越不標準，講久了真是會花轟。<text:span text:style-name="T3"><text:line-break/><text:line-break/></text:span>我這一代人都受過這樣一種公然且長期的折磨、羞辱與虐待，稍微講兩句台語，馬上就會招來羞辱與懲罰。小學和國中都在台南念書，醜化台灣人的狀況還不算太嚴重，但高中到台北念書之後，簡直就是得天天為此繃緊神經，準備隨時隨地招來羞辱或衝突。<text:span text:style-name="T3"><text:line-break/><text:line-break/></text:span>我高中有一年就住在台北當時最熱鬧的西門町獅子林百貨的正對面，每天穿著校服在那附近活動，有時一開口就會招來衝突，隨便一個路人都有可能跑過來揪著你的衣領，抄下你的學號，痛罵你講台語就是不要臉，就是侮辱了你的學校云云。<text:span text:style-name="T3"><text:line-break/><text:line-break/></text:span>搭公車更是苦惱。因為當時公車除了司機還有車掌小姐，免不了有時得跟他們講話，買票或詢問之類，只要你用台語發問，往往就會招來白眼或斥責。有幾次我還在公車上引起公憤，就只因為我堅持繼續講台語，乘客們說，沒水準，虧你還是念建中。<text:span text:style-name="T3"><text:line-break/><text:line-break/></text:span>至於媒體上各種有關台灣人的形象之塑造更是不堪入目，只要是講台語的角色，不是智障就是壞人，要不就是三八阿花或猥瑣之徒，總之就是一些很低俗噁爛之人或貧病智障兼不衛生。但凡只要講標準國語的角色，肯定是好人，要不就是充滿理性與愛心的俊男美女。<text:span text:style-name="T3"><text:line-break/><text:line-break/></text:span>台灣人是被當年那個典型的法西斯國民黨如此糟踏的。重點是，既然我們過去被這樣糟踏，如今何必再用同樣的心態去糟蹋別人？進而把整個大陸同胞全給醜化妖魔化。<text:span text:style-name="T3"><text:line-break/><text:line-break/></text:span>國民黨造孽在先，民進黨青出於藍在後，進而發揚光大。歷史又走回第一章。造孽方法不同，本質同一；漂亮話滿天飛，其實全圖的兩樣東西：權勢與利益。</text:p>
      <text:p text:style-name="P4"/>
      <text:p text:style-name="P1"><text:span text:style-name="T1">陳真</text:span><text:s/>  |  2015.01.27 01:41   |   <text:a xlink:type="simple" xlink:href="http://palinfo.habago.org/Entry?Command=Information_PrintForum&amp;iPage=334#FORUM33623"><text:span text:style-name="T2">#</text:span></text:a></text:p>
      <text:p text:style-name="P3">這位希特勒粉絲的蠢樣，請見：<text:span text:style-name="T3"><text:line-break/><text:line-break/>http://goo.gl/jzQEcL<text:line-break/><text:line-break/>PEGIDA</text:span>是三、四個月前才在德國成立的一個法西斯排外組織，因為查理漫畫槍殺事件而迅速茁壯。<text:span text:style-name="T3">911</text:span>發生後，歐洲<text:span text:style-name="T3">(</text:span>例如英國<text:span text:style-name="T3">)</text:span>也有類似氣氛，種族攻擊案件隨之遽增。<text:span text:style-name="T3"><text:line-break/><text:line-break/></text:span>西方社會當然也有<text:span text:style-name="T3"><text:s/>"</text:span>自由時報<text:span text:style-name="T3">"</text:span>，只是還遠遠不及台灣的自由時報之卑劣齷齪與肆無忌憚。而且，國外這些<text:span text:style-name="T3"><text:s/>"</text:span>自由時報<text:span text:style-name="T3">" </text:span>通常是一些小報，以聳動挑撥為賣點；也就是說，這樣一種極端聲音畢竟是小眾。這跟台灣大大不同，台灣兩大無恥爛報<text:span text:style-name="T3"><text:s/>"</text:span>蘋果<text:span text:style-name="T3">" </text:span>及<text:span text:style-name="T3"><text:s/>"</text:span>自由<text:span text:style-name="T3">"</text:span>，卻幾乎囊括了台灣整個媒體市場的主要銷售量。<text:span text:style-name="T3"><text:line-break/><text:line-break/></text:span>在西方社會，種族歧視往往是隱性的，一部份是因為嚴刑峻法伺候，人們不敢公然造次；一部份也許是因為整體社會依然尊崇理性與文明價值<text:span text:style-name="T3">(</text:span>至少表面上得如此維持<text:span text:style-name="T3">)</text:span>，對於挑撥族群仇恨與偏見或歧視等言行，大眾聲勢依然勝過小眾。<text:span text:style-name="T3"><text:line-break/><text:line-break/></text:span>台灣則剛好相反，醜化、丑化、妖魔化大陸人士或<text:span text:style-name="T3"><text:s/>"</text:span>中國人<text:span text:style-name="T3">" </text:span>的言行<text:span text:style-name="T3"><text:s/>(</text:span>例如<text:span text:style-name="T3"><text:s/>"</text:span>支那賤畜<text:span text:style-name="T3">" </text:span>之類的稱呼<text:span text:style-name="T3">)</text:span>，俯拾皆是，而且罵得越猛越是英雄，越有掌聲。在這島上，幾乎完全沒有任何一點點對於法西斯或族群仇恨語言的警戒與厭惡之心，反而由各大媒體及主流政客帶頭，大力鼓吹之。<text:span text:style-name="T3"><text:line-break/><text:line-break/></text:span>這樣一些放眼皆是的法西斯混蛋，他們當然不是真正意義上的法西斯。我的意思是說，他們只敢在嘴皮上或陰暗處使壞，但沒那個膽子殺人放火，算是一種山寨窩囊版的法西斯。<text:span text:style-name="T3"><text:line-break/><text:line-break/></text:span>但是，法西斯在我的理解是這樣一種東西，它就跟火苗一樣，平常星星之火沒什麼，成不了氣候，可當某種社會條件或政治因素具備了，只要一煽風往往就能燎原<text:span text:style-name="T3">(</text:span>不妨想想科索沃戰爭<text:span text:style-name="T3">)</text:span>。<text:span text:style-name="T3"><text:line-break/><text:line-break/></text:span>台灣新一代幾乎都是在這樣一種仇中的氛圍與教育中長大，長期耳濡目染，人數眾多，聲勢浩大，你幾乎找不到幾個例外，但這樣一整個世代的表現卻是<text:span text:style-name="T3"><text:s/>"</text:span>果<text:span text:style-name="T3">"</text:span>而非<text:span text:style-name="T3"><text:s/>"</text:span>因<text:span text:style-name="T3">"</text:span>。這些腦袋進水的蠢蛋並不是<text:span text:style-name="T3"><text:s/>"</text:span>帶起<text:span text:style-name="T3">" </text:span>了什麼風潮，而只是長期洗腦下的一種可預見的必然<text:span text:style-name="T3"><text:s/>"</text:span>結果<text:span text:style-name="T3">"</text:span>。<text:span text:style-name="T3"><text:line-break/><text:line-break/></text:span>至於有人說他們無腦，這點當然就更不用說了。我要強調的是這一切是果而非因，是驗收成果而非創新。重點是，你很難讓無腦的一代具有病識感。你不太可能讓他們知道自己無腦，因為他若知道，就不可能有這樣那樣一些無腦<text:span text:style-name="T3">(</text:span>卻自以為英勇進步<text:span text:style-name="T3">)</text:span>的行為了。<text:span text:style-name="T3"><text:line-break/><text:line-break/></text:span>你說他們無腦，他們會對你產生敵意，認為你是在<text:span text:style-name="T3"><text:s/>"</text:span>罵<text:span text:style-name="T3">" </text:span>他們，但這其實不是罵，而是事實陳述，就像一種診斷那樣。這樣的診斷，請見無腦一代的偶像蔣渭水的臨床講義就有寫了，而且還寫得挺難聽呢。但再怎麼難聽都不是罵，而是事實陳述。沒有人會無聊到去<text:span text:style-name="T3"><text:s/>"</text:span>罵<text:span text:style-name="T3">" </text:span>沒頭沒腦的一整個世代。<text:span text:style-name="T3"><text:line-break/><text:line-break/></text:span>這病始終都在，非但不曾痊癒，反而益形惡化，而且症狀越來越多，惡性程度也越來越高；若不及時改善，遲早大家都得承受這病更大的後果。畢竟一粒老鼠屎都能壞了一鍋粥，更何況一鍋若幾乎全是老鼠屎，那要吃些什麼呢？<text:span text:style-name="T3"><text:line-break/><text:line-break/></text:span>陳真<text:span text:style-name="T3"><text:line-break/><text:line-break/>==============<text:line-break/></text:span>德國反伊斯蘭運動領袖扮裝希特勒引爭議<text:span text:style-name="T3"><text:line-break/><text:line-break/></text:span>中廣新聞網中廣新聞網<text:span text:style-name="T3"><text:s/>– 2015</text:span>年<text:span text:style-name="T3">1</text:span>月<text:span text:style-name="T3">22</text:span>日<text:span text:style-name="T3"><text:line-break/><text:line-break/></text:span>德國反伊斯蘭運動領袖在發表貶損難民的言論以及假扮希特勒的照片曝光之後請辭。（夏明珠報導）<text:span text:style-name="T3"><text:line-break/><text:line-break/></text:span>（歐洲愛國者反對西方伊斯蘭化）組織領導人（巴赫曼）罵難民是畜牲和人渣，他今天在臉書上道歉，不過對他扮裝希特勒拍照一事，沒有說明。<text:span text:style-name="T3"><text:line-break/><text:line-break/></text:span>反伊斯蘭運動，在德國繼續發酵，星期三，萊比錫又有上萬人上街，也有移民團體前去叫陣，警方派員警戒，預防雙方衝突。<text:span text:style-name="T3"><text:line-break/><text:line-break/></text:span>巴赫曼侮辱移民的言論，激化了對立氣氛，他被迫請辭反伊斯蘭運動領導人的職務，組織發言人也說，他的言論已經太超過，不過扮裝希特勒拍照，就只是在開玩笑。德國政府顯然無法以玩笑視之，副總理（加布瑞爾）說，正派的人不會擁護納粹。<text:span text:style-name="T3"><text:line-break/><text:line-break/></text:span>（歐洲愛國者反對西方伊斯蘭化）組織，在全德國號召民眾上街，愈來愈頻繁的動作，挑起社會對立，在它的領導人脫軌演出之後，星期三，萊比錫的示威，仍然吸引了一萬五千多人，參加的群眾理由形形色色，一名男子估計大概只有百分之五到百分之十的人是出於種族歧視，不過就連罵移民是畜牲的巴赫曼，都不承認自己有種族偏見，然而他的言行，已經涉及煽動仇恨，司法單位立案調查。（圖片取材自網路）</text:p>
      <text:p text:style-name="P1"><text:span text:style-name="T1">黃奕立</text:span><text:s/>  |  2015.01.26 18:09   |   <text:a xlink:type="simple" xlink:href="http://palinfo.habago.org/Entry?Command=Information_PrintForum&amp;iPage=334#FORUM33622"><text:span text:style-name="T2">#</text:span></text:a></text:p>
      <text:p text:style-name="P2">引一位自稱北約的退役軍階是准將後部上校<text:span text:style-name="T3">(</text:span>真假不詳<text:span text:style-name="T3">..)<text:line-break/><text:line-break/>Quote1<text:line-break/></text:span>身為在台觀察<text:span text:style-name="T3">12</text:span>年政治觀察駐台派駐員<text:span text:style-name="T3">;</text:span>我發現武先生的論述本身就是台灣問題的根源<text:span text:style-name="T3"><text:line-break/>1.</text:span>缺乏台灣本土一門族主義認同觀點<text:span text:style-name="T3"><text:line-break/>2.</text:span>表準的納粹主義敘述認知<text:span text:style-name="T3"><text:line-break/>3.</text:span>缺乏正確的民主認知<text:span text:style-name="T3"><text:line-break/>4.</text:span>敵我意識概念錯誤<text:span text:style-name="T3"><text:line-break/></text:span>這幾點剛好是<text:span text:style-name="T3"><text:s/></text:span>武之璋<text:span text:style-name="T3"><text:s/></text:span>的問題<text:span text:style-name="T3"><text:line-break/></text:span>同樣的這也是台灣支那主義的問題<text:span text:style-name="T3"><text:line-break/></text:span>關於服務貿易救台灣利益主義上去認知<text:span text:style-name="T3"><text:line-break/></text:span>有幾個構成所謂的<text:span text:style-name="T3">(</text:span>外交叛國<text:span text:style-name="T3">)</text:span>事實<text:span text:style-name="T3"><text:line-break/>1.</text:span>台灣跟支那依然是處於所謂的法律敵對國事實<text:span text:style-name="T3">.<text:line-break/>2.</text:span>服務貿易屬於無限制自由貿易<text:span text:style-name="T3">;</text:span>嚴重牴觸台灣利益<text:span text:style-name="T3"><text:line-break/>3.</text:span>服務貿易缺乏戰略經濟學觀點<text:span text:style-name="T3"><text:line-break/>4.</text:span>台灣市場從未真正的自由化前提<text:span text:style-name="T3"><text:line-break/></text:span>基於上述幾點<text:span text:style-name="T3">,</text:span>武先生領中華民國的退休俸<text:span text:style-name="T3"><text:line-break/></text:span>卻基於維護與圖利中華民國的法定敵對國事實<text:span text:style-name="T3">,</text:span>請問伍先生在寫這篇文章前<text:span text:style-name="T3"><text:line-break/></text:span>是不是該先歸還所謂的終生年金<text:span text:style-name="T3">?<text:line-break/></text:span>改向支那解放軍拿您的終身年金<text:span text:style-name="T3">?<text:line-break/></text:span>關於太陽花本身他們本身不過是在維護<text:span text:style-name="T3">(</text:span>民主基本權利<text:span text:style-name="T3">)<text:line-break/></text:span>人民對於政府有監督權力<text:span text:style-name="T3">.<text:line-break/></text:span>又沒歐洲抗議常見的汽油彈跟土製炸彈<text:span text:style-name="T3"><text:line-break/></text:span>又沒謀殺警察<text:span text:style-name="T3"><text:line-break/></text:span>其相關人士年少無知<text:span text:style-name="T3"><text:line-break/></text:span>台灣政府濫用其媒體造神毀神狀況<text:span text:style-name="T3"><text:line-break/></text:span>謝師凱與政治情報單位背後介入<text:span text:style-name="T3"><text:line-break/></text:span>對於異議人士非法監聽<text:span text:style-name="T3"><text:line-break/></text:span>敢問武先生政府非法介入民間遊行<text:span text:style-name="T3">;</text:span>軍方情治單位非法介入<text:span text:style-name="T3"><text:line-break/></text:span>我請問這是一個民主國家該有的行為<text:span text:style-name="T3">?<text:line-break/></text:span>還是一個納粹主義的行動<text:span text:style-name="T3">?<text:line-break/></text:span>最後送你一句話<text:span text:style-name="T3"><text:line-break/></text:span>這是身為同樣身為前軍官的相互勉勵<text:span text:style-name="T3"><text:line-break/></text:span>當軍人忘記我們是為了保護公民抵抗公民的敵人而存在時<text:span text:style-name="T3">;</text:span>只不過是所謂的納粹養的狗<text:span text:style-name="T3">.<text:line-break/></text:span>身為軍人我們效忠的是公民利益不是領袖與政黨<text:span text:style-name="T3">;</text:span>因為我們不是納粹黨衛軍<text:span text:style-name="T3"><text:line-break/></text:span>我們不是納粹的走狗<text:span text:style-name="T3">)<text:line-break/>UnQuote.<text:line-break/><text:line-break/>Quote2.<text:line-break/></text:span>台灣的公法運作本身就不合乎基本的民主國家運作概念<text:span text:style-name="T3"><text:line-break/></text:span>公法是規範政治運作的法律<text:span text:style-name="T3"><text:line-break/></text:span>實際上五權憲法跟三民主義概念就錯誤必須被消滅<text:span text:style-name="T3"><text:line-break/></text:span>因為五權憲法本身就違反權力制衡的基礎點<text:span text:style-name="T3"><text:line-break/></text:span>簡單說必須回歸到歐洲基礎哲學下論述<text:span text:style-name="T3"><text:line-break/></text:span>跟棄毀中文<text:span text:style-name="T3"><text:line-break/>UnQuote<text:line-break/><text:line-break/></text:span>最近這樣的聲音越來越大，也有與台灣民主國支持群眾、台灣華僑結合的現象。面對這些厭惡中華、看扁中文<text:span text:style-name="T3">(</text:span>實用上老是喜歡中文在語文中低等低等的說，即便可能是事實<text:span text:style-name="T3">)</text:span>的外地僑民。可以怎麼面對<text:span text:style-name="T3">?<text:line-break/><text:line-break/><text:line-break/>----------<text:line-break/></text:span>關於武之璋，參照<text:span text:style-name="T3">FB </text:span>粉絲頁，歷史流言終結者，頁面左側的<text:span text:style-name="T3">Post to page<text:line-break/><text:line-break/>http://goo.gl/dXUj88</text:span></text:p>
      <text:p text:style-name="P1"><text:span text:style-name="T1">陳真</text:span><text:s/>  |  2015.01.26 05:16   |   <text:a xlink:type="simple" xlink:href="http://palinfo.habago.org/Entry?Command=Information_PrintForum&amp;iPage=334#FORUM33621"><text:span text:style-name="T2">#</text:span></text:a></text:p>
      <text:p text:style-name="P3"><text:span text:style-name="T3">1996</text:span>年，因為<text:span text:style-name="T3">Emir Kusturica</text:span>有關南斯拉夫內戰的一席話<text:span text:style-name="T3"><text:s/>(</text:span>他說，這些戰爭都跟美國搞鬼有關<text:span text:style-name="T3">)</text:span>，我開始參與反戰及反軍火貿易，特別是反對大規模殺傷武器如貧鈾彈、集束彈及化武與核武等。這樣一些武器的主要使用者當然就是美國。<text:span text:style-name="T3"><text:line-break/><text:line-break/></text:span>巴勒網之前一度叫做<text:span text:style-name="T3"><text:s/>"</text:span>紀念若雪不銹鋼網頁<text:span text:style-name="T3">"</text:span>，沒有網<text:span text:style-name="T3"><text:s/>"</text:span>站<text:span text:style-name="T3">"</text:span>，就只是一個免費頁面；我給每樣跟自己有關的東西都給冠上<text:span text:style-name="T3"><text:s/>"</text:span>不鏽鋼<text:span text:style-name="T3">" </text:span>三個字，聲援一位筆名叫<text:span text:style-name="T3"><text:s/>"</text:span>不鏽鋼老鼠<text:span text:style-name="T3">" </text:span>的大陸女學生劉荻，直到她獲釋。她因言論賈禍被捕，關進北京秦城監獄一年多。<text:span text:style-name="T3"><text:line-break/><text:line-break/>"</text:span>紀念若雪不銹鋼網頁<text:span text:style-name="T3">" </text:span>更早之前是<text:span text:style-name="T3"><text:s/>card228</text:span>，連頁面也沒有，只是一個<text:span text:style-name="T3"><text:s/>mailing list</text:span>。<text:span text:style-name="T3">228</text:span>是我的劍橋學號、帳號，學校給的，<text:span text:style-name="T3">"CARD" </text:span>則是<text:span text:style-name="T3">1997</text:span>年我在英國發起的一個<text:span text:style-name="T3"><text:s/>Campaign Against Racial Discrimination (</text:span>反種族歧視運動<text:span text:style-name="T3">)</text:span>的縮寫。<text:span text:style-name="T3">CARD</text:span>反對的是西方社會之歧視，沒想到這運動招來的唯一敵人卻是我所要捍衛的台灣同胞，實在很諷刺。<text:span text:style-name="T3"><text:line-break/><text:line-break/></text:span>在<text:span text:style-name="T3">CARD</text:span>的運動中，我深切體會到，國、民兩黨支持者的水平都一樣：陰暗，邪惡；特別是當台灣人有了網路和<text:span text:style-name="T3">email</text:span>可以任意、輕易匿名行事時，其邪惡程度遠超乎想像。<text:span text:style-name="T3"><text:line-break/><text:line-break/></text:span>我是歷經蔣家白色恐怖的黨外年代風風雨雨走過來的人，身心俱疲，家破人亡，見識過種種違反人性的陰暗與邪惡。我原本以為這就是人性之惡的極限了，沒想到這還只是幼稚園大班而已。一直到了<text:span text:style-name="T3">CARD</text:span>，感謝台灣同胞，我這才總算真正領教了人性邪惡的無底深淵；你根本看不到底的，沒有極限的，只要四下無人，什麼事真的都幹得出來；若非親身經歷，實難想像，更難以對外人訴說其陰暗邪惡與複雜。<text:span text:style-name="T3"><text:line-break/><text:line-break/></text:span>我常覺得，<text:span text:style-name="T3">CARD</text:span>就像是我的成年禮，經過這樣一場邪惡人性的洗禮，我告別了童年，告別了台灣社會，回到洞穴，走回一個人的世界。如果時光可以倒流，我還真想回到娘胎，成人世界太複雜太陰暗，我應付不來。但我既然來到世上，生命沒法往回走，總得往前走下去。<text:span text:style-name="T3"><text:line-break/><text:line-break/></text:span>轟炸南斯拉夫之後，藉著<text:span text:style-name="T3">2001</text:span>年所謂的<text:span text:style-name="T3">911</text:span>事件，美國隨即又開始大展鴻圖，入侵阿富汗和伊拉克，一直到現在，包括敘利亞和利比亞等等等，一個個國家遭受美軍入侵，成為人間煉獄。<text:span text:style-name="T3"><text:line-break/><text:line-break/></text:span>在這過程中，我接觸無數資料，往往不忍卒睹，包括美軍虐囚的殘酷、貧鈾彈和美軍越戰期間所使用的橙劑化武所造成的大量畸形新生兒與急速飆升的各種癌症，以及無數的戰爭血腥與虐殺婦孺。看著這樣一些資料與圖片或影片，任憑鐵石心腸，恐怕都很難不受到傷害。<text:span text:style-name="T3"><text:line-break/><text:line-break/></text:span>我是醫生，生老傷病的事見多了，而且也不是那種婆婆媽媽的個性，但即便是像我這樣一個遇事冷靜近乎冷血的醫生，都還是不忍心看到那樣一些完全異於生命常態的殘酷與血腥。<text:span text:style-name="T3"><text:line-break/><text:line-break/></text:span>我有很多資料，實在缺乏勇氣去閱讀或觀看。因為日本人質的關係，今天中午鼓起勇氣看了幾則<text:span text:style-name="T3">YOUTUBE</text:span>上的戰爭影像，結果一整天什麼事也提不起勁，很憂鬱，眼前一片黑暗。心想，那不如就睡覺吧，睡一覺也許就能好一些。可是，睡了兩小時就睡不著了，滿腦子戰火悲劇，很挫折，不知道在這樣一個世界中，生命究竟要如何走下去？悲劇恐怖如此巨大，如何可能承受？<text:span text:style-name="T3"><text:line-break/><text:line-break/></text:span>我不曾經歷戰爭，卻一直被戰爭所困擾。曾寫過一百多篇<text:span text:style-name="T3"><text:s/>"</text:span>我略知戰爭一二<text:span text:style-name="T3">"</text:span>，其實我所知不只一二，遠遠超過我所寫出來的，但我就是沒法覆述我所知道的。<text:span text:style-name="T3"><text:line-break/><text:line-break/></text:span>有幾篇翻譯老早都請人翻好了，至今卻都還卡在我這裏，因為實在提不起勇氣去面對；痛苦的事，你自然就會想把它一直擱著，風花雪月的事卻永遠不嫌多。<text:span text:style-name="T3"><text:line-break/><text:line-break/></text:span>可是，一直逃避也不是辦法。巴勒網雖然不做宣傳，關注者卻不少。每個月站在街頭，我常想，過往行人知不知道我們站在這裏幹啥？罰站嗎？還是吃飽太閒？<text:span text:style-name="T3"><text:line-break/><text:line-break/></text:span>事實上，人們對巴勒網的關注遠遠超過它應有的關注。我的意思是說，我們所呈現的文宣資料實在太少，而且嚴重過時。例如我寫的<text:span text:style-name="T3"><text:s/>"</text:span>伊拉克淪陷紀實<text:span text:style-name="T3">"</text:span>，都早已過時，眼前的中東之血腥又豈是那麼一點過時的記錄可以呈現。我們總不能行禮如儀一直站著，卻不說出有關戰爭的種種現實狀況。<text:span text:style-name="T3"><text:line-break/><text:line-break/></text:span>但我一來的確公私極度繁忙，無數忙不完的事，每天很難有時間好好正常睡個覺，二來對於戰爭的心理創傷實在太嚴重，種種巴勒網的相關工作到了我這裏常得卡關動不了。對於一些翻譯者實在感到很抱歉，人家幫忙翻好的文章卻被我無限期卡住。但我實在沒辦法，我得花很多時間才能鼓起勇氣去做一點事。<text:span text:style-name="T3"><text:line-break/><text:line-break/></text:span>我自己做不到的事當然也沒什麼資格要求別人，但是，資料呈現嚴重不足且落後的問題確實很明顯，有點辜負人們的關注。我也不知道這事該怎麼辦。我知道怎麼做，但我自己做不來，戰爭使我多多少少失去某種功能，只能期待看有沒有強壯一點的人能想辦法在這問題上著力。<text:span text:style-name="T3"><text:line-break/><text:line-break/></text:span>我能想到的著力點大約是這樣：<text:span text:style-name="T3"><text:line-break/><text:line-break/>1. </text:span>伊拉克小冊子發完就不再印，哪天我若想更新補足後來這六七年的內容再說，或是看誰想在這個基礎上來更新內容也行，寫個<text:span text:style-name="T3">PART 2</text:span>。<text:span text:style-name="T3"><text:line-break/><text:line-break/>2.</text:span>同上，以巴問題若要編輯成冊，現有的文章內容是不太夠的。<text:span text:style-name="T3"><text:line-break/><text:line-break/>3. </text:span>另外，除了特定地域衝突的小冊子，其實也可以考慮編輯一些反對軍火之類<text:span text:style-name="T3">(</text:span>特別是大規模殺傷武器<text:span text:style-name="T3">)</text:span>的反戰文章。<text:span text:style-name="T3"><text:line-break/><text:line-break/>4. </text:span>還有，翻譯上字斟句酌經常很耗費時間心力，其實可以考慮用<text:span text:style-name="T3"><text:s/>"</text:span>編譯<text:span text:style-name="T3">" </text:span>的方式寫作比較容易，也比較好閱讀，省略原文一些枝節或細節或語意曖眛不清之處。<text:span text:style-name="T3"><text:line-break/><text:line-break/>5. </text:span>當然如果文章可以自己寫最好。靜站時就發一些比較具有時效性的文章。<text:span text:style-name="T3"><text:line-break/><text:line-break/>6. </text:span>還有，每次站樁，路人常有疑問，你們是誰？站在這裏幹啥？所以我覺得需要一篇簡單的說明，每次都可以用。<text:span text:style-name="T3"><text:line-break/><text:line-break/>7. </text:span>我還想到，每個區域若都以小冊子形式出現，一般人恐怕也很難閱讀，其實可以採用一種所謂<text:span text:style-name="T3">FACT SHEET</text:span>的簡易方式來呈現，簡單扼要做個說明。可以按區域、按議題來寫作，讓一般人可以迅速掌握問題。<text:span text:style-name="T3"><text:line-break/><text:line-break/></text:span>做事最沒效率、最容易因多愁善感而卡關或逃避的人卻來跟大家說我們應打起精神來，好像有點奇怪，但我只是說出我的認知與期望，也許別人可以做到。<text:span text:style-name="T3"><text:line-break/><text:line-break/></text:span>其實不這麼做也不行，要不然，光是傻傻站在街頭，過往人們難免一頭霧水。大家來巴勒網若只是想看藍綠衝突這樣一種茶壺裏的風暴，倒也意義不大。外頭世界烽火漫天，難道我們就只在乎那些鼻屎大的台灣小政客的一些低級言行。那些事理應都只是一種例子，藉以理解整個世界及種種問題所在。<text:span text:style-name="T3"><text:line-break/><text:line-break/></text:span>現在網路科技發達，過去我好不容易取得的很多資料或光碟，現在都輕易能在網路上找到。底下兩則影像，我並非刻意挑選，純粹只是隨手舉證，供大家參考，看看真實世界和卡通世界、漫畫世界、好萊塢世界的差別有多大。<text:span text:style-name="T3"><text:line-break/><text:line-break/>http://goo.gl/eqBqZ7<text:line-break/><text:line-break/>http://goo.gl/0efr5b</text:span></text:p>
      <text:p text:style-name="P1"><text:span text:style-name="T1">陳真</text:span><text:s/>  |  2015.01.25 00:07   |   <text:a xlink:type="simple" xlink:href="http://palinfo.habago.org/Entry?Command=Information_PrintForum&amp;iPage=334#FORUM33620"><text:span text:style-name="T2">#</text:span></text:a></text:p>
      <text:p text:style-name="P2">日本人質湯川遭<text:span text:style-name="T3">IS</text:span>殺害<text:span text:style-name="T3"><text:line-break/><text:line-break/></text:span>中央社<text:span text:style-name="T3"> – 2015</text:span>年<text:span text:style-name="T3">1</text:span>月<text:span text:style-name="T3">24</text:span>日<text:span text:style-name="T3"><text:s/></text:span>下午<text:span text:style-name="T3">11:30</text:span>（中央社東京<text:span text:style-name="T3">24</text:span>日綜合外電報導）根據<text:span text:style-name="T3">NHK</text:span>快報，日本人質湯川已遭伊斯蘭國（<text:span text:style-name="T3">IS</text:span>）殺害。</text:p>
      <text:p text:style-name="P1"><text:span text:style-name="T1">陳真</text:span><text:s/>  |  2015.01.24 01:04   |   <text:a xlink:type="simple" xlink:href="http://palinfo.habago.org/Entry?Command=Information_PrintForum&amp;iPage=334#FORUM33619"><text:span text:style-name="T2">#</text:span></text:a></text:p>
      <text:p text:style-name="P5">Oscar Wilde <text:span text:style-name="T1">說，</text:span>"The heart was made to be broken." <text:span text:style-name="T1">心是拿來碎的。不碎的心，還稱得上一顆心嗎？</text:span><text:line-break/><text:line-break/><text:span text:style-name="T1">底下這歌貼過，再貼一次無妨。歌詞裏有一句：</text:span>Who will I sing My song to, if there is no one Who shows herself On the balcony. <text:span text:style-name="T1">生命往前走，故事卻只能回頭望；所有的美麗都是過去式。可若佳人已杳，故人遠去，我這悲歌還能唱給誰聽呢？</text:span><text:line-break/><text:line-break/>http://goo.gl/wK26kH (<text:span text:style-name="T1">電影男聲原唱</text:span><text:s/>1)(<text:span text:style-name="T1">附英、義歌詞</text:span>)<text:line-break/><text:line-break/>http://goo.gl/1rwbTh (<text:span text:style-name="T1">電影男聲原唱</text:span><text:s/>2)<text:line-break/><text:line-break/>http://goo.gl/tlXXrG (<text:span text:style-name="T1">女聲</text:span>-Adela)<text:line-break/><text:line-break/>http://goo.gl/mgZ4w9 (Adela<text:span text:style-name="T1">的現場清唱，從一分鐘處開始唱。</text:span>Adela<text:span text:style-name="T1">唱歌很有感情</text:span>)<text:line-break/><text:line-break/>http://goo.gl/TJ5IxW (<text:span text:style-name="T1">另一男聲</text:span>)<text:line-break/><text:line-break/><text:span text:style-name="T1">陳真</text:span><text:line-break/>=============<text:line-break/><text:span text:style-name="T1">西西里民謠</text:span>"Brucia la Terra" (Burn the Earth) <text:span text:style-name="T1">英文翻譯</text:span><text:line-break/><text:line-break/>The moon is burning in the sky And I am burning with love The fire that is consumed Like my heart<text:line-break/><text:line-break/>My soul cries Painfully<text:line-break/><text:line-break/>I'm not at peace What a terrible night<text:line-break/><text:line-break/>The time passes But there is no dawn There is no sunshine If she doesn't return<text:line-break/><text:line-break/>My earth is burning And my heart is burning What she thirsts for water I thirst for love<text:line-break/><text:line-break/>Who will I sing My song to<text:line-break/><text:line-break/>If there is no one Who shows herself On the balcony<text:line-break/><text:line-break/>The moon is burning in the sky And I am burning with love The fire that is consumed Like my heart<text:line-break/><text:line-break/>My soul cries Painfully<text:line-break/><text:line-break/>I'm not at peace What a terrible night<text:line-break/><text:line-break/>The time passes But there is no dawn There is no sunshine If she doesn't return<text:line-break/><text:line-break/>My earth is burning And my heart is burning What she thirsts for water I thirst for love<text:line-break/><text:line-break/>Who will I sing My song to<text:line-break/><text:line-break/>If there is no one Who shows herself On the balcony<text:line-break/><text:line-break/>The moon is burning in the sky And I am burning with love The fire that is consumed Like my heart</text:p>
      <text:p text:style-name="P1"><text:span text:style-name="T1">旭揚</text:span><text:s/>  |  2015.01.23 18:34   |   <text:a xlink:type="simple" xlink:href="http://palinfo.habago.org/Entry?Command=Information_PrintForum&amp;iPage=334#FORUM33618"><text:span text:style-name="T2">#</text:span></text:a></text:p>
      <text:p text:style-name="P2">前些日子因金馬影展觀眾票選，也在電影院裡看了推拿。<text:span text:style-name="T3"><text:line-break/></text:span>這片說深度有深度，說畫面，也是樸質動人，劇情更是一時之選。可我就是覺得這片實在太痛了，他就是一路這麼永不回頭的疼痛，彷彿這個世界裡每一絲美好都是為了失去而存在。<text:span text:style-name="T3"><text:line-break/></text:span>看完深覺鬱悶，真的只有鬱悶。<text:span text:style-name="T3"><text:line-break/></text:span>今日再看留言版，才注意到那詩。當時主角之一唸在嘴裡，我心中所想只有這注定是一場失敗的相親，便沒對詩多加注意。這才發現，我錯漏了什麼。<text:span text:style-name="T3"><text:line-break/></text:span>謝謝陳醫師推薦。</text:p>
      <text:p text:style-name="P1"><text:span text:style-name="T1">宗益</text:span><text:s/>  |  2015.01.23 17:16   |   <text:a xlink:type="simple" xlink:href="http://palinfo.habago.org/Entry?Command=Information_PrintForum&amp;iPage=334#FORUM33617"><text:span text:style-name="T2">#</text:span></text:a></text:p>
      <text:p text:style-name="P3">看陳真醫生那篇關於陳長文投書的隨筆時，不禁悲從中來，之所以悲，原因不在醫生文章的內容，而是來自在下看文章的習慣。經反福懋熱飲大亂以後，凡我見聞文章、耳語有引用他人言論者，必查其引用的原出處、原內容，兩相參照。此舉並非針對陳真醫生，實在是不知覺間養成這種習慣，不這麼做總覺心裡不踏實。若有冒犯之處，懇請海涵。<text:span text:style-name="T3"><text:line-break/><text:line-break/></text:span>當我下意識輸入<text:span text:style-name="T3">"</text:span>陳長文<text:span text:style-name="T3">"</text:span>關鍵字，立刻便後悔莫及，應該多些關鍵字以縮小搜尋範圍，以免不小心看到一些新聞<text:span text:style-name="T3">(</text:span>應該說大部分新聞<text:span text:style-name="T3">)</text:span>下的標題。這些標題竟和醫生所分享的投書內容南轅北轍，不待細看，就能感受到其散發的濃厚惡意，霎時嚇得我不知所措，當然也不敢按進去。這感覺就好像綁一把匕首在我手上，刀尖抵在一處發炎潰爛的瘡口，只要一個不經意抖動，隨即會刺進去，迸出惡臭難聞的血膿，同時在耳邊傳來惡少年惡作劇時的輕蔑笑聲。突然間我只想到推背圖一句讖<text:span text:style-name="T3">:"</text:span>帽兒須戴血無頭，手弄乾坤何日休<text:span text:style-name="T3">"</text:span>。<text:span text:style-name="T3"><text:line-break/><text:line-break/></text:span>我是鄙俗之人，長期以來關起門只專注自己喜歡的事物，生性不好評論，很多事聽到看到，內心常覺難過，所以索性不去理會，裝做甚麼都沒發生，倒也樂得輕鬆。但是最近這些日子，有種東西悄悄滲進每個我足跡所到之處，四處增生滋長<text:span text:style-name="T3">:</text:span>台灣版<text:span text:style-name="T3">youtube</text:span>側邊上的推薦影片、台北博愛路的書店裡、親朋好友的談笑中，無孔不入，使我無所遁逃。噁心、噁心、噁心<text:span text:style-name="T3">!</text:span>曾幾何時我生活的地方是這樣<text:span text:style-name="T3">?</text:span>究竟什麼時候開始的<text:span text:style-name="T3">?</text:span>是不是因為我長期不聞不問，理所當然也成了放任其肆虐的幫兇<text:span text:style-name="T3">?</text:span>可是我沒有顯赫的學歷、嚇死人的職稱，我又能做甚麼<text:span text:style-name="T3">?<text:line-break/><text:line-break/></text:span>以前新聞上有商人賣空氣，當時只覺得荒唐，隨處可得的東西如何有利可圖<text:span text:style-name="T3">?</text:span>現在我曉得了，仇恨、矛盾、衝突的製造成本最賤、獲利最大，假使商人真如世人所言般個個見利忘義、吸血無良，那麼不跟風逐臭者又算甚麼<text:span text:style-name="T3">?</text:span>這種東西我也不想買，為何總是要來敲我的門、把擴音器塞在我耳邊，跟我說這個、這個好<text:span text:style-name="T3">?</text:span>這世道容得下我說不嗎<text:span text:style-name="T3">?</text:span>老說什麼自由、民主云云，生活中說一句心裡話，眼前看到的是沉默，背後聽到的是鄙視詬誶<text:span text:style-name="T3">;</text:span>網路上說一句心裡話，一年之後電子信箱、臉書訊息還會收到不認識的人所發出，惡意曲解、玩弄文字遊戲的無端指控。<text:span text:style-name="T3"><text:line-break/><text:line-break/></text:span>實在對不起，在這裡發牢騷。本來昨天就想寫些什麼，一想到要形容搜尋<text:span text:style-name="T3">"</text:span>陳長文<text:span text:style-name="T3">"</text:span>時遭到的驚嚇，便又作罷。經過一天，又覺得橫豎不是滋味，真的寫出來卻又想作嘔，心裡只是疑惑，，要想相信人，為什麼這麼困難<text:span text:style-name="T3">?<text:line-break/><text:line-break/></text:span>好些日子我心情恆常痛苦，因為覺得很多事物正在消逝，幸好家裡塵封的書架上還有熟悉的氣味，以前讀書時買回來想看未看的書，在出社會後的這幾年都蒙塵了，反倒成為我一處無限遼闊的避難所。</text:p>
      <text:p text:style-name="P1"><text:span text:style-name="T1">裕勝</text:span><text:s/>  |  2015.01.23 16:16   |   <text:a xlink:type="simple" xlink:href="http://palinfo.habago.org/Entry?Command=Information_PrintForum&amp;iPage=334#FORUM33616"><text:span text:style-name="T2">#</text:span></text:a></text:p>
      <text:p text:style-name="P2">剛看到<text:span text:style-name="T3">yahoo</text:span>新聞上陳真先生<text:span text:style-name="T3">po</text:span>的後藤先生母親的新聞<text:span text:style-name="T3"><text:line-break/></text:span>看到下面好幾個人對這他母親連媳婦生小孩都不知道來質疑他母親的意圖<text:span text:style-name="T3">, </text:span>我感到非常氣憤且悲哀<text:span text:style-name="T3">, </text:span>台灣人就只能注意在這些莫名其妙的點嗎<text:span text:style-name="T3">? </text:span>更何況就只是別人的家務事<text:span text:style-name="T3">, </text:span>這就是言論自由下的國際觀<text:span text:style-name="T3">?</text:span></text:p>
      <text:p text:style-name="P1"><text:span text:style-name="T1">陳真</text:span><text:s/>  |  2015.01.23 12:48   |   <text:a xlink:type="simple" xlink:href="http://palinfo.habago.org/Entry?Command=Information_PrintForum&amp;iPage=334#FORUM33615"><text:span text:style-name="T2">#</text:span></text:a></text:p>
      <text:p text:style-name="P3">後藤健二任自由記者<text:span text:style-name="T3"><text:s/></text:span>報導戰區兒童<text:span text:style-name="T3"><text:line-break/><text:line-break/></text:span>民視新聞<text:span text:style-name="T3"><text:s/>2015. 01. 23.<text:line-break/><text:line-break/></text:span>遭到<text:span text:style-name="T3">IS</text:span>伊斯蘭國綁架要求贖金的兩名日本人質，其中一人是自由記者後藤健二，他長期在中東拍攝紀錄片，並致力為戰區的兒童發聲，也在日本中學演講國際局勢以及戰地兒童的困境，沒想到這回卻自己身陷絕境。<text:span text:style-name="T3"><text:line-break/><text:line-break/></text:span>遭綁日本自由記者後藤健二：「<text:span text:style-name="T3">IS</text:span>的成員已經包圍這裡，準備要發動攻擊。」<text:span text:style-name="T3"><text:line-break/><text:line-break/></text:span>在鏡頭前報導敘利亞的戰況，他就是日本自由記者後藤健二，雖然中東地區動盪不安，他卻勇往直前，因為對他來說，最重要的就是戰區兒童的處境。<text:span text:style-name="T3"><text:line-break/><text:line-break/></text:span>聯合國兒童基金會日本分部：「後藤認為最重要的，就是報導受難兒童。」<text:span text:style-name="T3"><text:line-break/><text:line-break/></text:span>後藤長年以來一直在非洲以及中東地區取材，報導戰區兒童處境，更支援聯合國兒童基金會以及難民署的媒體工作，在日本國內也出版了<text:span text:style-name="T3">5</text:span>本報導受難兒童的書籍著作，這本書就是記錄這名阿富汗小女孩，因為戰爭無法上學的心聲，但這次後藤自己卻也在戰區淪陷，引發日本全國上下的擔憂。<text:span text:style-name="T3"><text:line-break/><text:line-break/></text:span>日本中學生：「請祈禱。」<text:span text:style-name="T3"><text:line-break/><text:line-break/></text:span>對這些日本中學生來說，後藤就像是世界窗口，因為他每年都會抽空，到中學或大學演講，讓在安祥社會長大的日本學生們，能夠看見第三世界的生存戰爭。<text:span text:style-name="T3"><text:line-break/><text:line-break/></text:span>日本女學生：「後藤先生一直是我的偶像，希望他能平安歸來繼續教導我們。」<text:span text:style-name="T3"><text:line-break/><text:line-break/></text:span>然而去年的伊斯蘭國戰爭，讓後藤一次次踏入敘利亞，最後一次，就是去年十月底。<text:span text:style-name="T3"><text:line-break/><text:line-break/></text:span>後藤健二友人：「後藤想要得到朋友湯川的訊息，而且也想要報導，民眾在<text:span text:style-name="T3">IS</text:span>佔領區的生活。」<text:span text:style-name="T3"><text:line-break/><text:line-break/></text:span>遭綁日本自由記者後藤健二：「我是後藤健二<text:span text:style-name="T3">....</text:span>。」<text:span text:style-name="T3"><text:line-break/><text:line-break/></text:span>在行前留下影片，強調如果被抓，請不要責怪敘利亞的人民，更承諾會活著回家，但沒想到最後卻疑似因為嚮導的背叛，也跟著湯川一起，陷入絕境。（民視新聞李慧芝綜合報導）</text:p>
      <text:p text:style-name="P1"><text:span text:style-name="T1">陳真</text:span><text:s/>  |  2015.01.23 12:43   |   <text:a xlink:type="simple" xlink:href="http://palinfo.habago.org/Entry?Command=Information_PrintForum&amp;iPage=334#FORUM33614"><text:span text:style-name="T2">#</text:span></text:a></text:p>
      <text:p text:style-name="P2">這篇路透社報導提到，後藤健二在九零年代受洗成為基督徒，多次表達宗教信仰跟他所從事工作的關係。此次前往敘利亞，據傳是為了營救他的朋友即另一名人質湯川遙菜。<text:span text:style-name="T3"><text:line-break/><text:line-break/></text:span>陳真<text:span text:style-name="T3"><text:line-break/>=================<text:line-break/>IS</text:span>人質後藤健二：熱血關懷戰地兒童的獨立新聞人<text:span text:style-name="T3"><text:line-break/><text:line-break/></text:span>風傳媒<text:span text:style-name="T3"><text:s/>2015/01/22 <text:line-break/><text:line-break/></text:span>恐怖組織「伊斯蘭國」綁架兩名日本人質，要脅日本政府在<text:span text:style-name="T3">23</text:span>日中午以前交出兩億美元（約合新台幣<text:span text:style-name="T3">63</text:span>億）贖金，否則就要處決人質。眼看期限將屆，日本政府目前正為如何營救人質傷透腦筋，但為何會有日本人落入「伊斯蘭國」手中？兩名人質湯川遙菜、後藤健二，又是什麼身份呢？<text:span text:style-name="T3"><text:line-break/><text:line-break/></text:span>關注困苦兒童處境的可敬新聞人<text:span text:style-name="T3"><text:line-break/><text:line-break/></text:span>現年<text:span text:style-name="T3">47</text:span>歲的後藤健二是宮城縣仙台市人，<text:span text:style-name="T3">1991</text:span>年從法政大學畢業後就在媒體界任職，多前往非洲、中東等動亂地區取材。後藤在<text:span text:style-name="T3">1990</text:span>年代受洗，成為基督教徒。<text:span text:style-name="T3">1996</text:span>年成立<text:span text:style-name="T3">Independent Press</text:span>，專門報導世界各地處於困苦之中的兒童處境。他根據戰地採訪經驗寫成的《比起鑽石，我更想要和平：童兵心聲》（ダイヤモンドより平和がほしい？子ども兵士？ムリアの告白）一書，則拿下產經兒童出版文化賞的富士電視台獎。<text:span text:style-name="T3"><text:line-break/><text:line-break/></text:span>後藤健二長年關心動亂地區的兒童，他在<text:span text:style-name="T3">Independent Press</text:span>網站的自我介紹中表示，戰亂、難民、貧困、愛滋病、兒童教育是他的關注所在。除了供稿給《朝日新聞》、<text:span text:style-name="T3">NHK</text:span>等日本新聞媒體，後藤也常應邀擔任國際新聞的評論人，在各級學校演講國際局勢與國際新聞動態。後藤也為聯合國兒童基金會、聯合國難民署等單位，提供非營利的媒體支援工作。<text:span text:style-name="T3"><text:line-break/><text:line-break/></text:span>「日本的各位，請不要責怪敘利亞的人民」<text:span text:style-name="T3"><text:line-break/><text:line-break/></text:span>《朝日新聞》報導，後藤似乎知道他這次深入「伊斯蘭國」凶多吉少，他在一段短片中表示：「這都是我自己的責任，日本的各位請不要責怪敘利亞的人民，拜託了。我一定會活著回來的。」由於後藤曾說要到敘利亞救出湯川，因此許多日媒都認為後藤此次深入「伊斯蘭國」地域，就是要尋找湯川下落。後藤曾與神戶學院教授杉木明子約定，要在<text:span text:style-name="T3">11</text:span>月<text:span text:style-name="T3">3</text:span>日到<text:span text:style-name="T3">5</text:span>日回信，但最後失約。杉木推測，後藤可能認為這個時間他就可以離開敘利亞，可惜因為嚮導背叛而落入絕境。<text:span text:style-name="T3"><text:line-break/><text:line-break/></text:span>為敘利亞民眾募款奔走演說的後藤健二。（聯合國兒童基金會網站）<text:span text:style-name="T3"><text:line-break/>============<text:line-break/>Japanese reporter's bid to save friend led to Islamic State abduction<text:line-break/><text:line-break/>BY ANTONI SLODKOWSKI<text:line-break/><text:line-break/>TOKYO Wed Jan 21, 2015<text:line-break/><text:line-break/>(Reuters) - It is an unlikely friendship that ties the fates of war correspondent Kenji Goto and troubled loner Haruna Yukawa, the two Japanese hostages for which Islamic State militants demanded a $200 million ransom this week.<text:line-break/><text:line-break/>Yukawa was captured in August outside Aleppo. Goto, who had returned to Syria in late October to try to help his friend, had been missing since then.<text:line-break/><text:line-break/>For Yukawa, who dreamed of becoming a military contractor, traveling to Syria had been part of an effort to turn his life around after going bankrupt, losing his wife to cancer and attempting suicide, according to associates and his own accounts.<text:line-break/><text:line-break/>A unit at Japan's Ministry of Foreign Affairs had been seeking information on him since August, people involved in that effort said. Goto’s disappearance had not been reported until Tuesday's video apparently showing him and Yukawa kneeling in orange t-shirts next to a masked Islamic State militant wielding a knife.<text:line-break/><text:line-break/>Yukawa first met Goto in Syria in April and asked him to take him to Iraq. He wanted to know how to operate in a conflict zone. They went together in June.<text:line-break/><text:line-break/>"He was hapless and didn't know what he was doing. He needed someone with experience to help him," Goto told Reuters in August.<text:line-break/><text:line-break/>Yukawa then returned to Syria in July on his own. Goto, 47, returned to Japan. Yukawa's subsequent abduction haunted Goto, who felt he had to do something to help the man, a few years his junior.<text:line-break/><text:line-break/>"I need to go there at least once and see my fixers and ask them what the current situation is. I need to talk to them face to face. I think that's necessary," Goto said, referring to locals who work freelance for foreign correspondents, setting up meetings and helping with the language.<text:line-break/><text:line-break/>Goto began working as a full-time war correspondent in 1996 and had established a reputation as a careful and reliable operator for Japanese broadcasters, including NHK.<text:line-break/><text:line-break/>"He understood what he had to do and he was cautious," said Naomi Toyoda, who reported with him from Jordan in the 1990s.<text:line-break/><text:line-break/>Goto, who converted to Christianity in 1997, also spoke of his faith in the context of his job.<text:line-break/><text:line-break/>"I have seen horrible places and have risked my life, but I know that somehow God will always save me," he said in a May article for the Japanese publication Christian Today. But he told the same publication that he never risked anything dangerous, citing a passage in the Bible, "Do not put the Lord your God to the test."<text:line-break/><text:line-break/>In October, Goto's wife had a baby, the couple's second child. He has an older daughter from a previous marriage, people who know the family said.<text:line-break/><text:line-break/>Around the same time, he made plans to leave for Syria and uploaded several short video clips to his Twitter feed, one showing him with media credentials issued by anti-government rebels in Aleppo.<text:line-break/><text:line-break/>On Oct. 22, he emailed an acquaintance, a high school teacher, to say he planned to be back in Japan at the end of the month.<text:line-break/><text:line-break/>Friends say he traveled from Tokyo to Istanbul and traveled from there to Syria, sending a message on Oct. 25 that he had crossed the border and was safe.<text:line-break/><text:line-break/>"Whatever happens, this is my responsibility," Goto said on a video recorded shortly before he set out for Raqqa, the capital of the Islamic State.<text:line-break/><text:line-break/>That was the last time he was seen before the IS video this week.</text:span></text:p>
      <text:p text:style-name="P1"><text:span text:style-name="T1">陳真</text:span><text:s/>  |  2015.01.23 12:19   |   <text:a xlink:type="simple" xlink:href="http://palinfo.habago.org/Entry?Command=Information_PrintForum&amp;iPage=334#FORUM33613"><text:span text:style-name="T2">#</text:span></text:a></text:p>
      <text:p text:style-name="P3">遭綁日人質後藤母親籲<text:span text:style-name="T3">IS</text:span>放人<text:span text:style-name="T3"><text:line-break/><text:line-break/></text:span>中央社<text:span text:style-name="T3"><text:s/>– 2015</text:span>年<text:span text:style-name="T3">1</text:span>月<text:span text:style-name="T3">23</text:span>日<text:span text:style-name="T3"><text:line-break/><text:line-break/></text:span>（中央社記者楊明珠東京<text:span text:style-name="T3">23</text:span>日專電）<text:span text:style-name="T3"><text:line-break/><text:line-break/></text:span>武裝組織伊斯蘭國（<text:span text:style-name="T3">IS</text:span>）前天在網路上傳影片，要求日本<text:span text:style-name="T3">72</text:span>小時內支付<text:span text:style-name="T3">2</text:span>億美元贖回<text:span text:style-name="T3">2</text:span>名日本人質，人質之一的自由撰稿記者後藤健二母親石堂順子今天說，盼伊斯蘭國釋放後藤。<text:span text:style-name="T3"><text:line-break/></text:span>石堂上午在位於東京的「日本外國特派員協會」舉行記者會，向伊斯蘭國呼籲，後藤不是伊斯蘭國的敵人，盼能釋放後藤，也希望日本政府盡力搶救她的兒子。<text:span text:style-name="T3"><text:line-break/><text:line-break/></text:span>她指出，後藤是單身前往伊斯蘭國，與伊斯蘭國沒有任何恩怨，希望大家一同為地球和平努力。<text:span text:style-name="T3"><text:line-break/><text:line-break/></text:span>石堂說，後藤自幼即是個心地善良的小孩，她昨天首度與後藤的妻子，也就是她的媳婦通電話，才知道她媳婦在<text:span text:style-name="T3">2</text:span>週前才生小孩。<text:span text:style-name="T3"><text:line-break/><text:line-break/></text:span>石堂說，她聽到後很氣憤，心想為何後藤在拋下他那剛出生的小孩，跑去遠處（伊斯蘭國），但她心想，後藤是個心地善良、有正義感的人。她聽媳婦說，後藤表示是要去救朋友。<text:span text:style-name="T3"><text:line-break/><text:line-break/></text:span>伊斯蘭國所提出釋放<text:span text:style-name="T3">2</text:span>位日本人的條件限時<text:span text:style-name="T3">72</text:span>小時，日本政府解讀時間是在下午<text:span text:style-name="T3">2</text:span>時<text:span text:style-name="T3">50</text:span>分。<text:span text:style-name="T3">1040123<text:line-break/><text:line-break/>============<text:line-break/></text:span>贖人期限將至<text:span text:style-name="T3"><text:s/></text:span>日人質母親求<text:span text:style-name="T3">IS</text:span>放人<text:span text:style-name="T3"><text:line-break/><text:line-break/></text:span>中央廣播電台<text:span text:style-name="T3"><text:line-break/><text:line-break/></text:span>作者季　平<text:span text:style-name="T3"> <text:line-break/><text:line-break/>2015</text:span>年<text:span text:style-name="T3">1</text:span>月<text:span text:style-name="T3">23</text:span>日<text:span text:style-name="T3"><text:line-break/><text:line-break/></text:span>武裝組織伊斯蘭國<text:span text:style-name="T3">(IS)</text:span>挾持<text:span text:style-name="T3">2</text:span>名日本人質，要求日本政府於限期內支付贖金換回人質。目前距離最後期限，台灣時間今天<text:span text:style-name="T3">(23</text:span>日<text:span text:style-name="T3">)</text:span>下午約<text:span text:style-name="T3">2</text:span>點，僅剩幾個小時，人質後藤健二<text:span text:style-name="T3">(Kenji Goto)</text:span>的母親石堂順子<text:span text:style-name="T3">(Junko Ishido)</text:span>上午召開外國記者會，懇求伊斯蘭國讓她兒子平安獲得釋放。<text:span text:style-name="T3"><text:line-break/><text:line-break/></text:span>強忍淚水的石堂順子表示，在詢問媳婦後，才知道兒子前往敘利亞是為了拯救朋友，這對兒子來說，是一件極其重要的事。<text:span text:style-name="T3"><text:line-break/><text:line-break/></text:span>石堂順子並在聲明中表示，後藤健二總是說，希望能拯救戰區內孩童的生命；他是以公正的立場報導有關戰爭的新聞，並非伊斯蘭國的敵人，希望伊斯蘭國能釋放他。<text:span text:style-name="T3"><text:line-break/><text:line-break/></text:span>聲明中又說，日本憲法第九條明訂放棄戰爭，而且日本已有<text:span text:style-name="T3">70</text:span>年時間沒有參與戰爭，日本並非伊斯蘭國家的敵人，而是與這些國家維持友好關係。<text:span text:style-name="T3"><text:line-break/><text:line-break/></text:span>伊斯蘭國<text:span text:style-name="T3">20</text:span>日在網路上傳影片，要求日本於<text:span text:style-name="T3">72</text:span>小時內支付<text:span text:style-name="T3">2</text:span>億美元，贖回<text:span text:style-name="T3">2</text:span>名日本人質<text:span text:style-name="T3">--</text:span>經營民間軍事公司的湯川遙菜<text:span text:style-name="T3">(Haruna Yukawa)</text:span>以及影視通訊公司「<text:span text:style-name="T3">Independent Press</text:span>」自由撰稿記者後藤健二。<text:span text:style-name="T3"><text:line-break/><text:line-break/></text:span>湯川是去年<text:span text:style-name="T3">8</text:span>月在敘利亞北部大城阿勒坡<text:span text:style-name="T3">(Aleppo)</text:span>附近遭到綁架，後藤健二則於同年<text:span text:style-name="T3">10</text:span>月下旬趕赴敘利亞，嘗試營求湯川。<text:span text:style-name="T3"><text:line-break/><text:line-break/></text:span>有關伊斯蘭國限定的<text:span text:style-name="T3">72</text:span>小時，東京當局認為，將在日本時間今天下午<text:span text:style-name="T3">2</text:span>點<text:span text:style-name="T3">50</text:span>分<text:span text:style-name="T3">(</text:span>台灣時間下午<text:span text:style-name="T3">1</text:span>點<text:span text:style-name="T3">50</text:span>分<text:span text:style-name="T3">)</text:span>截止。</text:p>
      <text:p text:style-name="P4"/>
      <text:p text:style-name="P1"><text:span text:style-name="T1">陳真</text:span><text:s/>  |  2015.01.23 02:58   |   <text:a xlink:type="simple" xlink:href="http://palinfo.habago.org/Entry?Command=Information_PrintForum&amp;iPage=335#FORUM33612"><text:span text:style-name="T2">#</text:span></text:a></text:p>
      <text:p text:style-name="P3"><text:span text:style-name="T3">TO </text:span>平璽<text:span text:style-name="T3"><text:line-break/><text:line-break/></text:span>從你的許多發言中，我覺得你似乎有一種輕易論斷的傾向，甚至也許可以說是一種<text:span text:style-name="T3"><text:s/>"</text:span>信口開河<text:span text:style-name="T3">"</text:span>。你也許剛好看到一些片語隻字或乃至沒頭沒腦的報導，然後你就能任意或輕易做出各種論斷或評語。<text:span text:style-name="T3"><text:line-break/><text:line-break/></text:span>比方說前幾則留言，你看到報導說美國這回沒有說要敘利亞總統下台，你就說中東露出和平曙光。好<text:span text:style-name="T3"><text:s/>"</text:span>單純<text:span text:style-name="T3">" </text:span>的一種說法。<text:span text:style-name="T3"><text:line-break/><text:line-break/></text:span>但你現在卻又說<text:span text:style-name="T3">ISIS</text:span>和美國中情局千絲萬縷關係密切，至於如何個密切法，你沒說。但若你真的相信兩者具有夥伴關係或甚至隸屬關係，自然也就不可能如前則留言那般<text:span text:style-name="T3"><text:s/>"</text:span>單純<text:span text:style-name="T3">"</text:span>。<text:span text:style-name="T3"><text:line-break/><text:line-break/></text:span>我意思是說，這兩種截然不同的理解方式是不太能相容的。<text:span text:style-name="T3"><text:line-break/><text:line-break/></text:span>比方說，我對美國自然不會懷有太天真的理解，但我對於美國中情局和<text:span text:style-name="T3">ISIS</text:span>的關係，倒也不敢馬上有結論，對於指稱<text:span text:style-name="T3">ISIS</text:span>乃是<text:span text:style-name="T3">CIA</text:span>和以色列所一手刻意創立的的一些報導，我相當存疑，其中有些所謂證據顯然是謠言。<text:span text:style-name="T3"><text:line-break/><text:line-break/></text:span>當然，我倒也不是說<text:span text:style-name="T3">ISIS</text:span>和<text:span text:style-name="T3">CIA</text:span>兩者無關。我只是說我缺乏足夠證據和資料去理解兩者的關係究竟為何。例如，<text:span text:style-name="T3">ISIS</text:span>的領導人，為何幾年前明明被美國抓去坐牢了，而且還偷偷<text:span text:style-name="T3"><text:s/>"</text:span>關<text:span text:style-name="T3">" </text:span>了好幾年，究竟關在哪？關多久？為何各方說法不一？為何此人卻能在<text:span text:style-name="T3">2009</text:span>年順利出獄，而且一出獄就順利取而代之剛好被殺死的原有領導者？等等這許多疑問，我都沒有解答。<text:span text:style-name="T3"><text:line-break/><text:line-break/></text:span>然而，如果你認定<text:span text:style-name="T3">ISIS</text:span>和<text:span text:style-name="T3">CIA</text:span>是一夥，那麼，第一，證據從何而來？史諾登似乎否認自己是消息來源。第二，如果你的認知如此<text:span text:style-name="T3"><text:s/>"</text:span>激進<text:span text:style-name="T3">"</text:span>，怎麼可能又會在另外一些時候似乎顯得極為<text:span text:style-name="T3"><text:s/>"</text:span>單純<text:span text:style-name="T3">"</text:span>。<text:span text:style-name="T3"><text:line-break/><text:line-break/></text:span>我意思是說，你的認知缺乏一致性。這似乎意味著你也許只是信口開河，隨口說說。也許也只能這樣解釋，否則我不明白怎麼會一下子非常<text:span text:style-name="T3">"</text:span>單純<text:span text:style-name="T3">"</text:span>，一下子又非常激進，激進到充滿一堆陰謀論。<text:span text:style-name="T3"><text:line-break/><text:line-break/></text:span>比方說，<text:span text:style-name="T3">ISIS</text:span>揚言要殺害日本人質，最後救命時刻就在今天中午。時辰一過，兩名日本人質便要喪命。你說，這是<text:span text:style-name="T3">ISIS</text:span>及<text:span text:style-name="T3">CIA</text:span>故意要做球給日本的陽謀，以便讓自本軍國主義借屍還魂。<text:span text:style-name="T3"><text:line-break/><text:line-break/></text:span>你這樣一種說法，根本就是外行人的胡扯，純粹憑空瞎扯，太離譜了。<text:span text:style-name="T3"><text:line-break/><text:line-break/></text:span>日本最近捐了兩億美元的反恐基金給中東地區，用於非軍事用途。安倍自然是很希望能夠改變非戰憲法，擴展國際軍備，但他不需要讓自己陷入這樣的人質危機。這怎麼會是什麼美國<text:span text:style-name="T3">CIA</text:span>和<text:span text:style-name="T3">ISIS</text:span>故意做球給日本，讓他有機會改變非戰憲法的現狀。這種說法也未免太幼稚了，就算科學小飛俠看太多也不致於有這麼遠離現實的說法。唯一的解釋是，你只是隨口亂說，任意胡扯。<text:span text:style-name="T3"><text:line-break/><text:line-break/></text:span>我對這些戰亂之事的想法和立場無須多言，大家都知道。但我並不希望旁人光是接受某種所謂反美的立場或結論，卻不是以自己的方式去形成自己的判斷。重要的是思考與理解的過程，而不是答案。<text:span text:style-name="T3"><text:line-break/><text:line-break/></text:span>即便某些說法看起來好像把美國講得很壞，我也不會因此就很開心或很認同，畢竟凡事還是得講出個道理來。就好像我很睹爛綠營，但倒也不是說任何敵視綠營的言論都是我所能認同。<text:span text:style-name="T3"><text:line-break/><text:line-break/>ISIS</text:span>要求日本在今天中午以前給付兩億美元贖金，否則便要殺害這兩名人質。我希望他們平安歸來。其中有一位叫後藤健二，長年關心戰亂受苦兒童，寫了一本書叫《比起鑽石，我更想要和平：童兵心聲》。底下有三個連結，關於其人其事其網站與著作。<text:span text:style-name="T3"><text:line-break/><text:line-break/></text:span>後藤健二的介紹：<text:span text:style-name="T3">http://goo.gl/HDvvve<text:line-break/><text:line-break/></text:span>後藤健二的網站：<text:span text:style-name="T3">http://ipgoto.com/<text:line-break/><text:line-break/></text:span>後藤健二的書：<text:span text:style-name="T3">http://goo.gl/LXtaHQ</text:span></text:p>
      <text:p text:style-name="P1"><text:span text:style-name="T1">平璽</text:span><text:s/>  |  2015.01.22 20:03   |   <text:a xlink:type="simple" xlink:href="http://palinfo.habago.org/Entry?Command=Information_PrintForum&amp;iPage=335#FORUM33611"><text:span text:style-name="T2">#</text:span></text:a></text:p>
      <text:p text:style-name="P2">與<text:span text:style-name="T3">CIA</text:span>有著千絲萬縷、剪不斷理還亂的<text:span text:style-name="T3">ISIS</text:span>，這球做給日本可真是陽謀了，右翼軍國主義幽靈極可能借屍還魂。<text:span text:style-name="T3"><text:line-break/><text:line-break/></text:span>《<text:span text:style-name="T3">IS</text:span>擄人危機<text:span text:style-name="T3"><text:s/></text:span>傳安倍恐打破和平憲法救人》<text:span text:style-name="T3"><text:line-break/>http://news.ltn.com.tw/news/world/breakingnews/1212178<text:line-break/><text:line-break/></text:span>惡名昭彰的「伊斯蘭國」（<text:span text:style-name="T3">IS</text:span>）日前在網路上公布最新的日本人質影片，要日本在<text:span text:style-name="T3">72</text:span>小時內交出<text:span text:style-name="T3">2</text:span>億美元（約新台幣<text:span text:style-name="T3">64</text:span>億），讓日本首相安倍晉三相當震怒，人質危機可能會讓安倍試圖打破日本和平憲法。</text:p>
      <text:p text:style-name="P1"><text:span text:style-name="T1">陳真</text:span><text:s/>  |  2015.01.22 11:22   |   <text:a xlink:type="simple" xlink:href="http://palinfo.habago.org/Entry?Command=Information_PrintForum&amp;iPage=335#FORUM33610"><text:span text:style-name="T2">#</text:span></text:a></text:p>
      <text:p text:style-name="P3">對於台灣這些醜陋事，真是很無言。<text:span text:style-name="T3"><text:line-break/><text:line-break/></text:span>在台南，即便只有一百公尺的路，你也得被迫開車或騎車出門，因為根本沒有行人走路的地方。至於開車，馬路如政壇，是屬於那些無恥惡棍的，你也只能無言忍耐。<text:span text:style-name="T3"><text:line-break/><text:line-break/></text:span>每周長途跋涉搭公車搭火車搭遊覽車，車上總是此起彼落的巨量手機聲或是打電動玩遊戲看節目，吵吵鬧鬧，你總不可能每天與所有人起衝突，於是也只能硬是一路打起精神，無言忍耐，甭想休息。<text:span text:style-name="T3"><text:line-break/><text:line-break/></text:span>到了電影院，不管觀眾多或少，一樣都是吃吃喝喝吵吵鬧鬧臭氣沖天，特別是前半場，裝有食物塑膠袋的噪音不斷。必須等到電影演一半了，大家也差不多把食物都吃完了，才會稍微安靜乾淨一些。兩小時不吃東西是會死人嗎？對此你也只能無言，只能忍耐。<text:span text:style-name="T3"><text:line-break/><text:line-break/></text:span>政壇更不用說了，小人得志，豺狼當道，黃鐘毀棄，瓦釜雷鳴。恁北恁祖媽就是喜歡這一味，不然你是要怎樣？當然也只能忍。<text:span text:style-name="T3"><text:line-break/><text:line-break/></text:span>昨晚看推拿，放映前有預告片，三部台灣片，那也叫電影嗎？但你能如何？當然也只能忍。<text:span text:style-name="T3"><text:line-break/><text:line-break/></text:span>要不，來談談經濟談談數學談談邏輯吧。可是能談嗎？當然不可能。這島上連九九乘法都沒有，還說什麼微積分。爆奶爆紅恁北恁祖媽幾把刀賴啥曉柯大帥網友說網友<text:span text:style-name="T3">kuso</text:span>，你能如何？當然也只能忍。<text:span text:style-name="T3"><text:line-break/><text:line-break/></text:span>島外當然也沒有好到哪。人權，自由，民主，反恐，等等等，除了忍，你能如何？<text:span text:style-name="T3"><text:line-break/><text:line-break/></text:span>忍，並不消極。火山爆發之驚人，也是忍出來的。郝龍斌說他忍無可忍，這是對的。我看一個人的品質高低，就看他承受多少忍耐與痛苦。對於那些不但不用忍，而且還會教別人要溫馨豁達者，打心底鄙視和厭惡。<text:span text:style-name="T3"><text:line-break/><text:line-break/></text:span>陳真<text:span text:style-name="T3"><text:line-break/>===============<text:line-break/></text:span>郭董囂張之怒<text:span text:style-name="T3"><text:s/></text:span>當政黨輪替變清算大會<text:span text:style-name="T3">…<text:line-break/><text:line-break/>2015-01-20 </text:span>聯合報<text:span text:style-name="T3"> <text:line-break/><text:line-break/></text:span>陳長文／法學教授、律師（台北市）<text:span text:style-name="T3"><text:line-break/><text:line-break/></text:span>最近，台北市政府不斷的示意要將廉政之刀，砍向馬英九、郝龍斌主政時代的台北市各項建設，連帶的掀起了台北市政府與鴻海郭台銘的漫天戰火。四方混戰，打得大家霧裡看花。<text:span text:style-name="T3"><text:line-break/><text:line-break/></text:span>用個假設情境，歸納成一個問句，也許就有助於大家了解，這中間的問題在那裡？<text:span text:style-name="T3"><text:line-break/><text:line-break/></text:span>我，陳長文，在此宣布，我將參選四年後的台北市長。我若當選，政見只有一個：我一上任，將清查所有和柯文哲先生主政時的台北市政府有合約、參與工程標案的廠商，全部移送廉委會調查，「一定」要查出弊案為止。<text:span text:style-name="T3"><text:line-break/><text:line-break/></text:span>當然，我不會參選台北市長。這也是刻意誇大的情境。但這個陳長文可以抽換為張三李四王五孫六。<text:span text:style-name="T3"><text:line-break/><text:line-break/></text:span>藉由這「誇張情境」，我要說的是，一旦政黨輪替變成了清算大會，試問，還有企業敢參加政府的公共工程嗎？台北市還需要建設嗎？或者應該這樣說，愈優質的廠商，反而會更怯於參與政府的建設，而形成劣幣驅逐良幣的效果。這對政府施政、城市建設會是好事嗎？<text:span text:style-name="T3"><text:line-break/><text:line-break/></text:span>不是說，我們反對柯市長清查弊端，有弊當查，是為政者的本務。但關鍵在台北市政府或綠營人士透過北市府釋放的許多片面資訊，透露了一個「先射箭再畫靶」、「先定罪再論證」的態度，一出手就先以否定的態度，透過政論的名嘴捕風捉影以及網路鄉民的反商心結，否定了前任市長所有的建設，甚至上綱為圖利乃至於貪汙，連帶的清算圍剿和前政府有合作關係的企業。<text:span text:style-name="T3"><text:line-break/><text:line-break/></text:span>從政治上來看，這樣的出手，確實會有幾個效果。一是發揮「打掉重練」的效應，拉低民眾期待的基期。「你看前任做那麼爛，我是救火隊來救火、收爛攤的，所以，如果這爛攤收不好，也不是我的問題」；二是，捉準了當下反商仇富的民眾氛圍，例如在大巨蛋案將刀劍指向涉入葉世文收賄案的遠雄，不但可以立刻獲得廣大的掌聲，同時不管遠雄在大巨蛋案有問題還是沒問題，也不會有人敢幫大巨蛋說話，誰說話就是遠雄同路人，這噤聲效應，就可以讓主攻大巨蛋擁有一面倒的優勢詮釋權。<text:span text:style-name="T3"><text:line-break/><text:line-break/></text:span>現在，政治獻金案攻馬英九、新燕案攻朱立倫、大巨蛋案攻郝龍斌、ＢＲＴ案攻胡志強、航空城案攻吳志揚。招招刀刀，都砍向「清廉」二個字，而這二個字若中招，對任何政治人物來說都是萬劫不復的結果。可是究其實，到目前被拿出來說的各種案子，要上綱到弊案，證據端有幾分扎實呢？<text:span text:style-name="T3"><text:line-break/><text:line-break/></text:span>郭台銘發火登報，柯文哲市長也怒了，回馬槍一句「囂張財團」，這句話又可以贏得鄉民掌聲，也是另一個政治正確。但柯市長不妨多一點點同理心，站在郭台銘的角度想一想，從三億男到秋葉原，是那一方先把郭台銘框進了「奸商」想像裡呢？<text:span text:style-name="T3"><text:line-break/><text:line-break/></text:span>如果，企業依照政府公開招標的法定程序參與的公共工程，都得因政黨輪替，而被按上一個官商勾結乃至於貪汙共犯的大帽，郭台銘的「囂張之怒」，有很難理解嗎？</text:p>
      <text:p text:style-name="P1"><text:span text:style-name="T1">陳真</text:span><text:s/>  |  2015.01.22 00:06   |   <text:a xlink:type="simple" xlink:href="http://palinfo.habago.org/Entry?Command=Information_PrintForum&amp;iPage=335#FORUM33609"><text:span text:style-name="T2">#</text:span></text:a></text:p>
      <text:p text:style-name="P2">今晚是婁燁<text:span text:style-name="T3"><text:s/>"</text:span>推拿<text:span text:style-name="T3">" </text:span>的試映會，我要來了兩張票。雅俗共賞，非常感動，值得看個五回八回。<text:span text:style-name="T3"><text:line-break/><text:line-break/></text:span>藝術是抗拒分析的。我對電影的評價因此也只有三種：美到爆，爛到爆，以及一般般。<text:span text:style-name="T3">"</text:span>推拿<text:span text:style-name="T3">" </text:span>自然是屬於美到爆。片頭不遠處有一幕，主角相親失敗，突然吟了一首詩，讓我驚為天人。<text:span text:style-name="T3"><text:line-break/><text:line-break/></text:span>我對現代詩素來十分反感，非因其形式，而因其普遍水平之荒唐。市面上那一堆哇哇叫的詩人，如果哇哇詩也叫詩，那我家阿憨牛鳴一般的夢話，恐怕就更富詩意了。<text:span text:style-name="T3"><text:line-break/><text:line-break/></text:span>在市面上一片文字垃圾中，卻有著如此驚人光芒，例如片中這詩便是：<text:span text:style-name="T3"><text:line-break/><text:line-break/>"</text:span>豐收之後，荒涼的大地。人們取走了一年的收成，取走了糧食騎走了馬。留在地裏的人，埋得很深。<text:span text:style-name="T3">"<text:line-break/><text:line-break/></text:span>我很好奇，哪裏找來這麼動人的詩？難道這是小說作者原有的詩句？查了一下才知道是大陸一位叫海子的詩人所寫。相關介紹如下：<text:span text:style-name="T3"><text:line-break/><text:line-break/>http://goo.gl/hfvomL<text:line-break/><text:line-break/>http://goo.gl/PCSWRi<text:line-break/><text:line-break/></text:span>簡介裏寫著：海子<text:span text:style-name="T3">15</text:span>歲進北大，<text:span text:style-name="T3">19</text:span>歲任教中國政法大學哲學教研室。<text:span text:style-name="T3">1989</text:span>年，<text:span text:style-name="T3">25</text:span>歲就死了，河北山海關臥軌自殺。死時手裏抱著四本書：《聖經》、亨利梭羅的《華爾騰湖》、<text:span text:style-name="T3">thor heyerdahl </text:span>的《孤筏重洋》<text:span text:style-name="T3">(The Kon-Tiki Expedition: By Raft Across the South Seas </text:span>？<text:span text:style-name="T3">)</text:span>和《康拉德小說選》。<text:span text:style-name="T3"><text:line-break/><text:line-break/></text:span>海子生前不為人知，死後找到上百萬字未曾發表的詩歌。<text:span text:style-name="T3">1993</text:span>年起，北大每年舉行詩歌節，紀念海子。<text:span text:style-name="T3"><text:line-break/><text:line-break/></text:span>我孤陋寡聞，從不知此人。短短數行，感動甚深。</text:p>
      <text:p text:style-name="P1"><text:span text:style-name="T1">甄力民</text:span><text:s/>  |  2015.01.21 21:51   |   <text:a xlink:type="simple" xlink:href="http://palinfo.habago.org/Entry?Command=Information_PrintForum&amp;iPage=335#FORUM33608"><text:span text:style-name="T2">#</text:span></text:a></text:p>
      <text:p text:style-name="P5"><text:span text:style-name="T1">英美等國政府主張人權或言論自由之類果然都是藉口，雙重標準之噁心，不言而喻。</text:span><text:line-break/><text:line-break/>http://www.thenewslens.com/post/116844</text:p>
      <text:p text:style-name="P1"><text:span text:style-name="T1">陳真</text:span><text:s/>  |  2015.01.21 10:32   |   <text:a xlink:type="simple" xlink:href="http://palinfo.habago.org/Entry?Command=Information_PrintForum&amp;iPage=335#FORUM33607"><text:span text:style-name="T2">#</text:span></text:a></text:p>
      <text:p text:style-name="P2"><text:span text:style-name="T3">to </text:span>平璽<text:span text:style-name="T3"><text:line-break/><text:line-break/></text:span>事情應該跟你說的正好相反吧，敘利亞戰火很可能將進一步惡化而非趨緩。因為歐巴馬那個人渣最近不是一直在努力串連民主與共和兩黨，企圖通過國會動武授權法案，打算進一步擴大敘利亞與伊拉克戰火。<text:span text:style-name="T3"><text:line-break/><text:line-break/></text:span>紐約時報這文章了無新意，有講等於沒講，空話一場。美國向來採取一種兩手策略，在這戰場上是敵人，是恐怖份子，到了另一個戰場上卻又變成它的作戰工具或象徵著民主自由的夥伴。該文章所謂的什麼<text:span text:style-name="T3"><text:s/>"</text:span>這回記者會，美國沒提到要阿薩德下台<text:span text:style-name="T3">" </text:span>的說法，只是一種極其瑣碎的觀察。這樣一種觀察，就好像觀察一個歹徒行凶時眉毛角度的變化以及是否出現一絲微笑來判斷其行凶企圖一樣瑣碎。事實上，美國正企圖加強軍事介入敘利亞，乃至考慮地面部隊入侵，而非在關鍵意義上尋求和平。<text:span text:style-name="T3"><text:line-break/><text:line-break/></text:span>至於美國對於聯合國及俄羅斯的相關提案，表面上說歡迎任何和平方案，骨子裏卻抵制。入侵敘利亞，建立傀儡親美政權，始終是美國至今的唯一目標，不曾改變。至於阿薩德眼前下不下台，在<text:span text:style-name="T3">ISIS</text:span>這個亦敵亦友的角色之影響力日趨顯著之後，自然不是當下重點。至今所有相關策略與說詞，仍是以擴大美國勢力入侵為目標，而非以人道和平為導向。</text:p>
      <text:p text:style-name="P1"><text:span text:style-name="T1">平璽</text:span><text:s/>  |  2015.01.20 21:41   |   <text:a xlink:type="simple" xlink:href="http://palinfo.habago.org/Entry?Command=Information_PrintForum&amp;iPage=335#FORUM33606"><text:span text:style-name="T2">#</text:span></text:a></text:p>
      <text:p text:style-name="P3">值得注意的消息，若此聞為真，或許中東可望消停些日子。<text:span text:style-name="T3"><text:line-break/><text:line-break/>http://cn.nytimes.com/world/20150120/c20syria/zh-hant/<text:line-break/><text:line-break/></text:span>美國轉變敘利亞政策，不再堅持阿薩德下台<text:span text:style-name="T3"><text:line-break/>ANNE BARNARD, SOMINI SENGUPTA 2015</text:span>年<text:span text:style-name="T3">01</text:span>月<text:span text:style-name="T3">20</text:span>日<text:span text:style-name="T3"><text:line-break/><text:line-break/></text:span>黎巴嫩貝魯特<text:span text:style-name="T3">——</text:span>美國支持了兩項有關敘利亞的外交方案，此舉突顯出，美國對如何結束敘利亞內戰的看法正發生轉變，西方也不動聲色地放棄了讓敘利亞總統巴沙爾<text:span text:style-name="T3">·</text:span>阿薩德<text:span text:style-name="T3">(Bashar al-Assad)</text:span>立即下台的要求。<text:span text:style-name="T3"><text:line-break/><text:line-break/></text:span>「政治解決方案中，當然會包括現政權的一些成分，因為我們不想看到這個國家的支柱崩潰，否則就會陷入伊拉克那樣的局面，」法國外長洛朗<text:span text:style-name="T3">·</text:span>法比尤斯<text:span text:style-name="T3">(Laurent Fabius)</text:span>上周一對法國的一家廣播電台表示。</text:p>
      <text:p text:style-name="P1"><text:span text:style-name="T1">隆誌</text:span><text:s/>  |  2015.01.20 19:24   |   <text:a xlink:type="simple" xlink:href="http://palinfo.habago.org/Entry?Command=Information_PrintForum&amp;iPage=335#FORUM33605"><text:span text:style-name="T2">#</text:span></text:a></text:p>
      <text:p text:style-name="P2">這位柯大帥的意思是，選舉時沒拿錢孝敬，我當選了，你就該倒楣？<text:span text:style-name="T3"><text:line-break/></text:span>所以未來他只為他的金主服務？<text:span text:style-name="T3"><text:line-break/><text:line-break/>=========================================<text:line-break/><text:line-break/></text:span>柯文哲嗆郭董<text:span text:style-name="T3"><text:s/></text:span>選舉沒拿你錢<text:span text:style-name="T3"><text:line-break/><text:line-break/></text:span>台北市長柯文哲今天升高對鴻海董事長郭台銘的喊話分貝，「我選舉沒拿過你的錢，沒欠你，公事公辦」。<text:span text:style-name="T3"><text:line-break/><text:line-break/></text:span>鴻海在各大報刊登廣告，提出四大要求，強烈呼籲台北市政府<text:span text:style-name="T3">48</text:span>小時內完成上網公布三創生活園區招標所有文件錄音和錄影資料，攤在陽光下，接受全國人民最嚴厲的檢驗，並即日起三創生活園區全部暫時停工，等待台北市政府合法回應。<text:span text:style-name="T3"><text:line-break/><text:line-break/></text:span>柯文哲今天在市政會議後記者會火力全開，他表示，打電話到市長室約個時間，隨時可來談，公開嗆聲北市府幾小時內公布什麼資料，「坦白講，太囂張！」。<text:span text:style-name="T3"><text:line-break/><text:line-break/></text:span>柯文哲說，這是這個國家的常態嗎？「我選舉沒拿過你的錢，沒欠你，公事公辦」。<text:span text:style-name="T3"><text:line-break/><text:line-break/>http://udn.com/news/story/1/654300</text:span></text:p>
      <text:p text:style-name="P1"><text:span text:style-name="T1">陳真</text:span><text:s/>  |  2015.01.20 14:57   |   <text:a xlink:type="simple" xlink:href="http://palinfo.habago.org/Entry?Command=Information_PrintForum&amp;iPage=335#FORUM33604"><text:span text:style-name="T2">#</text:span></text:a></text:p>
      <text:p text:style-name="P3"><text:span text:style-name="T3">(</text:span>再續<text:span text:style-name="T3">)<text:line-break/><text:line-break/></text:span>年少時的六、七零年代，世界狂飆，青春若血，人們對生命感到困惑，熱烈尋找其應有的意義與尊嚴。直到上高中，存在主義依舊是蒼白知識份子最喜歡談論的時髦事物，沙特，齊克果，叔本華，尼采，海德格等等。來到書局，顯眼書架上好多存在主義，看了就煩。<text:span text:style-name="T3"><text:line-break/><text:line-break/></text:span>如今熱血退去，虛無娛樂當道，犬儒為王，酷炫至上，人比鬼還抽象，變成一個個符號；人們彷彿已不再需要生命，而只需要某個器官，不斷消費消費再消費，跟世界永遠隔著一層螢幕，凡事就像打電動，藉以爽，藉以自慰，藉以噴出<text:span text:style-name="T3">(</text:span>噴精或噴口水，有時還會噴到人<text:span text:style-name="T3">)</text:span>。存在主義已成迂腐之物，但也許這時候我們才真正需要思索生命究係何物，該飛該爬，總該有個說法與抉擇。<text:span text:style-name="T3"><text:line-break/><text:line-break/></text:span>達摩東來，一葦渡江，感嘆不受人惑之人難求。今日之世，別說不受人惑之人不可得，恐怕連個活人都極為罕見，血肉尚有餘溫者極為難求。作文高手倒是很多。一個人想寫下一個字不難，先拿一罈鮮血熱淚來換吧。</text:p>
      <text:p text:style-name="P1"><text:span text:style-name="T1">陳真</text:span><text:s/>  |  2015.01.20 14:24   |   <text:a xlink:type="simple" xlink:href="http://palinfo.habago.org/Entry?Command=Information_PrintForum&amp;iPage=335#FORUM33603"><text:span text:style-name="T2">#</text:span></text:a></text:p>
      <text:p text:style-name="P2"><text:span text:style-name="T3">(</text:span>續<text:span text:style-name="T3">)<text:line-break/><text:line-break/></text:span>一隻鳥，在沒有任何人見證的情況下，他依舊飛上天；一隻魚，無人肯定其泳技，他依舊奔向大海。但我注意到桌上茶杯缺乏事物本質；當它無所用處，便什麼也不是。生命卻非如此。該飛的飛，該爬的爬，各有形式。<text:span text:style-name="T3"><text:line-break/><text:line-break/></text:span>但這一切並非自動產生，而是需要做出抉擇，需要縱身一躍<text:span text:style-name="T3">(</text:span>想想齊克果的<text:span text:style-name="T3"><text:s/>leap of faith)</text:span>，就像蠶得吐絲破繭才能成長一樣，你得自個想辦法從這個層次跳到另一個層次，透過這樣一種<text:span text:style-name="T3"><text:s/>"becoming"(</text:span>蛻變<text:span text:style-name="T3">)</text:span>，生命才得以找到各自應有的歸宿。</text:p>
      <text:p text:style-name="P1"><text:span text:style-name="T1">陳真</text:span><text:s/>  |  2015.01.20 14:06   |   <text:a xlink:type="simple" xlink:href="http://palinfo.habago.org/Entry?Command=Information_PrintForum&amp;iPage=335#FORUM33601"><text:span text:style-name="T2">#</text:span></text:a></text:p>
      <text:p text:style-name="P3">詞語破碎處<text:span text:style-name="T3"><text:line-break/><text:line-break/></text:span>陳真<text:span text:style-name="T3"><text:s/>2004. 8. 7.<text:line-break/><text:line-break/></text:span>原載中時【<text:span text:style-name="T3">GLOBAL VIEW</text:span>】專欄<text:span text:style-name="T3"><text:line-break/><text:line-break/></text:span>海德格（<text:span text:style-name="T3">Martin Heidegger</text:span>）感嘆意義消亡，人類失去精神家園，無家可歸。這個「家」，就是語言。他賦予語言一種神聖性，神聖本質來自它先驗的詩性。他說：「語言是『存在』的家」。詩，才是人類的共同母語，一個失落千年的家園。不是人在說話，而是「語言自己在說話」。<text:span text:style-name="T3"><text:line-break/><text:line-break/></text:span>詩是無聲之音，無用之學。但詩之無用，方成其為詩，而人就棲居其中，以一種詩意活著。離棄人為虛幻，回應事物本然，真實面對生命處境。<text:span text:style-name="T3"><text:line-break/><text:line-break/></text:span>維根斯坦說，「哲學只能以詩寫成。」「當哲學把人喚醒，科學卻使人沉沉睡去。」人們不在乎詩，就遺忘了存在。當意在弦上，弦外無音，意義就失落了。家園變成禁錮牢房，心靈失所，找不到回家的路。<text:span text:style-name="T3"><text:line-break/><text:line-break/></text:span>哲人相信，詩能救世界，因為詩喚醒了記憶，帶領人們重返精神家園，尋回那千年舊夢。無用之用，反倒揭露真實，免於虛無。<text:span text:style-name="T3"><text:line-break/><text:line-break/></text:span>可是，這年頭，當詩人和政客越來越多，當詩技和政見越趨玄妙，詩意卻越淡薄。遺忘的恐怕不只「存在」，消亡的也不僅僅是詩。語言之屋傾頹，不但弦外無音，弦上也無意，純粹噪音和口號；更不用說什麼人類的永恆居所或精神家園了。<text:span text:style-name="T3"><text:line-break/><text:line-break/></text:span>海德格曾說：「世上最危險之物，就是語言。」人因語言而虛無。他喜歡德國詩人<text:span text:style-name="T3">Stephan George </text:span>的詩句：「詞語破碎處，無一物存在。」唯有當詞語獲得生命，真實復甦，一物才成為一物。<text:span text:style-name="T3"><text:line-break/><text:line-break/></text:span>達摩東來，說要找一個「不受人惑的人」。維根斯坦認為，「世上最難之事，莫過於不自欺。」詞語破碎處，眾聲喧嘩。不管自欺或欺人，在這喧鬧年代，還有人把語言當一回事嗎？<text:span text:style-name="T3"><text:line-break/><text:line-break/>==========<text:line-break/></text:span>上面這十年前舊文最近才貼過，再貼一次。十九世紀德國詩人<text:span text:style-name="T3">Stephan George </text:span>這話說得很對，<text:span text:style-name="T3">"</text:span>詞語破碎處，無一物存有<text:span text:style-name="T3">"</text:span>。唯有當語言獲得生命，一物才成為一物。<text:span text:style-name="T3"><text:line-break/><text:line-break/></text:span>我注意到正在上演的<text:span text:style-name="T3"><text:s/>"</text:span>鳥人<text:span text:style-name="T3">" </text:span>中，鳥人鏡子角落貼了一段話：<text:span text:style-name="T3">"A thing is a thing, not what is said of that thing." </text:span>翻成中文就是<text:span text:style-name="T3"><text:s/>"</text:span>一物便是一物，而非他人所言之物<text:span text:style-name="T3">"</text:span>，或是翻做<text:span text:style-name="T3"><text:s/>"</text:span>事物如其所是，而非如他人所言<text:span text:style-name="T3">"</text:span>。<text:span text:style-name="T3"><text:line-break/><text:line-break/></text:span>意思是說，事物有其本質，無關外在言說。該飛的就飛，該爬的就爬，生命各有形式。合該水裏游的，不會因為輿論而爬上陸地生活；該在天上飛的，也不會因為眾口一聲而學起蚯蚓鑽進土裏。但這一切都有個前提，語言得取得血肉，一物方為一物。人生並非舞台做戲，生命也終究不該只是<text:span text:style-name="T3"><text:s/>"</text:span>一段會走路的影子<text:span text:style-name="T3">"(</text:span>莎士比亞語：<text:span text:style-name="T3">Life's but a walking shadow, a poor player.)</text:span></text:p>
      <text:p text:style-name="P4"/>
      <text:p text:style-name="P1"><text:span text:style-name="T1">鑑慧</text:span><text:s/>  |  2015.01.20 14:02   |   <text:a xlink:type="simple" xlink:href="http://palinfo.habago.org/Entry?Command=Information_PrintForum&amp;iPage=336#FORUM33600"><text:span text:style-name="T2">#</text:span></text:a></text:p>
      <text:p text:style-name="P3">不是命令你貼上啦。這是小慧分享的巴勒斯坦饒舌音樂。小慧喜歡，我初認識，<text:span text:style-name="T3">Electronic Intifada</text:span>剛好有介紹，大家有興趣可以聽聽，那首是以色列這次攻打迦薩後推出的。<text:span text:style-name="T3">We Have Hope.</text:span></text:p>
      <text:p text:style-name="P1"><text:span text:style-name="T1">陳真</text:span><text:s/>  |  2015.01.20 11:41   |   <text:a xlink:type="simple" xlink:href="http://palinfo.habago.org/Entry?Command=Information_PrintForum&amp;iPage=336#FORUM33595"><text:span text:style-name="T2">#</text:span></text:a></text:p>
      <text:p text:style-name="P2">關版期間，有人想貼沒法貼的一則訊息，命我代為貼上如下：<text:span text:style-name="T3"><text:line-break/><text:line-break/>http://goo.gl/XNdh3y</text:span></text:p>
      <text:p text:style-name="P1"><text:span text:style-name="T1">陳真</text:span><text:s/>  |  2015.01.20 11:27   |   <text:a xlink:type="simple" xlink:href="http://palinfo.habago.org/Entry?Command=Information_PrintForum&amp;iPage=336#FORUM33594"><text:span text:style-name="T2">#</text:span></text:a></text:p>
      <text:p text:style-name="P3">幾年前，每學期常回母校高醫講課，因為邀請者是我尊敬的師長；直到大約三、四年前的有一天，我就不曾再踏上高醫講台。<text:span text:style-name="T3"><text:line-break/><text:line-break/></text:span>那一天，我在講台上對著一群醫學生講著<text:span text:style-name="T3">epistemology(</text:span>知識論<text:span text:style-name="T3">)</text:span>。我對哲學的熱情，足以燒毀一顆星球，但那一天卻頓然冷卻辭窮。表面上還是繼續把整堂課講完，但只是照本宣科，只是一片冰涼的資訊告知，省略所有藉以溝通的思維橋樑。<text:span text:style-name="T3"><text:line-break/><text:line-break/></text:span>那天，我已經上了十分鐘的課，突然有位女學生姍姍來遲。做為一個講者，對於聽眾或學生遲到，我無所謂，缺席翹課更是沒關係，畢竟我自己從小就是翹課逃課大王，一學期難得上幾堂課，出現在電影院的時間恐怕都還遠遠超過課堂。但這位遲到的學生，一進門坐下，連台上看都不看一眼，竟然開始很優雅地<text:span text:style-name="T3"><text:s/>"</text:span>鋪床<text:span text:style-name="T3">"</text:span>，開始整理桌面，收拾皮包，打點臉上身上各種裝飾<text:span text:style-name="T3"><text:s/>"</text:span>零件<text:span text:style-name="T3">"</text:span>，只差沒有卸妝；鋪床就緒後便趴下睡覺。還好我不需要跑過去幫她蓋棉被。我在台上，目睹這一幕鋪床卸妝的過程，頓時失語，突然一句話也講不下去，後來硬著頭皮空空洞洞講完，心想，耍猴戲就這麼一回，沒有下次了。<text:span text:style-name="T3"><text:line-break/><text:line-break/></text:span>從來不曾在英國的課堂上或圖書館裏看到任何人睡覺或吃東西，但在台灣，睡覺、玩手機、吃吃喝喝卻似乎是常態。但我進化的速度始終趕不上台灣這樣一種<text:span text:style-name="T3"><text:s/>"</text:span>後現代<text:span text:style-name="T3">"</text:span>，一直停留在某個古老年代，呼吸著過往年代的血肉氣息。我畢竟不是藝人，也不是公務員來政令宣導，更不是動物園明星，不是來取悅學生或耍猴戲給大家看。<text:span text:style-name="T3"><text:line-break/><text:line-break/></text:span>隔年，父親過世，不知道為什麼，對於這類對著眾人言說議論的蒼白事物更加感到莫名的反感，於是決定從此推掉所有演講與課程邀約。不久，台大總院照例來函邀請演講，我推掉，兩位同事寫信來詢問何故拒絕，我沒回信，因為有關感覺的事很難說清。我不知道此生是否還會再踏上講台，但我心裏明白，除非對方真的很想聽我說話，否則實在難以啟齒。哪怕只有一個聽眾也沒關係，只要他真的想聽<text:span text:style-name="T3"><text:s/>(</text:span>最好不聽會死<text:span text:style-name="T3">)</text:span>，我就能講。<text:span text:style-name="T3"><text:line-break/><text:line-break/></text:span>推掉一切演講之後，我同時也辭去台大雲林分院的醫學倫理委員，那應該是我跟這個光鮮亮麗的世界的最後一點連繫，從此回到一匹馬拉一輛車的生活。<text:span text:style-name="T3"><text:line-break/><text:line-break/></text:span>自言自語很容易，一人成事，但溝通卻是相對的，雙方想溝才能通，光是一頭熱是熱不起來的。態度更是一切人事物的根本；少了態度，凡事不可成，所有文字語言將失去意義。我頗能理解李家同的反彈<text:span text:style-name="T3">(</text:span>見底下剪報<text:span text:style-name="T3">)</text:span>，他若不這樣反彈，我反倒會懷疑其真誠。他若不反彈，難道他是存心以苦難嚴肅之事來打屁講笑話給大家聽嗎？大概也只有人品很差的混蛋王八蛋才會說他易怒或說他小題大作。光憑他這樣一種反彈，讓我打心底對之肅然起敬，我相信他對他所講的話當真，他不是在寫作文，也不是座談會專家；他的確在乎他所講的那些事並為之感到痛苦。<text:span text:style-name="T3"><text:line-break/><text:line-break/></text:span>文字語言終究無法避免，藉以傳達思想、情感與資訊，但它同時也隱含一種蒼白，彷彿說了就等於做了。但說和做終究是兩回事。巴勒網號稱資訊網，但它絕對不只是要傳達資訊，我們更不是來寫作文給大家欣賞，畢竟所有道理全是做出來而不是說出來的，當語言文字帶來一絲蒼白的感覺，就會讓人很反感很厭惡。我可以無益於人，但我不想有害。我不想助長一種在這社會早已一片氾濫可鄙的蒼白虛無與虛榮；講大家都會講，漂亮話誰不會講？講一大堆，全是偉大高調，但說話者配得上嗎？世界上有這麼多偉大聖潔卻故做謙虛狀的人嗎？我怎麼幾乎從未見過？只在作文簿上見過而已。更多時候，甚至連說話者<text:span text:style-name="T3"><text:s/>"</text:span>是誰<text:span text:style-name="T3">" </text:span>也完全一片虛無，完全隱匿。這樣一種蒼白，帶來很深的挫折和鄙夷。<text:span text:style-name="T3"><text:line-break/><text:line-break/></text:span>更卑劣的就是我一再提起的<text:span text:style-name="T3"><text:s/>"</text:span>對人指指點點<text:span text:style-name="T3">"</text:span>。一個人自言自語，旁人就只能聽，不該回應，因為自言自語並不是一種有關回應或討論的<text:span text:style-name="T3"><text:s/>"</text:span>邀請<text:span text:style-name="T3">"</text:span>；旁人如果文字中談起他的媽媽，並不是邀請大家來討論他媽媽。如果他的自言自語引起你的某種感想，你還是得避免一切可能產生的回應效果，畢竟個人事物是根本不該回應也不可能回應的。更何況絕大多數狀況下，所謂回應全是基於一種荒唐透頂的扭曲與誤解。這往往逼得對方不得不一再為一己做出不可能澄清的澄清。<text:span text:style-name="T3"><text:line-break/><text:line-break/></text:span>言論自由不是什麼神聖之物。言論自由更不意味著只要能講就隨處都能講。你要私下對人怎麼批評指教也許無所謂，但公開不能碰就是不能碰。這才是一種普世價值。即便小至一座廟、一個教堂或教室，也總該有些話語是不被允許的。沒有這樣一種言論分寸，我們就不可能有言論自由，屆時只會剩下那些沒頭沒臉神鬼不知的蛆類生物卻有著一切胡作非為的口水自由，正直的人卻反而什麼話也不敢講或不想講，因為太容易招來羞辱、侵略與扭曲。<text:span text:style-name="T3"><text:line-break/><text:line-break/></text:span>至於你文筆好不好或表達方式主不主流等等，這些當然完全都不是問題，如果有人對此指指點點，那他就是混蛋講混蛋話，應該驅逐出境。言論需要管制的是內容，而不是形式。一種語言形式就是一種生命的存在方式，不應挑釁，希望混蛋們要搞清楚這一點，別觸犯天條。<text:span text:style-name="T3"><text:line-break/><text:line-break/></text:span>實在不想得罪人，因為我知道，即便只是一個空洞的匿名符號，即便這個符號講一堆空靈聖潔恢弘豁達的漂亮話，得罪它的後果也往往會很慘，更不用說得罪有名有姓者，後果更不堪設想。所以，每次逼得我總得花上許多時間重覆一再說明，懇求高抬貴手、放尊重些，感覺實在很累。這版面若要維持，我是很不樂意把同樣的話一再講個千萬遍，也許也只能直接刪除而不做說明。<text:span text:style-name="T3"><text:line-break/><text:line-break/></text:span>發言理應一點難度都沒有，實在很難理解為何實務上卻如此困難。所謂討論就是討論一切可以討論的東西，這樣會很難懂嗎？議論公眾事務或任何思想或觀點，看你要多凶悍多凶猛地討論也一點問題都沒有。但是，對於一切無法討論的東西就請你把它當神看，不要有一絲觸犯，不管你是好意或惡意。對於可受公評、對方可充份澄清之公眾人事物，請儘管以最大的力氣批評指教無妨，但對於任何無法評論的個別人事物，請奉為如神明一般的絕對禁忌。所有應該只出現在<text:span text:style-name="T3"><text:s/>email</text:span>裏的言論，都不應該出現在留言板上，請搞清楚<text:span text:style-name="T3">email</text:span>和留言板這兩者的根本差別。<text:span text:style-name="T3"><text:line-break/><text:line-break/></text:span>後記：<text:span text:style-name="T3"><text:line-break/><text:line-break/></text:span>最後一次倫理委員會開會，大家討論醫院幾周年慶之類，說要演出布袋戲<text:span text:style-name="T3">(</text:span>？<text:span text:style-name="T3">)</text:span>，自我表彰醫院濟世救人、仁民愛物的偉大精神；布袋戲的內容是要演出一位急診醫師以五千元救濟一位窮苦病患的真實故事。不但演出布袋戲，而且千方百計找到那位病患，請他在周年慶活動那天回來醫院，在諸多媒體面前上台公開感謝醫師的恩情，演出一齣溫馨感人的現代劇。<text:span text:style-name="T3"><text:line-break/><text:line-break/></text:span>我那時已離開醫院自行開業，算是院外委員，每次都能領到一筆出席費，總不能老是裝啞巴，否則人家每年聘請我當委員幹啥？於是就舉手發言，表示我能認同這位醫師捐助病患的行為，但好好一件事何必拿來利用？你一旦利用它來製造醫院形象，反而失去它的美感，傷害了它的道德內涵，對當事人雙方也都是一種傷害；更何況是以這樣一種敲鑼打鼓的方式，在鎂光閃閃下，刻意炒作得全天下皆知，炒作成光鮮亮麗的漂亮新聞，傷害更大。<text:span text:style-name="T3"><text:line-break/><text:line-break/></text:span>我的發言立即引起兩位我不認識的院外委員<text:span text:style-name="T3">(</text:span>大學教授<text:span text:style-name="T3">)</text:span>的反駁，她們很傲慢地說，看事情不要太負面，社會上不要只會批評，難得有好事，就是要盡量讓大家知道，這樣有什麼不對？我聽得出來，她們的反駁隱藏著一種訓斥，意思是說，人家做好事當然有資格宣揚，你什麼也沒做，憑什麼反對？我挨了<text:span text:style-name="T3"><text:s/>"</text:span>罵<text:span text:style-name="T3">" </text:span>之後就很膽怯地沒敢再發言。<text:span text:style-name="T3"><text:line-break/><text:line-break/></text:span>她們的訓斥其實有點道理，而這也是關於這留言板我常有的一種感受，亦即一個人如果他什麼也沒做，整天光只會說只會唱，唱得比說的好聽，有何意義可言？道理是做出來不是說出來的。比方說，你別光講世上饑荒多嚴重，婦女兒童難民處境多可悲，你講一千次講一萬次，講得天花亂墜，比不上你實際捐出一塊錢。你說美國多可惡，帝國主義多血腥，罵一千遍一萬遍，比不上你用實際的行動去對抗它一分鐘。<text:span text:style-name="T3"><text:line-break/><text:line-break/></text:span>蒼白是很恐怖的事。每天累到爆，公私繁忙到極點，往往連想睡個覺都是一種奢侈。在這樣一種情況下，萬忙之中抽出一點點零碎時間來寫留言板，自然不是因為吃飽太閒或有什麼個人需求。若它毫無益處倒也就罷了，但若不但無益，反而有害，反而製造一種光說不練的<text:span text:style-name="T3"><text:s/>"</text:span>寫作文<text:span text:style-name="T3">" </text:span>甚至講噁心漂亮話的氣氛或風氣，那真的很令人挫折。更痛苦的當然就是在萬忙之中卻得花時間去處理或對付那些一天到晚觸犯天條的八卦男女。<text:span text:style-name="T3"><text:line-break/><text:line-break/></text:span>我並非期望別人做什麼，我只是期望，如果你什麼也沒做，何不收斂一下自己的口舌？這些話自然不是針對任何一個人說的，這話只是講一種<text:span text:style-name="T3"><text:s/>"</text:span>空氣，一種<text:span text:style-name="T3"><text:s/>"</text:span>感覺<text:span text:style-name="T3">"</text:span>，就好像我很討厭升學主義，但我並不討厭任何人升學，究竟誰是升學主義者或文憑主義者，當然也只有每個人自己心裏最清楚。<text:span text:style-name="T3"><text:line-break/><text:line-break/></text:span>那兩位院外倫理委員有些話講得對，有些話並不對。如果你什麼也沒做，沒資格批評有做事的人，這話基本上是對的。但做了之後大張旗鼓放大一百倍來宣揚，這當然是錯的。常有人問說巴勒網怎麼不多做宣傳？甚至還有人教我們要在報上登廣告，吸引大家來瀏覽網站或參與靜站。我的想法是，我們已經宣傳得太多了，遠超過我們所做的了。你若做十，宣揚其一，那或許合理；但你若只做一，卻宣傳成一千一萬，豈不荒唐。<text:span text:style-name="T3"><text:line-break/><text:line-break/></text:span>一個人可以好，也可以壞，但千萬不要蒼白。至於我自己，當然也不是個蒼白之徒，我並非<text:span text:style-name="T3"><text:s/>"</text:span>什麼也沒做<text:span text:style-name="T3">" </text:span>卻去質疑別人怎麼拿所謂好事來利用、搞宣傳。老實說，我有時一年捐給窮苦病患的錢，不是五千，而是五千的一百倍。我並不是很有錢，事實上剛好相反，全台灣肯定找不到一個比我更窮的醫師了。有時事關緊急，捐出的錢甚至是我去借來的。打從我領到生平第一筆醫院薪水、正式脫離長年恐怖貧窮的頭一天開始，我就努力捐捐捐，經常沒計算好，捐太多，於是不到月底就斷炊了，得靠同事接濟。<text:span text:style-name="T3"><text:line-break/><text:line-break/></text:span>講這事當然不是要宣揚，而只是說，我並非不懂得蒼白說漂亮話之卑鄙的道理。議論客觀事實不需資格，但若論及美感與道德，說的前提是做，而不是一直說說說，說個不停，但卻什麼也沒做。如果你真的覺得美帝很可惡，那就站出來說<text:span text:style-name="T3"><text:s/>"</text:span>我是誰<text:span text:style-name="T3">"</text:span>，<text:span text:style-name="T3">"</text:span>我跟你打<text:span text:style-name="T3">"</text:span>。如果你真的覺得政客很可惡，綠色生物很齷齪，那就不要成為他們的一份子，並且站出來說<text:span text:style-name="T3"><text:s/>"</text:span>我是誰<text:span text:style-name="T3">"</text:span>，<text:span text:style-name="T3">"</text:span>我跟你打<text:span text:style-name="T3">"</text:span>。如果你覺得世界很黑暗，那就想辦法弄出一點光，而不是只會一直罵好黑好黑，但自己的行事作風卻也一樣烏七媽黑。<text:span text:style-name="T3"><text:line-break/><text:line-break/></text:span>留言板再度開放，各位在行使言論自由之前，請先想一想應有的言論分寸，下筆謹慎，敬文字如有神。凡與此廟八字不合者，速速離去。<text:span text:style-name="T3"><text:line-break/><text:line-break/></text:span>陳真<text:span text:style-name="T3"><text:line-break/>======================<text:line-break/></text:span>談貧窮、學生笑<text:span text:style-name="T3"><text:s/></text:span>李家同氣得中斷演講<text:span text:style-name="T3"><text:line-break/><text:line-break/>2008/01/29 </text:span>【聯合報╱記者唐秀麗、李青霖／連線報導】<text:span text:style-name="T3"> <text:line-break/><text:line-break/></text:span>暨南大學教授李家同昨天向全國菁英高中生專題演講，談到印度窮人向猴子要食物吃時，現場一陣笑聲，他氣得說：「我不是小丑，不是來愉悅大家，我們國家總要有人告訴年輕人嚴肅的事，看見世界真相，不是只在台上唱歌跳舞。」一度欲中斷演說。<text:span text:style-name="T3"><text:line-break/><text:line-break/></text:span>一名女學生當場道歉說：「李教授我為我們的無厘頭感到抱歉。」嘉義女中校長陳怡君也為學生解圍說，這一段已是很好的機會教育，希望為學生繼續演講；李家同才繼續。<text:span text:style-name="T3"><text:line-break/><text:line-break/></text:span>「ＴＴＳＡ高中校際聯盟資訊研習營」昨天起一連三天在國立嘉義女中舉行，包括政大附中、師大附中、高雄中學、新竹女中等十二所高中派出一百多名菁英學生參加，下午邀請ＩＢＭ公司總經理童至祥、李家同等名人演講。<text:span text:style-name="T3"><text:line-break/><text:line-break/></text:span>李家同以「人類面臨的重大問題」為主題演講，指出人類面臨道德日漸淪喪、巨大仇恨、貧富不均等九大問題；我們國家貪汙嚴重，數千年來如一日，就如印度，是不折不扣的民主國家，但印度老百姓卻生活在悲慘之中，「印度的政黨輪替，其實就是輪流貪汙」；這時台下傳出笑聲。<text:span text:style-name="T3"><text:line-break/><text:line-break/></text:span>他接著說，印度去年獨立六十年，他有一名學生在印度看到成年人在垃圾堆中找食物，還有人看到廟裡猴子有很多食物吃，竟向猴子要東西吃。此語一出，現場又一陣笑聲，引起他不悅。<text:span text:style-name="T3"><text:line-break/><text:line-break/></text:span>「不要對悲慘的事笑得那麼開心，難道你們認為是可笑的事，認為不值得談嗎？」「叫我怎麼講下去，是誰請我來的，是否找錯人？」<text:span text:style-name="T3"><text:line-break/><text:line-break/></text:span>李家同說，在美國若有世界銀行、國際貨幣組織要開會，華盛頓等大學會關門，大學生會成群跑去向這兩個單位抗議，因為他們認為人類貧困是這兩個組織造成；多年前在網路上看到一個外國媒體反諷說，這些會議到台灣開一定沒問題，「因為台灣的大學生不會抗議」。</text:p>
      <text:p text:style-name="P1"><text:span text:style-name="T1">陳真</text:span><text:s/>  |  2015.01.16 03:24   |   <text:a xlink:type="simple" xlink:href="http://palinfo.habago.org/Entry?Command=Information_PrintForum&amp;iPage=336#FORUM33593"><text:span text:style-name="T2">#</text:span></text:a></text:p>
      <text:p text:style-name="P2"><text:span text:style-name="T3">(</text:span>續<text:span text:style-name="T3">)<text:line-break/><text:line-break/></text:span>舉個例，<text:span text:style-name="T3">(</text:span>媽的實在很煩<text:span text:style-name="T3">)</text:span>。我前幾則留言不是說到一種負面神學<text:span text:style-name="T3">(negative theology)</text:span>嗎？意思是說，很多難以描述的事物或觀念，例如神，無法以正面<text:span text:style-name="T3">(positive)</text:span>理解，只能以負面<text:span text:style-name="T3">(negative)</text:span>方式來理解，意即從理解什麼<text:span text:style-name="T3"><text:s/>"</text:span>不是<text:span text:style-name="T3">" </text:span>神來逐步接近對於神的理解。<text:span text:style-name="T3"><text:line-break/><text:line-break/></text:span>我當年來到劍橋的第一道哲學作業就是：請問有可能對於心靈做一種<text:span text:style-name="T3">"</text:span>正面<text:span text:style-name="T3">" (positive)</text:span>描述嗎？心靈根本看不見，我若要從正面方式來理解它，本質上有可能嗎？<text:span text:style-name="T3"><text:line-break/><text:line-break/></text:span>記得當時指導教授還問我，如果來了一個外星人，他腦海中完全沒有狗的概念，你如何透過正面描述方式讓這外星人理解什麼是一條狗？<text:span text:style-name="T3"><text:line-break/><text:line-break/></text:span>所謂正面負面是這個意思。但是，我刪掉的那位先生女士或小姐或小朋友或阿公阿嬤我不知道，卻竟然訓話說不該用負面角度去理解人性。這個負面，跟我說的負面，有啥關係呢？就算要訓話也該先搞清楚別人究竟在說什麼。<text:span text:style-name="T3"><text:line-break/><text:line-break/></text:span>不過，重點不是誤解，而是根本不該對任何個人做任何道德訓話。就好像我也許會鼓勵大家把錢捐給窮人，但我絕不會對任何一個人講這樣的話，因為別人要怎麼使用他的錢，要不要捐，旁人根本不應該有任何意見，因為我們都不是上帝；上帝才有資格對個別人事物進行批評指教。我們是人，我們只能談那些可以客觀談論的東西。主觀之物只能自語。<text:span text:style-name="T3"><text:line-break/><text:line-break/></text:span>同樣地，對於一些惡事，有人看了很睹爛，甚至願意為之獻身相抗，犧牲生命，但也許你道德崇高溫馨而超脫，對於惡事，依然非常溫馨豁達，但那是你家的事，你的所謂<text:span text:style-name="T3">(</text:span>自以為是的<text:span text:style-name="T3">)</text:span>溫馨豁達，不該成為攻擊他人面對惡事不夠溫馨豁達的說詞。因為這種東西要怎麼討論？怎麼比賽？看誰比較溫馨豁達？<text:span text:style-name="T3"><text:line-break/><text:line-break/></text:span>諸如這樣一些言論都是一種挑釁，一種侵犯。我們不會無聊到跑到網路上來展現自己高人一等的什麼情操，留言板只是供人討論可以客觀討論的東西，主觀之物請自語而切勿牽扯他人。<text:span text:style-name="T3"><text:line-break/><text:line-break/></text:span>希望這些說過<text:span text:style-name="T3"><text:s/>N </text:span>次的話就說最後這麼一次。實在很煩，很浪費時間，以後我就直接刪而不想再反覆說明。每天工作那麼辛苦，卻得浪費時間反覆講同樣的話。</text:p>
      <text:p text:style-name="P1"><text:span text:style-name="T1">陳真</text:span><text:s/>  |  2015.01.16 01:42   |   <text:a xlink:type="simple" xlink:href="http://palinfo.habago.org/Entry?Command=Information_PrintForum&amp;iPage=336#FORUM33592"><text:span text:style-name="T2">#</text:span></text:a></text:p>
      <text:p text:style-name="P3">底下是今天英國衛報的新聞。這位教宗跟以前的教宗不太一樣。<text:span text:style-name="T3"><text:line-break/><text:line-break/></text:span>我簡單翻譯一下。教宗說，<text:span text:style-name="T3">"</text:span>言論自由必須有個界限。任何人都不應該嘲笑或侮辱別人的信仰，不應該挑釁，因為每一種宗教都有其尊嚴。<text:span text:style-name="T3">" <text:line-break/><text:line-break/></text:span>教宗還指著站在他旁邊的一位先生<text:span text:style-name="T3">(</text:span>也就是安排此次訪菲行程的<text:span text:style-name="T3">Alberto Gasparri</text:span>博士<text:span text:style-name="T3">)</text:span>說：<text:span text:style-name="T3"><text:line-break/><text:line-break/>"</text:span>即便是我的好朋友<text:span text:style-name="T3"><text:s/>Gasparri</text:span>博士，假若他膽敢對我媽媽出言不遜，那他就等著挨我一頓拳頭吧。我這樣的反應很正常，十分正常。因為你不應該挑釁，你不應該羞辱別人的信仰，不應該拿來嘲弄。<text:span text:style-name="T3">" "</text:span>言論自由的表達應伴隨著一種追求<text:span text:style-name="T3"><text:s/>'</text:span>共同良善<text:span text:style-name="T3">' (the common good)</text:span>的責任。<text:span text:style-name="T3">"<text:line-break/><text:line-break/></text:span>教宗所言甚是。連教宗都想揍人，何況大眾，由此可見有些東西之神聖不可侵犯；一旦侵犯，後果是非常嚴重的。不光包括宗教信仰不可侵犯，也不光包括父母或家人；家人在此意味著凡是非屬公眾性質的私人世界的一草一木都不應批評指教，不管你是好意或惡意都一樣。畢竟你所自以為的好意，對別人卻往往是一種侵略挑釁。<text:span text:style-name="T3"><text:line-break/><text:line-break/></text:span>巴勒網在這一點天條上也會堅持到底，只是我們不敢揍人，只能刪文。許多時候，我連刪都不敢刪，會害怕，因為我知道台灣人很陰，往往惹不起。特別是那些喜歡對著<text:span text:style-name="T3"><text:s/>"</text:span>人<text:span text:style-name="T3">" </text:span>講溫馨講豁達、努力表現得高人一等者，往往也最為恐怖。<text:span text:style-name="T3"><text:line-break/><text:line-break/></text:span>我一般只能盡最大可能去忍耐，但實在太離譜時我還是會刪，畢竟沒有人有義務必須承受任何對於不可言說的個別人事物之侵犯。<text:span text:style-name="T3"><text:line-break/><text:line-break/></text:span>不可言說者當然還是可以說，但它只能是一種自言自語，而不該是一種回應或討論，更不該是一種藉以抬舉自己、貶損他人的工具或說詞。因為既然不可言說，意味著那根本不是一種可以客觀討論的東西，別人根本無從為自己澄清或辯駁，任何人也沒有義務把自己變成一種討論對象，讓人指指點點。<text:span text:style-name="T3"><text:line-break/><text:line-break/></text:span>因此，凡是對於他人的什麼心情、情緒或人生觀或道德觀或生活起居或措詞表達或任何個人層次的一切所有東西，一概都不應該有任何觸及。留言板跟<text:span text:style-name="T3">EMAIL</text:span>是完全不一樣的東西。喜歡寫<text:span text:style-name="T3">EMAIL</text:span>的，請私下去寫<text:span text:style-name="T3">EMAIL</text:span>。留言板只能從事公開討論一切可以討論的東西，或是自言自語你個人的感受或想法。但自言自語就請你真的自言自語，別把自言自語拿來當成一種牽扯別人的公眾說詞。<text:span text:style-name="T3"><text:line-break/><text:line-break/></text:span>就比方說你想表達自己的崇高豁達溫馨情操，對此我沒有任何意見，但可別藉此貶損他人。因為沒有人能討論誰<text:span text:style-name="T3"><text:s/>"</text:span>比較<text:span text:style-name="T3">" </text:span>溫馨豁達。這樣一種牽扯是很卑劣而挑釁的，使人啞口無言，因為別人如何可能<text:span text:style-name="T3">(</text:span>更無義務<text:span text:style-name="T3">)</text:span>證明自己是什麼樣的人，或有著什麼樣的人生觀，或此時此刻應該懷有何種情緒才是溫馨豁達等等；所有這些東西根本不應該是一種討論，它只能是一種與任何人不相干的自言自語。<text:span text:style-name="T3"><text:line-break/><text:line-break/></text:span>我幾十年來花很多精神和時間反覆講同樣的道理，實在講到非常痛苦的地步。特別是在自己的地盤上竟然也必須重覆講無數次。我發現，會犯規者似乎都是同樣那些人，我不敢招惹，亦無任何不敬之意，更不敢像教宗那樣想揍人一頓，只能懇求高抬貴手，如果你們實在無法區分言論分寸，或無法區分什麼是可以討論，什麼是邏輯上不可能討論的，何不閉嘴或轉台呢？網路上，沒有天條的留言板應該多得是，何苦非來此地給彼此增添痛苦與不悅？<text:span text:style-name="T3"><text:line-break/><text:line-break/></text:span>討論那些可以討論的東西，對於不可討論者應敬若神明絕不碰觸，絕不批評指教，這樣一個簡單的道理，有那麼難懂嗎？<text:span text:style-name="T3"><text:line-break/><text:line-break/></text:span>陳真<text:span text:style-name="T3"><text:line-break/>=================<text:line-break/>http://goo.gl/x4AsI8<text:line-break/><text:line-break/>Pope Francis: there are limits to freedom of expression<text:line-break/><text:line-break/>Pontiff defends freedom of speech en route to the Philippines but says ‘you cannot insult the faith of others’<text:line-break/><text:line-break/>The Guardian, Thursday 15 January 2015<text:line-break/><text:line-break/>Pope Francis talks to journalists about the Paris attacks. <text:line-break/><text:line-break/>Pope Francis has said there are limits to freedom of expression and that following the Charlie Hebdo attack in Paris “one cannot make fun of faith”.<text:line-break/><text:line-break/>On a plane from Sri Lanka to the Philippines, the largest Catholic majority country in Asia, the pope said freedom of speech was a fundamental human right but “every religion has its dignity”.<text:line-break/><text:line-break/>Asked about the attack that killed 12 people at the offices of Charlie Hebdo – targeted because it had printed depictions of the prophet Muhammad – he said: “One cannot provoke, one cannot insult other people’s faith, one cannot make fun of faith.<text:line-break/><text:line-break/>“There is a limit. Every religion has its dignity … in freedom of expression there are limits.”<text:line-break/><text:line-break/>He gestured to Alberto Gasparri, who organises papal trips and was standing by his side, and added: “If my good friend Dr Gasparri says a curse word against my mother, he can expect a punch. It’s normal. It’s normal. You cannot provoke. You cannot insult the faith of others. You cannot make fun of the faith of others.”<text:line-break/><text:line-break/>Cautioning against provocation he said the right to liberty of expression came with the obligation to speak for “the common good”.</text:span></text:p>
      <text:p text:style-name="P1"><text:span text:style-name="T1">衛鍼</text:span><text:s/>  |  2015.01.15 21:51   |   <text:a xlink:type="simple" xlink:href="http://palinfo.habago.org/Entry?Command=Information_PrintForum&amp;iPage=336#FORUM33591"><text:span text:style-name="T2">#</text:span></text:a></text:p>
      <text:p text:style-name="P2">有時候覺得那群看著聳動媒體忽笑忽罵無心無肺的人，跟打電玩上癮的人還蠻像的。不是之前有款叫<text:span text:style-name="T3">Call of Duty</text:span>的<text:span text:style-name="T3">FPS</text:span>系列很紅嗎？自由的召喚到了，各位玩家，咱們快來拿起你的<text:span text:style-name="T3">XBOX</text:span>搖桿打爆恐怖份子哦！<text:span text:style-name="T3"><text:line-break/><text:line-break/></text:span>所謂文化侵略莫過於此。我當然不是說這類電玩不好，類似的遊戲像<text:span text:style-name="T3">CS</text:span>、<text:span text:style-name="T3">Halo</text:span>、潛龍諜影甚麼的，我也喜歡玩，但是現實跟遊戲總是要有個區分。真正的戰爭是悽慘而毀滅人性的，任何良善的人都會因為他們的「愛國心」跟隨著他們國家的旗幟，「自由」、「和平」或其他甚麼碗糕的口號，變成毫無人性的劊子手，極其諷刺。不能說那群上戰場的士兵很壞，畢竟他們也不知道他們做的是甚麼事，他們不過是一群嗜血的領頭手下的棋子。<text:span text:style-name="T3"><text:line-break/><text:line-break/></text:span>但是好萊塢出產的電影或<text:span text:style-name="T3">FPS</text:span>遊戲（想當然大多都美國人做的）當然極少表現這一點，幾乎都是主角努力打擊所謂的「反派」，當上所謂偉大的「英雄」，這種像是幼稚園小孩讀的童話書似的黑白二分法。如果毫不在意他表達的東西，就當作跟圍棋或西洋棋一般的競技在玩，那還不打緊。但是心智發展尚未健全的現代孩童，長久受到這類將戰爭的悲慘平面化及淡化的作品洗腦之下，自然不會在意以「和平」為口號掩飾的侵略暴行到底是多齷齪。<text:span text:style-name="T3"><text:line-break/><text:line-break/></text:span>事實上，孩子確實是敏感的。即使再怎麼沉迷於這種遊戲，當他們有機會去戰場實地考察一下，仍然笑不出來。之前就看過一則關於瑞典籍的父親帶家裡一對兄弟去加薩走廊的報導。我很敬佩那名父親，他不用空泛的說教，而是選擇用事實教育他的兒子。對那對兄弟而言，在戰場度過的十天他們這輩子肯定都難以忘記。<text:span text:style-name="T3"><text:line-break/><text:line-break/></text:span>但更多的人沒有機會看見事實。他們可能是出自選擇或無意識地，一直活在媒體製造出的楚門世界中直到成人，成為一個上面給甚麼台詞就跟著唸，不需要思考的實境秀角色。他們也不會再有意願走出攝影棚的大門，哪怕看一眼外面的現實世界。反而是認為外面的世界是假象，自己生活在內的假象才是真實。<text:span text:style-name="T3"><text:line-break/><text:line-break/>==<text:line-break/><text:line-break/>http://www.techbang.com/posts/19490-how-addicted-to-call-of-dutys-son-quit-swedens-father-took-his-son-to-middle-east-field-trips<text:line-break/><text:line-break/></text:span>這名瑞典的父親<text:span text:style-name="T3"><text:s/>Carl-Magnus Helgenren </text:span>，目前是大學講師而且曾經在之前曾經做過戰地記者，因此明白戰爭的恐怖。他很擔心兩名兒子相當太過於沉迷<text:span text:style-name="T3"><text:s/>Call of Duty </text:span>，以後恐怕不能真正的明白什麼是現實世界的戰爭，因此他決定帶兩名兒子到中東一遊，選擇的地點正是目前以巴衝突最激烈的加薩走廊。並且跟兩名兒子表示，回來之後，他們想要玩什麼遊戲都可以。<text:span text:style-name="T3"><text:line-break/><text:line-break/></text:span>起初他考慮的地點是伊拉克或是阿富汗，但是他考慮到去目前正在發生戰爭的區域還是太過危險。所以最後他選擇了加薩走廊，因為這是可以用機票買到，最接近戰爭的地方。<text:span text:style-name="T3"><text:line-break/><text:line-break/></text:span>這位父親表示，起初兩名兒子並不相信他。直到抵達的第二天，父子三人站在街上吃著以色列的食物，兩個兒子才問爸爸說，我們真的是因為遊戲而來到這個地方嗎？他才斬釘截鐵地回答沒錯，因為你們玩的遊戲，我們必須來這裡看看。<text:span text:style-name="T3"><text:line-break/><text:line-break/></text:span>他們住宿在一個以色列的家庭，帶他們去附近的難民營體驗，他們看到人們在街上直接焚燒垃圾，在學校的旁邊有非法的藥品市場，還去看了當地的診所，這間診所每天都有因為被戰火擊中的孩子送進來縫合。<text:span text:style-name="T3"><text:line-break/><text:line-break/></text:span>兩個兒子在東耶路撒冷渡過了他們認為最漫長的<text:span text:style-name="T3"><text:s/>10 </text:span>天。在回到瑞典後，兩名兒子表示以後再也不玩<text:span text:style-name="T3"><text:s/>Call of Duty </text:span>了。<text:span text:style-name="T3"><text:line-break/><text:line-break/>==</text:span></text:p>
      <text:p text:style-name="P1"><text:span text:style-name="T1">陳真</text:span><text:s/>  |  2015.01.15 19:40   |   <text:a xlink:type="simple" xlink:href="http://palinfo.habago.org/Entry?Command=Information_PrintForum&amp;iPage=336#FORUM33590"><text:span text:style-name="T2">#</text:span></text:a></text:p>
      <text:p text:style-name="P3">我來開窗洗個版，讓空氣流通一下。<text:span text:style-name="T3"><text:line-break/><text:line-break/></text:span>近期等待或已看過的電影如下：<text:span text:style-name="T3"><text:line-break/><text:line-break/></text:span>鳥人。大眼睛。一代宗師<text:span text:style-name="T3">3D</text:span>版。白日焰火。推拿。鬼敲門。聖杯騎士。美人魚。女朋友的女朋友。<text:span text:style-name="T3"><text:s/>Words with Gods</text:span>。<text:span text:style-name="T3">On the Milky Road…</text:span>族繁不及備載。<text:span text:style-name="T3"><text:line-break/><text:line-break/></text:span>另外，插播一下：聽說第幾屆全國作文比賽已經開始接受報名。巴勒網之友個個高手如雲，不妨前往參賽，為國爭光。</text:p>
      <text:p text:style-name="P1"><text:span text:style-name="T1">衛鍼</text:span><text:s/>  |  2015.01.15 15:28   |   <text:a xlink:type="simple" xlink:href="http://palinfo.habago.org/Entry?Command=Information_PrintForum&amp;iPage=336#FORUM33588"><text:span text:style-name="T2">#</text:span></text:a></text:p>
      <text:p text:style-name="P2">種族主義這類腦殘思想，實在是人類的一大劣根性。即使號稱多元文化的澳洲，歧視華人或是其他甚麼碗糕的腦殘還是沒少過，只是澳洲還好一些，隨著多元文化政策的推展，這種血液中還殘留著白澳思想遺毒的無腦蛆蟲已經是少數。但也是因為澳洲自古工缺多、勞工少，就算排移民的中國人或其他哪裡人再多，也不成甚麼問題。像歐美那種人多工缺少的情況，歧視就更加肆虐無忌諱了。尤其經濟越加不景氣，醬缸蛆更加肆虐，人們會覺得我找不到工或是生活過不好都是他媽的甚麼移民的錯。像法國是將法國白人不想做的低階層的勞務給非洲、中東或其他地區的移工做，然後自己卻又抱怨移民搶了法國人的工作。我不能苛同這種雙重標準。<text:span text:style-name="T3"><text:line-break/><text:line-break/></text:span>納粹迫害猶太人，或是日本侵華等行為，固然是壞，但是事過境遷之後，當初被迫害的人邊高喊歷史不可遺忘，背地卻學起那套法西斯迫害招數對待其他更弱勢的族群，更是加倍惡劣。但這就是人類一直以來會的東西，當個無腦醬缸蛆實在太容易了。上級或媒體喊甚麼就跟著喊，要他們想甚麼就跟著想，成天只看查理、聞春、數字週刊、大腸報、片片報或其他類似的，只報聳動八卦不報正經事的東西，這樣的生物還會有甚麼良善的思想嗎？還能感受得到世界的美嗎？像這樣嗑著名為網路或現代多媒體麻藥，做個無腦無心的活死人，不用成天惱怒著為甚麼我生活著的這世界是他媽的如此醜陋不堪，確實是還蠻輕鬆的。<text:span text:style-name="T3"><text:line-break/><text:line-break/></text:span>但我一直沒辦法踏進他們活著的卡通似的花花世界之中。我也不確定直到今天仍抱著那尚存的一點自我沉重地活著，究竟是件好事還是壞事。</text:p>
      <text:p text:style-name="P1"><text:span text:style-name="T1">陳真</text:span><text:s/>  |  2015.01.15 12:06   |   <text:a xlink:type="simple" xlink:href="http://palinfo.habago.org/Entry?Command=Information_PrintForum&amp;iPage=336#FORUM33587"><text:span text:style-name="T2">#</text:span></text:a></text:p>
      <text:p text:style-name="P3">你只要打入比方說<text:span text:style-name="T3"><text:s/>"</text:span>歧視華人的漫畫<text:span text:style-name="T3">"</text:span>，就會跑出一大堆。這樣一種充滿偏見與羞辱的漫畫，叫做言論自由？現在還有人敢為這樣一種<text:span text:style-name="T3"><text:s/>"</text:span>抹黑人的自由<text:span text:style-name="T3">" </text:span>辯護嗎？<text:span text:style-name="T3"><text:line-break/><text:line-break/>http://d.skykiwi.com/wiki/view/100952<text:line-break/><text:line-break/>http://goo.gl/Lz9j1c<text:line-break/><text:line-break/>http://d.skykiwi.com/wiki/view/100944<text:line-break/><text:line-break/>http://goo.gl/ZiAZgu<text:line-break/><text:line-break/>http://goo.gl/YFv0OS<text:line-break/><text:line-break/></text:span>各位大多是華人，請問你看完這些漫畫，覺得很幽默很好笑，還是覺得很惡劣很可恨？<text:span text:style-name="T3"><text:line-break/><text:line-break/></text:span>各位不妨捫心自問，將心比心，想一想什麼叫言論自由。<text:span text:style-name="T3"><text:line-break/><text:line-break/></text:span>言論自由是保障弱勢聲音的生存空間，而不是強勢主流為所欲為傷害弱者的武器。</text:p>
      <text:p text:style-name="P1"><text:span text:style-name="T1">陳真</text:span><text:s/>  |  2015.01.15 11:41   |   <text:a xlink:type="simple" xlink:href="http://palinfo.habago.org/Entry?Command=Information_PrintForum&amp;iPage=336#FORUM33586"><text:span text:style-name="T2">#</text:span></text:a></text:p>
      <text:p text:style-name="P2">我不相信有人看過這家周刊長期以來那麼多漫畫之後會覺得很幽默，應該只會覺得鄙俗低級不堪。低級當然也是一種自由，可當自以為幽默的低級侵犯他人時，那就不是一種自由，而是一種挑釁，一種羞辱，一種抹黑，一種仇視與敵意，一種糟蹋，一種宣戰。<text:span text:style-name="T3"><text:line-break/><text:line-break/></text:span>居於優勢主流位置者，如果堅持要繼續這樣惡搞他人所珍視的價值與信仰，毫無疑問將會招來更大的報復，而這些報復又將會反過來帶給弱勢一方更大的污名化效果，承受遠比現在更多的痛苦、折磨、羞辱與屠殺。然而受益者是誰呢？就是那些在背後數鈔票的軍火商及政客和相關主流媒體，他們唯恐天下不亂，越亂越有商機。<text:span text:style-name="T3"><text:line-break/><text:line-break/></text:span>這本爛雜誌，原本搖搖欲墜，一期頂多只賣兩三萬本，現在卻已擴大發行到六百萬本，商機無限。這樣一種嗜血敗德的商機，只會帶來更多殺機，進而在雙方彼此之間製造更多無辜的受害者。<text:span text:style-name="T3"><text:line-break/><text:line-break/></text:span>這樣一種<text:span text:style-name="T3"><text:s/>"</text:span>儘情糟蹋人<text:span text:style-name="T3">"</text:span>、<text:span text:style-name="T3">"</text:span>儘情羞辱侵犯他人所珍視的信仰與情感<text:span text:style-name="T3">" </text:span>的冒牌自由，究竟有何正面意義可言？過往歲月，不管是華人或猶太人都長期遭遇過類似的對待，主流一方或強勢族群儘情羞辱之，講起華人就是個個長得像猴子，中文總是變成一種可笑低能的怪聲怪調，講起猶太人就是一副貪婪嘴臉，講起黑人就是彷彿什麼低等動物。這樣一些傷害與侵略，叫做幹它<text:span text:style-name="T3">x</text:span>的什麼言論自由嗎？<text:span text:style-name="T3"><text:line-break/><text:line-break/></text:span>這裏有一些圖片：<text:span text:style-name="T3"><text:line-break/><text:line-break/>http://goo.gl/EohgPt<text:line-break/><text:line-break/>http://udn.com/news/story/7533/643601<text:line-break/><text:line-break/></text:span>陳真<text:span text:style-name="T3"><text:line-break/>===================<text:line-break/></text:span>要讓世界笑<text:span text:style-name="T3"><text:s/></text:span>查理特刊嗆恐怖分子魯蛇<text:span text:style-name="T3"> <text:line-break/><text:line-break/></text:span>中央社<text:span text:style-name="T3"><text:s/>2015-01-14 <text:line-break/><text:line-break/></text:span>（中央社巴黎<text:span text:style-name="T3">13</text:span>日綜合外電報導）巴黎諷刺性刊物「查理週刊」倖存員工今天公布聚焦伊斯蘭教先知穆罕默德的特刊，繼續百無禁忌嘲諷，要讀者笑而非哀傷，還說上週犯下辦公室屠殺的恐怖分子「毫無幽默感」。<text:span text:style-name="T3"><text:line-break/><text:line-break/></text:span>儘管悲劇導致許多撰稿人和漫畫家喪命，新刊仍不改一貫的辛辣幽默，漫畫家說，雜誌主要目標不是讓讀者哀悼，「而是要讓人們笑」。<text:span text:style-name="T3"><text:line-break/><text:line-break/></text:span>週刊的最後一頁繪製<text:span text:style-name="T3">1</text:span>幅諷刺漫畫，其中伊斯蘭主義恐怖分子抵達天堂後詢問：「那<text:span text:style-name="T3">70</text:span>個處女在哪裡？」他們得到的答案是：「魯蛇<text:span text:style-name="T3">(loser)</text:span>，他們跟查理週刊團隊在一起。」<text:span text:style-name="T3"><text:line-break/><text:line-break/></text:span>激進伊斯蘭主義戰士相信，如果聖戰士為聖戰犧牲，真主將會賞賜<text:span text:style-name="T3">70</text:span>名處女。<text:span text:style-name="T3"><text:line-break/><text:line-break/>===========<text:line-break/></text:span>伊斯蘭國家批挑釁《查理》仍熱銷<text:span text:style-name="T3"><text:line-break/><text:line-break/>2015-01-15<text:line-break/></text:span>自由爛報<text:span text:style-name="T3"><text:line-break/><text:line-break/></text:span>首波七十萬份售罄<text:span text:style-name="T3"><text:s/></text:span>加印到五百萬份<text:span text:style-name="T3"><text:line-break/><text:line-break/></text:span>〔駐歐洲特派記者胡蕙寧、編譯顧佳欣／綜合報導〕遭到屠殺式攻擊的法國《查理週刊》，最新一期「倖存者」特刊十四日在巴黎上架，首波七十萬份在短短數小時內宣告售罄，原本三百萬份的印刷量一舉加碼到五百萬份。總編輯比亞爾（<text:span text:style-name="T3">Gerard Biard</text:span>）表示，本期重刊罹難同事的舊作，要讓他們「一如既往地出現」，以對槍手展現「（你們）沒殺掉任何人」。<text:span text:style-name="T3"><text:line-break/><text:line-break/></text:span>慘遭恐怖份子血洗的《查理週刊》，十四日推出「倖存者」特刊，在法國各地銷售一空。圖為巴黎書店前的排隊人潮，買到的人開心地向媒體展示。（法新社）<text:span text:style-name="T3"><text:line-break/><text:line-break/></text:span>儘管天氣濕冷，夜半時分，書報攤前仍湧現排隊人潮，巴黎一家報攤老闆表示，手上的四五○份在十五分鐘內全賣光，前所未見。不少不甘心的民眾預約明、後天來取，失望而歸的波尼法說︰「這期特刊是種象徵，代表了他們的堅持，他們在恐怖威脅面前沒有妥協。」民眾蘇羅說，他從沒買過、也不喜歡這本週刊，這次會掏錢，就是為了支持言論自由。<text:span text:style-name="T3"><text:line-break/></text:span>翻成十六種語言<text:span text:style-name="T3"><text:s/></text:span>喊價到五十七萬<text:span text:style-name="T3"><text:line-break/><text:line-break/></text:span>《查理週刊》通常發行量約六萬份，本期特刊除印刷量創新高，更有三十萬份銷往二十五國，並翻譯成十六種語言；這期發行的所有收入，將直接進入《查理週刊》，對其困窘財政大有助益。原本三歐元（約新台幣一一二元）的特刊，在拍賣網站<text:span text:style-name="T3">eBay</text:span>上更叫價到一萬五千歐元（約台幣五十七萬元）。<text:span text:style-name="T3"><text:line-break/><text:line-break/></text:span>特刊跨頁漫畫則是百萬人與各國元首齊聚凱旋門下遊行。而在慘案中倖存的漫畫家瑞斯，畫下屠殺時的情景，並寫下：「培養一名《查理週刊》漫畫家要花費二十五年，成為一名恐怖份子只要二十五秒。」<text:span text:style-name="T3"><text:line-break/><text:line-break/></text:span>還有漫畫描繪據稱為聖戰犧牲的聖戰士可獲得處理獎勵，他們到了天堂後詢問︰「那七十個處女在哪裡？」雲朵後方回覆：「魯蛇（<text:span text:style-name="T3">losers</text:span>），他們跟《查理週刊》團隊在一起！」<text:span text:style-name="T3"><text:line-break/><text:line-break/></text:span>「阿拉伯半島開打組織」十四日出面承擔《查理週刊》恐攻責任，但特刊仍引發伊斯蘭國家激烈反彈，包括伊朗、埃及、沙烏地阿拉伯等國的宗教領袖都出言譴責，這是對穆斯林的侮辱、挑釁，只會掀起新一波仇恨。<text:span text:style-name="T3"><text:line-break/><text:line-break/></text:span>在土耳其，原計畫出版全部特刊的中間偏左《共和報》（<text:span text:style-name="T3">Cumhuriyet</text:span>），因安全考量，將只刊印部分內容。土國法院則下令禁止網站刊登週刊內容。阿爾及利亞報紙《黎明日報》刊出反諷漫畫：一名男子手持「我是查理」牌子，旁邊則是坦克在巴勒斯坦、伊拉克等地鎮壓。<text:span text:style-name="T3"><text:line-break/><text:line-break/></text:span>法國多個穆斯林組織也發表聯合聲明，呼籲穆斯林保持冷靜，在尊重言論自由的同時，避免做出有違尊嚴的情緒反應。然而，與此同時，法國官方指出，針對維護或讚揚恐怖主義者，已逮捕五十四人；在臉書把「查理」與闖猶太超市槍手「庫里巴利」合併、稱感覺自己很像「查理‧庫里巴利」的知名喜劇演員迪東涅也遭逮捕。</text:p>
      <text:p text:style-name="P1"><text:span text:style-name="T1">陳真</text:span><text:s/>  |  2015.01.15 09:18   |   <text:a xlink:type="simple" xlink:href="http://palinfo.habago.org/Entry?Command=Information_PrintForum&amp;iPage=336#FORUM33585"><text:span text:style-name="T2">#</text:span></text:a></text:p>
      <text:p text:style-name="P3">媽的，才剛在說，這混蛋又來留言指點了，這回是教我要學會以正面方式看待人性。媽咧個逼。以後這位先生或小姐或小朋友的留言，我們就一概刪除。</text:p>
      <text:p text:style-name="P4"/>
      <text:p text:style-name="P1"><text:span text:style-name="T1">陳真</text:span><text:s/>  |  2015.01.15 09:14   |   <text:a xlink:type="simple" xlink:href="http://palinfo.habago.org/Entry?Command=Information_PrintForum&amp;iPage=337#FORUM33584"><text:span text:style-name="T2">#</text:span></text:a></text:p>
      <text:p text:style-name="P3"><text:span text:style-name="T3">(</text:span>續<text:span text:style-name="T3">)<text:line-break/><text:line-break/></text:span>我在前兩則留言中提到：<text:span text:style-name="T3"><text:line-break/><text:line-break/>-----------<text:line-break/></text:span>詩經小雅有詩云：<text:span text:style-name="T3"><text:line-break/><text:line-break/>"</text:span>昔我往矣，楊柳依依；今我來思，雨雪霏霏。行道遲遲，載渴載飢。我心傷悲，莫知我哀！<text:span text:style-name="T3"><text:s/>"<text:line-break/><text:line-break/></text:span>描寫一位離鄉遠行，修道歸來或征戰歸來的文人也好，戰士也罷，早年離鄉時，家鄉一片美麗好風光，楊柳依依，迎風搖晃，如今大雪紛飛，寸草不生。我身心俱疲，步履蹣跚，又饑又渴，更止不住心裏的悲傷，何人能理解。<text:span text:style-name="T3"><text:line-break/><text:line-break/>-----------------<text:line-break/><text:line-break/></text:span>然後，有一位不知是誰、但已屢次犯規的<text:span text:style-name="T3"><text:s/>"</text:span>人<text:span text:style-name="T3">"(</text:span>的<text:span text:style-name="T3"><text:s/>"</text:span>符號<text:span text:style-name="T3">" </text:span>才對<text:span text:style-name="T3">)</text:span>，跳出來回應我的詩經，引了蘇東坡的一首詩，什麼無晴也無雨凡事不動心的，然後說這境界多高深，大夥都很難做到。<text:span text:style-name="T3"><text:line-break/><text:line-break/></text:span>這在是他媽的什麼情況？現在是在作文比賽嗎？還是在比賽誰的生命境界高深？你要描繪你個人的什麼思緒或人生感受，儘管去描繪抒發，但這種東西不應該拿來回應，不應該拿來當成什麼口號或業績競賽的具體成績那樣去理解，進而指點他人。<text:span text:style-name="T3"><text:line-break/><text:line-break/></text:span>憑什麼做這樣敗德的事？難道人會變成神？所以可以像神一樣對著一個活生生的人教導他應該有何種情緒才正確，應該有何種表達方式才顯得境界高深，應該有何種生命價值的展現才是一番境界？<text:span text:style-name="T3"><text:line-break/><text:line-break/></text:span>媽的，現在是在作文比賽嗎？大家吃飽太閒來巴勒網耍嘴皮嗎？更何況這樣一種對人指指點點的作文比賽連作者是誰也不知道。<text:span text:style-name="T3"><text:line-break/><text:line-break/></text:span>巴勒網不是公共廁所的塗鴉牆，不是讓人來這裏拉屎拉尿的，自言自語自慰打手槍沒關係，但不要噴到別人。<text:span text:style-name="T3"><text:line-break/><text:line-break/></text:span>我發現違規者往往是同樣那幾位。如果你沒法管住自己的嘴巴分寸，何不乾脆閉嘴或轉台？到其它一些可以讓你儘情拉屎拉尿的地方去。再說，如果你始終沒有什麼重要的話非說不可，何不閉嘴？</text:p>
      <text:p text:style-name="P1"><text:span text:style-name="T1">朝聖</text:span><text:s/>  |  2015.01.15 02:51   |   <text:a xlink:type="simple" xlink:href="http://palinfo.habago.org/Entry?Command=Information_PrintForum&amp;iPage=337#FORUM33582"><text:span text:style-name="T2">#</text:span></text:a></text:p>
      <text:p text:style-name="P2">刪去的蘇詞我有看到，對刪去沒意見<text:span text:style-name="T3"><text:line-break/></text:span>但這段詞讓我想到<text:span text:style-name="T3">---</text:span>此心安處是吾鄉<text:span text:style-name="T3">...<text:line-break/><text:line-break/>"</text:span>如今妳已回到家，不需再鄉愁<text:span text:style-name="T3">"<text:line-break/></text:span>這句子是我幾年前寫的，為悼念一個重要的人<text:span text:style-name="T3"><text:line-break/><text:line-break/></text:span>人來人往，我也確信血肉才是生活的重量<text:span text:style-name="T3"><text:line-break/></text:span>好似陳真醫師不斷絮絮叨唸的<text:span text:style-name="T3"><text:line-break/><text:line-break/></text:span>不免想到一段話，沈從文的話<text:span text:style-name="T3"><text:line-break/>""</text:span>一切充滿了善，<text:span text:style-name="T3"><text:line-break/></text:span>然而到處是不湊巧，<text:span text:style-name="T3"><text:line-break/></text:span>因之樸素的善終難免產生悲劇。<text:span text:style-name="T3"><text:line-break/></text:span>故事中充滿了五月中的斜風細雨，<text:span text:style-name="T3"><text:line-break/></text:span>以及那點六月中夏雨欲來時<text:span text:style-name="T3"><text:line-break/></text:span>悶人的熱和悶熱中的寂寞。<text:span text:style-name="T3">""<text:line-break/><text:line-break/></text:span>回看己身<text:span text:style-name="T3"><text:line-break/></text:span>叮拎啷噹</text:p>
      <text:p text:style-name="P1"><text:span text:style-name="T1">陳真</text:span><text:s/>  |  2015.01.15 01:57   |   <text:a xlink:type="simple" xlink:href="http://palinfo.habago.org/Entry?Command=Information_PrintForum&amp;iPage=337#FORUM33581"><text:span text:style-name="T2">#</text:span></text:a></text:p>
      <text:p text:style-name="P3">又刪掉了一則留言，是一首蘇東坡的詩；有位留言者拿它來說教。重點是，我不知道留言者是<text:span text:style-name="T3"><text:s/>"</text:span>誰<text:span text:style-name="T3">"</text:span>，文字背後並沒有<text:span text:style-name="T3"><text:s/>"</text:span>人<text:span text:style-name="T3">" </text:span>的存在，沒有任何血肉，純粹一個空洞符號。一個空洞符號豈有資格講些什麼高妙偉大的道德訓詞，以此來給大家訓話，這也未免太輕薄太蒼白了。<text:span text:style-name="T3"><text:line-break/><text:line-break/></text:span>俗難耐，蒼白更難耐。人可以壞，但不要輕薄，不要空洞，不要蒼白。我實在非常不願意去鼓勵或以任何形式支持這樣一種去血肉、去溫度的空洞蒼白現象；我沒那麼後現代。<text:span text:style-name="T3"><text:line-break/><text:line-break/></text:span>刪它並非因為這則留言明顯違反天條，刪它只是為了言論管制。管制是出於一個重要原因就是，我希望這版面不要造太多孽。<text:span text:style-name="T3"><text:line-break/><text:line-break/></text:span>古代醫學倫理守則第一條<text:span text:style-name="T3">(</text:span>我也只記得這一條<text:span text:style-name="T3">)</text:span>：<text:span text:style-name="T3">First, do no harm. </text:span>簡單說：做為一個醫生，我可以什麼忙也沒能幫上，但我可一點都不想害人。<text:span text:style-name="T3"><text:line-break/><text:line-break/></text:span>我始終傾向從<text:span text:style-name="T3"><text:s/>"</text:span>負面<text:span text:style-name="T3">" </text:span>眼光看待事物，在我看來，這就是一種宗教眼光。簡單說，我不知道神是什麼，但我知道什麼<text:span text:style-name="T3"><text:s/>"</text:span>不是<text:span text:style-name="T3">"</text:span>。同理，我不知道啥是道德，但我知道什麼是敗德。我也不知道健康究竟長得怎麼樣，但我知道什麼是病。<text:span text:style-name="T3"><text:line-break/><text:line-break/></text:span>同理，我並不一定能做道德之事，但我只求至少能少一點敗德。我不敢企求有益於人，但我只求盡量對人無害。我是這麼看待<text:span text:style-name="T3"><text:s/>"First, do no harm" </text:span>這句話。<text:span text:style-name="T3"><text:line-break/><text:line-break/></text:span>害人很容易，想要<text:span text:style-name="T3"><text:s/>"</text:span>無害<text:span text:style-name="T3">" </text:span>卻很難。<text:span text:style-name="T3"><text:line-break/><text:line-break/></text:span>文字、思想和知識是很可怕的東西，使人輕薄短小，使人蒼白，使人跌倒。但生命就住在語言之屋，一種精神家園，總不可能不思不想，不言不語，無想無念。重點是：我配不配得上我的文字或思想？如果配不上，文字與思想便只是顯得可恥。<text:span text:style-name="T3"><text:line-break/><text:line-break/></text:span>究竟配得上配不上，各人自己心裏最清楚，旁人無從置喙；各人造業總得自己了。但我知道，空洞符號是完全沒有資格對一個有血有肉的人講什麼漂亮話的。人們連你是男是女是老是少都不知道，一個匿名者怎麼還好意思引用一些什麼偉大的詩句來訓勉他人？這種當代網路社會所習以為常的現象，對我這種老式人物來說，太病態，太蒼白，太褻瀆神明了。<text:span text:style-name="T3"><text:line-break/><text:line-break/>Chomsky </text:span>大概是目前地球上知識、思想與理性最為發達的一個人，其言論極少感性與宗教成份，但他卻曾說過一段非常<text:span text:style-name="T3"><text:s/>"</text:span>齊克果<text:span text:style-name="T3">"</text:span>、非常存在主義、非常<text:span text:style-name="T3"><text:s/>"</text:span>聖經<text:span text:style-name="T3">" </text:span>的話。他說，一個知識人，在種種議論與分析中，人性的溫度和生命的重量也將一點一滴地受到傷害與流失。套句沈從文的說法，生命將<text:span text:style-name="T3"><text:s/>"</text:span>越說越遠<text:span text:style-name="T3">"</text:span>，越說越蒼白。<text:span text:style-name="T3"><text:line-break/><text:line-break/></text:span>維根斯坦曾有句謎一般的說法，這說法在我看來其實一點謎的感覺也沒有，不但極其淺顯，而且恰恰就是最典型的維根斯坦思維。他是這麼說的：<text:span text:style-name="T3">"</text:span>唯有已經回到家的人，才有可能說出真理。<text:span text:style-name="T3">"<text:line-break/><text:line-break/></text:span>如果他所謂的真理只是一種事實性或客觀性的知識，那麼，管你是不是回到家，照樣能正確作答。我不需要成為一個好人也能正確回答三加五等於八。但是，如果真理指的是一種齊克果所說的<text:span text:style-name="T3"><text:s/>"</text:span>主觀性<text:span text:style-name="T3">"</text:span>，亦即<text:span text:style-name="T3"><text:s/>"</text:span>我<text:span text:style-name="T3">" </text:span>怎麼看這世界，那麼，一己生命就得配得上語言才行，否則無異放屁。在我看來，世上一切敗德的總和全部加起來，都還比不上這樣一種蒼白罪行。<text:span text:style-name="T3"><text:line-break/><text:line-break/></text:span>我不敢對任何人的生命有任何一絲指點，我只是指點那些<text:span text:style-name="T3"><text:s/>"</text:span>非生命<text:span text:style-name="T3">"</text:span>，那些純粹以空洞符號存在於網路世界、神不知鬼不覺的<text:span text:style-name="T3"><text:s/>"</text:span>人<text:span text:style-name="T3">"</text:span>。這樣的人當然不是人，它只是一個根本連結不上任何血肉的符號。<text:span text:style-name="T3"><text:line-break/><text:line-break/></text:span>現代網路世界多了一種自由就是放棄血肉，成為符號的自由。我沒法干涉這樣一種自由。但一個人，如果他不願承擔血肉的代價，那他其實也就沒有任何發言權了。<text:span text:style-name="T3"><text:line-break/><text:line-break/></text:span>他當然還是有發言的自由，但他的發言其實就像廁所牆上那些亂七八糟的塗鴉一樣，毫無意義。難道你會對著廁所牆上的塗鴉所展現的真理與勇氣感到欽佩？當然不可能。因為那是一種無主留言，無法理解，也不具任何意義。塗鴉當然也是一種自由，但卻是一種毫無意義的自由。<text:span text:style-name="T3"><text:line-break/><text:line-break/></text:span>大家要怎麼匿名，我沒意見，這是一種言論自由。但你若是那麼喜歡展現道美姿，那最好就請你告訴大家你是誰，否則你的發言有何意義可言？<text:span text:style-name="T3"><text:line-break/><text:line-break/></text:span>不想告訴大家當然也可以，這依然是一種言論自由。可是，假若你不但展現道德美姿，卻還進一步拿來訓話，那我就非刪不可了。我不想以任何形式去鼓勵或支持或配合這樣一種空洞蒼白的敗德現象。<text:span text:style-name="T3"><text:line-break/><text:line-break/></text:span>另外，我還想說，當我們批評某種人事物或某個現象時，意味著我們必須跟對方不一樣或是至少勝過對方，否則這樣的批評有何意義可言？只不過是吃飽太閒陪大家灑口水不是嗎？<text:span text:style-name="T3"><text:line-break/><text:line-break/></text:span>巴勒網若無法使人憤怒，至少它也絕不願意成為一個讓人發洩、消消氣的地方。當話語配不上生命，話語就只是一灘口水，毫無意義。如果巴勒網是這樣一個讓人灑口水的地方，那它和那些萬蛆鑽動的卑劣之地有何兩樣？<text:span text:style-name="T3"><text:line-break/><text:line-break/></text:span>如果你聽了這一堆有關話語與生命的關係及言論自由的分寸，聽得一頭霧水，那就只需記住幾句話便可。<text:span text:style-name="T3"><text:line-break/><text:line-break/>1. </text:span>你可以隱匿身份，這是你的自由；但自由和責任是一體的。你若不願為自己的言論承擔任何責任，那你就應該盡量限縮自己的發言內容在一種無須負責任的範圍內。<text:span text:style-name="T3"><text:line-break/><text:line-break/>2. </text:span>不管你是否隱匿身份，任何人都可以發表你所相信的任何主觀真理，但這只能是一種自言自語，而不要拿來對任何特定個人進行訓話或勉勵，不管你是懷著好意或惡意都一樣絕對禁止，因為你不是上帝，你沒有資格公開對著一個活生生的<text:span text:style-name="T3"><text:s/>"</text:span>人<text:span text:style-name="T3">" </text:span>指指點點。這是基本天條。<text:span text:style-name="T3"><text:line-break/><text:line-break/>3. </text:span>對於任何人所提出之可供討論的想法或資料，若有異議，不管你如何猛烈批評，都很歡迎，根本不用怕得罪。批評一個人的想法有誤或對之不敢茍同，有什麼好得罪？難道因為對方是朋友，黑的就會變白？爛片就會變成藝術片？三加五就會變成九？</text:p>
      <text:p text:style-name="P1"><text:span text:style-name="T1">陳真</text:span><text:s/>  |  2015.01.14 12:13   |   <text:a xlink:type="simple" xlink:href="http://palinfo.habago.org/Entry?Command=Information_PrintForum&amp;iPage=337#FORUM33579"><text:span text:style-name="T2">#</text:span></text:a></text:p>
      <text:p text:style-name="P2">雖然看什麼網站純屬個人自由，但我實在不能理解，為什麼有人會想要去看一些蛆類生物出沒毫無意義毫無營養的東西，而且似乎常常看，每天看，然後看完之後說好臭好爛好卑鄙。那不是很奇怪嗎？就好像怎麼會有人每天跑去公廁看牆上塗鴉，每天看完之後說好髒好臭，然後還是天天看。骯髒的東西就離遠一點，怎麼還要天天接觸，而且自己接觸還不夠，還要把別人推下海，扯入骯髒之地？<text:span text:style-name="T3"><text:line-break/><text:line-break/></text:span>因此，我刪了一則留言。我不希望跟那些骯髒的蛆類生物聚集地有任何牽扯或幫他們打廣告。一個人把心思和時間花在咀嚼蛆的糞便是很怪異的一件事。這版面也會盡量減少這類政治口水式的留言。</text:p>
      <text:p text:style-name="P1"><text:span text:style-name="T1">書熙</text:span><text:s/>  |  2015.01.14 11:57   |   <text:a xlink:type="simple" xlink:href="http://palinfo.habago.org/Entry?Command=Information_PrintForum&amp;iPage=337#FORUM33578"><text:span text:style-name="T2">#</text:span></text:a></text:p>
      <text:p text:style-name="P3">扭曲史實的政客令人作噁。<text:span text:style-name="T3"><text:line-break/></text:span>對比家永三郎先生雖是日本人，但因不容南京屠殺與慰安婦史實被扭曲，甚至不惜與日本教育部摃上，至死前都還官司緾身，就讓人感嘆。</text:p>
      <text:p text:style-name="P1"><text:span text:style-name="T1">陳真</text:span><text:s/>  |  2015.01.14 10:59   |   <text:a xlink:type="simple" xlink:href="http://palinfo.habago.org/Entry?Command=Information_PrintForum&amp;iPage=337#FORUM33576"><text:span text:style-name="T2">#</text:span></text:a></text:p>
      <text:p text:style-name="P2">抹黑、挑撥族群仇恨的自由被無限擴張，但說出事實的基本自由卻被壓縮到連我也<text:span text:style-name="T3"><text:s/>"</text:span>不敢<text:span text:style-name="T3">" </text:span>講的地步。<text:span text:style-name="T3"><text:line-break/><text:line-break/></text:span>我其實不是不敢，而是不願，不值得。我不願意再為台灣這樣一個社會付出什麼代價，不值得。世界這麼大，我這條小命就算不想要了，也不值得浪費在這樣一個敗德社會、這樣一些小人物身上。<text:span text:style-name="T3"><text:line-break/><text:line-break/></text:span>我所謂說出事實，比方說當你看到一些烏七媽黑的鳥人政客，居然在反黑金、護民主，你就是沒辦法說出事實或表達訝異，因為你若膽敢這樣說，你或你的家人都會有人身安全上的危險。<text:span text:style-name="T3"><text:line-break/><text:line-break/></text:span>也許你不會相信，也許你會說怎麼可能？這裏那裏不都是咱台灣郎的民主聖地嗎？人家不是光鮮燦爛一片雪白，雪白得像個白雪王子白雪公主嗎？但我也只敢說：信不信由你，我畢竟又不是第一天出來混的。<text:span text:style-name="T3"><text:line-break/><text:line-break/></text:span>詩經小雅有詩云：<text:span text:style-name="T3"><text:line-break/><text:line-break/>"</text:span>昔我往矣，楊柳依依；今我來思，雨雪霏霏。行道遲遲，載渴載飢。我心傷悲，莫知我哀！<text:span text:style-name="T3"><text:s/>" <text:line-break/><text:line-break/></text:span>描寫一位離鄉遠行，修道歸來或征戰歸來的文人也好，戰士也罷，早年離鄉時，家鄉一片美麗好風光，楊柳依依，迎風搖晃，如今大雪紛飛，寸草不生。我身心俱疲，步履蹣跚，又饑又渴，更止不住心裏的悲傷，何人能理解。</text:p>
      <text:p text:style-name="P1"><text:span text:style-name="T1">陳真</text:span><text:s/>  |  2015.01.14 10:03   |   <text:a xlink:type="simple" xlink:href="http://palinfo.habago.org/Entry?Command=Information_PrintForum&amp;iPage=337#FORUM33575"><text:span text:style-name="T2">#</text:span></text:a></text:p>
      <text:p text:style-name="P3">應該差不多是<text:span text:style-name="T3">2001</text:span>年左右，也是透過漫畫，一個日本混蛋漫畫家，出版一本政治漫畫，引述奇美電子老闆許文龍所言，把慰安婦描寫成亞洲婦女爭相<text:span text:style-name="T3"><text:s/>"</text:span>出人頭地<text:span text:style-name="T3">" </text:span>的一種自願從娼行為。一些台灣民間團體提出抗議。我也寫了一些文章批評該言論之惡質扭曲史實。<text:span text:style-name="T3"><text:line-break/><text:line-break/></text:span>這事理當是非清楚，沒什麼好說。但我那時還太過於低估綠營的法西斯本質，真沒想到他們竟然出來聲援捍衛這本低級漫畫，說許老闆和該漫畫所言都是事實，說慰安婦確實是爭相出人頭地的自願行為，數十萬亞洲婦女們自願為日本皇軍提供性服務。<text:span text:style-name="T3"><text:line-break/><text:line-break/></text:span>一開始我很不解，為何要睜眼說瞎話？我後來慢慢能理解，綠營之所以如此胡說八道，無非就是因為反中反華，只要是傷害大陸人的行為都值得讚賞與歌頌；只要能抹黑大陸人就大力支持與宣傳。<text:span text:style-name="T3"><text:line-break/><text:line-break/></text:span>更讓我訝異的是，一些綠營的大老，原本是我非常尊敬的人，他們不但附和日本鬼子對於慰安婦的謊言與抹黑，甚至還集資印刷，擴大發行、免費贈送這本無恥漫畫。<text:span text:style-name="T3"><text:line-break/><text:line-break/></text:span>這樣還不夠，這些與我原本私交甚篤的綠營大老們<text:span text:style-name="T3">(</text:span>顧全其名譽，姑隱其名<text:span text:style-name="T3">)</text:span>，看我努力寫文章批評其惡行，竟然在課堂上，在會議中，在私下，在各種場合裏說我<text:span text:style-name="T3"><text:s/>"</text:span>變節<text:span text:style-name="T3">"</text:span>，說我<text:span text:style-name="T3"><text:s/>"</text:span>被國民黨洗腦<text:span text:style-name="T3">"</text:span>，說我<text:span text:style-name="T3"><text:s/>"</text:span>背叛台灣人<text:span text:style-name="T3">"</text:span>等等。至於他們所豢養的那些沒頭沒臉的網路綠蛆們，對我的抹黑與造謠之卑劣與惡質就更不用說了。<text:span text:style-name="T3"><text:line-break/><text:line-break/></text:span>這兩天新聞還有件事，底下新聞也有提到，有一位日本大學教授二十幾年前是朝日新聞的記者，因為報導一位韓國慰安婦的痛苦回憶，二十幾年來不斷遭到人身攻擊與抹黑，包括騷擾他的大學工作，威脅、抹黑、揚言傷害其家人等等；最近決定提出相關控告。<text:span text:style-name="T3"><text:line-break/><text:line-break/></text:span>諸如這樣一種非常惡質化的法西斯惡勢力，在台灣和日本都很常見，兩者都有志一同努力竄改史實，努力洗腦下一代，使之仇視大陸人。只要能傷害、抹黑大陸人，就是愛台灣，就是愛日本。他們的基本心態是這樣。<text:span text:style-name="T3"><text:line-break/><text:line-break/></text:span>我花了幾年的時間，歷經種種不亞於這位日本大學教授的痛苦經歷，方才明白這些過去與我十分友好的朋友們或我原本極為尊敬的前輩們，原來是這樣一種心思。<text:span text:style-name="T3"><text:line-break/><text:line-break/></text:span>我很難再把他們視為同志。我們只是剛好在對抗蔣家王朝的那個年代，因為表面立場的一致而站到同一條線上，骨子裏對於是非善惡美醜的想法和品味其實完全南轅北轍。<text:span text:style-name="T3"><text:line-break/><text:line-break/></text:span>我反對惡事，但我並不敵視族群，就猶如我反美，但我並不敵視美國人。我更不會以傷害無辜者為手段來打擊所謂敵人，更不會整天歪曲事實，造謠抹黑。<text:span text:style-name="T3"><text:line-break/><text:line-break/></text:span>手段對我來說，就是目的本身，我不相信透過卑鄙的手段能達成什麼美麗燦爛的目的。我更不相信，天底下會有什麼偉大的政治目標必須透過毀棄基本人性，傷害基本是非價值才能達成。基本人性與是非價值，理應就是一切目的的總和，豈有透過傷害它來搶奪毫不重要的私人權位之理。<text:span text:style-name="T3"><text:line-break/><text:line-break/></text:span>法西斯是這樣一種東西，就跟發霉一樣，你一個不小心，它就會在陰暗處長出來，逐漸蔓延。你必須不斷擦拭，才能防止它的滋長。但良善價值與基本人性卻剛好相反，稍有一點壓力與誘惑，就很容易萎縮。給你一點好處，或給你一點恐懼壓力，你馬上就會對之視而不見，不當一回事。<text:span text:style-name="T3"><text:line-break/><text:line-break/></text:span>陳真<text:span text:style-name="T3"><text:line-break/>=================<text:line-break/><text:line-break/></text:span>日教科書刪「強擄慰安婦」<text:span text:style-name="T3"><text:line-break/><text:line-break/>2015</text:span>年<text:span text:style-name="T3">1</text:span>月<text:span text:style-name="T3">10</text:span>日<text:span text:style-name="T3"><text:line-break/></text:span>中國時報【黃菁菁╱東京<text:span text:style-name="T3">9</text:span>日電】<text:span text:style-name="T3"><text:line-break/><text:line-break/></text:span>日本教科書出版社「數研出版」去年以「錯誤記載」為由，向文部科學省（文科省）提出申請，要求將高中公民課的「現代社會」和「政治經濟」教科書中，有關「從軍慰安婦」及「強擄」的記載刪除，且已獲文科省批准。今年春天起該出版社發行的教科書，將不再出現強擄慰安婦的內容。<text:span text:style-name="T3"><text:line-break/><text:line-break/></text:span>記者報導強擄遭攻擊<text:span text:style-name="T3"><text:line-break/><text:line-break/></text:span>《朝日新聞》曾刊載已故前日軍吉田清治的證言指出，前日軍曾在南韓強擄慰安婦，但後來被指是吉田做偽證。朝日去年<text:span text:style-name="T3">8</text:span>月為此公開道歉並撤除該報導，日本政府指責朝日破壞國家形象，並極力撇清前日軍與「強擄慰安婦」的關係。<text:span text:style-name="T3"><text:line-break/><text:line-break/></text:span>前朝日新聞記者、札幌北星學園大學特約講師植村隆，<text:span text:style-name="T3">24</text:span>年前曾寫過強擄慰安婦的報導，此後便不斷遭到人身攻擊，連他目前任教的大學都接到威脅信函，家人、友人等也遭網路流言攻擊。</text:p>
      <text:p text:style-name="P1"><text:span text:style-name="T1">周舟</text:span><text:s/>  |  2015.01.14 08:40   |   <text:a xlink:type="simple" xlink:href="http://palinfo.habago.org/Entry?Command=Information_PrintForum&amp;iPage=337#FORUM33574"><text:span text:style-name="T2">#</text:span></text:a></text:p>
      <text:p text:style-name="P2">看到書煕提到臉書上的<text:span text:style-name="T3">"</text:span>護樹<text:span text:style-name="T3">"</text:span>主張<text:span text:style-name="T3">,</text:span>心中頓時有種荒謬感<text:span text:style-name="T3">.<text:line-break/></text:span>為了大巨蛋要移走<text:span text:style-name="T3">33</text:span>棵樹可以被炒作成驚天動地的新聞<text:span text:style-name="T3">,<text:line-break/></text:span>在台南和高雄的砍樹卻是家常便飯<text:span text:style-name="T3">,</text:span>市民直讚那些砍完樹後蓋的龐大建築多美多替城市增光<text:span text:style-name="T3">,</text:span>人單力薄的幾個護樹的志工卻被戴上手銙帶走<text:span text:style-name="T3">.<text:line-break/><text:line-break/></text:span>之前也有朋友對文林苑事件很激動<text:span text:style-name="T3">,</text:span>但一談到南鐵東移案時<text:span text:style-name="T3">,</text:span>又正色說必須考慮到整體交通建設方向<text:span text:style-name="T3">,</text:span>跟文林苑圖利財團是兩回事<text:span text:style-name="T3">.</text:span>至於桃園航空城選前選後的兩樣情<text:span text:style-name="T3">?</text:span>那就更可笑了<text:span text:style-name="T3">,</text:span>媒體大德們也都像得了失憶症<text:span text:style-name="T3">.<text:line-break/><text:line-break/></text:span>我總算被好好上了一課<text:span text:style-name="T3">,</text:span>原來台灣的標準可以這麼南北不一致<text:span text:style-name="T3">.<text:line-break/><text:line-break/></text:span>其實這種莫名其妙的民粹當道和因人而異的浮動標準<text:span text:style-name="T3">,</text:span>不只發生在台灣<text:span text:style-name="T3">,<text:line-break/></text:span>在民主發源地希臘<text:span text:style-name="T3">,</text:span>在其它經濟開始疲軟的先進國家<text:span text:style-name="T3">,</text:span>隱然也成為一種趨勢<text:span text:style-name="T3">,</text:span>只要能說出選民愛聽的話<text:span text:style-name="T3">,</text:span>並且獲得媒體的垂愛<text:span text:style-name="T3">,</text:span>再怎麼荒唐的主張都可以受到歡迎<text:span text:style-name="T3">,</text:span>不容批判<text:span text:style-name="T3">.<text:line-break/><text:line-break/></text:span>和大家分享這篇廖元豪寫的<text:span text:style-name="T3">"</text:span>異哉<text:span text:style-name="T3">,</text:span>所謂言論自由<text:span text:style-name="T3">"<text:line-break/>http://opinion.cw.com.tw/blog/profile/301/article/2285<text:line-break/>"</text:span>要讓一個多元民主的社會維持穩定，依靠的不是肆無忌憚的言論自由，而是靠著不同群體之間的相互體貼與尊重。<text:span text:style-name="T3">"<text:line-break/></text:span>雖是從查理事件談起<text:span text:style-name="T3">,</text:span>但後半段反思到台灣近來言論自由的怪象<text:span text:style-name="T3">,</text:span>以及法律面對政治的屈服<text:span text:style-name="T3">,</text:span>都讓我深自感歎<text:span text:style-name="T3">.</text:span></text:p>
      <text:p text:style-name="P1"><text:span text:style-name="T1">陳真</text:span><text:s/>  |  2015.01.14 02:14   |   <text:a xlink:type="simple" xlink:href="http://palinfo.habago.org/Entry?Command=Information_PrintForum&amp;iPage=337#FORUM33573"><text:span text:style-name="T2">#</text:span></text:a></text:p>
      <text:p text:style-name="P3">世界上這麼多重要狀況，卻講這些小人物的雞毛蒜皮事，無異自我作賤，自貶身價。但很無奈，這些鼻屎大的鳥人鳥事在這鳥人島上卻是每日如雷灌耳的一等大事，每日瘋狂報導、歌頌柯大帥<text:span text:style-name="T3">(</text:span>往往荒腔走板<text:span text:style-name="T3">)</text:span>的一言一行，一概為其種種似乎不知今夕何夕的荒唐言行美化、漂白。完全搞不清狀況就亂怒亂罵亂指示一通，動輒任意輕率發言，好像完全沒有大腦似的。<text:span text:style-name="T3"><text:line-break/><text:line-break/></text:span>例如根本不需要重覆列入財產清單的東西，他也要搞什麼<text:span text:style-name="T3"><text:s/>"</text:span>震怒<text:span text:style-name="T3">" </text:span>清查，作威作福；甚至把理應中立專業的警察業務當成服務業，把警察局長當成服務生，當做奴才當面羞辱。即便是一家私人公司也不該如此對待員工，更何況是權責分層互相協調配合的公家機關。<text:span text:style-name="T3"><text:line-break/><text:line-break/></text:span>所謂小人得志大不幸，便是如此，可謂囂張透了頂，有一種<text:span text:style-name="T3"><text:s/>"</text:span>給恁爸記住、給恁爸聽著、給恁爸出來、給恁爸如何如何<text:span text:style-name="T3">"</text:span>的荒唐囂張。難道這是民國初年軍閥割據的年代？<text:span text:style-name="T3"><text:line-break/><text:line-break/></text:span>你能不能想像，今天如果是藍營的政治人物如此瘋狂囂張且無腦，後果將會如何？這年頭，只要顏色對了，只要是主流，不管你怎麼荒唐惡劣可笑都無所謂，照樣捧上天。連不知道民國幾年所拍攝的一張坐著機車被人載的照片也能熱炒好長一陣子，謂之樸實親民。<text:span text:style-name="T3"><text:line-break/><text:line-break/></text:span>我相信很多人跟我們一樣，每天擠公車擠區間車擠火車，連個捷運也沒有，老是滿身大汗揹著大包小包在險象環生的大馬路邊追著公車跑，往往一等就是半小時；或者老是在一片混亂的街頭，或深夜，或正午，冒著酷熱嚴寒與生命危險痛苦地騎機車。<text:span text:style-name="T3"><text:line-break/><text:line-break/></text:span>這樣一些尋常生活，事實上根本就不屬於像柯大帥等等這樣一些有錢人的生活，但卻偏要以此吃咱臭豆腐，藉以標榜其樸實，實在是媽咧個逼。<text:span text:style-name="T3"><text:line-break/><text:line-break/></text:span>這位柯大帥，明明住的是一點幾億的豪宅，卻硬要裝得好像很窮似的。我們四年前才生平首次買房，我每天就窩在可迴旋空間連一坪都不到的儲藏室當<text:span text:style-name="T3"><text:s/>"</text:span>書房<text:span text:style-name="T3">" </text:span>裏讀書寫書，整棟房屋總價僅僅柯大帥一點幾億豪宅的小數點第二位，連一千萬都不到，分二十年償還，卻幾乎要把我們給壓垮；憑什麼一點幾億的豪宅硬要說成像什麼貧民住宅似的。<text:span text:style-name="T3"><text:line-break/><text:line-break/></text:span>我不是要談階級問題，也不是要鼓吹顏回一簞食一瓢飲的守貧精神，我只是要說媽的睜眼說瞎話也該有個起碼的譜。<text:span text:style-name="T3"><text:line-break/><text:line-break/></text:span>前幾天在醫院看診時，醫院大廳突然傳來一些騷動聲。我剛好抽空要上廁所，順便路過探個究竟，看看是發生什麼事。看到大廳電視機底下簇擁著一堆候診病患與家屬，個個欣喜熱烈地看著電視上正在報導柯大帥在小學生上課時間視察，受到小學生的瘋狂歡迎。<text:span text:style-name="T3"><text:line-break/><text:line-break/></text:span>當時圍觀電視者也有一兩名醫護同事，與我眼神交會之際，我趕緊藉尿遁，迅速閃過，免得萬一他們也要跟我一同分享喜悅讚嘆以及對於柯大帥的仰慕，那就很尷尬了。<text:span text:style-name="T3"><text:line-break/><text:line-break/></text:span>我並不是說大帥等級的人物必然一無是處；事實上，也許這類人士也能做出一番成績我倒也不敢說絕不可能。我只是要說，大帥們的行事作風與心態極不可測且難以控制，因為他把自己當陛下了，跟現代文明社會其實是背道而馳的。<text:span text:style-name="T3"><text:line-break/><text:line-break/></text:span>至於底下這位唐先生，我對他評價頗高。特別是在這樣一種黃鐘毀棄瓦釜雷鳴的年代，他的一點異議之聲是很可貴的。<text:span text:style-name="T3"><text:line-break/><text:line-break/></text:span>陳真<text:span text:style-name="T3"><text:line-break/>====================<text:line-break/></text:span>市長，您有點囂張<text:span text:style-name="T3"><text:line-break/><text:line-break/></text:span>作者：<text:span text:style-name="T3"><text:s/></text:span>唐湘龍<text:span text:style-name="T3"><text:line-break/><text:line-break/>2015</text:span>年<text:span text:style-name="T3">1</text:span>月<text:span text:style-name="T3">13</text:span>日<text:span text:style-name="T3"><text:line-break/><text:line-break/>(</text:span>市長，您有點囂張<text:span text:style-name="T3">)<text:line-break/><text:line-break/></text:span>柯市長，我是市民。小市民。我碎唸兩件「小事」，請君側耳為我聽。<text:span text:style-name="T3"><text:line-break/><text:line-break/></text:span>我沒投您票。因為選前我講過：連勝文的問題在選前，柯文哲的問題在選後。這是我對兩位的認知。您勝選，狂勝。恭喜。<text:span text:style-name="T3"><text:line-break/><text:line-break/></text:span>民主政治裡，對選民來說，最殘忍的，就是認錯。投錯。選錯。但我衷心希望，我錯。天佑台北市。<text:span text:style-name="T3"><text:line-break/><text:line-break/></text:span>您也許習慣了，像您到小學去視察，說是視察「樂齡學堂」，但那是小孩子上課時間，上課的地方，孩子們瘋狂哈您，您受寵若驚，說「以為只到十五歲，沒想到十五歲以下也有這麼高的支持度」，這也許是事實，但是，肉麻。我知道的不成文規矩，上課時間，像您這種大官是不進校園的。不該。不准。<text:span text:style-name="T3"><text:line-break/><text:line-break/></text:span>上課時間，擾動校園孩子追政治明星，我管你是誰，我只是告訴您：這種場面換成其他政客，早被剝兩層皮了。莫名其妙。<text:span text:style-name="T3"><text:line-break/><text:line-break/></text:span>您知不知道這是「可以預期的掌聲和騷動」？就看您要不要去製造這個騷動和享受這個掌聲。您確定您真的不知道那天上課中的石牌國小會有很熱烈的掌聲，而且，被完整收錄到隨您而到的媒體音源裡？成為所有媒體當天最樂播的政治新聞？<text:span text:style-name="T3"><text:line-break/><text:line-break/></text:span>您有質樸一面。鏡頭前，沒有我看過多數政治人物的假。但假有時是一種含蓄的美。禮貌和分寸都在裡頭。您在掌聲裡向來有一種非常有共鳴、藏都藏不住的爽勁兒。簡單講，掌聲對您的情緒很受用。<text:span text:style-name="T3"><text:line-break/><text:line-break/></text:span>我不期待媒體了。他們追星的味道空前濃。比小學生更濃。幾乎是用包容偶像的熱情在包容您爽過就好的空洞和錯誤。連「三字經」都用罐頭「噹噹噹」集體消音。以往一定「裝模作樣」的社教批判都省掉了。<text:span text:style-name="T3"><text:line-break/><text:line-break/></text:span>台灣媒體的尺，從沒這麼寬過。可以罵街；可以爆粗；每天用頭條新聞否定昨天的頭條新聞。坦白講，這陣子，許多政治人物很瞠目結舌：早知政治人物可以沒啥禁忌這樣幹，都不知道以前的官兒們到底每天在假些什麼？假到連自己都討厭。<text:span text:style-name="T3"><text:line-break/><text:line-break/></text:span>您是素人。我當您是真素。不是「周公恐懼流言日，王莽謙恭下士時」，不是白居易說的「試玉要燒三日滿，辨材須待七年期」，不是那種「留與後人說」的假素，那容我無禮，誰安排那種場子，您就該把誰撤了。<text:span text:style-name="T3"><text:line-break/><text:line-break/></text:span>還一件事兒，容我更不禮貌說一句：<text:span text:style-name="T3"><text:s/></text:span>您有點囂張。雖然我知道，這種嘴皮子上「耍狠」的調子，您的同事都聽習慣了，但在鏡頭前，還是挺有點「中年古惑仔」的味道。<text:span text:style-name="T3"><text:line-break/><text:line-break/></text:span>您父母被查稅，不對嗎？因為他們現在的身份叫「柯爸」、「柯媽」，就自動成了稅官眼中的聖牛？我不知道您能不能聽出您語言裡很深很深的「政治話素」，那話聽起來，像酷吏在對小吏嗆：只要跟我柯ｐ有關的，有看到也裝沒看到。<text:span text:style-name="T3"><text:line-break/><text:line-break/></text:span>不要說有人檢舉。您如果不知今天檢察官、稅官都會「剪報分案」，那實在也太素了一點。這種事，我承認，稅官小吏要查要問，分寸不好抓，一不小心，就是超大頂政治迫害帽子。但您選前說老爸「借」您千萬買房，您夫人選後說選舉補助款要先拿去「還」公婆，我都覺得挺寫實，挺人性的。<text:span text:style-name="T3"><text:line-break/><text:line-break/></text:span>話都您說。您夫人說。沒有人加油添醋。但市井小民一輩子都攢不下來的財富，在您府內不管是借是贈，稅法裡都有規定。借有利息收入要報，贈有贈與稅負要報。稅官小吏管的就是這種拔鵝毛的苦事兒。被拔的鵝，哪隻不叫？「大咖」？包括我，大部份被催、被罰的，連小吏都沒見過哩。公文到，日期紅字標，乖乖就繳了。<text:span text:style-name="T3"><text:line-break/><text:line-break/></text:span>您可能不太注意，當年有一個叫黃任中的，因為被認為逃漏稅，被陳定南「管收」，收到連命都丟了。<text:span text:style-name="T3"><text:line-break/><text:line-break/></text:span>我聽您當著每天一定堆滿您嘴邊的二、三十支麥克風，咬牙切齒說：要國稅局找「大咖」一點的來跟您講。坦白說：這是我黨政新聞跑二十年，直接間接聽過的政治人物練過「肖話」裡，最囂張的一段。<text:span text:style-name="T3"><text:line-break/><text:line-break/></text:span>這和一些不入流的酒駕、違規，大聲嗆小警察：「叫你們局長來見我！」有什麼不一樣？<text:span text:style-name="T3"><text:line-break/><text:line-break/></text:span>是因為柯<text:span text:style-name="T3">P</text:span>？還是因為柯爸？還是因為八十萬張選票？<text:span text:style-name="T3"><text:line-break/><text:line-break/></text:span>您是酷吏？沒關係。冷酷無妨，不要殘酷就好。我不是要講這個。您是白目？沒關係。白目無妨，不要白爛就好。我也不是要講這個。<text:span text:style-name="T3"><text:line-break/></text:span>我講的是「小事」。因為台灣媒體泛濫，卻隻字不提，不評，顯然是「小事」。但我成為勉強是去投給您對手的六十萬之一，就是因為這種「小事」。<text:span text:style-name="T3"><text:line-break/><text:line-break/></text:span>您動輒覺得「政治迫害」。其實，您「迫害政治」的情況越來越嚴重。<text:span text:style-name="T3"><text:line-break/><text:line-break/></text:span>下回再來談大事。我和您一樣，喜歡談大事。一個足以影響這個城市長遠未來的大事。但到目前為止，您只要談大事，都讓人擔心。<text:span text:style-name="T3"><text:line-break/><text:line-break/>=====================<text:line-break/></text:span>父母遭查稅<text:span text:style-name="T3"><text:s/></text:span>柯文哲：請夠大的人解釋<text:span text:style-name="T3"><text:line-break/><text:line-break/>2015-01-13 <text:line-break/><text:line-break/></text:span>聯合報<text:span text:style-name="T3"><text:s/></text:span>記者郭政芬、陳宏睿、曾增勳／連線報導<text:span text:style-name="T3"><text:line-break/><text:line-break/></text:span>柯文哲的雙親八日收到北區國稅局新竹分局函文，要查兩人提供一千萬元給柯購屋有無借據、是否涉及逃稅；柯的雙親兩度到新竹分局說明，強調「並非贈與」。<text:span text:style-name="T3"><text:line-break/><text:line-break/></text:span>財政部北區國稅局長李慶華表示，「這是一件民眾具名檢舉案」，柯的父母借款疑涉贈與稅，國稅局完全依法定程序處理，「程序任何人都一樣」，全案目前還在調查。<text:span text:style-name="T3"><text:line-break/><text:line-break/></text:span>北區國稅局表示，為調查檢舉內容是否屬實，才會通知柯父母，「只是釐清事實，不一定就是有問題」。如果不是贈與就結案，如果是贈與就依法扣繳贈與稅。<text:span text:style-name="T3"><text:line-break/><text:line-break/></text:span>對於父母親遭國稅局查稅，並追查借據，台北市長柯文哲昨怒批「這個國家沒有其他的事情要做是不是？」他四度強調「請國稅局夠大的人出來解釋，根據國稅局的解釋，再來決定自己的回應」。<text:span text:style-name="T3"><text:line-break/><text:line-break/></text:span>柯文哲表示，選舉期間，國稅局去查他過去幾年的稅，已經很惹人反感，現在還要父親到國稅局解釋，這種作法超越社會一般人民忍受的範圍。<text:span text:style-name="T3"><text:line-break/><text:line-break/></text:span>柯文哲強調，政府機關當然可以查，請國稅局出來解釋想法到底是怎樣，他再來決定如何回應；柯還說，國家沒有其他的事情要做是不是，難道我們的國家公務員變得這麼勤勞嗎？</text:p>
      <text:p text:style-name="P1"><text:span text:style-name="T1">書熙</text:span><text:s/>  |  2015.01.14 01:59   |   <text:a xlink:type="simple" xlink:href="http://palinfo.habago.org/Entry?Command=Information_PrintForum&amp;iPage=337#FORUM33572"><text:span text:style-name="T2">#</text:span></text:a></text:p>
      <text:p text:style-name="P2">好幾天前的舊新聞，這幾天看到臉書的朋友轉載取樂，才知道有這件事。覺得柯文哲有時講話蠻好玩的，但這件事我實在笑不出來。<text:span text:style-name="T3"><text:line-break/><text:line-break/></text:span>我的臉書朋友會喊「護樹」，會喊「巴黎的恐攻背後的原因是歐美中心主義對伊斯蘭教的輕視所造成」，但同時也會拿這種關乎生死的事情取樂。<text:span text:style-name="T3"><text:line-break/><text:line-break/></text:span>說關乎生死，他們大概會說我小題大作。<text:span text:style-name="T3"><text:line-break/></text:span>但曾和馬英九握過手，後來去逝的人的家人不知道會有什麼感受<text:span text:style-name="T3">?</text:span>馬英九也失去過親人，他會有什麼感受<text:span text:style-name="T3">?<text:line-break/><text:line-break/></text:span>總覺得有點悲傷，卻無處可發。<text:span text:style-name="T3"><text:line-break/>******************<text:line-break/></text:span>柯：死亡之握與回春之手<text:span text:style-name="T3"><text:s/></text:span>誰厲害<text:span text:style-name="T3"><text:line-break/>http://goo.gl/1Fm5h2</text:span></text:p>
      <text:p text:style-name="P1">Kevin Yu   |  2015.01.13 23:57   |   <text:a xlink:type="simple" xlink:href="http://palinfo.habago.org/Entry?Command=Information_PrintForum&amp;iPage=337#FORUM33571"><text:span text:style-name="T2">#</text:span></text:a></text:p>
      <text:p text:style-name="P5"><text:span text:style-name="T1">大家有興趣</text:span>,<text:span text:style-name="T1">可以逛這幾個臉書</text:span>:<text:line-break/><text:line-break/>https://www.facebook.com/mzeyara?fref=ts<text:line-break/>https://www.facebook.com/imamomarsuleiman?ref=ts&amp;fref=ts<text:line-break/><text:line-break/><text:span text:style-name="T1">這兩位都是穆斯林的意見領袖</text:span>,<text:span text:style-name="T1">在穆斯林社群影響力遠大於狂熱分子</text:span>.<text:line-break/><text:line-break/>https://www.facebook.com/abdullahintw?fref=ts<text:line-break/><text:span text:style-name="T1">台灣穆斯林的粉絲團</text:span><text:line-break/><text:line-break/><text:span text:style-name="T1">我不是穆斯林</text:span>,<text:span text:style-name="T1">但常常關心類似議題</text:span></text:p>
      <text:p text:style-name="P4"/>
      <text:p text:style-name="P1">Kevin Yu   |  2015.01.13 23:42   |   <text:a xlink:type="simple" xlink:href="http://palinfo.habago.org/Entry?Command=Information_PrintForum&amp;iPage=338#FORUM33570"><text:span text:style-name="T2">#</text:span></text:a></text:p>
      <text:p text:style-name="P3">陳真醫師<text:span text:style-name="T3">:<text:line-break/><text:line-break/></text:span>關於法國事件<text:span text:style-name="T3">,</text:span>我個人有些見解<text:span text:style-name="T3">:<text:line-break/><text:line-break/></text:span>我研究過伊斯蘭教<text:span text:style-name="T3">,</text:span>我的觀察是<text:span text:style-name="T3">,</text:span>伊斯蘭教是世上最被妖魔化的宗教<text:span text:style-name="T3">,</text:span>沒有人把猶太大屠殺<text:span text:style-name="T3"><text:s/></text:span>美軍在朝鮮與越南的戰爭罪<text:span text:style-name="T3"><text:s/></text:span>白人滅絕印地安人<text:span text:style-name="T3"><text:s/></text:span>追殺女巫<text:span text:style-name="T3"><text:s/></text:span>黑奴貿易與基督宗教牽連在一起<text:span text:style-name="T3">,</text:span>可是穆斯林狂熱分子的惡行卻要所有穆斯林共同負責<text:span text:style-name="T3">,</text:span>這絕不公平<text:span text:style-name="T3">!<text:line-break/><text:line-break/></text:span>說實在那家雜誌不該拿別人的禁忌開玩笑<text:span text:style-name="T3">,</text:span>但狂熱分子濫殺無辜更是最無可赦<text:span text:style-name="T3">!</text:span>我相信先知穆罕默德在天有靈看了肯定氣得七竅生煙<text:span text:style-name="T3">,</text:span>很想下凡敲醒那些兇手的蠢腦袋<text:span text:style-name="T3">!</text:span></text:p>
      <text:p text:style-name="P1"><text:span text:style-name="T1">平璽</text:span><text:s/>  |  2015.01.13 19:30   |   <text:a xlink:type="simple" xlink:href="http://palinfo.habago.org/Entry?Command=Information_PrintForum&amp;iPage=338#FORUM33569"><text:span text:style-name="T2">#</text:span></text:a></text:p>
      <text:p text:style-name="P2">被汪道涵點名有<text:span text:style-name="T3">CIA</text:span>背景的林中斌，是扁政府時期少見的國防專業官僚，他這篇「自由真是無價的？」反問文雖短，卻頗有可觀。<text:span text:style-name="T3"><text:line-break/><text:line-break/></text:span>林中斌╱贏得自由<text:span text:style-name="T3"><text:s/></text:span>失去安全<text:span text:style-name="T3"><text:line-break/>http://udn.com/news/story/7340/638773<text:line-break/></text:span>（節錄）<text:span text:style-name="T3"><text:line-break/><text:line-break/>…</text:span>西方自由主義的民主逐漸沒落，而非自由主義的民主值得學習。後者的標竿是俄羅斯、中國、新加坡、土耳其<text:span text:style-name="T3">…</text:span>在自由主義的民主下，人民贏得言論自由，但是失去了工作和安全。歐洲瀕臨破產的民主國家：希臘、葡萄牙、西班牙等。人民享有充分抗議的自由，反對政府撙節政策，和犧牲自身利益，但是國家經濟每況愈下。<text:span text:style-name="T3"><text:line-break/><text:line-break/>…</text:span>法國有了諷刺異教的言論自由，但失去了生命的安全。巴黎從今以後人人自危。值得嗎？新加坡立國以來便嚴禁在公共場所討論種族和宗教問題，怕引起爭議，給鄰國有護僑出兵的藉口。對一個以華人儒釋道為主的小國，夾在異族異教為主的鄰國之間，言論自由是求生存下付不起的奢侈品。<text:span text:style-name="T3"><text:line-break/><text:line-break/></text:span>四年多前，中東爆發「茉莉花革命」，席捲埃及、利比亞、敘利亞和突尼西亞。當時人民興奮的追求西方自由主義的民主。但今天，這些國家更窮、更血腥、更不安全<text:span text:style-name="T3">…</text:span>類似的是泰國：十年政爭動盪，紅黃衫軍衝突不斷。<text:span text:style-name="T3"><text:line-break/><text:line-break/></text:span>法國政治學大師<text:span text:style-name="T3">Raymond Aron</text:span>說：「歐洲沒有一個國家，像今天的中國和印度一般快速發展它經濟的時候，享有民主。當歐洲十九世紀開始工業化的時候，當煙囪快速林立的時候，當更多的橋梁和鐵路在建造的時候，歐洲沒有國家同時享有個人自由、公民普遍的投票權、和議會制度。」<text:span text:style-name="T3"><text:line-break/><text:line-break/></text:span>他又說：「在一九四五之後，新加坡、台灣、馬來西亞和南韓的經驗告訴我們：蓬勃的資本主義經濟需要配上限制的民主。」</text:p>
      <text:p text:style-name="P1"><text:span text:style-name="T1">陳真</text:span><text:s/>  |  2015.01.13 11:41   |   <text:a xlink:type="simple" xlink:href="http://palinfo.habago.org/Entry?Command=Information_PrintForum&amp;iPage=338#FORUM33568"><text:span text:style-name="T2">#</text:span></text:a></text:p>
      <text:p text:style-name="P3">反對西方惡行最難以說服他人之處往往在於，與其對抗者本身亦同樣充滿惡行，同樣以種種神聖之名行罪惡之實。例如因美國挑起敘利亞內戰而迅速茁壯的<text:span text:style-name="T3"><text:s/>ISIS</text:span>，行事凶殘，不擇手段，便是一例。<text:span text:style-name="T3"><text:line-break/><text:line-break/></text:span>可以想見，往後將會有更多血腥衝突與攻擊。我甚至常擔心會有更大規模的衝突，例如生化武器或核武攻擊。<text:span text:style-name="T3"><text:line-break/><text:line-break/></text:span>最近有位德國記者，先前是位國會議員<text:span text:style-name="T3">(</text:span>名字我一時記不得，但很容易查到<text:span text:style-name="T3">)</text:span>，是第一位獲准進入<text:span text:style-name="T3">ISIS</text:span>領地採訪的西方人員，採訪為期十天，準備寫成一本書。<text:span text:style-name="T3"><text:line-break/><text:line-break/></text:span>這位記者年歲已大，冒死進入採訪，得出同樣的結論就是：<text:span text:style-name="T3">"ISIS</text:span>的危害恐怕遠超過世人的預估。<text:span text:style-name="T3">" </text:span>這樣一種瘋狂而不擇手段的對抗勢力，往往逼使人們得二選一，有時不得不讓人對美國之暴力血腥裝聾做啞，默認其某種雖不正當但卻很難用簡單語言加以譴責的<text:span text:style-name="T3"><text:s/>"</text:span>正當性<text:span text:style-name="T3">"</text:span>。<text:span text:style-name="T3"><text:line-break/><text:line-break/></text:span>但同樣也有另外一些人，卻選擇投入<text:span text:style-name="T3">(</text:span>與美國亦敵亦友但目前表面上敵對的<text:span text:style-name="T3">)ISIS </text:span>陣營。特別是那些飽受美國等西方列強摧殘的人民，在痛恨之餘，寧可選擇跟自己較為親近的一方。這多少也說明了<text:span text:style-name="T3">ISIS</text:span>其實具有某種區域性乃至世界性的<text:span text:style-name="T3"><text:s/>"</text:span>民意基礎<text:span text:style-name="T3">" </text:span>的原因。<text:span text:style-name="T3"><text:line-break/><text:line-break/></text:span>自從老少布希等人分別發動侵略伊拉克及阿富汗戰爭以來，這一切純粹以搜括掠奪及侵略佔領為目標的血腥戰爭，卻被美化為所謂反恐，進而把整個伊斯蘭世界扯進來，導向一種宗教乃至文明之間的衝突。<text:span text:style-name="T3"><text:line-break/><text:line-break/></text:span>當衝突加劇，越是激進勢力就越能獲得支持而茁壯，美國等西方列強也就越具有加強所謂反恐的藉口。查理血案便是一例，足以炒作成為另一個<text:span text:style-name="T3">911</text:span>，<text:span text:style-name="T3"><text:s/></text:span>藉此更加為所欲為，而這世界只會更血腥殘暴，而不會更和平繁榮。<text:span text:style-name="T3"><text:line-break/><text:line-break/></text:span>我想說的是，武力不可能解決問題；即便在某個道德意義上你很難去譴責來自弱勢一方的暴力，但暴力畢竟就是暴力。我忘了是哪位西方作家說的，如果戰爭有效，我們老早在幾百萬年前就已獲得和平。<text:span text:style-name="T3"><text:line-break/><text:line-break/></text:span>暴力對抗強權，往往只是正中強者之下懷，特別是當這樣一種暴力是以傷害無辜平民為目標時，美國更是笑開懷，太爽了，簡直就是天上掉下來的禮物。他巴不得你越暴力越殘忍越好，因為這樣他才能大展反恐鴻圖。<text:span text:style-name="T3"><text:line-break/><text:line-break/></text:span>過去，當他想大展鴻圖四處燒殺擄掠而苦無理由時，甚至明言巴不得<text:span text:style-name="T3"><text:s/>"</text:span>來一個珍珠港事件<text:span text:style-name="T3">"</text:span>，以便製造各種發動戰爭的藉口。<text:span text:style-name="T3"><text:line-break/><text:line-break/></text:span>始終讓我很不解、很詭異的是，當美國擬定侵略計畫，正愁只欠東風，渴望<text:span text:style-name="T3"><text:s/>"</text:span>來一個珍珠港事件<text:span text:style-name="T3">" </text:span>時，媽的，<text:span text:style-name="T3">"</text:span>珍珠港事件<text:span text:style-name="T3">"(</text:span>即<text:span text:style-name="T3">911)</text:span>竟然如及時雨一般，如其所願地發生了！<text:span text:style-name="T3"><text:line-break/><text:line-break/></text:span>哲學上有個常用隱喻叫黑天鵝，往往用以說明有關預測與歸納。簡單說，天鵝一般都是白的，黑天鵝指的就是那些極不可能發生但卻又總是會發生的事件。一旦產生，衝擊效應十分巨大，許多時候往往是災難性的，破壞現狀，推翻一切前例，從而產生新秩序或趨於毀滅。<text:span text:style-name="T3"><text:line-break/><text:line-break/></text:span>我常覺得，戰爭往往就像黑天鵝，當你認為它不可能發生時，它偏偏就會發生。當希特勒揚言發動侵略時，世人訕笑，不當一回事，但卻一一應驗。<text:span text:style-name="T3"><text:line-break/><text:line-break/></text:span>最近看<text:span text:style-name="T3">ISIS</text:span>的幾位將領，在鏡頭前對著那位德國記者，很心平氣和、很有自信地說，他們並不是要建立一個區域性的國家，而是要征服全世界，並且打算殺掉五億人，主要包括無神論者及一些異教徒。<text:span text:style-name="T3"><text:line-break/><text:line-break/></text:span>也許你覺得聽起來很可笑。但我的想法是，不要把它當成無稽之談或當笑話看；人類的集體瘋狂往往遠超過做為單一個人所能想像。<text:span text:style-name="T3"><text:line-break/><text:line-break/></text:span>喪心病狂的政客與激進人士們，也許很歡迎這樣一種無腦化的集體瘋狂，以遂行一己鴻圖，但它所帶來的禍害卻是毀滅性的。<text:span text:style-name="T3"><text:line-break/><text:line-break/></text:span>我知道面對巨大槍砲，這類有關和平與理性的溫吞話語往往顯得極為蒼白無力甚至可笑。對於站樁或整個巴勒網的運作，最常聽到的質疑或嘲弄就是<text:span text:style-name="T3"><text:s/>"</text:span>你們這樣做沒有用啦<text:span text:style-name="T3">"</text:span>、<text:span text:style-name="T3">"</text:span>無聊哦<text:span text:style-name="T3">"</text:span>、<text:span text:style-name="T3">"</text:span>吃飽太閒膩<text:span text:style-name="T3">"</text:span>、<text:span text:style-name="T3">"</text:span>不關心台灣，卻關心什麼中東問題<text:span text:style-name="T3">"</text:span>等等。<text:span text:style-name="T3"><text:line-break/><text:line-break/></text:span>事實上，有做就有用，例如站樁站七年，好歹也有幾十萬人次看過我們的站樁隊伍。就跟寫文章一樣，一個字的傳播，就有一個字的用途與份量。<text:span text:style-name="T3"><text:line-break/><text:line-break/></text:span>如果這樣做還不夠，當然還有其它很多方法，比方說你可以捐款，不用捐給巴勒網<text:span text:style-name="T3">(</text:span>我們的錢夠用<text:span text:style-name="T3">)</text:span>，而是捐給一些國際和平、人權與慈善團體<text:span text:style-name="T3">(</text:span>當然你要會判斷，別捐錯了，別捐給那些掛人權羊頭賣政治狗肉的冒牌人權組織<text:span text:style-name="T3">)</text:span>。<text:span text:style-name="T3"><text:line-break/><text:line-break/></text:span>如果這樣還不夠，你甚至可以加入這些國際團體，成為他們的一份子。例如<text:span text:style-name="T3">ICBL(</text:span>國際禁雷組織<text:span text:style-name="T3">)</text:span>，坂本龍一也是它的支持者，曾出過一塊<text:span text:style-name="T3">CD</text:span>叫<text:span text:style-name="T3">ZERO LANDMINE</text:span>，非常好聽。坂本龍一說，促使他寫這些曲子的原因是因為他聽到許多志工參與拆雷而傷亡的故事，讓他很感動。<text:span text:style-name="T3"><text:line-break/><text:line-break/></text:span>當然，你也可以選擇過你所謂<text:span text:style-name="T3"><text:s/>"</text:span>你自己的生活<text:span text:style-name="T3">"</text:span>，對這一切完全不聞不問。這當然也是一種自由。只是我不太相信在同一個地球上，戰亂頻仍，生靈塗炭，有人真能採取所謂中立不管事的立場而真能置身事外。<text:span text:style-name="T3"><text:line-break/><text:line-break/></text:span>你的所謂中立，你的所謂自閉，你的所謂<text:span text:style-name="T3"><text:s/>"</text:span>過自己的生活<text:span text:style-name="T3">"</text:span>、<text:span text:style-name="T3">"</text:span>顧好自己就好<text:span text:style-name="T3">"</text:span>，其實仍然還是一種立場，一種抉擇。<text:span text:style-name="T3">"</text:span>不做抉擇<text:span text:style-name="T3">" </text:span>更是一種主流抉擇，而這樣一種抉擇恰恰是主流勢力所歡迎，等於是自我繳械，任人宰割，但卻以為自己很清高，很瀟灑，很踏實，很浪漫，只熱愛什麼藝術，只熱愛什麼風花雪月，只熱愛什麼個人喜好等等。這其實全是自欺欺人的錯覺與自我陶醉的妄想。<text:span text:style-name="T3"><text:line-break/><text:line-break/></text:span>我相信詩，相信詩的力量勝於砲彈，但我不相信詩人哲人真能與世隔絕。沒有血肉的詩不叫詩，頂多算是夢遺或手淫；沒有血肉的思想也不叫思想，而是無聊的空想與妄想。<text:span text:style-name="T3"><text:line-break/><text:line-break/></text:span>即便像維根斯坦那樣盡一切努力避免公眾化，盡量與世隔絕、一心想望著屬靈世界的人，仍然還是關注腳下這個世界，並對它做出回應，甚至自願從軍，自願到醫院照顧傷患與病人，他說，他想藉此做為他對這世界的一個回報。<text:span text:style-name="T3"><text:line-break/><text:line-break/></text:span>陳真<text:span text:style-name="T3"><text:line-break/>========================<text:line-break/></text:span>圖片請見：<text:span text:style-name="T3">http://goo.gl/Tzg8Fe<text:line-break/><text:line-break/></text:span>奈及利亞連兩日出現<text:span text:style-name="T3">10</text:span>歲女童人肉炸彈<text:span text:style-name="T3"><text:s/></text:span>市場引爆死傷慘重<text:span text:style-name="T3"><text:line-break/><text:line-break/>Sid Weng 2015/01/12 <text:line-break/><text:line-break/></text:span>博科聖地正運用包著頭巾的年輕女孩著手開發恐怖攻擊新路徑，而這項新手法將使當地穆斯林女性不分老少統統變成可疑份子，令警方防不勝防。<text:span text:style-name="T3"><text:line-break/><text:line-break/><text:line-break/>0<text:line-break/></text:span>留言<text:span text:style-name="T3"> <text:line-break/><text:line-break/></text:span>上週在奈及利亞東北部波諾州巴加鎮屠殺<text:span text:style-name="T3">2</text:span>千人、寫下該組織血腥歷史新頁的伊斯蘭教聖戰組織「博科聖地」（<text:span text:style-name="T3">Boko Haram</text:span>），疑似再犯下令人髮指的惡行！<text:span text:style-name="T3"><text:line-break/><text:line-break/></text:span>自由報導，<text:span text:style-name="T3">10</text:span>日中午，一名年紀約<text:span text:style-name="T3">10</text:span>歲的女童－包著頭巾、腰部被纏上定時炸彈，隻身前往波諾州首府邁杜古里（<text:span text:style-name="T3">Maiduguri</text:span>）假日人潮擁擠的市集，拒絕接受負責當地安全的民防隊之金屬探測器檢查；志工注意到她的腰際有凸出物，還來不及加以隔離，炸彈就此引爆。波諾州警方發言人表示，這起攻擊案造成至少<text:span text:style-name="T3">20</text:span>人死亡，另有<text:span text:style-name="T3">18</text:span>人重傷。<text:span text:style-name="T3"><text:line-break/><text:line-break/><text:line-break/>Photo Credit: Reuters/</text:span>達志影像<text:span text:style-name="T3"><text:s/>Photo Credit: Reuters/</text:span>達志影像<text:span text:style-name="T3"><text:line-break/><text:line-break/></text:span>聯合報導，民防人員穆斯塔法說，爆炸發生於女孩在市場入口接受檢查時。他說：「我懷疑她根本不知道身上綁了什麼東西。」目擊者說：「當時金屬探測器發出聲響，顯示她的衣服下面藏有金屬，但還沒來得及把她帶離群眾，炸彈就爆炸了。我們認為有共犯在附近觀察，遙控引爆。」<text:span text:style-name="T3"><text:line-break/><text:line-break/><text:line-break/></text:span>繼<text:span text:style-name="T3">10</text:span>日<text:span text:style-name="T3">1</text:span>女童在邁杜古利的市場身綁炸彈爆炸後，<text:span text:style-name="T3">11</text:span>日又有<text:span text:style-name="T3">2</text:span>名約<text:span text:style-name="T3">10</text:span>歲女童，在東北部尤北省波提史庫姆鎮的<text:span text:style-name="T3">1</text:span>個販賣手機露天市場自我引爆，包括炸彈客在內共<text:span text:style-name="T3">3</text:span>人死亡，至少<text:span text:style-name="T3">26</text:span>人受傷。<text:span text:style-name="T3"><text:line-break/><text:line-break/></text:span>目前尚無組織出面承認犯行，但去年在奈及利亞東北方綁架數百名女學生、近來常用女性做人肉炸彈的博科聖地已成眾矢之的：若博科聖地確為本案真兇，以孩童做為自殺炸彈客的暴行，已再創兇殘紀錄。<text:span text:style-name="T3"><text:line-break/><text:line-break/><text:line-break/>Photo Credit: AP/</text:span>達志影像<text:span text:style-name="T3"><text:s/>Photo Credit: AP/</text:span>達志影像<text:span text:style-name="T3"><text:line-break/><text:line-break/></text:span>奈國北部穆斯林人口眾多，博科聖地以實施伊斯蘭律法的波諾州做為大本營。當地員警指出，該組織正運用包著頭巾的年輕女孩著手開發恐怖攻擊新路徑，而這項新手法將使當地穆斯林女性不分老少統統變成可疑份子，令警方防不勝防。<text:span text:style-name="T3"><text:line-break/><text:line-break/></text:span>人口有<text:span text:style-name="T3">1</text:span>億<text:span text:style-name="T3">7</text:span>千萬的奈及利亞是非洲人口最多國家，也是非洲最大能源生產國，博科聖地想要重建中世紀哈里發國，是奈及利亞最重大的安全威脅。奈及利亞將在<text:span text:style-name="T3">5</text:span>週後舉行總統大選，博科聖地近期不斷引發流血事件。美國國務院<text:span text:style-name="T3">9</text:span>日譴責博科聖地罔顧人命、以暴力攻擊無辜平民，要求恐怖份子負起全責。</text:p>
      <text:p text:style-name="P1"><text:span text:style-name="T1">甄力民</text:span><text:s/>  |  2015.01.13 09:50   |   <text:a xlink:type="simple" xlink:href="http://palinfo.habago.org/Entry?Command=Information_PrintForum&amp;iPage=338#FORUM33567"><text:span text:style-name="T2">#</text:span></text:a></text:p>
      <text:p text:style-name="P2">真的很欣賞羅智強，看完他的辯論會之後真的覺得個人的口條、思路及品格都是上等啊，雖然我不知道實際上他到底是甚麼樣的人，但是從他的文章我感受到這個人的真誠。<text:span text:style-name="T3"><text:line-break/><text:line-break/>===<text:line-break/><text:line-break/></text:span>《<text:span text:style-name="T3">18</text:span>回》一場不會贏的戰爭<text:span text:style-name="T3"><text:line-break/></text:span>在華視新聞廣場的對質辯論後，我接到很多關心與鼓勵的電話，很多的朋友都認為我「大獲全勝」，問我自己怎麼看這一場對質辯論？<text:span text:style-name="T3"><text:line-break/><text:line-break/></text:span>我回答：「我打的是一場不會贏的戰爭。」<text:span text:style-name="T3"><text:line-break/><text:line-break/></text:span>「怎麼這樣說？你不是表現得很好嗎？」<text:span text:style-name="T3"><text:line-break/><text:line-break/></text:span>「這與表現得好不好無關，一個狙擊手，槍法再準，也不能扭轉一個陷入敗局的戰爭。」我說。<text:span text:style-name="T3"><text:line-break/><text:line-break/></text:span>這樣說吧，一場辯論的勝負，決於三個階段，辯論前、辯論中與辯論後。而這三個階段，我唯一能掌握的，只有辯論中。<text:span text:style-name="T3"><text:line-break/><text:line-break/></text:span>先假設這三個階段的重要性各占三分之一好了。那麼，我們一個階段一個階段來看。<text:span text:style-name="T3"><text:line-break/><text:line-break/></text:span>辯論前的階段，不管在網路上、<text:span text:style-name="T3">PTT</text:span>上，以及各大政論節目上，長期抹黑的眾口鑠金效應已形成，幾乎已一致把我定調為「貪官污吏」。在這個階段，我幾乎是被十比零，完封擊倒。<text:span text:style-name="T3"><text:line-break/><text:line-break/></text:span>所以，當我走進辯論台時，我並沒有想要逆轉勝的企圖心，無寧說，那是一個自我面對的儀式，我知道，我在打一場不會贏的戰爭，我可能只是走進最後的屠宰場。<text:span text:style-name="T3"><text:line-break/><text:line-break/></text:span>有朋友問，受到這麼大的壓迫，為什麼我在辯論場上卻可以這麼冷靜、還保持著和善的風度。因為，那時的我，已沒有勝負之心，我知道，即便我表現的再好，也無法扭轉那幾乎一面倒的氛圍。我以平常心上節目，只是當做必然的面對，然後放下，我只是卑微的想保留最後的心安理得，毀譽由人，只留心裡那一畝的自在。<text:span text:style-name="T3"><text:line-break/><text:line-break/></text:span>我不想自評，在辯論的表現上，是我表現的好，還是對方表現得好。但就算假設，是我的表現比較好，我只是努力的把我想說的話說完，而從周邊的朋友的回應，我想大家至少對我的表現是肯定的。很多人甚至認為，這一場辯論我將對方完封了。<text:span text:style-name="T3"><text:line-break/><text:line-break/></text:span>但即便我在對質辯論中將對方完封，辯論的第三階段，後氛圍與後詮釋，則還是完全掌握在對方陣營的手上，所以，如你去看網路上、<text:span text:style-name="T3">PTT</text:span>上、許多政論節目上，甚至一面倒的認為，是對手將我完封、打臉，在辯論中，我是一敗塗地的。<text:span text:style-name="T3"><text:line-break/><text:line-break/></text:span>政治評論人黃智賢對我有一些中肯的責備，但對辯論表現部分，她說：「我看了整場<text:span text:style-name="T3">2</text:span>小時對質，明明是羅智強一直打臉周玉蔻，周玉蔻都無法回答，甚至愣住了。為什麼綠色網軍竟可以，硬說是周玉蔻狂電羅智強<text:span text:style-name="T3">?</text:span>打臉羅智強<text:span text:style-name="T3">?</text:span>睜眼說瞎話，還是綠色網軍狠。在台灣，不要臉的就會贏。」<text:span text:style-name="T3"><text:line-break/><text:line-break/></text:span>其實，我一點都不意外，這就是為什麼我說，我知道我在打一場不會贏的戰爭。道理很簡單。<text:span text:style-name="T3"><text:line-break/><text:line-break/></text:span>第一，不管我和對手的辯論再受關注，華視的收視率有多高，我相信沒看過辯論的人仍遠遠多於看過的人。這些沒看過辯論的人，他們只能從其他媒體二手的、事後的詮釋，去解讀這一場辯論。而很抱歉，這些二手與事後的詮釋，對我不會友善。<text:span text:style-name="T3"><text:line-break/><text:line-break/></text:span>第二，許多已在心裡把我定調為「貪官污吏」的人，真的在乎我的清白嗎？他們不在乎的，對他們來說，我是「馬前卒」，只要把我打倒，就可以洩心頭之憤。我面對的不是我一個人的清白之戰，而是撲天蓋地的反馬黑潮。任何和馬沾上的人，都是除之而後快，至於我冤不冤？重要嗎？<text:span text:style-name="T3"><text:line-break/><text:line-break/></text:span>而更重要的是，我只有一張嘴，他們有一百張、一千張、一萬張嘴，每個人吐一口口水就可以把我淹死了。他們知道，一場辯論的勝利，是可以透過一百小時政論節目的抹黑去扭轉的，就一直說、一直說、一直說，就可以讓白的變黑的，對的變錯的。<text:span text:style-name="T3"><text:line-break/><text:line-break/></text:span>當然，我也不是全無收穫，至少至少，我相信，有完整看過這場對質辯論的人，答案會很不一樣。而事實上，在辯論前，我知道許多本來相信我的人也動搖了，但辯論後，這些本來動搖的人，變得更堅定的相信我。而這些相信，就是我最後的依靠。<text:span text:style-name="T3"><text:line-break/><text:line-break/></text:span>一路走來，點點感受極深。前年九月風暴，我站上火線，辭官下台，放下的是權力，放下權力不容易，我還是調適過來了，但我真的從沒想到，有一天我會被奪去名譽，那莫明的憤怒充膺胸口，但經過一時間，我忽然體悟了一件事。別人可以奪走我的權力、奪走我的名譽，但奪不走我的那一份心安。<text:span text:style-name="T3"><text:line-break/><text:line-break/></text:span>我知道我是誰，我的心安，只有我能定義，那是外面的黑潮無法淹沒的。<text:span text:style-name="T3"><text:line-break/><text:line-break/></text:span>最後，我真的不知道怎麼形容，我對還在這個園地裡支持我的朋友的感謝，在這一段我人生中幾乎是死生之別的存亡關頭，你們給我好大好大的力量。各位是我的幸運星、我的指南針、我的護身甲、我的莫邪劍，是我一切一切力量的泉源，謝謝大家！<text:span text:style-name="T3"><text:line-break/><text:line-break/></text:span>華視新聞廣場對質辯論的七個連結<text:span text:style-name="T3"><text:line-break/>https://www.youtube.com/watch?v=QrbOHMXmIBE <text:line-break/></text:span>（華視新聞廣場對質<text:span text:style-name="T3"><text:s/>1</text:span>）<text:span text:style-name="T3"><text:line-break/>https://www.youtube.com/watch?v=j2irbaYNH-I <text:line-break/></text:span>（華視新聞廣場對質<text:span text:style-name="T3"><text:s/>2</text:span>）<text:span text:style-name="T3"><text:line-break/>https://www.youtube.com/watch?v=aIWn3Yxp3Xw <text:line-break/></text:span>（華視新聞廣場對質<text:span text:style-name="T3"><text:s/>3</text:span>）<text:span text:style-name="T3"><text:line-break/>https://www.youtube.com/watch?v=XjnDM_hUecs <text:line-break/></text:span>（華視新聞廣場對質<text:span text:style-name="T3"><text:s/>4</text:span>）<text:span text:style-name="T3"><text:line-break/>https://www.youtube.com/watch?v=krwjo0lxWeM <text:line-break/></text:span>（華視新聞廣場對質<text:span text:style-name="T3"><text:s/>5</text:span>）<text:span text:style-name="T3"><text:line-break/>http://tinyurl.com/mbqgyqw<text:line-break/></text:span>（華視新聞廣場對質<text:span text:style-name="T3"><text:s/>6</text:span>）<text:span text:style-name="T3"><text:line-break/>https://www.youtube.com/watch?v=cBzi4XHyuRU <text:line-break/></text:span>（華視新聞廣場對質<text:span text:style-name="T3"><text:s/>7</text:span>）</text:p>
      <text:p text:style-name="P1"><text:span text:style-name="T1">陳真</text:span><text:s/>  |  2015.01.13 00:19   |   <text:a xlink:type="simple" xlink:href="http://palinfo.habago.org/Entry?Command=Information_PrintForum&amp;iPage=338#FORUM33566"><text:span text:style-name="T2">#</text:span></text:a></text:p>
      <text:p text:style-name="P3"><text:span text:style-name="T3">(</text:span>續<text:span text:style-name="T3">)<text:line-break/><text:line-break/></text:span>上文是為了響應查理精神所做的一個小小示範，卑鄙程度只能算是幼稚園小班。本來想繼續發揚偉大的查理精神，進一步拿這位余啥曉來示範，但想想還是算了。巴勒網很多小朋友讀者，叔叔只是示範一下齷齪低級的查理精神，小朋友不要學哦。<text:span text:style-name="T3"><text:line-break/><text:line-break/></text:span>還記得羅蘭夫人在斷頭台上留下的那句話嗎？<text:span text:style-name="T3">"</text:span>自由啊，人們以你之名，犯下何等罪惡。<text:span text:style-name="T3">" </text:span>羅蘭能逃卻不逃，為愛隕命，當年那些處死她的瘋狂群眾與政客們，已成黃土，但羅蘭之死，卻使其不朽，話語長存。<text:span text:style-name="T3"><text:line-break/><text:line-break/></text:span>自由之可貴及其存在價值，在於確保微弱微妙之珍貴事物的不受侵犯與剝奪，而不是強勢一方為所欲為的遮羞布與護身符。找到了界限，自由方才誕生。<text:span text:style-name="T3"><text:line-break/><text:line-break/></text:span>很多混蛋喜歡強調<text:span text:style-name="T3"><text:s/>"</text:span>只要我喜歡，有什麼不可以<text:span text:style-name="T3">?"</text:span>，當然不可以。因為你喜歡幹的事很可能對別人是一種傷害，甚至是一種概念上不可能平反、無從澄清的傷害。<text:span text:style-name="T3"><text:line-break/><text:line-break/></text:span>這類混蛋之所以喜歡這樣一種<text:span text:style-name="T3"><text:s/>"</text:span>只要恁爸喜歡，有啥不可以<text:span text:style-name="T3">" </text:span>的冒牌自由，是因為他們位居優勢，佔有資源，麥克風始終掌握在他們手上，意志容易伸張，而且不用擔心一己受害，大可為所欲為。但弱者卻沒有<text:span text:style-name="T3"><text:s/>"</text:span>只要恁爸喜歡，有啥不可以<text:span text:style-name="T3">" </text:span>的本錢。在這樣一種吃人的自由底下，將無立錐之地。<text:span text:style-name="T3"><text:line-break/><text:line-break/></text:span>假設今天通過一道<text:span text:style-name="T3"><text:s/>"</text:span>任意摸他人屁股<text:span text:style-name="T3">" </text:span>的自由，男性無妨，女性便要因此自由而受害，因為兩造之間有著某種不平等。<text:span text:style-name="T3"><text:line-break/><text:line-break/></text:span>自由並不是一種無腦概念，隨你亂喊，更不是一種<text:span text:style-name="T3"><text:s/>"</text:span>越多越好<text:span text:style-name="T3">" </text:span>的東西。當你要的自由越多，你很可能也將失去越多自由。<text:span text:style-name="T3"><text:line-break/><text:line-break/></text:span>但有一種自由基本上倒是不嫌多，就是我常提倡的<text:span text:style-name="T3"><text:s/>"</text:span>我有不<text:span text:style-name="T3">xx</text:span>的自由<text:span text:style-name="T3">"(</text:span>十幾年前，我好像曾寫過以此為名的一篇文字<text:span text:style-name="T3">)</text:span>。你喜歡愛台灣，儘管去愛，但別強迫我要跟你一樣，我畢竟不是戀物癖；你喜歡哪個顏色，就儘管去喜歡，但別強迫我跟你有一樣的偏好。你喜歡幹啥就請便，但別強迫我得跟你踏著一樣的步伐。<text:span text:style-name="T3"><text:line-break/><text:line-break/></text:span>自由是一種內在極其複雜的概念，把它無腦化，野蠻化，民粹化，它將比專制獨裁還可怕。</text:p>
      <text:p text:style-name="P1"><text:span text:style-name="T1">平璽</text:span><text:s/>  |  2015.01.13 00:01   |   <text:a xlink:type="simple" xlink:href="http://palinfo.habago.org/Entry?Command=Information_PrintForum&amp;iPage=338#FORUM33565"><text:span text:style-name="T2">#</text:span></text:a></text:p>
      <text:p text:style-name="P2">這兩天，「我是查理」幾乎與「我是法國人」劃等號，而且沒別的國際新聞了，轉到哪台都一樣。總算有來自法國內部聲音質疑我不是查理，雖然很邊緣、很不起眼。<text:span text:style-name="T3"><text:line-break/></text:span>＝＝<text:span text:style-name="T3"><text:line-break/>http://money.udn.com/storypage.php?sub_id=5641&amp;art_id=636725<text:line-break/><text:line-break/>…</text:span>有法國穆斯林質疑，當數千名民眾在加薩走廊及敘利亞喪生，<text:span text:style-name="T3">17</text:span>名法國人死亡有什麼值得大驚小怪？為什麼「查理週刊」可以揶揄伊斯蘭教，但喜劇演員狄爾多尼（<text:span text:style-name="T3">Dieudonne M'bala M'bala</text:span>）取笑猶太人就被起訴？</text:p>
      <text:p text:style-name="P1">kate chang   |  2015.01.12 18:55   |   <text:a xlink:type="simple" xlink:href="http://palinfo.habago.org/Entry?Command=Information_PrintForum&amp;iPage=338#FORUM33564"><text:span text:style-name="T2">#</text:span></text:a></text:p>
      <text:p text:style-name="P3">題外話。<text:span text:style-name="T3"><text:line-break/><text:line-break/>To </text:span>隆誌<text:span text:style-name="T3"><text:line-break/><text:line-break/></text:span>請千萬別介意也不用回應，我知道我可能二度觸犯天條，如果你想對我說：「你放屁！」，則請版主刪除留言可也（如果版主覺得天條守護不易，請逕刪），純粹有感而發：<text:span text:style-name="T3"><text:line-break/><text:line-break/></text:span>習近平在此間網路被匿稱「習大大」，以後我在心裡稱你「隆大大」。</text:p>
      <text:p text:style-name="P1"><text:span text:style-name="T1">楊世主</text:span><text:s/>  |  2015.01.12 17:19   |   <text:a xlink:type="simple" xlink:href="http://palinfo.habago.org/Entry?Command=Information_PrintForum&amp;iPage=338#FORUM33563"><text:span text:style-name="T2">#</text:span></text:a></text:p>
      <text:p text:style-name="P2">我覺得余杰文章裡所說的<text:span text:style-name="T3">"</text:span>偽善評論者<text:span text:style-name="T3">"</text:span>才真是言論自由的捍衛者，因為敢於回溯自己的言行做檢討、自我反省，他們更是反對極端恐怖主義的支持者，因為種種自我的反省，難道不正正是因為不想再次挑起仇恨、不想再見到這種暴力事件所做出來的一種預防與負責任？倒是余杰的看法短淺，翻來覆去只就事件本身表面的對錯做出判斷，就像一對小兄弟坐在一起，哥哥趁父母沒看到時重重捏了弟弟一把，弟弟一氣之下反手掌了哥哥一巴掌，哥哥大哭，這時父母回頭只看見哥哥呼天搶地，哭訴弟弟打了他臉紅腫，若弟弟不說話，就只能啞巴吃黃蓮挨父母責備。如果他真是基督徒，那我想說聖經不是這樣教人看事情的，沒這麼膚淺。</text:p>
      <text:p text:style-name="P1"><text:span text:style-name="T1">陳真</text:span><text:s/>  |  2015.01.12 11:32   |   <text:a xlink:type="simple" xlink:href="http://palinfo.habago.org/Entry?Command=Information_PrintForum&amp;iPage=338#FORUM33562"><text:span text:style-name="T2">#</text:span></text:a></text:p>
      <text:p text:style-name="P3">底下我準備發揮我偉大的言論自由，請大家尊重，特別要請這位姓余的混蛋要有民主胸襟，要有接受批評的雅量。但我得聲明，我是絕對沒有這等胸襟與雅量的。<text:span text:style-name="T3"><text:line-break/><text:line-break/></text:span>至於這姓余的混蛋是誰，我倒是從沒聽過。不過，光看一個人寫幾個字，你大概就能知道文字後面會是一個什麼樣的人。以這混蛋為例，雖然從未聽聞，但我閉著眼睛猜想，也能馬上想像這樣一種人渣肯定會連結到一些關鍵字，例如人權、自由、民主等等。<text:span text:style-name="T3"><text:line-break/><text:line-break/></text:span>我還能進一步推測，像這樣一種北七，肯定生活優渥，而且是著作等身的什麼學者或人權鬥士之類，肯定寫了一大堆蠢到爆的爛書爛文，而且一定得過什麼西方獎項或主流榮耀。我同時也敢保證，像這樣一種人渣，肯定百分之百親美舔美。<text:span text:style-name="T3"><text:line-break/><text:line-break/></text:span>以上這些，完全沒有根據，純屬憑空幻想、瞎掰，不過，這是我的言論自由；若有雷同，絕非巧合。因為這樣一類人渣到處都是，幾乎成為地球上最大的物種，危害甚大，最好能早一天絕種，否則人類文明真是堪慮啊。<text:span text:style-name="T3"><text:line-break/><text:line-break/></text:span>感謝上帝，讓我能夠活在言論自由的民主社會，讓我能暢所欲言，阿門。<text:span text:style-name="T3"><text:line-break/><text:line-break/></text:span>前些天，我在法國電視上還看到這次事件的周刊編輯生前接受專訪。主持人問他：<text:span text:style-name="T3">"</text:span>難道你真的相信世界上任何人事物你都可以盡情嘲諷羞辱？<text:span text:style-name="T3">" </text:span>這編輯很傲慢地回答說：<text:span text:style-name="T3"><text:line-break/><text:line-break/>"</text:span>當然啊，對你來說很神聖的東西，對我來說一點也不神聖，我為什麼不能攻擊？請他們搞清楚，這裏是法國耶，不是伊斯蘭世界，我有我們的價值與傳統，請他們要尊重我們的言論自由。而且，宗教只是一種意識形態，一種哲學，為什麼我不能攻擊？<text:span text:style-name="T3">"<text:line-break/><text:line-break/></text:span>一邊回答，還一邊很囂張、做出瀟灑狀地甩著一頭男性長髮對主持人說，<text:span text:style-name="T3">"</text:span>懂嗎？我講這樣，你懂嗎？懂嗎<text:span text:style-name="T3">?"<text:line-break/><text:line-break/></text:span>我不想批評當下的死者，但這樣一種毫無止盡可以盡情傷人的<text:span text:style-name="T3"><text:s/>"</text:span>言論自由<text:span text:style-name="T3">"</text:span>，只是摧毀了言論自由，濫用了言論自由。<text:span text:style-name="T3"><text:line-break/><text:line-break/></text:span>如果這樣的一種自由可以被允許，世上將沒有任何言論需要管制，難道我也可以歌頌希特勒屠殺猶太人屠殺得真妙，真棒，真令人佩服，真教人懷念？難道在西方你可以發表任何有關族群或性別的歧視言論或甚至挑撥族群仇恨而不會遭到法律或各種機構規範的制裁？<text:span text:style-name="T3"><text:line-break/><text:line-break/></text:span>我很喜歡<text:span text:style-name="T3"><text:s/>Milos Forman(Emir Kusturica</text:span>在<text:span text:style-name="T3">FAMU</text:span>的同學也是知心好友<text:span text:style-name="T3">)</text:span>，喜歡他的<text:span text:style-name="T3"><text:s/>"</text:span>飛越杜鵑窩<text:span text:style-name="T3">"</text:span>，喜歡他的<text:span text:style-name="T3"><text:s/>"</text:span>阿瑪迪斯<text:span text:style-name="T3">"</text:span>，喜歡他的<text:span text:style-name="T3"><text:s/>"The People vs. Larry Flynt"(</text:span>台譯<text:span text:style-name="T3">1997</text:span>情色風暴<text:span text:style-name="T3">)</text:span>，這部<text:span text:style-name="T3">The People vs. Larry Flynt</text:span>就是在講紐約<text:span text:style-name="T3"><text:s/>"</text:span>好色客<text:span text:style-name="T3">"</text:span>雜誌老闆以色情漫畫丑化教會，結果遭到不滿人士槍擊重傷並被告上法庭最後勝訴的真實故事。<text:span text:style-name="T3"><text:line-break/><text:line-break/></text:span>我完全能認同影片所要傳達的自由解放精神，但這樣一種自由解放從來都不是毫無限制。你可以拿你自己的主流國教及其整天扯爛污的教會主管大開低級玩笑，但你不能在以恐怖血腥暴力對弱者或異己進行長達數十年的大屠殺的當下，卻又要拿起醜陋筆桿毫無分寸地儘情羞辱抹黑對方所虔誠信仰的價值與宗教。這樣太卑鄙太齷齪了。<text:span text:style-name="T3"><text:line-break/><text:line-break/></text:span>陳真<text:span text:style-name="T3"><text:line-break/>===============<text:line-break/></text:span>余杰專欄：請不要為屠殺尋找理由<text:span text:style-name="T3"><text:line-break/><text:line-break/></text:span>風傳媒<text:span text:style-name="T3"><text:s/>2015</text:span>年<text:span text:style-name="T3">01</text:span>月<text:span text:style-name="T3">11</text:span>日<text:span text:style-name="T3"><text:line-break/><text:line-break/></text:span>法國的《查理週刊》被恐怖份子攻擊。（美聯社）<text:span text:style-name="T3"><text:line-break/><text:line-break/></text:span>《查理週刊》屠殺事件發生後，我突然發現《反抗的畫筆》一書所介紹的幾位諷刺漫畫家都在遇難者名單中，難怪該書的中文版編輯驚呼：「這絕對是政漫界的『九一一』！」這本書介紹了九十位當今最活躍的政治諷刺漫畫家，他們用個人獨到的方式挑戰專制獨裁的勢力，展示了人類捍衛自由的決心和勇氣。法國國王路易腓力一世曾說：「圖畫比文字更具顛覆性。」所以，伊斯蘭恐怖分子企圖用槍來征服筆，製造了這起震驚世界的大屠殺。<text:span text:style-name="T3"><text:line-break/><text:line-break/></text:span>然而，在華文世界的媒體和臉書上，我卻看到太多關於這一事件的荒腔走板、顛倒黑白的言論。在中國，為屠殺叫好的，是一些被共產黨洗腦的民族主義者和國家主義者。他們認為法國在北京奧運期間縱容流亡藏人衝擊奧運聖火傳遞，讓中國在國際上丟臉；這一次，法國遭到伊斯蘭世界的攻擊，算是伊斯蘭世界幫助中國報仇了。<text:span text:style-name="T3"><text:line-break/><text:line-break/></text:span>而在台灣，為恐怖主義辯護的，卻是一些自以為是、貌似超然、「政治正確」的知識分子。為了顯示自己的「公正」與「深刻」，以及「反對西方霸權」和「站在弱者一邊」的姿態，<text:span text:style-name="T3"><text:s/></text:span>為殺人如麻的恐怖分子尋找理由，居然成為一種竟相標榜的時尚，從名教授李家同、媒體名嘴到清大學生，那麼多人不去譴責恐怖分子的血腥殺戮，反倒去譴責那些遇難的漫畫家不知輕重、冒犯伊斯蘭教、煽動「種族歧視」。<text:span text:style-name="T3"><text:line-break/><text:line-break/></text:span>他們卻不知道，被害者之一的沙博尼曾經捍衛穆斯林的言論自由：時任總理讓<text:span text:style-name="T3">-</text:span>馬克<text:span text:style-name="T3">•</text:span>埃羅<text:span text:style-name="T3">(Jean-Marc Ayrault)</text:span>稱政府打算阻止穆斯林發起的一系列抗議時，沙博尼耶曾經明確表示反對。「為什麼要禁止這些人表達自己的觀點，」沙博尼耶當時說。「我們有權表達我們的觀點，他們也有權表達他們的觀點。」<text:span text:style-name="T3"><text:line-break/><text:line-break/></text:span>由此可見，這不是一場文明的衝突，乃是文明與不文明的衝突，文明與野蠻的衝突，以及言論自由與言論不自由的衝突。屠殺就是屠殺，沒有任何說辭可以為屠殺辯護。那些有意無意地抹煞被害者和加害者的界限的論述，都是可怕的第二次傷害。<text:span text:style-name="T3"><text:line-break/><text:line-break/></text:span>那些偽善的評論者說，你們要尊重伊斯蘭教，不要輕易去冒犯他人。但我想反問的是：為什麼漫畫家和作家不能嘲諷伊斯蘭教和穆罕默德呢？為什麼文明世界不能對伊斯蘭極端分子的暴虐和殘忍的行徑提出批評並奮起反抗呢？他們剝奪女性的教育權、實行一夫多妻、運用私刑處死「淫亂」的婦女和同性戀者，難道我們也要給予尊重嗎？如果不尊重他們，就要被他們殺死嗎？那麽，最年輕的諾貝爾和平獎得主、巴勒斯坦少女馬拉拉，難道跟被害的漫畫家們一樣，是罪有應得、死有餘辜嗎？<text:span text:style-name="T3"><text:line-break/><text:line-break/></text:span>那些偽善的評論者說，你們要尊重別人珍惜的價值、文明、宗教信仰和生活方式。言下之意就是，因為你不尊重伊斯蘭教，你太傲慢了，人家才來殺你，你被殺是有原因的。但在我看來，那種不能被嘲諷、不能被置疑的價值、文明、宗教信仰和生活方式，本身就是邪惡的。比如，伊斯蘭原教旨主義、納粹和共產黨。這些不懂得幽默的價值、文明、宗教信仰和生活方式，當然不值得我們尊重。<text:span text:style-name="T3"><text:line-break/><text:line-break/></text:span>以我個人為例，我是基督徒，但我對那些嘲諷、反對和醜化基督教的言論和著作常常一笑了之，最多就是寫文章來反駁和「護教」。比如《達芬奇密碼》的小說和電影紅極一時的時候，我對這種低劣的作品僅止於搖搖頭而已，而絕對不會向政府部門投訴並要求禁止其出版和上映，更不會赤膊上陣、舞刀弄槍。我肯定不會喜歡那些冒犯我的價值觀和宗教信仰的言論，但我更反對那種促使掌權者限制那些讓我們「厭惡」和「不安」的言論的做法，也堅決反對那種使用武力和暴力強迫別人接受和臣服自己的價值觀和宗教信仰的做法。<text:span text:style-name="T3"><text:line-break/><text:line-break/></text:span>保護言論自由的真義在於，必須保護那些社會主流人士所排斥和反對的言論的自由表達。比如，在美國，作為美國公民可以公開焼國旗，這是你的言論自由的一部分，也是憲法保障的基本人權。儘管大部分人感到不舒服，但不會有「愛國者」衝過來對你開槍射擊，這就是美國的偉大之處。美國最高法院曾經審理過一起起訴焚燒國旗者的案件，霍姆斯大法官宣判當事人無罪，並在判詞中強調說：「我們應當對某種做法時刻保持警惕，那就是對那些我們深惡痛絕，甚至認為罪該萬死的言論的不當遏制。」<text:span text:style-name="T3"><text:line-break/><text:line-break/></text:span>言論自由是民主法治社會的重要標誌。那些企圖限制、剝奪言論自由的做法，無論打著多麽冠冕堂皇的幌子，都是不能接受的。美國最高法院的布蘭代爾大法官指出：「禁錮思想、希望和想像會招致更多危險，恐懼會滋生壓迫，壓迫會引發更多仇恨，仇恨必然危及政府的穩定。保障安全的萬全之策，在於保證人們能夠自由討論各種困境及解決方案。」我們必須為言論自由而戰，而不能迷失在種種相對主義的、似是而非的混亂價值之中，從而使得民主自由成為沒有根基的空中樓閣。<text:span text:style-name="T3"><text:line-break/><text:line-break/></text:span>＊作者為旅美作家</text:p>
      <text:p text:style-name="P1"><text:span text:style-name="T1">陳真</text:span><text:s/>  |  2015.01.12 09:53   |   <text:a xlink:type="simple" xlink:href="http://palinfo.habago.org/Entry?Command=Information_PrintForum&amp;iPage=338#FORUM33561"><text:span text:style-name="T2">#</text:span></text:a></text:p>
      <text:p text:style-name="P2">殺對方千百萬人都無所謂，人家殺你十幾人就全世界如喪考妣。<text:span text:style-name="T3"><text:line-break/><text:line-break/></text:span>陳真<text:span text:style-name="T3"><text:line-break/><text:line-break/>======================<text:line-break/></text:span>巴黎百萬反恐遊行<text:span text:style-name="T3"><text:s/>44</text:span>國領袖出席<text:span text:style-name="T3"><text:line-break/><text:line-break/></text:span>自由爛報<text:span text:style-name="T3"><text:s/>– 2015</text:span>年<text:span text:style-name="T3">1</text:span>月<text:span text:style-name="T3">12</text:span>日<text:span text:style-name="T3"><text:line-break/><text:line-break/></text:span>以巴領袖也出席<text:span text:style-name="T3"><text:line-break/><text:line-break/></text:span>〔編譯管淑平／綜合報導〕為回應上週恐怖份子攻擊《查理週刊》引發一連三天血腥事件，法國巴黎十一日舉行團結大遊行，估計有超過一百五十萬人參加，由受害者家屬和法國總統歐蘭德帶領追悼十七名罹難者；德國總理、英國首相、俄羅斯外交部長、土耳其總理、約旦國王等四十四國、十二個國際組織領袖及代表也親自出席，史無前例地並肩遊行，展現一致對抗恐怖主義的決心。<text:span text:style-name="T3"><text:line-break/><text:line-break/></text:span>巴黎團結大遊行從下午三時（台灣時間同日晚間十時）開始，從《查理週刊》總部附近的共和國廣場出發，參與者沿途誦念「查理、查理」，紀念《查理週刊》攻擊案罹難者；罹難者家屬戴著寫有「查理」字樣的頭巾，與眾人一同走向三公里外的國家廣場。<text:span text:style-name="T3"><text:line-break/><text:line-break/></text:span>長年宿敵以色列總理納坦雅胡、巴勒斯坦自治政府主席阿巴斯，也在出席領袖之列。歐蘭德政治對手、前總統薩科茲，以及法國穆斯林領袖都並肩遊行；但法國極右派領袖瑪琳‧勒班未獲邀以「民族陣線」主席身分出席，她將參加其他城市的遊行。<text:span text:style-name="T3"><text:line-break/><text:line-break/></text:span>上午開始，各族裔背景的男女老少陸續湧入共和國廣場，有人眼中帶淚，氣氛感人。來自象牙海岸的法裔三十四歲穆斯林特勞雷說，這場遊行「真正象徵法國的強盛，展現當法國團結對抗這些人時的強大」。三十四歲的摩洛哥裔莫尼則說︰「我要在這裡向恐怖份子展現，他們並未勝利，相反的，反而使所有宗教信仰的人團結在一起。」<text:span text:style-name="T3"><text:line-break/><text:line-break/></text:span>值此恐怖攻擊威脅仍高之際，法國當局派出約五千五百名軍、警加強巴黎遊行維安，便衣人員混入遊行人群、狙擊手部署在周邊制高點、直升機在空中巡邏，連下水道也仔細搜索，周邊地鐵站更暫時關閉；另有九萬名安全部隊部署在其他六十個城市遊行現場，加上八萬九千名法國憲兵部隊，全國大陣仗高度警戒。<text:span text:style-name="T3"><text:line-break/><text:line-break/></text:span>歐蘭德在愛麗榭宮歡迎各國領袖時表示，「今天，巴黎是世界的首都」，「整個國家將挺身展現最好的一面」。巴黎遊行規模反映這次被稱為「法國九一一」攻擊帶來的震撼：七日起一連三天的血腥事件，共造成十七人受害喪命，是巴黎五十年來、歐洲城市九年來所遭受的最嚴重恐怖攻擊。<text:span text:style-name="T3"><text:line-break/></text:span>下月在美召開全球安全高峰會。<text:span text:style-name="T3"><text:line-break/><text:line-break/></text:span>法國總理瓦爾斯十日表示，法國與極端伊斯蘭主義「開戰」，「正在打一場對抗恐怖主義、聖戰主義、極端伊斯蘭主義，以及對抗所有意圖破壞自由、平等、博愛者的戰爭」。歐美多國安全事務部長十一日在巴黎會商後，決定二月十八日由美國邀請盟國，於華府召開全球安全高峰會。</text:p>
      <text:p text:style-name="P1"><text:span text:style-name="T1">陳真</text:span><text:s/>  |  2015.01.12 09:33   |   <text:a xlink:type="simple" xlink:href="http://palinfo.habago.org/Entry?Command=Information_PrintForum&amp;iPage=338#FORUM33560"><text:span text:style-name="T2">#</text:span></text:a></text:p>
      <text:p text:style-name="P3">我不是查理。<text:span text:style-name="T3"><text:line-break/><text:line-break/></text:span>我也絕不會裝模作樣去批評弱勢一方的所謂暴力，卻對強勢一方千百萬倍的殘酷血腥不置一詞。<text:span text:style-name="T3"><text:line-break/><text:line-break/></text:span>這個事件，毫無疑問又將會被炒作為所謂對世界和平對人類存在價值的恐怖威脅。<text:span text:style-name="T3"><text:line-break/><text:line-break/></text:span>看到這樣一些什麼<text:span text:style-name="T3"><text:s/>"</text:span>筆桿勝槍桿<text:span text:style-name="T3">" </text:span>的論述與演出<text:span text:style-name="T3">(http://goo.gl/O7XDLc)</text:span>，實在憤恨難平，真正是徹底地顛倒是非黑白。不論是筆桿或槍桿，全掌握在強者手中，任其宰割，任其污名化。<text:span text:style-name="T3"><text:line-break/><text:line-break/></text:span>這事同時也一再證明，弱者之暴力反擊不但無濟於事，而且反而使自己更容易被妖魔化。強者之所以強，是因為他們擁有無堅不摧的槍炮飛彈，你想要在武力上與之較長論短，無異以卵擊石。<text:span text:style-name="T3"><text:line-break/><text:line-break/></text:span>陳真<text:span text:style-name="T3"><text:line-break/>=============<text:line-break/></text:span>全文及圖片請見：<text:span text:style-name="T3">http://goo.gl/RVTpZw<text:line-break/><text:line-break/></text:span>揭秘法人質案在逃女槍手<text:span text:style-name="T3"><text:line-break/><text:line-break/>2015-01-10<text:line-break/><text:line-break/></text:span>專題<text:span text:style-name="T3"><text:s/></text:span>法國雜誌社遭恐襲<text:span text:style-name="T3"><text:line-break/><text:line-break/></text:span>【新唐人<text:span text:style-name="T3">2015</text:span>年<text:span text:style-name="T3">1</text:span>月<text:span text:style-name="T3">10</text:span>日訊】（新唐人記者任浩編譯報導）<text:span text:style-name="T3">1</text:span>月<text:span text:style-name="T3">10</text:span>日，法國仍有數百警力在追捕一名女逃犯，警方警告這名婦女有槍，非常危險。與此同時，她於<text:span text:style-name="T3">2010</text:span>年在被軟禁的恐怖分子家附近練習自動弩的照片曝光。<text:span text:style-name="T3"><text:line-break/><text:line-break/>1</text:span>月<text:span text:style-name="T3">10</text:span>日，法國警方並沒有透露追蹤女逃犯<text:span text:style-name="T3">Hayat Boumeddiene</text:span>的案情進展情況，但表示，這名女子對伊斯蘭教的理解與修習受其伴侶<text:span text:style-name="T3">Amedy Coulibaly</text:span>（兩人曾舉行過伊斯蘭婚禮，但未登記）及其他聖戰分子的影響，曾說：<text:span text:style-name="T3"><text:line-break/><text:line-break/></text:span>「當我看見美國人發動轟炸，導致巴勒斯坦、伊拉克、車臣、阿富汗或任何地方無辜的人遭屠殺，這一切<text:span text:style-name="T3">…</text:span>，到底誰是恐怖分子？<text:span text:style-name="T3"><text:line-break/><text:line-break/>1988</text:span>年<text:span text:style-name="T3">6</text:span>月<text:span text:style-name="T3">16</text:span>日，<text:span text:style-name="T3">Hayat Boumeddiene</text:span>出生在法國，她是阿爾及利亞移民的後裔，阿拉伯人，伊斯蘭教信徒。童年、少年時期，<text:span text:style-name="T3">Hayat Boumeddiene</text:span>與普通人沒有太多區別，她早早的參加工作，並在<text:span text:style-name="T3">2009</text:span>年於巴黎一家超市做收銀員工作的時候，認識了帶她走入聖戰的伴侶<text:span text:style-name="T3">Amedy Coulibaly</text:span>。</text:p>
      <text:p text:style-name="P4"/>
      <text:p text:style-name="P1"><text:span text:style-name="T1">陳真</text:span><text:s/>  |  2015.01.12 02:42   |   <text:a xlink:type="simple" xlink:href="http://palinfo.habago.org/Entry?Command=Information_PrintForum&amp;iPage=339#FORUM33559"><text:span text:style-name="T2">#</text:span></text:a></text:p>
      <text:p text:style-name="P3">查理週刊獲廣泛支持<text:span text:style-name="T3"><text:s/></text:span>我不是查理掀辯論<text:span text:style-name="T3"><text:line-break/><text:line-break/></text:span>中央社<text:span text:style-name="T3"><text:s/>– 2015</text:span>年<text:span text:style-name="T3">1</text:span>月<text:span text:style-name="T3">11</text:span>日<text:span text:style-name="T3"><text:line-break/><text:line-break/></text:span>（中央社倫敦<text:span text:style-name="T3">11</text:span>日綜合外電報導）法國嘲諷雜誌「查理週刊」遭槍擊血洗案，引發言論自由是否毫無限制的辯論。外流半島電視台內部電子信顯示，多名記者譴責恐怖槍殺事件的同時，強調「我不是查理」。<text:span text:style-name="T3"><text:line-break/><text:line-break/></text:span>倫敦「每日郵報」（<text:span text:style-name="T3">Daily Mail</text:span>）報導，半島電視台（<text:span text:style-name="T3">Al Jazeera</text:span>）倫敦執行製作卡德爾（<text:span text:style-name="T3">Salah-AldeenKhadr</text:span>）以電子信，發起與台內同事討論巴黎槍擊事件。<text:span text:style-name="T3"><text:line-break/><text:line-break/></text:span>在電子信討論中可看出，電視台一些員工視「查理週刊」（<text:span text:style-name="T3">Charlie Hebdo</text:span>）刊登先知穆罕默德具爭議性漫畫是「種族歧視」、「極端分子」。<text:span text:style-name="T3"><text:line-break/><text:line-break/></text:span>根據美國「國家評論」（<text:span text:style-name="T3">National Review</text:span>），卡德爾詢問查理週刊遭受恐攻是否「真的在打擊言論自由」；「一份具爭議性雜誌遇襲」，是否等於「對歐洲文明價值的攻擊」。<text:span text:style-name="T3"><text:line-break/><text:line-break/></text:span>卡德爾要求討論「我是查理」口號是否「造成分化」，製造「我們和他們」對比心態。他解釋，人民可以「反對查理週刊的種族歧視，同時也反對謀殺」。<text:span text:style-name="T3"><text:line-break/><text:line-break/></text:span>他表示，這起槍擊案應被視為是「極端邊緣勢力的衝突」，似乎指的是伊斯蘭基本教義派和查理週刊的對抗。<text:span text:style-name="T3"><text:line-break/><text:line-break/></text:span>電視台其他同事激烈回應。卡達記者沙列姆（<text:span text:style-name="T3">Mohamed Vall Salem</text:span>）說：「查理週刊所為無關言論自由。依我看，是濫用言論自由。」<text:span text:style-name="T3"><text:line-break/><text:line-break/></text:span>他說：「我譴責可憎的槍殺，但是『我不是查理』。」<text:span text:style-name="T3"><text:s/></text:span>也有記者譴責殘酷謀殺，但強調「我不是查理」。<text:span text:style-name="T3"><text:line-break/><text:line-break/></text:span>特派記者沙雷（<text:span text:style-name="T3">Omar Al Saleh</text:span>）說：「新聞不是罪行<text:span text:style-name="T3">...</text:span>侮辱行為不是新聞<text:span text:style-name="T3">...</text:span>而不正確地從事新聞是罪行。」<text:span text:style-name="T3">1040111</text:span></text:p>
      <text:p text:style-name="P1"><text:span text:style-name="T1">陳真</text:span><text:s/>  |  2015.01.12 02:24   |   <text:a xlink:type="simple" xlink:href="http://palinfo.habago.org/Entry?Command=Information_PrintForum&amp;iPage=339#FORUM33558"><text:span text:style-name="T2">#</text:span></text:a></text:p>
      <text:p text:style-name="P2"><text:span text:style-name="T3">To </text:span>隆誌<text:span text:style-name="T3"><text:line-break/><text:line-break/></text:span>我能理解你為何用<text:span text:style-name="T3"><text:s/>"</text:span>小人物<text:span text:style-name="T3">" </text:span>來形容這些自願飛蛾撲火、烈燄焚身的戰士，也許你指的只是一種權勢地位的大小。所以，我並不是要反駁你，而只是反駁一般世俗對於大小的認知。<text:span text:style-name="T3"><text:line-break/><text:line-break/></text:span>寫東西時，我常不願提到一些政客或親<text:span text:style-name="T3">x</text:span>學者或什麼名人名導名作家等人的全名，並不是因為害怕被人告上法院，而是純粹出於一種不屑，不屑以上肆對下肆。<text:span text:style-name="T3"><text:line-break/><text:line-break/></text:span>誰是上肆誰是下肆？當然我是上，這些不值得一提的人是下。即便他們世俗權位多麼巨大高聳乃至當總統或什麼大院長大教授大市長也一樣，沒出息就是沒出息，根本不值得一提。<text:span text:style-name="T3"><text:line-break/><text:line-break/></text:span>即便不寫出全名以減少屈辱感，可是，每當我提到這樣一些不值得一提的小人物時，我還是會覺得十分屈辱；曾幾何時，我竟然得墮落到必須去批評這樣一些沒出息的人。<text:span text:style-name="T3"><text:line-break/><text:line-break/></text:span>在過去，我們對抗蔣家，對抗真正意義上的白色恐怖，付出青春血淚、家破人亡的慘痛代價，但我並不覺得窩囊或屈辱，因為我知道我的敵人們倒也不是什麼沒出息的人，而是一個可怕、血腥的大獨裁者，一個恐怖王朝，一整個為所欲為的國家機器。<text:span text:style-name="T3"><text:line-break/><text:line-break/></text:span>我不知道有幾人能體會，批評時下這樣那樣一些小人物時的一種強烈屈辱感？能體會者恐怕少之又少，因為絕大部份人應該都不會真的打心底把這樣一些權勢者看成根本不值得一提的沒出息小人物。相反地，幾乎所有台灣人每天都抬頭仰望著這些小癟三，仰慕有加或厭惡之，十分抬舉其重要性而專注其一言一行。<text:span text:style-name="T3"><text:line-break/><text:line-break/></text:span>這樣一種<text:span text:style-name="T3"><text:s/>"</text:span>以我之上肆去批評下肆<text:span text:style-name="T3">" </text:span>之毫無尊嚴的屈辱感，總是嚴重困擾著我。加上台灣人特別喜歡談政治，我常嚇得完全不敢使用手機，不敢查簡訊，不敢看<text:span text:style-name="T3"><text:s/>Line</text:span>，不敢查<text:span text:style-name="T3">email</text:span>信箱，不敢見人，因為我實在很怕人們又要找我談政治或是談一些讓我感到很尷尬無言的事。<text:span text:style-name="T3"><text:line-break/><text:line-break/></text:span>比方說有一陣子，人們總問說，你去看賽德克什麼萊了沒？問到實在不耐煩了，我就說，你覺得我看起來有那麼低級嗎？<text:span text:style-name="T3"><text:line-break/><text:line-break/></text:span>至於談起政治話題，更是尷尬無言，完全不對盤，完完全全就是被徹底洗腦的一群人。我不可能當面對每個人講幾天幾夜的課，只好啞口無言，尷尬陪笑，極為難堪。<text:span text:style-name="T3"><text:line-break/><text:line-break/></text:span>再說，政治這東西不是用來談，而是用來做的；我不知道光談而不做，有何意義可言？更恐怖的當然就是所謂談政治或談時事，話題總是圍繞著台灣社會檯面上鎂光閃爍的這些沒出息的名人、政客們，而且大多數人對之充滿仰慕與崇拜。<text:span text:style-name="T3"><text:line-break/><text:line-break/></text:span>前些日子，有一群朋友，看我信也不回，電話也不接，<text:span text:style-name="T3">Line</text:span>也不看，不知道我是死是活，於是就突然跑來我工作的醫院找我。談話中知道我想搬離台南，很開心地叫我趕快來台北，說<text:span text:style-name="T3"><text:s/>"</text:span>台北現在是柯<text:span text:style-name="T3">P </text:span>的天下<text:span text:style-name="T3">"</text:span>，意思似乎認定我是綠的，或認為我是醫生，回台北也許有機會跟著柯大帥一起雞犬昇天還是怎樣？我也不明白此話含意，總之就是尷尬無言。<text:span text:style-name="T3"><text:line-break/><text:line-break/></text:span>我知道朋友們對我友善，全是好意，但這樣一種溝通與交往，依然常使我感到很恐懼，因為我實在不知道要怎麼迎合種種主流思維與世俗評價去與人交談。<text:span text:style-name="T3"><text:line-break/><text:line-break/></text:span>我的手機簡訊和<text:span text:style-name="T3">line</text:span>及信箱，總是有數以千計的訊息我根本不敢看，更不敢回，而且也根本不知道要怎麼回，真是超尷尬，因為往往都是談一些我無從搭腔或根本不值得談論但卻很熱門的話題。<text:span text:style-name="T3"><text:line-break/><text:line-break/></text:span>當我在留言板上有時不得不對這些鎂光閃爍的熱門小人物<text:span text:style-name="T3">(</text:span>所謂名人<text:span text:style-name="T3">)</text:span>罵上兩句時，總覺得很窩囊，我怎麼墮落到竟然需要去批評這樣一些小癟三。但我之批評，純粹只是想拿他們來做為一種例子，藉以陳述某種觀念或描述一種狀況，而絕不是我對這些人事物有任何興趣。<text:span text:style-name="T3"><text:line-break/><text:line-break/></text:span>唐伯虎總不可能樂意去批評馬文才吧，一個戰士也不可能喜歡批評他身上的一隻跳蚤，除非他之批評只是拿對方來做為一種例子，藉以說明某種處境或觀念等等；就好像巴樂一斤五元香蕉一斤八元，藉以練習一種算數那樣，香蕉巴樂只是一種例子，而不是我們真正關注的對象。<text:span text:style-name="T3"><text:line-break/><text:line-break/></text:span>林義雄<text:span text:style-name="T3">1990</text:span>年剛回國那頭幾年，在各種演講場合中，經常有聽眾問他對於當時擔任總統、努力打壓反對運動、甚至羞辱嘲諷二二八受害者的李登輝有何看法，林義雄總是<text:span text:style-name="T3">(</text:span>看起來很無奈<text:span text:style-name="T3">)</text:span>地回答一句：<text:span text:style-name="T3"><text:s/>"</text:span>這個人不值得任何批評<text:span text:style-name="T3">"</text:span>。<text:span text:style-name="T3"><text:line-break/><text:line-break/></text:span>記得有一次，有個聽眾不接受林義雄這樣一種回答，就反駁說，李登輝好歹也是個總統，怎麼會不值得批評？林義雄才勉強針對問題講了幾句。<text:span text:style-name="T3"><text:line-break/><text:line-break/></text:span>我多少能體會林義雄為何會這樣講，雖然他對李登輝的不屑，跟我對小頭銳面的權勢人物的不屑，也許還是不太一樣。<text:span text:style-name="T3"><text:line-break/><text:line-break/></text:span>當然，我並不是說我是大人物。我只是要說，大小是相對的，相對於這樣那樣一些窩窩囊囊的政客或親<text:span text:style-name="T3">x</text:span>學者或名人之類的小癟三，我自然是遠遠比他們大太多了。巴勒網的每個人或一般人肯定也都比這樣一些人要大得多，只是大部份人自己不察覺，把自己給看衰小了。<text:span text:style-name="T3"><text:line-break/><text:line-break/></text:span>這些政客、名人、名教授或什麼領袖之類，論權勢，他們當然很龐大，我連他們的一根小指頭都比不上；但若論及做為一個<text:span text:style-name="T3"><text:s/>"</text:span>人<text:span text:style-name="T3">" </text:span>的水平，這些小頭銳面者卻十足窩囊猥瑣。<text:span text:style-name="T3"><text:line-break/><text:line-break/></text:span>如果這樣很難懂，那不妨就從存在主義那樣的一種精神與態度去理解人事物之價值所在。當然，我很不願意連講這麼淺顯的一個道理也要訴諸什麼哲學思維，不過，如果真的想不通，不妨還是可以從比方說存在主義去理解我所要表達的。<text:span text:style-name="T3"><text:line-break/><text:line-break/></text:span>十六年前，曾聽一個維根斯坦的當年學生<text:span text:style-name="T3"><text:s/>Wasfi Hijab </text:span>講起半個多世紀前的一件往事。他說，有一天，他跟維根斯坦一起走在街上，他問維根斯坦為何老是勸人不要以哲學當職業？當時兩人剛好行經劍橋某個學院，維根斯坦突然停下腳步，若有所思，指著學院門口一位校工（<text:span text:style-name="T3">porter</text:span>）說：<text:span text:style-name="T3">"</text:span>因為，像這樣的人和工作，才是我所尊敬的。<text:span text:style-name="T3">"<text:line-break/><text:line-break/></text:span>我舉這故事只是要說，在我眼中的<text:span text:style-name="T3"><text:s/>"</text:span>大<text:span text:style-name="T3">"</text:span>，在人們眼中也許渺小無比；反之亦然，人們所看重與抬舉的人事物，在我看來往往窩囊沒出息。我寧可捏<text:span text:style-name="T3">LP</text:span>自殺，也決計不會成為那樣一種沒出息的窩囊廢。<text:span text:style-name="T3"><text:line-break/><text:line-break/></text:span>小麻雀覺得自己能要到<text:span text:style-name="T3"><text:s/>"</text:span>一把黃小米<text:span text:style-name="T3">"(</text:span>胡適詩句<text:span text:style-name="T3">)</text:span>很得意，眾麻雀都好羨慕，但鴻鵠之志又怎麼會是企求這樣一把飼料？<text:span text:style-name="T3"><text:line-break/><text:line-break/></text:span>我知道台灣人是不會相信的；台灣人不會相信有人會拒絕權勢名位於千里之外，更不可能相信那些東西只是<text:span text:style-name="T3"><text:s/>"</text:span>一把黃小米<text:span text:style-name="T3">"</text:span>。這事只能說：信不信由你。如果你是那樣的人，你就會信，否則就很難相信，而是會把權勢地位大小和能力大小畫上等號，以為每個人都必然著眼於這樣一些目標。<text:span text:style-name="T3"><text:line-break/><text:line-break/></text:span>但你想，諸多仁人志士，以他們往往驚人的資歷和資質，若真想追求權位，有可能一生沒沒無聞，連一點點名利都要不到嗎？有可能履歷表越寫越基層，甚至著作欄位始終掛零嗎？有可能嗎？<text:span text:style-name="T3"><text:line-break/><text:line-break/></text:span>那天慧如演講提到畢道文醫師，說他從高職位做起，卻一路越做越基層，默默以終，至今印尼無人知曉其貢獻。學姐好像很開心，轉頭對我說，<text:span text:style-name="T3">"</text:span>跟你一樣，越做越基層<text:span text:style-name="T3">"</text:span>。<text:span text:style-name="T3"><text:line-break/><text:line-break/></text:span>對此恭維，我倒是很受用。但平常與人交往，卻必然只會招來人們的鄙夷與輕視或誤解：人家你的學弟學妹都當院長當部長或著作等身的大學者了，你還在那邊寫留言板啊，還跑到連聽都沒聽過的什麼碗糕醫院當赤腳醫生啊？<text:span text:style-name="T3"><text:line-break/><text:line-break/></text:span>對此我亦無言，只能還是那句老話：信不信由你。如果你是那樣的人，你就會信，否則就很難相信。<text:span text:style-name="T3"><text:line-break/><text:line-break/></text:span>至於隆誌說：<text:span text:style-name="T3">"</text:span>大時代裡，<text:span text:style-name="T3">(</text:span>這些<text:span text:style-name="T3">)</text:span>小人物無力改變大局。<text:span text:style-name="T3">" </text:span>我明白你所謂大局指的是現實戰役的勝負。但我若不以勝敗論英雄，便又是另一種說法。<text:span text:style-name="T3"><text:line-break/><text:line-break/></text:span>這些人不是小人物。這點已說過。他們的權勢確實很小，甚至任人宰割，但他們做為一個人所展現的精神與價值卻巨大無比。正是這樣一種精神與價值才足以改變人類文明之大局，而不是權力，更不是地位。<text:span text:style-name="T3"><text:line-break/><text:line-break/></text:span>正是這樣一些人，才足以真正改變歷史一再重覆的戲碼。套句許鞍華在<text:span text:style-name="T3"><text:s/>"</text:span>書劍恩仇錄<text:span text:style-name="T3">" (</text:span>？<text:span text:style-name="T3">)</text:span>裏頭那位不以高深劍術為傲、不求武林地位的主角的話，他最後制服了敵人卻不殺，拋開手中長劍說：<text:span text:style-name="T3">"</text:span>你錯了，我才是那個真正會使劍的人<text:span text:style-name="T3">"</text:span>。<text:span text:style-name="T3"><text:line-break/><text:line-break/></text:span>今天你若要我在當總統跟當哈巴狗電台一人董事長之間二選一，我毫無疑問會選擇後者，因為，套句蒙面騎士<text:span text:style-name="T3"><text:s/>Marcos</text:span>的話，我們所渴望的理想，並不需要透過權力來追求。<text:span text:style-name="T3"><text:line-break/><text:line-break/></text:span>當然，別人不一定要跟我一樣生活；我倒也不是說權勢地位高者或世俗成就大者就必然是小癟三，當然不可能有這樣一種意思，我並不是在講一種行為主義的東西，不是從表面行為來判斷意義，而是說，生命有無數種型式，無數種可能性，有些生命需要這樣活，有些需要那樣活，只要你自己想清楚就好，而無所謂高下或大小之分。<text:span text:style-name="T3"><text:line-break/><text:line-break/></text:span>真正的渺小與猥瑣是那些一直想在權勢路上匍匐前進、力求高人一等、並且以為這樣很厲害的人。市面上那些名人或政客，十之八九都是這樣一種小癟三，但卻反而成為人們聚焦的巨大形象乃至偶像。<text:span text:style-name="T3"><text:line-break/><text:line-break/></text:span>相反地，在我看來真正巨大的人事物卻反而往往被視為小人物或小事一樁。這樣一些人與事，即便被世界遺忘，依舊不失其大。<text:span text:style-name="T3"><text:line-break/><text:line-break/></text:span>權勢者只是改變了旗子的顏色，更換了坐擁權位的屁股，但這樣那樣一些或許始終不為人所知、不為己求的仁人志士或各行各業的篤志者，恐怕才足以更新人類的價值內涵與文明。當眾人生命皆已腐朽，這樣一些精神卻能長存於世。<text:span text:style-name="T3"><text:line-break/><text:line-break/></text:span>我敢說，一千年後，當一個個帝國崩落，當政客君王都已死去，<text:span text:style-name="T3">"</text:span>若雪們<text:span text:style-name="T3">" </text:span>依然還是會繼續在各行各業以各種不同的形式繼續存在。她們的精神與作為，才是萬物生命的寄託與前進力量；裡頭有著一種美感與道德感，正是面對這樣一種美感與道德感所做出的抉擇，分出了價值的高下，分出了人事物的大小。</text:p>
      <text:p text:style-name="P1"><text:span text:style-name="T1">怡靜</text:span><text:s/>  |  2015.01.11 23:10   |   <text:a xlink:type="simple" xlink:href="http://palinfo.habago.org/Entry?Command=Information_PrintForum&amp;iPage=339#FORUM33557"><text:span text:style-name="T2">#</text:span></text:a></text:p>
      <text:p text:style-name="P5"><text:span text:style-name="T1">剛剛在我的</text:span>rss <text:span text:style-name="T1">訂閱文章中看到的，</text:span>Joe Sacco<text:span text:style-name="T1">出版過幾本有關巴勒斯坦的圖文書</text:span>(graphic novel)<text:span text:style-name="T1">，我自己也有買，有興趣的朋友可以找來看看。</text:span><text:line-break/><text:line-break/>=======================<text:line-break/><text:line-break/><text:span text:style-name="T1">視覺報導文學家</text:span>Joe Sacco<text:span text:style-name="T1">長期關注以巴問題，看看他怎麼用視覺文學談查理事件</text:span><text:line-break/><text:line-break/>http://www.paperfilmfestival.net/2015/01/joe-sacco.html</text:p>
      <text:p text:style-name="P1"><text:span text:style-name="T1">陳真</text:span><text:s/>  |  2015.01.11 12:15   |   <text:a xlink:type="simple" xlink:href="http://palinfo.habago.org/Entry?Command=Information_PrintForum&amp;iPage=339#FORUM33556"><text:span text:style-name="T2">#</text:span></text:a></text:p>
      <text:p text:style-name="P2">各國的混蛋政客全都來了。真是超噁心的。<text:span text:style-name="T3"><text:line-break/><text:line-break/></text:span>陳真<text:span text:style-name="T3"><text:line-break/>=======<text:line-break/></text:span>法大遊行致敬《查理》多國領袖將<text:span text:style-name="T3"><text:s/></text:span>出席<text:span text:style-name="T3"><text:line-break/><text:line-break/></text:span>新頭殼<text:span text:style-name="T3">newtalk2015.01.11 <text:line-break/><text:line-break/></text:span>邱珮文<text:span text:style-name="T3">/</text:span>綜合報導<text:span text:style-name="T3"><text:line-break/><text:line-break/></text:span>法《查理週刊》雜誌<text:span text:style-name="T3">7</text:span>日遭恐怖攻擊後，今<text:span text:style-name="T3">(11)</text:span>日將在巴黎舉行大遊行，向<text:span text:style-name="T3">17</text:span>位犧牲者致敬，根據中央社報導，除了法國總統歐蘭德，包括德國總理梅克爾、英國首相卡麥隆等世界領袖，都確定前來響應。<text:span text:style-name="T3"><text:line-break/><text:line-break/></text:span>根據<text:span text:style-name="T3">BBC</text:span>中文網，法國警方從<text:span text:style-name="T3">7</text:span>日起展開針對恐怖份子的攻堅行動，經過多起槍擊事件後，昨日約有<text:span text:style-name="T3">70</text:span>萬法國人民在各地集會紀念喪生者，包括首都巴黎、奧爾良、尼斯、波城、圖盧茲和南特等城市。<text:span text:style-name="T3"><text:line-break/><text:line-break/></text:span>中央社也指出，包括法國總統歐蘭德、前總統沙柯吉都將上街參加今天的大遊行，哀悼在諷刺性週刊《查理週刊》攻擊案遇害的<text:span text:style-name="T3">12</text:span>人、殺警案死亡的女警、以及猶太超市遇襲案遇害的<text:span text:style-name="T3">4</text:span>人。預料會有<text:span text:style-name="T3">100</text:span>多萬人上街響應。<text:span text:style-name="T3"><text:line-break/><text:line-break/></text:span>此外，確定參加遊行的外國領袖包括巴勒斯坦自治政府主席阿巴斯、以色列總理尼坦雅胡、比利時總理米歇爾、英國首相卡麥隆、丹麥總理桑寧施密特、德國總理梅克爾、義大利總理倫齊、西班牙總理拉荷義、瑞士總統索瑪魯加、荷蘭總理呂特、美國司法部長霍德等。歐盟也將有多位主席級官員出席。<text:span text:style-name="T3"><text:line-break/><text:line-break/></text:span>此外，法國在台協會也將從明起連續<text:span text:style-name="T3">3</text:span>日，設置致哀簽名簿於法國在台協會簽證接待室，提供台灣民眾表達聲援。</text:p>
      <text:p text:style-name="P1"><text:span text:style-name="T1">王中龍</text:span><text:s/>  |  2015.01.11 09:40   |   <text:a xlink:type="simple" xlink:href="http://palinfo.habago.org/Entry?Command=Information_PrintForum&amp;iPage=339#FORUM33555"><text:span text:style-name="T2">#</text:span></text:a></text:p>
      <text:p text:style-name="P3">各位好，「橄欖桂冠的召喚」講演影片已經上傳。<text:span text:style-name="T3"><text:line-break/></text:span>有興趣的請到下列連結收看。<text:span text:style-name="T3"><text:line-break/></text:span>因爲不及詢問，中間一小段爲免爭議，已經全數剪除。<text:span text:style-name="T3"><text:line-break/></text:span>若個人希望保存，觀迎聯絡。<text:span text:style-name="T3"><text:line-break/>http://youtu.be/8altMf_dtag</text:span></text:p>
      <text:p text:style-name="P1">kate chang   |  2015.01.11 09:02   |   <text:a xlink:type="simple" xlink:href="http://palinfo.habago.org/Entry?Command=Information_PrintForum&amp;iPage=339#FORUM33554"><text:span text:style-name="T2">#</text:span></text:a></text:p>
      <text:p text:style-name="P2">啊，寫句琅琅上口、清楚完整的口號也是不容易，我得改改我的口號，或者不要口號，我想說的是：唯有真相能伸張正義、撫慰受害者，唯有努力才能得到最後的真相。</text:p>
      <text:p text:style-name="P1"><text:span text:style-name="T1">隆誌</text:span><text:s/>  |  2015.01.11 00:15   |   <text:a xlink:type="simple" xlink:href="http://palinfo.habago.org/Entry?Command=Information_PrintForum&amp;iPage=339#FORUM33553"><text:span text:style-name="T2">#</text:span></text:a></text:p>
      <text:p text:style-name="P3">今晚接受了一場心靈的洗禮，那個自顧不暇的時代裡，卻有這樣一群理想者，不問生死，只求實現世界一家的理想。這兩週看了網上的書摘和試讀，一些疑問也在今天解開。那個混亂矛盾的時代，卻也是各種思想和社會制度的試煉。然而也許如狄更斯的雙城記裡所說：「那是最糟的時代，也是最美好的時代。」<text:span text:style-name="T3"><text:line-break/><text:line-break/></text:span>一直以來，對於中國在二十世紀初的歷史，兩岸各自因政治因素，而有各自的闡述、掩蓋和扭曲。然而大時代裡，小人物無力改變大局，卻也因緣際會參與許多影響深遠的歷史事件。這些歷史淹沒在時間的長河裡，小人物也在一系列的時代巨變中消逝。他們的名字和事蹟，不會在太廟和石碑上，他們所做的事情卻人人景仰。</text:p>
      <text:p text:style-name="P1">kate chang   |  2015.01.10 14:23   |   <text:a xlink:type="simple" xlink:href="http://palinfo.habago.org/Entry?Command=Information_PrintForum&amp;iPage=339#FORUM33552"><text:span text:style-name="T2">#</text:span></text:a></text:p>
      <text:p text:style-name="P2">中國對伊斯蘭和第三世界的立場與作為，從他們過去穿草鞋時代到現在，一直是很端得上台面的。針對巴黎查理周刊的發言，中國對外是一路走來始終如一，對內也符合國內政治需要。<text:span text:style-name="T3"><text:line-break/><text:line-break/></text:span>西方國家（包括台灣）經常糾正中國獨裁政權、沒有言論自由之不文明，中國的確是沒有言論自由的，如果用台灣的歷史經驗比擬，大約處於解嚴前小蔣主政時的階段，不至於以思想入罪，但如果火氣太大致擾亂公共秩序，消防隊就會出動。然而因為中國太大，控制力有從上到下、從近到遠逐漸遞減的物理性問題，加上時不時的管理怠惰和山頭主義，言論自由的控制就會出現「徒惡法不足以自行」的狀況。言論自由對西方國家來說，或許是以某種絕對價值來對待，但中國現在把一切價值工具化，言論自由的控制與不控制也是一個工具，尤其現在正進行反腐鬥爭（大陸用語，可想成台灣的一清專案），鬥爭雙方更是利用言論工具你來我往。去年底習近平要求教科書增加古文比重的講話，就直接遭受上海的文宣口嗆聲。在我的感受，中國潛規則太多、價值觀無法重建才是讓人難以忍受的不文明。<text:span text:style-name="T3"><text:line-break/><text:line-break/></text:span>中國也是一個沒有宗教自由的國家，到目前為止宗教團體的合法立案往往不得其門，選後我看到新聞，陳德銘在台南與證嚴見面，或許是放寬宗教自由的考察，還待觀察。廿卅年前的修習法輪功，是從政府官員到街坊鄰里蔚為風潮的（嚴格來說，氣功似乎還不能稱得上是宗教），後來才基於政治與經濟的需要打壓迫害（沒氣功可練的大媽們只好跳起廣場舞）。說到底還是文革令中國徹底無神論，然而當今中國在言論出版市場無論是儒教佛教回教基督教或各種思潮的引介之主流、之邊緣、之全面、之深刻，卻無法解釋直到今天的虛無處境。我以為拆孔廟破四舊等等等的作為，其實為的是挖祖墳，挖祖墳恐怕才是執行得最徹底的政治運動，從帝都到魔都到鄭成功老家的小漁村所有祖墳無一幸免，只有非常少數的族譜被土夯在牆縫𥚃保存下來，祖墳被挖對中國人來說彷彿心底最深處被挖掉了一塊，心底那個洞一直到今天也填補不了，恐怕也很難填補，影響所及我們就可以看到，「我祖墳都被挖了，吐口痰又怎麼了？」、「我祖墳都被挖了，我還排隊幹什麼？」大概是這種心情下反應的社會文化問題。我始終還沒想透毛澤東為什麼要挖中國的祖墳？<text:span text:style-name="T3"><text:line-break/><text:line-break/></text:span>目前看來，增加古文比重是建立價值觀的起步嘗試；前二天中紀委（反腐鬥爭事業單位）公布了<text:span text:style-name="T3">2014</text:span>年工作成果，我特意把這個數字記下：共<text:span text:style-name="T3">71,748</text:span>人立案審查或已進入司法程序。大多以行賄、受賄入罪的這個數字，也意味著中國的潛規則正在翻天覆地變化中。<text:span text:style-name="T3"><text:line-break/><text:line-break/></text:span>我的大陸經驗不涉及少數民族自治區，邊疆治理有另一套方法，不過，我還是扯遠了。<text:span text:style-name="T3"><text:line-break/><text:line-break/></text:span>昨天我看到一幅聲援查理周刊言論自由的單幅漫畫，將<text:span text:style-name="T3">911</text:span>事件中的二棟大樓改成二隻鉛筆，這個清楚明白的暗示，讓我忍不住在心裡畫了一幅把二棟大樓、二隻鉛筆改成二顆子彈的漫畫。想表達「反對一切以討論言論自由來模糊事件焦點圖謀」的立場（待了中國幾年，這樣呼口號的句型也是很熟練哪），真相往往隨著時間過去逐漸露出，當時<text:span text:style-name="T3">911</text:span>事件以反恐為名的經濟、人權掠奪，美國政府就算不是自導自演也擺脫不了聽任<text:span text:style-name="T3">911</text:span>發生的嫌疑，還記得看了麥克摩爾的紀錄片《華氏<text:span text:style-name="T3">911</text:span>》，確定了自己火氣大的體質沒藥醫。於是我便想問，在這次的事件中，打壓沒底限的言論自由意味著某保守主義的抬頭嗎？最近頁岩油的增產和美國油商的破產與多起的恐怖攻擊有什麼關係？而才稍穩定下來俄國盧布和美元間的貨幣戰爭，是否左右了局勢失控？因為我們譴責暴力，所以更要弄清楚誰是暴力加害者？也許當真相日明，我們會發現言論自由、查理周刊事件死者、穆斯林都是受害者。</text:p>
      <text:p text:style-name="P1"><text:span text:style-name="T1">陳真</text:span><text:s/>  |  2015.01.10 13:58   |   <text:a xlink:type="simple" xlink:href="http://palinfo.habago.org/Entry?Command=Information_PrintForum&amp;iPage=339#FORUM33551"><text:span text:style-name="T2">#</text:span></text:a></text:p>
      <text:p text:style-name="P3">大家應該都聽過法國哲學家伏爾泰吧，伏爾泰其實不叫伏爾泰，伏爾泰是他一部劇作的主角，伏爾泰叫久了就變成伏爾泰。至於他本名叫什麼，我也記不得。<text:span text:style-name="T3"><text:line-break/><text:line-break/></text:span>雨果曾經說，<text:span text:style-name="T3">"</text:span>伏爾泰三個字，代表的不是一個人，而是一整個時代。<text:span text:style-name="T3">" </text:span>依我看，伏爾泰也許代表了一種思想解放的獨立精神。<text:span text:style-name="T3"><text:line-break/><text:line-break/></text:span>在某個意義上，伏爾泰有點類似大陸已故作家王小波，文筆幽默諷刺，厭惡教條，喜歡思索真理，不喜歡人云亦云，討厭強權壓制，整天罵皇室罵天主教罵政客，搞得自己坐黑牢，長年流亡在外。<text:span text:style-name="T3"><text:line-break/><text:line-break/></text:span>不過，這樣一種反抗精神，跟當下法國那間查理雜誌社的作風與本質非但不同，甚且背道而馳。<text:span text:style-name="T3"><text:line-break/><text:line-break/></text:span>所謂反抗，當然是反抗強權高壓才叫反抗，但查理周刊的那些漫畫，卻是極盡羞辱之能事，儘情糟蹋弱者，努力抹黑醜化早已被主流世界抹黑醜化得不堪聞問的回教世界。<text:span text:style-name="T3"><text:line-break/><text:line-break/></text:span>最近不太敢看這新聞，怕看了血壓高。可是，一開電視，就會一再看到同樣的一些畫面，一群人滿臉悲愴堅定，一個個手舉標語，寫著：<text:span text:style-name="T3">"</text:span>我是查理<text:span text:style-name="T3">"</text:span>，看了實在很噁心。<text:span text:style-name="T3"><text:line-break/><text:line-break/></text:span>感覺就像台灣綠油油的勢力一樣，整天抹黑醜化侮辱造謠，整天檢查別人的思想是否合乎黨國忠誠，連你想保持沉默噤不出聲都不行，這些人不允許你沉默，你非得表態支持其反中反華的黨國思維不可，但另一方面，這些混蛋卻又整天滿口什麼捍衛言論自由與人權。<text:span text:style-name="T3"><text:line-break/><text:line-break/></text:span>當然，查理周刊應該不至於像台灣綠色勢力這麼卑劣低級，但若要說他們是什麼言論自由的鬥士，那也根本就是在放屁。天底下沒有這樣一種糟蹋抹黑弱者的自由。把這樣一種惡劣行徑放在伏爾泰乃至蘇格拉底等人追求獨立思考反抗主流壓迫的思想傳統底下，更是荒唐透了頂；我看倒是應該放在西方種族歧視的傳統底下來看待才對，高高在上自以為是，輕易對少數異己或弱勢一方任意羞辱嘲諷扭曲醜化。<text:span text:style-name="T3"><text:line-break/><text:line-break/></text:span>現在發生血案，法國政府自然是樂歪了，包括美國和以色列更是樂不可支，紛紛第一時間就出來講些屁話，這下反恐又有一番說詞了，國內低迷的民調也有救了。現在搞到連巴黎鐵塔都熄燈哀悼，這也是查理，那也是查理，連巴黎都改名查理。<text:span text:style-name="T3"><text:line-break/><text:line-break/></text:span>我喜歡蘇格拉底，喜歡伏爾泰，但我絕不是查理，因為我不是糟蹋羞辱弱者的王八蛋。</text:p>
      <text:p text:style-name="P1"><text:span text:style-name="T1">王修亮</text:span><text:s/>  |  2015.01.10 13:06   |   <text:a xlink:type="simple" xlink:href="http://palinfo.habago.org/Entry?Command=Information_PrintForum&amp;iPage=339#FORUM33550"><text:span text:style-name="T2">#</text:span></text:a></text:p>
      <text:p text:style-name="P2">每個人都有躲避自己悲傷的方式吧！五十歲以後，我無法再看某些電影，因為撞擊迎面而來，會使人碎裂非常久，留下深深的疤痕。<text:span text:style-name="T3"><text:line-break/><text:line-break/></text:span>在躲避的同時，總也忍受不了尋找同類的意念。所以動畫一直是無法放棄的誘惑，創作者們脫離了真實的世界，只留下真實的心，在色彩與線條的哀愁中，仍然能用美感緊緊裹著一層舒緩心靈的薄霧。<text:span text:style-name="T3"><text:line-break/><text:line-break/></text:span>我不確知這是哪個國家的動畫電影，只有幾句簡短的對話，通篇流轉著美麗的歌聲，是我聽不懂的語言。聽女兒說好像是巴西的，看風格應該是南美吧！<text:span text:style-name="T3"><text:line-break/><text:line-break/></text:span>雖然完全聽不懂，但是感受深刻，只是無法形容。<text:span text:style-name="T3"><text:line-break/><text:line-break/>http://www.bilibili.com/video/av1815041/</text:span></text:p>
      <text:p text:style-name="P1">C Lee   |  2015.01.10 11:47   |   <text:a xlink:type="simple" xlink:href="http://palinfo.habago.org/Entry?Command=Information_PrintForum&amp;iPage=339#FORUM33549"><text:span text:style-name="T2">#</text:span></text:a></text:p>
      <text:p text:style-name="P3">關於恐怖攻擊，我提供以下一點看法。<text:span text:style-name="T3"><text:line-break/><text:line-break/></text:span>這兩天在法國發生的恐怖攻擊事件，以下連結看一下。恐怖份子的近距離槍法是這樣的<text:span text:style-name="T3">...</text:span>。說是槍手在警察求饒下一樣近距離爆頭。各位判斷，總之，我不信恐怖份子的槍法（或眼睛）會這樣差。<text:span text:style-name="T3"><text:line-break/><text:line-break/>https://www.youtube.com/watch?v=awYUYblA_gc<text:line-break/><text:line-break/></text:span>依我判斷，這是編好的一場戲，或當做演習好了。<text:span text:style-name="T3"><text:line-break/><text:line-break/></text:span>有興趣的用：「<text:span text:style-name="T3">False Flag Attack</text:span>」或「<text:span text:style-name="T3">hoax</text:span>」在家上所謂西方國家境內的恐怖攻擊事件，在<text:span text:style-name="T3">Youtube</text:span>中搜尋，就有許多資料，<text:span text:style-name="T3">911...</text:span>都有。<text:span text:style-name="T3"><text:line-break/><text:line-break/></text:span>早一點的<text:span text:style-name="T3">911</text:span>事件：<text:span text:style-name="T3"><text:line-break/><text:line-break/>https://www.youtube.com/watch?v=eL-rU3CCPkc<text:line-break/><text:line-break/></text:span>不說那畫面有問題，請問有誰看過飛機能夠以正常速度切奶油一樣衝進一棟大樓，然後就此不見？物理學家說，那根本不可能。正常情況，應該撞上去，然後撞不進去而掉下來才合理。<text:span text:style-name="T3"><text:line-break/><text:line-break/></text:span>據說<text:span text:style-name="T3">911</text:span>事件那天，天空根本沒有飛機，所謂爆炸聲，是建築物內部所發出，<text:span text:style-name="T3">Youtube</text:span>隨便找就有。事後檢查那種爆裂物只有美國軍方才有，包括高溫足以融化建築物的金屬鋼骨的成分。<text:span text:style-name="T3"><text:line-break/><text:line-break/></text:span>根據事發現場的目擊者現場描述，爆炸聲音有其頻率，事後有人猜測，這種手法類似將一整棟建築裝滿炸藥，定點爆炸後，讓整棟樓垂直式地倒塌（拆掉舊建築的方式一樣）。垂直式倒塌，可以順便將犯案證據掩蓋掉。<text:span text:style-name="T3"><text:line-break/><text:line-break/></text:span>再說一例。前陣子的加拿大國會恐怖份子槍擊事件：<text:span text:style-name="T3"><text:line-break/><text:line-break/>https://www.youtube.com/watch?v=gx1qznkr-b8<text:line-break/>Fake CPR<text:line-break/><text:line-break/></text:span>有誰看過<text:span text:style-name="T3">CPR</text:span>會將傷者的手放在胸前？<text:span text:style-name="T3"><text:line-break/><text:line-break/></text:span>為何將傷者全全部圍起來不讓人看見。為何<text:span text:style-name="T3">CPR</text:span>部位是在傷者身體非常左邊，而不是心臟部位？<text:span text:style-name="T3"><text:line-break/><text:line-break/>https://www.youtube.com/watch?v=fauroah4DDQ<text:line-break/><text:line-break/>https://www.youtube.com/watch?v=QxeXvnjS10M<text:line-break/></text:span>槍擊案，警察居然在笑！（好像在演戲，是吧）<text:span text:style-name="T3"><text:line-break/><text:line-break/>https://www.youtube.com/watch?v=TIzluqDXZvQ<text:line-break/></text:span>槍擊事件說槍手跑進加拿大國會，影片顯示，國會內部已至少有六位安排好的攝影師待命，沒有躲藏！<text:span text:style-name="T3"><text:line-break/><text:line-break/>~~~~~~~~~~~~~~~<text:line-break/><text:line-break/></text:span>在國外製造恐慌（例如誰砍誰的頭）只是一回事，在國內製造輿論，製造民意「同仇敵愾」、「出兵」的支持更是重點。<text:span text:style-name="T3"><text:line-break/><text:line-break/></text:span>我有限的接觸讓我猜測，這很有可能「十字架」和「彎刀」數百年來戰爭的延續。只是號稱文明國家要出兵總得要有理由，要有民意支持，於是「菁英」就利用各種方式請信仰十字架的政府（尤其是大英帝國所屬的國家，美國、英國、澳洲、加拿大、法國<text:span text:style-name="T3">...</text:span>）想辦法「演戲」，讓國內民眾支持繼續出兵，壓制「彎刀」一派。<text:span text:style-name="T3"><text:line-break/><text:line-break/></text:span>想抹黑對方，演戲，然後大肆報導也是一條路。<text:span text:style-name="T3"><text:line-break/><text:line-break/></text:span>我提出上面這些東西，不是說那些事情全是在演戲。只是想說，事情真真假假，很難判斷，媒體既然在人家手中，想怎麼報當然就怎麼報。該剪接的、該刪除的，人家自有判斷。我們只能看剩下的，是吧。<text:span text:style-name="T3"><text:line-break/><text:line-break/></text:span>現在我聽到所謂的國際恐怖攻擊事件，就聽聽而已，很難讓我當真。<text:span text:style-name="T3"><text:line-break/><text:line-break/></text:span>這一年來國家偶爾就出現恐怖攻擊，美國波士頓爆炸案、加拿大國會、澳洲的咖啡廳、法國大街上<text:span text:style-name="T3">...</text:span>下一場會在哪？或許會輪到德國上演？</text:p>
      <text:p text:style-name="P4"/>
      <text:p text:style-name="P1"><text:span text:style-name="T1">陳真</text:span><text:s/>  |  2015.01.10 02:12   |   <text:a xlink:type="simple" xlink:href="http://palinfo.habago.org/Entry?Command=Information_PrintForum&amp;iPage=340#FORUM33548"><text:span text:style-name="T2">#</text:span></text:a></text:p>
      <text:p text:style-name="P3">二戰以來，美國沒有一天不發動戰爭，沒有一天不丟飛彈，殺人千萬，難民無數；彷彿人不是人，而只是一種買賣籌碼與必要的基本耗材。在許多被美國上下其手的國家，更有長長的暗殺名單，動輒數千人名列榜上，逐一消滅。<text:span text:style-name="T3"><text:line-break/><text:line-break/></text:span>這些暗殺名單，在過去，往往包括一些左傾文人與教師或工會幹部；如今更包括各路反美份子，大量清除之，藉以鞏固入侵國之親美勢力的茁壯。捕殺過程中，往往不惜牽連更多無辜，寧可錯殺一百，絕不放過一個；滅門抄家，在所不惜，手段十分凶殘。所謂恐怖份子之所為，根本不及於美國及其同路人之為惡的萬分之一。<text:span text:style-name="T3"><text:line-break/><text:line-break/></text:span>可是，不管美國及其一票幫凶殺害多少人，媒體會報導嗎？也許會，但比例上微乎其微，頂多偶而寥寥數語，不痛不癢。可是，打死<text:span text:style-name="T3">12</text:span>人如此嚴重，那麼，<text:span text:style-name="T3">12</text:span>後面如果再加上五個<text:span text:style-name="T3">0</text:span>或六個<text:span text:style-name="T3">0</text:span>呢？<text:span text:style-name="T3"><text:line-break/><text:line-break/></text:span>好吧，現在我把事實真相說出來了，但人們會生氣嗎？當然不會。人們對於千萬人命的傷亡，似乎根本一點感覺也沒有，彷彿千萬條人命不是人命，而只是一堆螞蟻，死了就算，不值得在意。但是，對於所謂民主國家的幾條人命卻反應激烈。<text:span text:style-name="T3"><text:line-break/><text:line-break/></text:span>人們當然不是刻意具有如此區別心，而是因為我們的情感情緒乃至人生的種種安排與抉擇，其實極大程度受制於媒體。媒體要我們關注什麼，我們就會關注什麼；媒體要我們怎麼想怎麼感受，我們便會依其指令進行思維與感受。媒體告訴我們什麼重要什麼不重要，我們便會依此看待。<text:span text:style-name="T3"><text:line-break/><text:line-break/></text:span>這樣一種事物輕重乃至人命價值的徹底失衡，以及媒體型塑世界樣貌的完全失真，當然不是台灣所特有，而是舉世皆然，包括你我都絕不例外。<text:span text:style-name="T3"><text:line-break/><text:line-break/></text:span>我們今天之所以還如此溫吞舒適地活著，而沒有做出更多激烈抵抗，難道不就是得依靠這樣一種自欺欺人？彷彿世界就像個兒童樂園那樣燦爛美妙，彷彿人生就是工作、學業、賺錢養家活口等等，除此之外，再無其它。<text:span text:style-name="T3"><text:line-break/><text:line-break/></text:span>若非盡量避免去知道更多真實血肉，若不是盡一切努力把世上種種痛苦悲劇給拼命阻擋在心房之外，天知道一個具有正常心智與人性的人會做出一些什麼樣的決定來。<text:span text:style-name="T3"><text:line-break/><text:line-break/></text:span>在一篇舊文中我曾提到：有一年，來到西班牙，來到一座偏遠小鎮，彷彿走入時光隧道，保存許多古羅馬遺跡與競技場。旁邊一條美麗小河，我在河岸走著，想著千年光陰，對於周遭一切，心裏有著一種感動。<text:span text:style-name="T3"><text:line-break/><text:line-break/></text:span>人們常告訴我，他們是他們，我們是我們。但是，如果周遭這一切全屬異國它鄉，全與我無關，我為何感動？也許，這不是異鄉，這其實就是我的家，我的河，我的歷史；千百年的恩怨悲歡中，我始終是它的一份子。我不是局外人。他們就是我們。他們的痛苦就是我們的痛苦。難道不是這樣？難道這不就是生命的真相？<text:span text:style-name="T3"><text:line-break/><text:line-break/></text:span>但我也明白，承認真相的後果與代價往往不是我們所能承受。馬龍白蘭度曾提到，有一回他和舉世聞名的印度導演薩耶哲雷一同走在印度街頭，流浪街童見他們兩位穿著體面，迅即湧了過來討錢，幾乎要把他們淹沒。<text:span text:style-name="T3"><text:line-break/><text:line-break/></text:span>馬龍白蘭度看到這些面黃肌瘦的小孩，心裏十分不忍。但他說，他沒想到他所尊敬的薩耶哲雷，卻像走在麥田裏，很優雅地，就像<text:span text:style-name="T3"><text:s/>"</text:span>撥開一片麥浪<text:span text:style-name="T3">" </text:span>那樣，把伸出手來想要點救命錢的肌餓孩童們給全數撥離身旁，連看也不看一眼。<text:span text:style-name="T3"><text:line-break/><text:line-break/></text:span>馬龍白蘭度說他對此事感到很痛苦，對薩耶哲雷的淡漠反應很失望，於是當面對薩耶哲雷提出抗議說：你怎麼可能這樣視若無睹地活著？<text:span text:style-name="T3"><text:line-break/><text:line-break/></text:span>薩耶哲雷回答說：外頭街道上有無數這樣的小孩，在生死邊緣掙扎，但我能做些什麼？馬龍白蘭度事後說，他逐漸明白，如果不學會鐵石心腸，你根本活不下去。<text:span text:style-name="T3"><text:line-break/><text:line-break/></text:span>話雖如此，依我對馬龍白蘭度的了解，即使到了晚年不再從事社運公義事務，他仍然常為世上這樣那樣的一些戰亂、血腥與貧窮感到痛苦不堪；痛苦到一種近乎自暴自棄以求心靈解脫的心態。<text:span text:style-name="T3"><text:line-break/><text:line-break/></text:span>在自傳中，馬龍白蘭度形容自己一生是<text:span text:style-name="T3"><text:s/>"</text:span>一個尋找愛的故事，同時也尋找自我療傷止痛的方法<text:span text:style-name="T3">"</text:span>。他說，<text:span text:style-name="T3">"</text:span>痛苦很早就有了；我希望搞清楚我對同類的責任。我也想搞清楚，我是誰？為什麼我必須和這個生命有所糾纏？<text:span text:style-name="T3">" <text:line-break/><text:line-break/></text:span>他經常懷疑自己的努力以及對他人苦難所懷抱的痛苦，是否有意義。馬龍白蘭度如此自問道：究竟是什麼東西在折磨我？所謂善良與憐憫，是否只是一種基因在作祟？我所承受的這一切痛苦，竟然只是因為我的基因所帶來的後果？<text:span text:style-name="T3"><text:line-break/><text:line-break/></text:span>《世界社會主義論壇》（<text:span text:style-name="T3">WSWS</text:span>）曾稱讚馬龍白蘭度是個「真正的反叛者」。但他卻始終很難反叛自己的心。我或多或少能理解這樣的心情。外頭有數以億計的孤兒寡母，正在戰亂中，正在饑餓與病痛中掙扎，但我們卻在光鮮亮麗的百貨公司裏購物，準備過年；在溫暖的床上窩著，在書桌前寫些軟弱無力的蒼白話語，為明日的溫飽打拼。<text:span text:style-name="T3"><text:line-break/><text:line-break/></text:span>我應該繼續這樣活著嗎？我難道不是應該同樣自暴自棄來回應外頭那無數痛苦的生命？如果他們真的是我的家人，我有可能自己吃飽卻讓他們挨餓嗎？但我一己之力又能如何？<text:span text:style-name="T3"><text:line-break/><text:line-break/></text:span>過去常捐款給<text:span text:style-name="T3">MSF(</text:span>醫師無國界組織<text:span text:style-name="T3">)</text:span>，我總會在裝著支票的信封裏隨手附上身邊的小卡片，寫著片語隻字，感謝其所為。有一天，接到一位幹部的來信，是個女生，知道我也是個醫師，寄來很多相關資料，同時還附上一封信，信裏說，對於<text:span text:style-name="T3">MSF</text:span>的工作，她感覺跟我之間已無須多說，因為她相信，也許遲早有一天，彷彿我就會加入他們，成為他們的一份子。<text:span text:style-name="T3"><text:line-break/><text:line-break/></text:span>接到信之後，我無言了，<text:span text:style-name="T3"><text:s/>"</text:span>嚇得<text:span text:style-name="T3">" </text:span>從此不敢再寫小卡片，當然也不敢回信。這事變成彷彿我心裏頭一個揮之不去的<text:span text:style-name="T3"><text:s/>"</text:span>陰影<text:span text:style-name="T3">"</text:span>，彷彿只要我稍微一不小心，那片悲傷的烏雲就會入侵，亂了方寸。就像一場戰役，一個具有正常心志的人，面對生命的真相，恐怕都得各自想辦法看要如何回應純粹屬於自己的這樣一場<text:span text:style-name="T3"><text:s/>"</text:span>一個人的戰爭<text:span text:style-name="T3">"</text:span>。<text:span text:style-name="T3"><text:line-break/><text:line-break/></text:span>我選擇躲進一個沒有槍砲、純淨純粹而無聲的哲學世界裏，因為我就只有這麼一點本事；想像並構築著一道橋樑，企圖通往不可知的<text:span text:style-name="T3"><text:s/>"</text:span>那個<text:span text:style-name="T3">" </text:span>美麗世界，但我依然深知<text:span text:style-name="T3"><text:s/>"</text:span>這個<text:span text:style-name="T3">" </text:span>世界的種種悲歡而不曾遺忘。</text:p>
      <text:p text:style-name="P1"><text:span text:style-name="T1">玉睿</text:span><text:s/>  |  2015.01.09 22:43   |   <text:a xlink:type="simple" xlink:href="http://palinfo.habago.org/Entry?Command=Information_PrintForum&amp;iPage=340#FORUM33547"><text:span text:style-name="T2">#</text:span></text:a></text:p>
      <text:p text:style-name="P2">衛鍼：<text:span text:style-name="T3"><text:line-break/><text:line-break/></text:span>你沒有冒犯我，至少對我而言。<text:span text:style-name="T3"><text:line-break/><text:line-break/></text:span>每個人都有自己的看法，大家互相交流，只要不要謾罵攻擊，我覺得都很好。<text:span text:style-name="T3"><text:line-break/><text:line-break/></text:span>說個笑話<text:span text:style-name="T3"><text:line-break/></text:span>小時候看了一部電影叫「真善美」，天真以為世上的人都是每講一句話就唱歌<text:span text:style-name="T3">…||||<text:line-break/></text:span>後來才發現自己好天真<text:span text:style-name="T3">XDD<text:line-break/><text:line-break/></text:span>但我還是很喜歡「真善美」這部電影。<text:span text:style-name="T3"><text:line-break/><text:line-break/></text:span>不知有沒有人看過「阿瑪迪斯」這部電影，因為年代太久遠我也忘了大概的劇情，只記得主角是莫札特。另一個從頭至尾獨白的是一位嫉妒莫札特的音樂家<text:span text:style-name="T3">(</text:span>我忘了名字<text:span text:style-name="T3">)<text:line-break/><text:line-break/></text:span>總覺得小時候看了好多片，但我的朋友似乎跟我不像同年代，大多都沒看過<text:span text:style-name="T3">…|||<text:line-break/></text:span>因為這都是我在念書時看的<text:span text:style-name="T3">…</text:span></text:p>
      <text:p text:style-name="P1"><text:span text:style-name="T1">衛鍼</text:span><text:s/>  |  2015.01.09 22:14   |   <text:a xlink:type="simple" xlink:href="http://palinfo.habago.org/Entry?Command=Information_PrintForum&amp;iPage=340#FORUM33546"><text:span text:style-name="T2">#</text:span></text:a></text:p>
      <text:p text:style-name="P3">我一直認為沒有誰是值得同情的，雖然背後的想法不是很清楚，可能是「可憐之人必有可恨之處」，也有可能是「人皆有原罪」，或是兩者皆有。<text:span text:style-name="T3"><text:line-break/><text:line-break/></text:span>當初納粹加害猶太人的業，現在換猶太人及美國人擔著。事實上這並不能說是「誰」的錯，因為一直以來，人類所通曉得就是這樣的事情。「敬天愛人」、「以眼還眼，舉世皆盲」這口號當然誰都會講，但看到自己人有「受害的感覺」，那時不生氣、不憎恨的，反而成為異類。所謂敬天愛人，這時都變成空口號。我看這些人們倒是蠻滿足於製造敵人，以至於徒有雙眼卻不能視的感覺。無奈的是，這就是他們的人生意義。他們那時不會想知道有一種美德叫做寬恕，叫做「要愛你的敵人，為那逼迫你們的禱告。」<text:span text:style-name="T3"><text:line-break/><text:line-break/></text:span>我想法比較悲觀，所以話說得有些重，希望沒有冒犯到這裡的朋友。我有時感到，人要達到真正的文明階段的時間，可能都要比你我想像的要來得長。</text:p>
      <text:p text:style-name="P1"><text:span text:style-name="T1">玉睿</text:span><text:s/>  |  2015.01.09 20:55   |   <text:a xlink:type="simple" xlink:href="http://palinfo.habago.org/Entry?Command=Information_PrintForum&amp;iPage=340#FORUM33545"><text:span text:style-name="T2">#</text:span></text:a></text:p>
      <text:p text:style-name="P2">對中東各國最有印象是阿拉伯聯合大公國<text:span text:style-name="T3">(</text:span>應該是吧？<text:span text:style-name="T3">)<text:line-break/><text:line-break/></text:span>蔣經國時代，是李國鼎等人親自帶著計劃書去該國跟他們借錢<text:span text:style-name="T3"><text:line-break/></text:span>他們也借錢給我們蓋各種十大建設<text:span text:style-name="T3"><text:line-break/><text:line-break/></text:span>小時候印象最深刻。<text:span text:style-name="T3"><text:line-break/><text:line-break/></text:span>我也不覺得伊拉克或伊朗有多壞，只是每次看到美國在那裡念誰誰怎樣，哪國怎樣怎樣，就覺得啊你自己到底想怎樣？<text:span text:style-name="T3"><text:line-break/></text:span>好像大家不聽你的就該死之類的<text:span text:style-name="T3">……<text:line-break/></text:span>我覺得前幾年的什麼茉莉花革命是美國跟西方世界的大陰謀<text:span text:style-name="T3">…<text:line-break/><text:line-break/></text:span>把中東搞的烏煙瘴氣<text:span text:style-name="T3">……<text:line-break/><text:line-break/></text:span>巴勒斯坦今天會這樣辛苦，美國跟一些西方國家要負很大責任！！<text:span text:style-name="T3"><text:line-break/></text:span>以色列我從他開始由「受害者轉為迫害者」開始，就覺得這國家不值得同情。</text:p>
      <text:p text:style-name="P1"><text:span text:style-name="T1">衛鍼</text:span><text:s/>  |  2015.01.09 20:32   |   <text:a xlink:type="simple" xlink:href="http://palinfo.habago.org/Entry?Command=Information_PrintForum&amp;iPage=340#FORUM33544"><text:span text:style-name="T2">#</text:span></text:a></text:p>
      <text:p text:style-name="P3">甚麼獨裁統治，為了民主都是親美勢力的惡意推銷，實際上就是鬼話連篇。原本在中東的技術、建設及衛生水準都名列前茅的伊拉克，以「制裁獨裁」的名義被搞得狼狽不堪，事實上也是為了控制當地的石油。更令人不齒的是，更早之前的兩伊戰爭，美方是有意扶植海珊壓制伊朗，後來卻再倒打伊拉克一把，美帝從此漁翁得利。<text:span text:style-name="T3"><text:line-break/><text:line-break/></text:span>現今兩伊都是在西方的媒體戰之下的受害者，幾乎人人都以為那兩國特產就是身上綁著炸彈要打聖戰的恐怖份子，被醜化得厲害。殊不知聖戰，或說<text:span text:style-name="T3"><text:s/>Jihad </text:span>真正的意義其實是用「心」，也就是摒除私慾，敬天愛人。這跟基督教跟天主教所宣導的本質也無不同。諷刺的是，那群將上帝跟耶穌掛嘴上，並打著正義旗號的人反而是被私慾所驅使的惡魔（盡管我盡量避免用善惡二分法，但是我暫且找不到更好的描述）。不然哪個陌生人會無緣無故將自己的家搞得一團糟？</text:p>
      <text:p text:style-name="P1"><text:span text:style-name="T1">玉睿</text:span><text:s/>  |  2015.01.09 20:13   |   <text:a xlink:type="simple" xlink:href="http://palinfo.habago.org/Entry?Command=Information_PrintForum&amp;iPage=340#FORUM33543"><text:span text:style-name="T2">#</text:span></text:a></text:p>
      <text:p text:style-name="P2">看了大家的留言，有點想法<text:span text:style-name="T3"><text:line-break/><text:line-break/></text:span>曾跟家人討論過關於埃及、敘利亞等國強人，或稱獨裁政治垮臺後的情況。<text:span text:style-name="T3"><text:line-break/><text:line-break/></text:span>一致認為這是西方國家自以為是的<text:span text:style-name="T3">"</text:span>為<text:span text:style-name="T3">xx</text:span>好<text:span text:style-name="T3">"</text:span>，實際上呢？<text:span text:style-name="T3"><text:line-break/></text:span>那些獨裁者在位時，人民雖沒有言論自由或一些西方世界的自由，但日子過的不錯，也許尚可。<text:span text:style-name="T3"><text:line-break/></text:span>因為獨裁者維持了一種「恐怖的平衡」，他壓制了各方想稱王的勢力，用他的力量達到這國家的安定。<text:span text:style-name="T3"><text:line-break/><text:line-break/></text:span>但西方世界卻不知是故意為之還是自以救世主，強將其之獨裁情況打破，卻造成了版上朋友們說的情況。<text:span text:style-name="T3"><text:line-break/></text:span>國家並沒有因此真正走上民主自由更美好的道路，反而因各方都欲稱雄，而陷入一種更混亂的地步。<text:span text:style-name="T3"><text:line-break/><text:line-break/></text:span>今天看到一則新聞，可能我太晚看到，巴勒斯坦成為國際刑事法院正式會員國，這應該也算是跨出一步了吧。<text:span text:style-name="T3">^^</text:span></text:p>
      <text:p text:style-name="P1"><text:span text:style-name="T1">陳真</text:span><text:s/>  |  2015.01.09 19:00   |   <text:a xlink:type="simple" xlink:href="http://palinfo.habago.org/Entry?Command=Information_PrintForum&amp;iPage=340#FORUM33542"><text:span text:style-name="T2">#</text:span></text:a></text:p>
      <text:p text:style-name="P3">中方看巴黎慘案：恐怖暴力不可恕　但言語暴力呢？<text:span text:style-name="T3"><text:line-break/><text:line-break/></text:span>作者：<text:span text:style-name="T3"> </text:span>白馥萍<text:span text:style-name="T3"> | </text:span>風傳媒<text:span text:style-name="T3"><text:line-break/><text:line-break/>2015</text:span>年<text:span text:style-name="T3">1</text:span>月<text:span text:style-name="T3">9</text:span>日<text:span text:style-name="T3"><text:line-break/><text:line-break/></text:span>法國《查理周刊》（<text:span text:style-name="T3">Charlie Hebdo</text:span>）<text:span text:style-name="T3">7</text:span>日遭到恐怖攻擊，<text:span text:style-name="T3">3</text:span>名槍手標舉「為先知（穆罕默德）復仇！」血洗巴黎總社，成了法國<text:span text:style-name="T3">20</text:span>年來最嚴重的恐怖攻擊事件。事件震驚國際社會，西方媒體強烈譴責此舉侵犯言論自由，那中方媒體的立論呢？<text:span text:style-name="T3"><text:line-break/><text:line-break/></text:span>絕對譴責以「暴力」解決問題<text:span text:style-name="T3"><text:line-break/><text:line-break/></text:span>中國強調打擊「三股勢力」，包含「宗教極端勢力、民族分裂勢力和國際恐怖勢力」。回應此次巴黎慘案，陸媒同西方，一起絕對譴責以「暴力」形式解決問題，表示「所有原因都不應是恐怖攻擊發生的理由。」<text:span text:style-name="T3"><text:line-break/><text:line-break/></text:span>言論自由走到極致：是權利？還是暴力？<text:span text:style-name="T3"><text:line-break/><text:line-break/></text:span>西方捍衛新聞自由和言論自由，認為這作為平等的權利不該被侵犯和威脅，在此方面，陸媒卻有不同見解。風向球環球網的社評拋出觀點：西方強勢媒體的有能力向它們不喜歡的社會實施「話語暴力」，應該多關照他人的感受。<text:span text:style-name="T3"><text:line-break/><text:line-break/></text:span>小至人跟人之間的威脅、毀謗與污辱，依法可以冠上言語暴力；那麼大至國家與國家，文明與文明之間呢？媒體的強勢言論算不算是言語暴力？<text:span text:style-name="T3"><text:line-break/><text:line-break/></text:span>評論認為，西方媒體有輿論優勢，往往會出現話語權單一傾向西方，而非西方社會的意見則往往欠缺有力且有效的傳播；評論呼籲西方一定要對此現象有所認識，並且當作品與伊斯蘭世界產生摩擦時，捍衛新聞自由之餘，也得正視對方受傷害的感受。<text:span text:style-name="T3"><text:line-break/><text:line-break/></text:span>文明尊重：你會在德國喊「希特勒萬歲」嗎？<text:span text:style-name="T3"><text:line-break/><text:line-break/></text:span>文明之間應當相互尊重，雖說《查理周刊》的戲謔對象百無禁忌，政治人物、宗教精神代表<text:span text:style-name="T3">……</text:span>誰都可能是封面主角，先知穆罕默德並非唯一。但若缺乏尊重，「侮辱、謾駡、諷刺其他的種族或宗教，孰不知各個文明都有其先進性、合理性以及不可侵犯的核心部分」，必然引發仇恨。法國作為一個移民社會，僅伊斯蘭教人口就約有<text:span text:style-name="T3">600</text:span>萬人（法國人口約<text:span text:style-name="T3">6600</text:span>萬），不該忽視少數族群的心聲。<text:span text:style-name="T3"><text:line-break/><text:line-break/></text:span>從中方觀點出發，認為西方在面對與其他社會（非西方世界）的核心價值衝突時，不該以自己的價值為中心推動摩擦升級，應當有緩解衝突的意願；同時，對文化衝突元素的闡述也該更溫和，關照其他文化絕大多數人的感受。全球化若是西方價值觀的絕對擴張和勝利，那這種信念將致西方自身於無窮無盡的衝突中。</text:p>
      <text:p text:style-name="P1"><text:span text:style-name="T1">平璽</text:span><text:s/>  |  2015.01.09 17:43   |   <text:a xlink:type="simple" xlink:href="http://palinfo.habago.org/Entry?Command=Information_PrintForum&amp;iPage=340#FORUM33539"><text:span text:style-name="T2">#</text:span></text:a></text:p>
      <text:p text:style-name="P2">（不好意思，前篇發言忘了附新聞連結，版主逕刪可也）<text:span text:style-name="T3"><text:line-break/><text:line-break/></text:span>利比亞在「被」人權輸入前，沒有嘲諷格達費的自由；於西方民主國家輸入幾年人權後，現只剩嘲諷格達費的自由。國內各山頭軍閥擁兵自重，滿街搶劫強暴縱火行兇的案子沒人管；警察？開玩笑，警局都不知關門多久了。<text:span text:style-name="T3"><text:line-break/><text:line-break/></text:span>格達費活著時，利比亞的自由民主人權三不五時被西方主流傳媒拿來放大檢視一番。現利比亞只剩下搶劫民主、強暴人權、黑格達費的自由，反倒成為國際新聞的板凳球員；如果不是炸掉他國油輪，主播台大概連報都懶得報。<text:span text:style-name="T3"><text:line-break/><text:line-break/></text:span>敘利亞也是。西方暗助伊斯蘭激進派「反抗獨裁阿賽德」，搞得敘利亞烽火連年，所有帳全往阿賽德頭上算。在西方主流傳媒口中，這叫自由、起義、革命。問題殺人放火的伎倆全球通用，這些「學有專精」的聖戰士們，究竟有沒有畢業歸國或跨海留洋，在這次的巴黎恐攻事件中，扮演貢獻專長、「造福鄉梓」的可能？想是誰都說不準。<text:span text:style-name="T3"><text:line-break/></text:span>＝＝<text:span text:style-name="T3"><text:line-break/>http://udn.com/news/story/5/623077<text:line-break/></text:span>《停泊利比亞港口遭炸<text:span text:style-name="T3"><text:s/></text:span>希臘油輪<text:span text:style-name="T3">2</text:span>死<text:span text:style-name="T3">2</text:span>傷》<text:span text:style-name="T3"><text:line-break/><text:line-break/>2015-01-05 </text:span>中央社<text:span text:style-name="T3"><text:s/></text:span>雅典<text:span text:style-name="T3">5</text:span>日綜合外電報導<text:span text:style-name="T3"><text:line-break/></text:span>希臘海岸防衛隊今天表示，<text:span text:style-name="T3">1</text:span>艘懸掛賴比瑞亞旗幟的希臘油輪停泊在利比亞東部港口德納（<text:span text:style-name="T3">Derna</text:span>）後，遭到不明軍機攻擊，造成<text:span text:style-name="T3">2</text:span>名船員喪生和<text:span text:style-name="T3">2</text:span>人受傷。<text:span text:style-name="T3"><text:line-break/><text:line-break/></text:span>這艘「阿拉艾佛號」（<text:span text:style-name="T3">ARAEVO</text:span>）油輪隸屬設在雅典的愛琴海航運管理公司（<text:span text:style-name="T3">Aegean Shipping Management</text:span>），載運了<text:span text:style-name="T3">1</text:span>萬<text:span text:style-name="T3">2600</text:span>公噸原油，有<text:span text:style-name="T3">26</text:span>名船員，包括<text:span text:style-name="T3">21</text:span>名菲律賓人和<text:span text:style-name="T3">2</text:span>個羅馬尼亞人。<text:span text:style-name="T3"><text:line-break/><text:line-break/></text:span>希臘航運部說，根據船公司提供的資料，這艘油輪是昨天遭到攻擊，受損狀況還在評估中。<text:span text:style-name="T3"><text:line-break/><text:line-break/></text:span>德納是伊斯蘭極端分子重鎮，他們誓言效忠聖戰團體伊斯蘭國（<text:span text:style-name="T3">Islamic State</text:span>）。利比亞長期獨裁者格達費（<text:span text:style-name="T3">Moammar Gadhafi</text:span>）不到<text:span text:style-name="T3">4</text:span>年前遭推翻和殺死後，各路民兵暴力衝突不斷，國家至今陷於混亂。</text:p>
      <text:p text:style-name="P1"><text:span text:style-name="T1">平璽</text:span><text:s/>  |  2015.01.09 17:24   |   <text:a xlink:type="simple" xlink:href="http://palinfo.habago.org/Entry?Command=Information_PrintForum&amp;iPage=340#FORUM33538"><text:span text:style-name="T2">#</text:span></text:a></text:p>
      <text:p text:style-name="P3">利比亞在「被」人權輸入前，沒有嘲諷格達費的自由；於西方民主國家輸入幾年人權後，現只剩下嘲諷格達費的自由。國內各山頭軍閥擁槍自重，滿街搶劫強暴縱火行兇的案子沒人管；警察？開玩笑，警局都不知關門多久了。<text:span text:style-name="T3"><text:line-break/><text:line-break/></text:span>在還是<text:span text:style-name="T3">286</text:span>，<text:span text:style-name="T3">DOS</text:span>作業系統的年頭，有款<text:span text:style-name="T3">PC</text:span>遊戲「核戰狂人夢」，裏頭柯梅尼、格達費均拌上一角－理所當然的丑角。當時年紀小，玩得不亦樂乎，並不覺得哪不妥；現在想想，西方強勢文化洗腦，還真是從小扎根，而且方式令萬惡共匪和車輪黨瞠乎其後、自嘆弗如。<text:span text:style-name="T3"><text:line-break/><text:line-break/></text:span>格達費活著時，西方主流傳媒三不五時就要砲一下利比亞自由民主人權；現利比亞只剩下搶劫民主、強暴人權、黑格達費的自由，利比亞反倒成為國際新聞的板凳球員。<text:span text:style-name="T3"><text:line-break/><text:line-break/></text:span>敘利亞也是。西方暗助伊斯蘭激進派「反抗獨裁阿賽德」，搞得敘利亞烽火連年，所有帳全往阿賽德頭上算。在西方主流傳媒口中，這叫自由、起義、革命。問題殺人放火的伎倆全球通用，這些「學有專精」的聖戰士們，究竟有沒有畢業歸國或跨海留洋，發揮專長貢獻所學「造福鄉梓」的可能？想是誰都說不準。</text:p>
      <text:p text:style-name="P1"><text:span text:style-name="T1">陳真</text:span><text:s/>  |  2015.01.09 16:30   |   <text:a xlink:type="simple" xlink:href="http://palinfo.habago.org/Entry?Command=Information_PrintForum&amp;iPage=340#FORUM33537"><text:span text:style-name="T2">#</text:span></text:a></text:p>
      <text:p text:style-name="P2">西方船堅砲利，科學鼎盛，但光是這樣一種優越本身，畢竟不是教育的全貌，也許連目標也稱不上。<text:span text:style-name="T3"><text:line-break/><text:line-break/></text:span>教育水平更不是指一種文憑高低，否則，台灣恐怕是全世界教育水平最好的國家，小小一個島，不想大學畢業都很難。小小一個島，你知道這島上有多少碩士和博士嗎？一百多萬個。<text:span text:style-name="T3"><text:line-break/><text:line-break/></text:span>至於這樣一種超高教育水平是否使其國民更寬容，更能忍受虐待忍受傷害？當然沒有。台灣是一個零容忍的社會，無法容忍少數異己或落難者，特別喜歡一窩蜂盡情傷害他們。<text:span text:style-name="T3"><text:line-break/><text:line-break/></text:span>詭異的是，台灣人對於來自強者的傷害卻又總是能無限包容，視為理所當然，甚至視為榮耀。強者只要稍微瞄咱一眼，心頭小鹿就蹦蹦跳！不得了！全世界都在看！</text:p>
      <text:p text:style-name="P1"><text:span text:style-name="T1">陳真</text:span><text:s/>  |  2015.01.09 15:27   |   <text:a xlink:type="simple" xlink:href="http://palinfo.habago.org/Entry?Command=Information_PrintForum&amp;iPage=340#FORUM33536"><text:span text:style-name="T2">#</text:span></text:a></text:p>
      <text:p text:style-name="P3">侯孝賢說，<text:span text:style-name="T3">“</text:span>（藝術上）找到了限制，你就找到了自由。<text:span text:style-name="T3">”<text:line-break/><text:line-break/></text:span>自由如果沒有個界限，自由根本不存在。就好像世上如果沒有邪惡醜陋，那我也沒法理解什麼是善良美麗。<text:span text:style-name="T3"><text:line-break/><text:line-break/></text:span>維根斯坦說：<text:span text:style-name="T3">“</text:span>不要玩弄別人靈魂深處的東西。<text:span text:style-name="T3">” </text:span>在我看來這就是一種天條，一種天賜的界限，不得違反。這也是為何巴勒網立此天條的原因。你可以議論或攻擊任何可以議論和攻擊的東西，但有些不能碰的東西，宛若神明，不能碰就是不能碰，除非你以為你是上帝，連我晚上睡覺應該夢見一些什麼你都知道，連我應該有著什麼情緒狀態你都能像神一般看見一切，提出指導，乃至我應該如何造句措辭，應該展現何種表情，一天應該打幾次呵欠，那些自以為是的人渣們也往往有意見。<text:span text:style-name="T3"><text:line-break/><text:line-break/></text:span>一種語言就是一種生命形式，一種存在方式。不同的<text:span text:style-name="T3"><text:s/>“</text:span>語言<text:span text:style-name="T3">” </text:span>之間，誤解難免，但基本的尊重還是必要。就如族群歧視言行在西方是一種禁忌一樣，因為那傷害了一整個族群。宗教更應如此。你可以批評，可以誤解，但你若存心拿別人的信仰或神明或生命存在狀態來扭曲與玩弄，如果別人已再三不斷表明反感，一個文明社會就應尊重這樣一種反感，而不是變本加厲地挑釁卻自詡進步。<text:span text:style-name="T3"><text:line-break/><text:line-break/></text:span>這樣一種<text:span text:style-name="T3"><text:s/>“</text:span>恁爸沒在怕<text:span text:style-name="T3">” </text:span>的傲慢態度，這樣一種存心曲解他人的挑釁，絲毫無助於任何自由與尊嚴。<text:span text:style-name="T3"><text:line-break/><text:line-break/></text:span>當然，不同的社會文化有不同的看待事物方式。假設有個令人不齒的社會，看到女生都可以任意摸她的屁股，你可別以為這樣一種摸屁股的自由是一種什麼普世價值。價值這東西是沒法原則化的，不同的<text:span text:style-name="T3"><text:s/>“</text:span>語言<text:span text:style-name="T3">”</text:span>，不同的世界，對於價值的表現方式就不一樣。<text:span text:style-name="T3"><text:line-break/><text:line-break/></text:span>剛去英國時，曾有個印度的醫師同事跟我說，英文的<text:span text:style-name="T3">depression (</text:span>憂鬱）一詞在某些印度文化中很難找到相對應的概念。我跟他說，我們台灣地方上也有一種說法叫<text:span text:style-name="T3"><text:s/>“</text:span>火氣大<text:span text:style-name="T3">”</text:span>，臨床上每天會聽到，火很旺，氣體很多，但究竟身體哪兒火旺哪兒氣多，實在很難在英語世界中找到相對應的概念。<text:span text:style-name="T3"><text:line-break/><text:line-break/></text:span>弱勢一方或少數異己要了解強勢一方或主流很容易，就算不想了解，天天如雷貫耳也會讓你不得不了解。但反過來就完全不一樣了，主流強勢幾乎無從了解或根本不想了解所謂異類或少數異己。<text:span text:style-name="T3"><text:line-break/><text:line-break/></text:span>我頗能理解這種痛苦。主流一方似乎總是以為全世界每個人都跟他一樣，一樣的思維，一樣的品味，一樣的目標，一樣的美妙身世；永遠就是拿著這樣一把尺一把秤來衡量你的價值與能力。<text:span text:style-name="T3"><text:line-break/><text:line-break/></text:span>比方說，你沒有一官半職，連個立委也沒當過，沒有任何知名度，人們不會佩服你的清純樸實，更不可能相信不是你不能而是你不要，甚至逃都來不及，而是會認為你混得不好或參與得不夠深。<text:span text:style-name="T3"><text:line-break/><text:line-break/></text:span>或比方說，你沒有任何著作或論文，沒有任何教職身份，人們不會相信你另有鴻圖，而是會認為你能力不夠。<text:span text:style-name="T3"><text:line-break/><text:line-break/></text:span>你鈔票不多，生活窘迫，人們不會尊敬你的單純與散盡錢財的善舉，而是會直接輕視你，認為你要不是有病就是能力不足，否則哪有醫生這麼窮的。<text:span text:style-name="T3"><text:line-break/><text:line-break/></text:span>在這樣一種主流天平上，我幾乎快成為一個廢人而無絲毫輕重。但在另一種武林中，我知道我才是那個真正會使劍的人。<text:span text:style-name="T3"><text:line-break/><text:line-break/></text:span>維根斯坦說，活在兩個不同世界中的人，就好像搭乘兩架不同的飛機，也許表面上靠得很近，也許表面上都是飛機，但卻是奔向截然不同的世界。<text:span text:style-name="T3"><text:line-break/><text:line-break/></text:span>他還說，這個世界的住民，也許可以輕易理解另一個世界，但反之卻不然，這個人和那個人雖然都是人，但這個人卻很可能是另一個人的謎。</text:p>
      <text:p text:style-name="P4"/>
      <text:p text:style-name="P1"><text:span text:style-name="T1">衛鍼</text:span><text:s/>  |  2015.01.09 15:05   |   <text:a xlink:type="simple" xlink:href="http://palinfo.habago.org/Entry?Command=Information_PrintForum&amp;iPage=341#FORUM33535"><text:span text:style-name="T2">#</text:span></text:a></text:p>
      <text:p text:style-name="P3">至少，若是以西方國家的背景，來評價穆斯林的教育，我認為是不公允的。事實上阿拉伯世界人民自古重視教育，在歐洲還處於黑暗時期的時候，阿拉伯的科學、醫學、文學已經有長足發展。但是沒人重視，尤其美利堅大帝國至少在學術上也是比較捧歐洲，波士頓被比喻作「美國雅典」，就沒人將它比喻成文化底蘊也相當優秀的伊斯坦堡或是開羅或是其他甚麼的，想也知道原因是甚麼。甚至為了多得到一滴油，任意踐踏並醜化伊斯蘭文化。這樣的環境之下，穆斯林的教育能得到甚麼公允的評價？因為他們不是主流，也沒有幾個媒體願意為他們說話。<text:span text:style-name="T3"><text:line-break/><text:line-break/></text:span>比如西烏克蘭事件，又有誰幫俄羅斯說話了？明明西烏的激進份子明顯是在搞法西斯，但是某些西方媒體硬要說這是民主的呼聲，值得借鏡。甚麼世界和平、公義，都是口號，見了風就轉舵，一點他媽的可信度都沒有。<text:span text:style-name="T3"><text:line-break/><text:line-break/></text:span>在這種環境之下，那群批評和諷刺穆斯林的主流聲音，我看了自然要打上好幾個大問號。要批評穆斯林激進之前，請先想想看，倘若有陌生人人將你的家攪爛了，你感覺如何。在我看來，這種打著正義旗幟，處心積慮醜化別人，搞壞人家的家的行為，才是真的恐怖主義。</text:p>
      <text:p text:style-name="P1"><text:span text:style-name="T1">陳真</text:span><text:s/>  |  2015.01.09 13:48   |   <text:a xlink:type="simple" xlink:href="http://palinfo.habago.org/Entry?Command=Information_PrintForum&amp;iPage=341#FORUM33534"><text:span text:style-name="T2">#</text:span></text:a></text:p>
      <text:p text:style-name="P2"><text:span text:style-name="T3">(</text:span>續<text:span text:style-name="T3">)<text:line-break/><text:line-break/></text:span>曾幾次提過一件事，在那個藍色掛帥的年代，有一天，我在醫院辦公室看著林義雄送我、他寫的一本書叫<text:span text:style-name="T3"><text:s/>"</text:span>去國懷鄉<text:span text:style-name="T3">"</text:span>，醫師同事們看到了，紛表訝異說，唉呀，你怎麼在看<text:span text:style-name="T3"><text:s/>"</text:span>這種書<text:span text:style-name="T3">"</text:span>？<text:span text:style-name="T3"><text:line-break/><text:line-break/></text:span>這種書是哪種書？有一個醫師說，這些人都是地痞流氓。我說，林義雄怎麼會是地痞流氓？但那個醫師堅持說是，說黨外都是地痞流氓，說我也許只是個例外。我很無言，就把書借給他看。他拒看，說地痞流氓的書有啥好看？<text:span text:style-name="T3"><text:line-break/><text:line-break/></text:span>我還常舉個實例，也是發生在醫院。有個目前是愛台急先鋒綠油油的醫界大老，蒞臨指導我們這些年輕醫生護士怎麼觀察病情，怎麼做診斷。<text:span text:style-name="T3"><text:line-break/><text:line-break/></text:span>那一天，我有個黨外的朋友來精神科住院，診斷應該是躁鬱症。那位大老，在聽完護士的病情敘述與基本資料報告後，很嚴肅地抓住其中一項資訊說：<text:span text:style-name="T3"><text:line-break/><text:line-break/>"</text:span>這個病患是民進黨籍<text:span text:style-name="T3">(</text:span>那時我也還沒退黨<text:span text:style-name="T3">)</text:span>，這個資訊很重要，你們要學會怎麼細心觀察，像這病人是個民進黨，我們就要去思考他有沒有政治被害妄想，會不會以為政府要害他什麼的<text:span text:style-name="T3">"</text:span>。<text:span text:style-name="T3"><text:line-break/><text:line-break/></text:span>我原本以為大老是在開玩笑，噗嗤一聲笑了出來，後來發現所有醫生和護士個個露出欽佩狀，頻頻點頭稱是，表示佩服大老的細心觀察能力，我才知道大家當真是這樣看待黨外人士的，認為他們人格或精神有病，品性有問題，要不就是腦子有問題。<text:span text:style-name="T3"><text:line-break/><text:line-break/></text:span>我要說的是，弱勢一方的聲音往往不被聽見，只能任主流強勢一方隨便扭曲，任意做各種負面曲解，彷彿凡是非我族類都是有病或異常或有著什麼缺陷似的，而不願真實去理解對方。</text:p>
      <text:p text:style-name="P1"><text:span text:style-name="T1">周舟</text:span><text:s/>  |  2015.01.09 13:30   |   <text:a xlink:type="simple" xlink:href="http://palinfo.habago.org/Entry?Command=Information_PrintForum&amp;iPage=341#FORUM33533"><text:span text:style-name="T2">#</text:span></text:a></text:p>
      <text:p text:style-name="P3">上則留言打錯<text:span text:style-name="T3">Mumin</text:span>的名字<text:span text:style-name="T3">,</text:span>再次致歉<text:span text:style-name="T3">.<text:line-break/><text:line-break/></text:span>也謝謝陳醫師對我發言提出的指正和補充<text:span text:style-name="T3">,</text:span>說得比我想表達的更周全<text:span text:style-name="T3">.<text:line-break/></text:span>剛才看到這篇談西方國家和中東長久以來的歷史糾葛<text:span text:style-name="T3">,</text:span>寫得很詳細<text:span text:style-name="T3">,</text:span>也能補足我們在台灣很少能從主流媒體得知的另一種關於<text:span text:style-name="T3">"</text:span>恐怖主義<text:span text:style-name="T3">"</text:span>的詮釋<text:span text:style-name="T3">.<text:line-break/><text:line-break/>"</text:span>「歷史文盲」的攻擊：說別人「恐怖主義」以前，請先翻閱自己偉大文明的血腥歷史<text:span text:style-name="T3">"<text:line-break/>(</text:span>作者<text:span text:style-name="T3">: </text:span>中山大學社會系趙恩潔<text:span text:style-name="T3">)<text:line-break/>http://www.thenewslens.com/post/65796/</text:span></text:p>
      <text:p text:style-name="P1"><text:span text:style-name="T1">周舟</text:span><text:s/>  |  2015.01.09 13:06   |   <text:a xlink:type="simple" xlink:href="http://palinfo.habago.org/Entry?Command=Information_PrintForum&amp;iPage=341#FORUM33532"><text:span text:style-name="T2">#</text:span></text:a></text:p>
      <text:p text:style-name="P2">謝謝<text:span text:style-name="T3">mumim</text:span>的解釋，長久以來我們對穆斯林及其信仰文化缺乏認識，一直有許多誤解，若有得罪請多包涵。</text:p>
      <text:p text:style-name="P1"><text:span text:style-name="T1">陳真</text:span><text:s/>  |  2015.01.09 13:06   |   <text:a xlink:type="simple" xlink:href="http://palinfo.habago.org/Entry?Command=Information_PrintForum&amp;iPage=341#FORUM33531"><text:span text:style-name="T2">#</text:span></text:a></text:p>
      <text:p text:style-name="P3">周舟<text:span text:style-name="T3"><text:line-break/><text:line-break/></text:span>你講的，我基本上都認同，除了底下：<text:span text:style-name="T3"><text:line-break/><text:line-break/></text:span>你說，穆斯林國家的人民<text:span text:style-name="T3"><text:s/>"</text:span>不像我們一樣受著良好教育<text:span text:style-name="T3">"</text:span>，故能<text:span text:style-name="T3"><text:s/>"</text:span>心平氣和的接受一切無禮的嘲弄，並且尊重生命和言論自由<text:span text:style-name="T3">"</text:span>。<text:span text:style-name="T3"><text:line-break/><text:line-break/></text:span>這不是事實。穆斯林世界的教育一點也不差<text:span text:style-name="T3">(</text:span>如果教育不僅僅是意味著某種西方文憑或自然科學的話<text:span text:style-name="T3">)</text:span>；<text:span text:style-name="T3">"</text:span>他們<text:span text:style-name="T3">" </text:span>接受無禮嘲弄的能力和容忍程度恐怕也遠遠超過<text:span text:style-name="T3"><text:s/>"</text:span>我們<text:span text:style-name="T3">"</text:span>，超過西方世界。<text:span text:style-name="T3"><text:line-break/><text:line-break/></text:span>再說，我也不相信容不容忍跟教育程度成正比。台灣一堆親<text:span text:style-name="T3">x</text:span>學者，不也都是高學歷，怎麼個個是人渣？<text:span text:style-name="T3"><text:line-break/><text:line-break/></text:span>至於尊重生命，當然更是遠遠遠遠超過整天以各種殘酷武器永無止盡地屠戮生命以謀取暴利的西方世界。如果地球會說話，如果大自言會寫字，如果兩者只能二選一，大地一定會選擇<text:span text:style-name="T3"><text:s/>"</text:span>他們<text:span text:style-name="T3">" </text:span>而不是<text:span text:style-name="T3"><text:s/>"</text:span>我們<text:span text:style-name="T3">"</text:span>。在大自然的眼裏，我們也許稱不上正常細胞，而比較像一種無止盡擴張的癌細胞或瘤。<text:span text:style-name="T3"><text:line-break/><text:line-break/></text:span>至於尊重所謂言論自由，這不是一種普世價值，它只是在某個世界中人們所<text:span text:style-name="T3"><text:s/>"</text:span>暫且<text:span text:style-name="T3">" </text:span>認定的一種普遍規範與原則，就像一種知識那樣；知識與真理畢竟是兩回事。<text:span text:style-name="T3"><text:line-break/><text:line-break/></text:span>或者換個方式說，不同的世界自有不同的尊重標準與內涵。因此，不同世界之間最好能互相尊重與容忍彼此不同的標準或內涵；特別是強勢一方更有道德義務尊重弱勢一方，因為弱勢是沒有任何籌碼講容忍的；弱勢一方只能想辦法捍衛自己的尊嚴和生存空間。<text:span text:style-name="T3"><text:line-break/><text:line-break/></text:span>至於你說你對<text:span text:style-name="T3"><text:s/>"</text:span>伊斯蘭文化歧視女性的教義向來很反感<text:span text:style-name="T3">"</text:span>，我能容忍你這種反感，但我這樣一種容忍，並不意味著異文化裏頭真的有所謂<text:span text:style-name="T3"><text:s/>"</text:span>歧視<text:span text:style-name="T3">" </text:span>的成份存在。<text:span text:style-name="T3">"</text:span>歧視<text:span text:style-name="T3">" </text:span>就是一種你所謂<text:span text:style-name="T3"><text:s/>"</text:span>說三道四<text:span text:style-name="T3">" </text:span>的評價。這樣一種評價若要能成立，也只能在某個前提與範疇底下成立。<text:span text:style-name="T3"><text:line-break/><text:line-break/></text:span>就如當我們看到蜜蜂忙進忙出，而蟬卻整天嚶嚶叫，我們沒法說蜜蜂很<text:span text:style-name="T3"><text:s/>"</text:span>勤勞<text:span text:style-name="T3">"</text:span>，努力工作，而蟬很<text:span text:style-name="T3"><text:s/>"</text:span>懶惰<text:span text:style-name="T3">"</text:span>，整天只會窩在樹上唱山歌。不同的生命形式，不同的世界，自然有不同的<text:span text:style-name="T3"><text:s/>"</text:span>語言<text:span text:style-name="T3">"</text:span>。事實上，兩者都很勤勞或都很懶惰，難分軒輊，只是勤勞或懶惰的方式不一樣而已。<text:span text:style-name="T3"><text:line-break/><text:line-break/></text:span>所謂歧視也一樣。對這世界而言是歧視，對另一個世界而言卻是虔誠。反之亦然。在這世界看來美妙的美德，在另一個世界看來也許根本什麼都不是，因為它有截然不同的表達方式。<text:span text:style-name="T3"><text:line-break/><text:line-break/></text:span>我常說，我很反對<text:span text:style-name="T3"><text:s/>"</text:span>道德原則化<text:span text:style-name="T3">"</text:span>，或許這就是說明我之所以反對的方式之一。道德不是<text:span text:style-name="T3"><text:s/>"</text:span>一種<text:span text:style-name="T3">" </text:span>語言，而往往是或異或同的種種意念的無數表達方式。<text:span text:style-name="T3"><text:line-break/><text:line-break/></text:span>十九世紀有個人類學家叫<text:span text:style-name="T3"><text:s/>James Frazer</text:span>，寫了一本書叫<text:span text:style-name="T3">The Golden Bough: A Study in Comparative Religion</text:span>。書裏提到一個觀念，<text:span text:style-name="T3">Frazer</text:span>認為，原始部落之所以有著那些原始儀式，是因為他門不懂得科學所致，意味著這裏頭有一種愚昧。<text:span text:style-name="T3"><text:line-break/><text:line-break/></text:span>維根斯坦的回應是：聽你在放屁。這是我的措詞，不過維根斯坦的心聲確實如此。他當然不是只會罵放屁，他講了很多觀念，通俗來講，大約就是我上面所講的那樣。<text:span text:style-name="T3"><text:line-break/><text:line-break/></text:span>我常舉下棋為例。炮不是會翻山越嶺嗎？可是，一旦離開了棋局，炮便一點意義也沒有，翻啥山越啥嶺？炮的意義只存在某種<text:span text:style-name="T3"><text:s/>"</text:span>棋局<text:span text:style-name="T3">" </text:span>或者說某種<text:span text:style-name="T3"><text:s/>"</text:span>語言<text:span text:style-name="T3">" </text:span>之中。<text:span text:style-name="T3"><text:line-break/><text:line-break/></text:span>強勢聲音如雷貫耳，任誰都能聽見。就算不想聽見也會被迫聽見。就好像我實在不想聽到什麼賴啥曉蔡什麼英魏什麼聖等等這些瑣碎而不值得一提的人事物，雖然我毫無意願去知道或理解這樣一些人一些事及一些想法，毫無意義可言，但主流強勢之聲如雷貫耳，就算我有千百個不屑與不耐煩，我還是會被迫知道，被迫聽見，被迫理解。<text:span text:style-name="T3"><text:line-break/><text:line-break/></text:span>但弱勢聲音卻幾乎完全聽不見，只能任人指摘，任人胡扯，任人信口開河說三道四。<text:span text:style-name="T3"><text:line-break/><text:line-break/></text:span>譴責或要求弱勢怎麼不夠容忍，是很奇怪的一件事。它都被迫容忍到沒法活了，這樣還不夠容忍？<text:span text:style-name="T3"><text:line-break/><text:line-break/></text:span>黨外時，即便我寫個文章或幫班上寫個講義或甚至考試卷上日期寫個西元若干年而不是寫民國幾年，都會引來軒然大波及來自四面八方的攻擊，因為這意味著你否認中華民國，恐有台獨思想。<text:span text:style-name="T3"><text:line-break/><text:line-break/></text:span>可是我偏要註明西元，因為比較好記，我實在記不清民國幾年。於是，周遭那些自以為開明理性心胸寬大的朋友或同學們，就會說你怎麼這麼<text:span text:style-name="T3"><text:s/>"</text:span>偏激<text:span text:style-name="T3">"</text:span>？<text:span text:style-name="T3"><text:line-break/><text:line-break/></text:span>再比方說，一個異議者，他所承受的痛苦，根本不是一般人所能想像。當你面對一萬分的痛苦，僅僅做出萬分之一的反彈或陳述，對於這<text:span text:style-name="T3"><text:s/>"</text:span>萬分之一<text:span text:style-name="T3">" </text:span>的反彈與陳述，居於主流一方、自以為是的人們就會說：你怎麼這麼容易生氣？你怎麼不像我們這麼豁達寬容？你怎麼心裏沒有愛？<text:span text:style-name="T3"><text:line-break/><text:line-break/></text:span>但是，媽咧個逼。別說<text:span text:style-name="T3"><text:s/>"</text:span>一萬分<text:span text:style-name="T3">" </text:span>的冤屈傷害折磨與痛苦，光是只有<text:span text:style-name="T3"><text:s/>"</text:span>一分<text:span text:style-name="T3">"</text:span>、像鼻屎那般大的一點點點點點小小小小小委曲，若加諸在這些喜歡以溫馨豁達訓人、自以為是的人們身上，他們恐怕不知道要如何哭天搶地或做出百倍的報復了。<text:span text:style-name="T3"><text:line-break/><text:line-break/></text:span>你看，國家也一樣。美國殺人一百萬，不算一回事，但人家砍他兩個，他便要誓報血海深仇，非殺你幾百萬不可。但強勢之聲卻又特別喜歡對人唱道德溫馨高調，動不動就對人講愛啊愛的。<text:span text:style-name="T3"><text:line-break/><text:line-break/></text:span>我的意思是說，弱勢一方總是得承受一些奇怪的道德指控。道德高調或溫馨高調不是不能唱，但只能唱給自己一人聽，若再多說，套句聖經的話，便是<text:span text:style-name="T3"><text:s/>"</text:span>出於那邪惡的<text:span text:style-name="T3">"</text:span>。<text:span text:style-name="T3"><text:line-break/><text:line-break/></text:span>我特別反感這樣一些溫馨人士，他們的溫馨，他們高高在上自以為是的愛，他們噁心八拉的所謂真善美，其實只是一種藉以展示高人一等的裝飾品，一種攻擊武器。<text:span text:style-name="T3"><text:line-break/><text:line-break/></text:span>等上班，路邊遊蕩中，寫字不易，也許辭不達意，畢竟這樣一種微弱的呼聲不容易傳達，不容易被聽見。就像一隻螞蟻吶喊，希望人類聽見那樣。<text:span text:style-name="T3"><text:line-break/><text:line-break/></text:span>我從七歲起，因為目睹屠宰場豬隻慘狀，自此所有肉都不敢吃。我爹娘在他們過世前始終無法理解為何我七歲前什麼肉都吃，七歲後卻寧死不屈，絕不吃肉。四十幾年來，我都沒告訴他們真相。真相其實很簡單，真相不過就是因為我能聽見動物的哭聲。<text:span text:style-name="T3"><text:line-break/><text:line-break/></text:span>魚蝦蟹蛤我倒是敢吃。人們不解，不也一樣是<text:span text:style-name="T3"><text:s/>"</text:span>肉<text:span text:style-name="T3">"</text:span>？但我畢竟聽不見牠們的哭聲。哪天我要是能聽見，也許就不想吃牠們了。</text:p>
      <text:p text:style-name="P1">Mumin   |  2015.01.09 11:42   |   <text:a xlink:type="simple" xlink:href="http://palinfo.habago.org/Entry?Command=Information_PrintForum&amp;iPage=341#FORUM33530"><text:span text:style-name="T2">#</text:span></text:a></text:p>
      <text:p text:style-name="P2">陳真醫師、版上的朋友們大家好，我是一個台灣的穆斯林，在此回應一下周舟的留言，關於伊斯蘭文化歧視女性。首先，伊斯蘭是宗教，穆斯林是人、是伊斯蘭的信徒。宗教的律法對穆斯林而言是不需要改革的，需要改革的是穆斯林，也就是人的文化，再者，穆斯林遍布全球不同民族，自然有百百種文化，有好有壞，有正面有負面。<text:span text:style-name="T3"><text:line-break/><text:line-break/></text:span>伊斯蘭是先知穆罕默德聖人在一千四百多年前接受天啟，傳達給世人訊息、真理，它是一個宗教更是一種生活方式。穆聖曾說過：你們之中最好的人，就是善待你們妻子的人。他也曾說過：天堂在母親的腳下。古蘭經第四十六章第<text:span text:style-name="T3">15</text:span>節也提到：我曾命人孝敬父母，他的母親，辛苦的懷他，辛苦的生他，他受胎和斷乳的時期，共計三十個月。有個人曾走到穆聖那問他：主的使者啊！誰是值得我最用心去照顧的人呢？穆聖回答：你的母親。他又問：然後呢？穆聖回答：你的母親。他再問：再然後呢？穆聖回答：你的母親。穆聖一共重覆了三次，然後才說是你的父親，再按次序是你的親戚。<text:span text:style-name="T3"><text:line-break/><text:line-break/></text:span>在穆聖接受天啟前的阿拉伯世界又被稱作蒙昧時期，因為當時盛行男女通姦、活埋女嬰<text:span text:style-name="T3">…</text:span>等惡行。慢慢的伊斯蘭開始傳播，婦女得以繼承財產、接受教育<text:span text:style-name="T3">…</text:span>等權利賦予。伊斯蘭絕對不是一個歧視女性的宗教，相反的它保護女性，將女性視為珍寶。<text:span text:style-name="T3"><text:line-break/><text:line-break/></text:span>周舟如果對伊斯蘭有疑惑之處，歡迎您到清真寺參觀，工作人員會十分樂意為您解答。如有冒犯處，請見諒！<text:span text:style-name="T3"><text:line-break/><text:line-break/></text:span></text:p>
      <text:p text:style-name="P1"><text:span text:style-name="T1">周舟</text:span><text:s/>  |  2015.01.09 09:02   |   <text:a xlink:type="simple" xlink:href="http://palinfo.habago.org/Entry?Command=Information_PrintForum&amp;iPage=341#FORUM33529"><text:span text:style-name="T2">#</text:span></text:a></text:p>
      <text:p text:style-name="P3">關於法國事件<text:span text:style-name="T3">,</text:span>一直覺得如哽在喉<text:span text:style-name="T3">,</text:span>卻還是只能向關心巴勒斯坦的朋友傾吐<text:span text:style-name="T3">.</text:span>因為網路上多數意見仍是悲情的認為錯全在殺人凶手<text:span text:style-name="T3">.<text:line-break/><text:line-break/></text:span>昨天在新聞看到巴勒斯坦的居民生活在廢墟中，天寒地凍，只能燒傢俱來取暖。而敘利亞難民住在黎巴嫰的收容區，被大雪壓垮了帳棚無處安身，心裡實在難受。<text:span text:style-name="T3"><text:line-break/><text:line-break/></text:span>何以他們要承受這些苦難，只因為西方國家自以為正義的強勢介入，使他們不得不在炮火下勉強求生？<text:span text:style-name="T3"><text:line-break/><text:line-break/></text:span>但是相較於巴黎查理周刊那十二位有名有姓的死者受到上萬人的哀悼和致敬，這些難民和他們死去的親人，不過是一筆大數字而已，只因為他們沒有名姓、沒有強勢媒體可以發聲，因此他們的苦難在多數世人眼中是不存在的。<text:span text:style-name="T3"><text:line-break/><text:line-break/></text:span>今天再看了一些網友對法國事件的反應，才知道台灣許多人的確是井底之蛙，非常容易受主流和西方媒體操控，認為那些漫畫家和主編不過是捍衛言論自由，他們嘲諷伊斯蘭教的規格和對待天主教猶太教是同等的，既然天主教徒都沒有血洗報社了，這些伊斯蘭暴徒為什麼不能一笑置之，還要殘暴的殺人？<text:span text:style-name="T3"><text:line-break/><text:line-break/></text:span>殺人當然是不對的，但會說出這些話的網友似乎對於這些年來的中東局勢毫無概念，以為那些穆斯林國家的人民也該像我們一樣受著良好教育，吃得飽穿得暖，能心平氣和的接受一切無禮的嘲弄，並且尊重生命和言論自由。<text:span text:style-name="T3"><text:line-break/><text:line-break/></text:span>我對伊斯蘭文化歧視女性的教義向來很反感，但我不認為非教徒有權利去對他們的文化說三道四，若這宗教需要改變，也是教徒自己來，而非用西方的價值去強行扭轉。昨天看了查理之前刊登的嘲笑穆罕默德的漫畫，其實一點也不幽默，而是用些刻板印象和偏見，非常粗魯刻意的誤解。我不知道這樣的言論自由有什麼好值得捍衛。<text:span text:style-name="T3"><text:line-break/><text:line-break/></text:span>雖然有些報導提到，法國的嘲諷是行之數百年的傳統，必須被珍視並保護，但難道穆斯林數千年所珍視的傳統價值，就不值得被尊重？<text:span text:style-name="T3"><text:line-break/><text:line-break/></text:span>如果自由是建立在他人的痛苦之上，這自由就是過份的。如果我們口口聲聲的要求平等，卻強迫觀點不同的人必須同意自己，這就是假平等。<text:span text:style-name="T3"><text:line-break/><text:line-break/></text:span>令人擔憂的是，歐洲國家最近興起的反伊斯蘭團體，會不會再因這些恐怖攻擊事件更加壯大，而演變成比上世紀的反猶太更血腥的狂潮？<text:span text:style-name="T3"> </text:span></text:p>
      <text:p text:style-name="P1"><text:span text:style-name="T1">王立雯</text:span><text:s/>  |  2015.01.09 08:13   |   <text:a xlink:type="simple" xlink:href="http://palinfo.habago.org/Entry?Command=Information_PrintForum&amp;iPage=341#FORUM33528"><text:span text:style-name="T2">#</text:span></text:a></text:p>
      <text:p text:style-name="P2">不好意思<text:span text:style-name="T3">,</text:span>這邊不小心將賴清德打成林佳龍了。<text:span text:style-name="T3"><text:line-break/><text:line-break/></text:span>李全教事件也是。李全教現在只是涉嫌<text:span text:style-name="T3">,</text:span>林佳龍<text:span text:style-name="T3">(</text:span>應更正為賴清德<text:span text:style-name="T3">)</text:span>卻一副義正嚴詞貌<text:span text:style-name="T3">......</text:span></text:p>
      <text:p text:style-name="P1"><text:span text:style-name="T1">王立雯</text:span><text:s/>  |  2015.01.09 06:25   |   <text:a xlink:type="simple" xlink:href="http://palinfo.habago.org/Entry?Command=Information_PrintForum&amp;iPage=341#FORUM33527"><text:span text:style-name="T2">#</text:span></text:a></text:p>
      <text:p text:style-name="P3">對於以下新聞的想法<text:span text:style-name="T3">:<text:line-break/>"</text:span>全民<text:span text:style-name="T3">" "</text:span>無黨籍超越藍綠<text:span text:style-name="T3">" "</text:span>民主<text:span text:style-name="T3">"......</text:span>這些冠冕堂皇而空洞的詞彙<text:span text:style-name="T3">,</text:span>是民進黨的慣用口號與手法<text:span text:style-name="T3">,</text:span>不只如此<text:span text:style-name="T3">,</text:span>還會用這些口號消費人民的同理心或是蔑視法律<text:span text:style-name="T3">(</text:span>因為有所謂<text:span text:style-name="T3">”</text:span>全民<text:span text:style-name="T3">”</text:span>的背書<text:span text:style-name="T3">),</text:span>無奈的是<text:span text:style-name="T3">,</text:span>很多<text:span text:style-name="T3">,</text:span>甚至是大部分的民眾都會接受。<text:span text:style-name="T3"><text:line-break/><text:line-break/></text:span>例如<text:span text:style-name="T3">: <text:line-break/></text:span>民進黨鼓勵洪慈庸以無黨籍身分參選立委<text:span text:style-name="T3">,</text:span>很明顯就是用洪仲丘事件消費大家的同理心。民進黨只為選票<text:span text:style-name="T3">,</text:span>不為人民<text:span text:style-name="T3">,</text:span>卻總是以<text:span text:style-name="T3">"</text:span>全民<text:span text:style-name="T3">"</text:span>為口號。洪仲丘很可憐<text:span text:style-name="T3">,</text:span>但是這與洪慈庸參選立委不應該混為一談<text:span text:style-name="T3">,</text:span>立委是要去立法院議事的<text:span text:style-name="T3">... <text:line-break/>http://udn.com/news/story/6656/625989<text:line-break/><text:line-break/></text:span>林義雄反核<text:span text:style-name="T3">,</text:span>就拿出林義雄的身世背景出來<text:span text:style-name="T3">”</text:span>背書<text:span text:style-name="T3">”,</text:span>接著<text:span text:style-name="T3">"</text:span>全民<text:span text:style-name="T3">"</text:span>撻伐國民黨<text:span text:style-name="T3">,</text:span>支持廢核<text:span text:style-name="T3">(</text:span>我覺得與其說他們支持廢核<text:span text:style-name="T3">,</text:span>不如說是支持林義雄。<text:span text:style-name="T3">) -p.s.</text:span>在此提及林義雄只是就事論事<text:span text:style-name="T3">,</text:span>只是想表達<text:span text:style-name="T3">:</text:span>背景身世與對核的態度不能混為一談。<text:span text:style-name="T3"><text:line-break/><text:line-break/></text:span>李全教事件也是。李全教現在只是涉嫌<text:span text:style-name="T3">,</text:span>林佳龍卻一副義正嚴詞貌<text:span text:style-name="T3">,</text:span>打著<text:span text:style-name="T3">"</text:span>民主聖地的光榮不被污辱<text:span text:style-name="T3">",</text:span>李全教是<text:span text:style-name="T3">"</text:span>民主政治之恥<text:span text:style-name="T3">"</text:span>之說<text:span text:style-name="T3">,</text:span>不進議場。又說這並不是逃避監督<text:span text:style-name="T3">,</text:span>他將與市民站在一起<text:span text:style-name="T3">,</text:span>接受全體市民的「直接監督」。<text:span text:style-name="T3">(</text:span>看到賴清德說<text:span text:style-name="T3">"</text:span>民主聖地的光榮<text:span text:style-name="T3">"</text:span>真的會看不下去<text:span text:style-name="T3">......)</text:span>另外<text:span text:style-name="T3">,"</text:span>賴清德曾召開記者會兩度哽咽說，願意用政治生命來保證吳乃仁、洪奇昌的清白；但在吳乃仁被判刑確定後，同樣以政治生命保證<text:span text:style-name="T3">2</text:span>人有罪的台南市議員謝龍介都已因洪奇昌被判無罪辭職了<text:span text:style-name="T3">" (https://tw.news.yahoo.com/</text:span>李全教<text:span text:style-name="T3">-</text:span>若當選無效<text:span text:style-name="T3">-</text:span>以死明志<text:span text:style-name="T3">-215035939.html),</text:span>而賴清德還在賴。<text:span text:style-name="T3"> <text:line-break/><text:line-break/></text:span>放陳水扁一案<text:span text:style-name="T3">,</text:span>打著<text:span text:style-name="T3">"</text:span>藍綠和解<text:span text:style-name="T3">" </text:span>不放就是引起藍綠對立<text:span text:style-name="T3">,</text:span>違反<text:span text:style-name="T3">"</text:span>民意<text:span text:style-name="T3">",</text:span>更把已三審定讞的陳水扁說成政治犯被司法迫害。如果今天是放藍營的人<text:span text:style-name="T3">,</text:span>綠營能夠接受<text:span text:style-name="T3">"</text:span>藍綠和解<text:span text:style-name="T3">"</text:span>這樣的說法嗎<text:span text:style-name="T3">?</text:span>我想是不行的。<text:span text:style-name="T3"><text:line-break/><text:line-break/></text:span>陳為廷之前打著<text:span text:style-name="T3">"</text:span>全民<text:span text:style-name="T3">" "</text:span>民主<text:span text:style-name="T3">"</text:span>的口號<text:span text:style-name="T3">,</text:span>發起名不正言不順的太陽花<text:span text:style-name="T3">,</text:span>後來欲以<text:span text:style-name="T3">"</text:span>無黨籍<text:span text:style-name="T3">"</text:span>身分選立委。<text:span text:style-name="T3"><text:line-break/><text:line-break/></text:span>除了這些空洞的口號<text:span text:style-name="T3">,</text:span>還有雙重標準。分享黃智賢寫的這篇文章。<text:span text:style-name="T3"><text:line-break/><text:line-break/></text:span>雙重標準就是法西斯<text:span text:style-name="T3"> <text:line-break/></text:span>黃智賢<text:span text:style-name="T3"><text:s/></text:span>中國時報<text:span text:style-name="T3"><text:s/>2014</text:span>年<text:span text:style-name="T3">12</text:span>月<text:span text:style-name="T3">26</text:span>日<text:span text:style-name="T3"><text:line-break/><text:line-break/></text:span>台灣歷經數十年的掙扎與崎嶇，和多少先人的血汗，為我們掙下了「民主」和「文明」這兩項產業。可是我們現在卻處在「文明退化」和「民主逃離」的狀態。觀察這種文明退化和民主逃離的病，最容易判讀的顯明病徵，就是「雙重標準」這件事。<text:span text:style-name="T3"><text:line-break/><text:line-break/></text:span>因為所謂民主，就是大家共同遵守一致的標準。所以民主跟雙重標準是無法共處一室的，如果社會同意雙重標準，那民主就只好黯然離開。<text:span text:style-name="T3"><text:line-break/><text:line-break/></text:span>文明的起始，就是我們可以用共同的理解與默契，彼此尊重的過生活。當有人把雙重標準拿出來對付其他人的時候，他已經霸凌了我們的文明。<text:span text:style-name="T3"><text:line-break/><text:line-break/></text:span>當社會充斥雙重標準到大家習以為常時，可以確知，這個社會，已經瀕臨法西斯的危險狀態。<text:span text:style-name="T3"><text:line-break/><text:line-break/></text:span>當阿扁的信徒，面對鐵證如山，看阿扁如何用國家資產和優惠，換取財團的賄賂時，竟可以哀號哭喊阿扁的貪汙是被政治迫害。一邊卻轉頭換臉，疾言厲色質疑馬英九是否收了頂新的錢？<text:span text:style-name="T3"><text:line-break/><text:line-break/></text:span>馬英九的清廉問題，是他自己要去捍衛的，但標準一致這件事，卻理應是這個社會要捍衛的。<text:span text:style-name="T3"><text:line-break/><text:line-break/></text:span>監察院和考試院行使同意權，國民黨要求立委技術性亮票，民進黨立刻霸占主席台，罵國民黨亮票是反民主。<text:span text:style-name="T3"><text:line-break/><text:line-break/></text:span>現在選議長，蔡英文下令亮票，高檢署說選議長亮票真的違法，民進黨卻罵說，你反對我亮票是反民主，是政治打手。國民黨亮票叫做反民主，民進黨亮票卻變成真民主。<text:span text:style-name="T3"><text:line-break/><text:line-break/></text:span>民進黨用種種理由開除別人黨籍，並以此自豪，國民黨因為司法關說而開除人，又變成反民主。<text:span text:style-name="T3"><text:line-break/><text:line-break/></text:span>面對陳為廷的強制猥褻累犯，渾身充滿法西斯媚態的王丹，可以說出「不好色才是人格有缺陷」，這種把強制猥褻的色狼行徑，謬比為好色而已。更可以把陳為廷的犯罪行為，與吳育昇兩相情願的偷情同等看待。<text:span text:style-name="T3"><text:line-break/><text:line-break/></text:span>太陽花領導黃國昌、林飛帆等人，和偽善卻霸占婦女議題與資源的團體現代婦女基金會、婦女新知，和綠營眾多男女們，團結在陳為廷的犯行下，只因為他是自己人，就毫不考慮，努力為他讚聲。<text:span text:style-name="T3"><text:line-break/><text:line-break/></text:span>他們毫不在意，這樣自私的墮落與雙重標準，已經危害了社會的共同良知，敗壞我們的文明價值；同樣的一批人，過去一再指控別人「物化女性」。但還有比強制猥褻更物化女性的嗎？<text:span text:style-name="T3"><text:line-break/><text:line-break/></text:span>在台灣做人，當然要做太陽花跟民進黨。政治路線選舉輸了，占領國會比較快。以法西斯的霸氣鹹豬手，痛快凌虐這個社會，壓制一個庸懦無力的總統，屈服在我的占領之下，順從我的路線。遂了我的意，幹掉民主程序下早該完成的《服貿協議》。<text:span text:style-name="T3"><text:line-break/><text:line-break/></text:span>選民的意願與意志算什麼？只有我，才代表人民，我才包辦了所有的真理。整天宣傳要放下仇恨，要推倒藍綠高牆。你們要趕快放下仇恨，但我可要繼續割藍委。藍委唯一犯的罪，只是違逆了太陽花路線。而我孤獨的出口，卻是我合理化侵犯與霸凌別人身體的理由。<text:span text:style-name="T3"><text:line-break/><text:line-break/></text:span>在許多人的心靈宇宙裡，民進黨和太陽花，是自己人，永遠不會錯。我們的民主和文明，被法西斯幹掉了，只剩下葉克膜。<text:span text:style-name="T3"><text:line-break/><text:line-break/>----------------------------------------------<text:line-break/></text:span>明年立委選戰<text:span text:style-name="T3"><text:s/></text:span>民進黨勸進洪慈庸<text:span text:style-name="T3"><text:line-break/>2015-01-06 </text:span>聯合報<text:span text:style-name="T3"><text:s/></text:span>記者宋柏誼╱即時報導<text:span text:style-name="T3"><text:line-break/></text:span>明年台中市第三選區的立委選戰，洪仲丘的姊姊洪慈庸<text:span text:style-name="T3">6</text:span>日晚間說，民進黨正鼓勵她參選。<text:span text:style-name="T3"><text:line-break/></text:span>立法委員蔡其昌、何欣純建議，洪不一定要加入民進黨，可用公民團體或是無黨籍人士身分出馬，等於比照柯文哲模式。</text:p>
      <text:p text:style-name="P1"><text:span text:style-name="T1">政信</text:span><text:s/>  |  2015.01.08 23:15   |   <text:a xlink:type="simple" xlink:href="http://palinfo.habago.org/Entry?Command=Information_PrintForum&amp;iPage=341#FORUM33526"><text:span text:style-name="T2">#</text:span></text:a></text:p>
      <text:p text:style-name="P2">繼續我昨天的思路寫下去。<text:span text:style-name="T3"><text:line-break/><text:line-break/></text:span>有一個在大學教歷史的忘年好友，他學識淵博的程度往往開口說沒幾句就讓我陷入很尷尬的情境，因為他的談吐內容太豐富很多時候我根本無法接話，但因為非常喜歡歷史這門學問，所以還是可以很多話好聊<text:span text:style-name="T3">(</text:span>雖然我聽的時候多<text:span text:style-name="T3">)</text:span>。<text:span text:style-name="T3"><text:line-break/><text:line-break/></text:span>有次他語重心長的說：「民主制度要運行良好，人民必須有君王的視野。」然後他舉了很多古代很多例子，其中還說到【羅馬人的皇帝】，主要是在談這些皇帝在年輕時必須先勞其筋骨、餓其體膚爾後才能成為明君，而羅馬時代的公民必須具有財力與軍功才可以成為公民，當一個社會充滿誠實善良的人民主如甘美的泉水，但是社會上如果充斥著無賴、奸邪之輩民主是一把利刃隨時割向無辜的人們。<text:span text:style-name="T3"><text:line-break/><text:line-break/>=================================================<text:line-break/></text:span>回應一下之前陳醫師說國民黨那些正直且道德高超的大官不踏足底層的問題。<text:span text:style-name="T3"><text:line-break/><text:line-break/></text:span>一樣是來自我那個大學歷史系助理教授的感慨，他有次感愾的說：「不是我不說或是不去闢謠，很多東西不是懶人包或是三言兩語可以說得清的，每當我想拿出證據據理力爭時，對方看到一疊厚厚的資料就雙眼發白，我實在無法談下去，連基本的程度都沒有，大部分人只願意把熱情揮向非常淺薄的口號，而不是去深入了解議題。」<text:span text:style-name="T3"><text:line-break/><text:line-break/></text:span>有時跟某些特定政治傾向的人談論起社會議題，如<text:span text:style-name="T3">WTO</text:span>、<text:span text:style-name="T3">ECFA</text:span>、<text:span text:style-name="T3">FTA</text:span>等等貿易協定之間的關係，無論我拿了哪些事證、哪些國際條文，但是對方最後的回應是「政府的話可以相信嗎<text:span text:style-name="T3">?</text:span>」、「你被政府洗腦了！」，每當我收到類似這種回應的時候我常常語塞，因為你連最基本的判斷能力都沒有，蒙著眼睛不相信任何與自己意念相違背的證據。<text:span text:style-name="T3"><text:line-break/><text:line-break/></text:span>我對他們的感覺是<text:span text:style-name="T3">...</text:span>可憐，如漢娜鄂蘭所同情的那些納粹青年一樣，他們不知道他們在做什麼、說什麼。</text:p>
      <text:p text:style-name="P1"><text:span text:style-name="T1">平璽</text:span><text:s/>  |  2015.01.08 21:07   |   <text:a xlink:type="simple" xlink:href="http://palinfo.habago.org/Entry?Command=Information_PrintForum&amp;iPage=341#FORUM33525"><text:span text:style-name="T2">#</text:span></text:a></text:p>
      <text:p text:style-name="P3">巴黎發生恐攻，上了本日熱門國際新聞；暴徒對倒地不起的警察近距離行刑式槍決，令人怵目驚心。這樣的畫面，在敘利亞、伊拉克、利比亞、埃及<text:span text:style-name="T3">…</text:span>幾乎無日無之，不過似乎只有發生在所謂的西方先進國家，才有可能入台灣人的眼。</text:p>
      <text:p text:style-name="P4"/>
      <text:p text:style-name="P1"><text:span text:style-name="T1">隆誌</text:span><text:s/>  |  2015.01.08 16:10   |   <text:a xlink:type="simple" xlink:href="http://palinfo.habago.org/Entry?Command=Information_PrintForum&amp;iPage=342#FORUM33524"><text:span text:style-name="T2">#</text:span></text:a></text:p>
      <text:p text:style-name="P3"><text:span text:style-name="T3"><text:line-break/>Paris Attack Is Front in Larger Battle That Has Killed Scores of Reporters<text:line-break/>http://www.bloomberg.com/news/2015-01-07/paris-attacks-part-of-battle-that-s-killed-hundreds-of-reporters.html<text:line-break/><text:line-break/></text:span>從新聞從業者的角度來看，新聞自由是一件很重要的事情，揭發許多社會問題。這篇文章描述著新聞從業人員，一直以來所受到的威脅。這也是可想而知，畢竟許多檯面下的事情，牽扯到許多利益的角力與共生。一當曝光之後，受影響的相關人士，遷怒報導者是在所難免。可是當新聞從業人員高喊著<text:span text:style-name="T3">“freedom of the press”</text:span>，是否代表著過度從自身角度出發，特別是報導其他國家或文化。<text:span text:style-name="T3"><text:line-break/></text:span>這次巴黎的槍擊事件，該週刊本身以站在權力對面而出名，報導風格多採諷刺方式。在法國社會，可以容忍這樣的報導與評論。可是報導其他國家或文化時，是否該給予對方一定的尊重，特別是文化方面。並非直觀地以自身社會觀點，套用在他國。</text:p>
      <text:p text:style-name="P1"><text:span text:style-name="T1">陳真</text:span><text:s/>  |  2015.01.08 12:12   |   <text:a xlink:type="simple" xlink:href="http://palinfo.habago.org/Entry?Command=Information_PrintForum&amp;iPage=342#FORUM33523"><text:span text:style-name="T2">#</text:span></text:a></text:p>
      <text:p text:style-name="P2">阿扁保外就醫，綠營人士揚言有種再來把他抓回去看看，有位國民黨威權時代高唱長江黃河祖國夢但現在卻是台獨急先鋒的名嘴，還說有種你開坦克車來鎮壓，看能不能把阿扁再抓回去。<text:span text:style-name="T3"><text:line-break/><text:line-break/></text:span>我要說的是，綠營人士的一個基本特色就是蔑視法律，蔑視民主，蔑視制度，只要恁爸或恁祖媽想要怎麼樣就怎麼樣，誰敢擋我，誰就是人民公敵。所謂民主、自由和人權等等，只是他們的一種鬥爭的武器和藉口。就好像美國整天侵略他國，姦殺擄掠無日無之，數千萬生靈塗炭，永遠也都說是為了民主、人道與世界和平。<text:span text:style-name="T3"><text:line-break/><text:line-break/></text:span>這些人全是一丘之貉，非常可恥。</text:p>
      <text:p text:style-name="P1"><text:span text:style-name="T1">陳真</text:span><text:s/>  |  2015.01.08 11:59   |   <text:a xlink:type="simple" xlink:href="http://palinfo.habago.org/Entry?Command=Information_PrintForum&amp;iPage=342#FORUM33522"><text:span text:style-name="T2">#</text:span></text:a></text:p>
      <text:p text:style-name="P3">立雯<text:span text:style-name="T3"><text:line-break/><text:line-break/></text:span>我目前住台南，台南是我老家，對這地方的人與事自小熟透。若要說黑箱，台南的政治生態與運作便是一片黑，黑到伸手不見五指。千百億的預算，幾十秒鐘就能全數通過，打破金氏世界記錄，真是台灣之光，不愧是民主聖地。<text:span text:style-name="T3"><text:line-break/><text:line-break/></text:span>祖父母那一輩住屏東，我很小時候也住屏東，部份家族至今仍在屏東。我要說的是，台南和屏東都很黑，它的黑有兩層意義，第一層是政治運作的不透明及為所欲為；第二層黑則是黑白兩道那個黑字。<text:span text:style-name="T3"><text:line-break/><text:line-break/></text:span>我不敢做任何指控，我只是要說，那些熱愛所謂民主透明開放的綠油油人士們，怎麼反而對真正意義上的<text:span text:style-name="T3"><text:s/>"</text:span>黑<text:span text:style-name="T3">" </text:span>卻一點意見也沒有，反而歌頌個不停。<text:span text:style-name="T3"><text:line-break/><text:line-break/></text:span>最近台南這位賴什麼市長，竟然率同所有局處官員全體拒絕進入議會。議會是代表民意監督市府運作的機構，市府接受監督只是一種民主運作的基本義務，連這樣也能搞鬥爭，我真是服了這些民主人士。<text:span text:style-name="T3"><text:line-break/><text:line-break/></text:span>賴什麼市長的理由是說國民黨議長涉嫌賄選，是民主之恥，所以市府全體官員拒絕進入議會。如果這樣做合理的話，那豈不是全台灣大部份民意機關及政府機關全都得停擺？難道我可以說財政部長涉嫌某個案子，所以恁爸我拒絕繳稅？國防部若涉嫌某個案子，恁爸就拒絕當兵？立法院長案子可能更多，立委們怎麼還好意思進入立法院開會？<text:span text:style-name="T3"><text:line-break/><text:line-break/></text:span>如果議長涉嫌行賄就可以全體政府拒絕接受民意監督，那麼，這位賴什麼市長當初自己涉嫌收賄為牙醫界某個立法進行護航，在他涉嫌收賄接受司法調查的當下，怎麼不切腹自殺或辭掉立委？怎麼還好意思開會？<text:span text:style-name="T3"><text:line-break/><text:line-break/></text:span>如果涉嫌某個案子就可以全體政府官員拒絕接受監督，那麼，當初其同黨同派系吳乃仁和洪奇昌<text:span text:style-name="T3">(</text:span>媽的，我之前在馬偕醫院還曾經是洪奇昌選舉後援會的召集人，題外話<text:span text:style-name="T3">)</text:span>涉嫌賤賣國土時，案子那麼大，罪證如此明顯，但是賴什麼市長為何卻口口聲聲說他們絕對無罪，說什麼不應該未審先判。甚至還說他們若被判有罪，自己就要辭職。<text:span text:style-name="T3"><text:line-break/><text:line-break/></text:span>結果，吳乃仁三審定讞，確定有罪要坐牢<text:span text:style-name="T3">(</text:span>不過卻是大案小判，從關十幾年變成關幾個月，台灣法院早已是綠營開的<text:span text:style-name="T3">)</text:span>，這位賴什麼市長怎麼不履行諾言而辭職？<text:span text:style-name="T3"><text:line-break/><text:line-break/></text:span>我不是反對鬥爭，政治基本上就是鬥爭，我只是反對睜眼說瞎話，反對好話說盡，壞事做絕，反對黑白顛倒，反對同一事物兩種標準，反對抹黑白的，卻美化黑的。這一切都是在挑戰我們的基本道德感，侮辱我們的智商。</text:p>
      <text:p text:style-name="P1"><text:span text:style-name="T1">王立雯</text:span><text:s/>  |  2015.01.08 10:44   |   <text:a xlink:type="simple" xlink:href="http://palinfo.habago.org/Entry?Command=Information_PrintForum&amp;iPage=342#FORUM33521"><text:span text:style-name="T2">#</text:span></text:a></text:p>
      <text:p text:style-name="P2">陳真醫師<text:span text:style-name="T3">:<text:line-break/></text:span>很謝謝您的分享。<text:span text:style-name="T3"><text:line-break/></text:span>另外<text:span text:style-name="T3">,</text:span>很不好意思<text:span text:style-name="T3">,</text:span>我沒有把<text:span text:style-name="T3">“</text:span>反黑箱是他們訴求中比較合理的<text:span text:style-name="T3">”</text:span>這句話表達好。<text:span text:style-name="T3"><text:line-break/></text:span>我想要說的是<text:span text:style-name="T3">:</text:span>如果今天服貿真的是黑箱<text:span text:style-name="T3">,</text:span>那他們反黑箱說得過去。<text:span text:style-name="T3"><text:line-break/></text:span>但是<text:span text:style-name="T3">,</text:span>我自己查過流程以及資料<text:span text:style-name="T3">,</text:span>服貿流程如同您說的<text:span text:style-name="T3">,</text:span>是冗長而透明的。因此<text:span text:style-name="T3">,</text:span>學運反黑箱是不合理的<text:span text:style-name="T3">,</text:span>因為服貿流程根本沒有黑箱。<text:span text:style-name="T3"><text:line-break/></text:span>這也是我為什麼在第一篇留言一直強調<text:span text:style-name="T3">,</text:span>服貿沒有黑箱<text:span text:style-name="T3">,</text:span>欲藉此駁斥太陽花反黑箱之說。</text:p>
      <text:p text:style-name="P1"><text:span text:style-name="T1">陳真</text:span><text:s/>  |  2015.01.08 10:16   |   <text:a xlink:type="simple" xlink:href="http://palinfo.habago.org/Entry?Command=Information_PrintForum&amp;iPage=342#FORUM33520"><text:span text:style-name="T2">#</text:span></text:a></text:p>
      <text:p text:style-name="P3">立雯，<text:span text:style-name="T3"><text:line-break/><text:line-break/></text:span>反伏冒糖漿的理由之中最離譜的就是反黑箱。因為國民黨的作法遠遠比過去民進黨蔡女士的作法要透明太多，透明到沒法更透明了。而且當初是國民黨去糾正民進黨過去的黑箱作業，改成現在的透明作法。<text:span text:style-name="T3">(</text:span>我並不認為越透明就必然越好<text:span text:style-name="T3">)<text:line-break/><text:line-break/></text:span>我也不曾在台灣國會史上看過任何一個法案比審查伏冒的程序更完備冗長且透明的。<text:span text:style-name="T3"><text:line-break/><text:line-break/></text:span>這些都講過，翻一下以前的留言板就有。對於伏冒糖漿，我就講到這裏，不再多說或回答。因為講這些東西很沒意義。任何對此真的感興趣的人，他輕易就能自己去弄明白所有真相，根本不需要旁人一而再，再而三地贅述。<text:span text:style-name="T3"><text:line-break/><text:line-break/></text:span>任何人要反對什麼都行，但這些人其實都只是故意睜眼說瞎話，存心就是要靠造謠抹黑來反對某個東西，而反它的真正理由當然就是反中反華<text:span text:style-name="T3">(</text:span>可是我們之中大多數不就是華人乃至是中國人嗎？<text:span text:style-name="T3">)</text:span>。<text:span text:style-name="T3"><text:line-break/><text:line-break/></text:span>面對這樣一種永無止盡的造謠抹黑與挑撥族群仇恨，正常心智的人肯定會覺得很痛苦很無奈。因為，凡是訴諸理性的東西總是充滿趣味；越是智性艱深之事越有趣。理性的辯駁總是有著一種難以言喻的美感，就好像在解一道數學題那樣。<text:span text:style-name="T3"><text:line-break/><text:line-break/></text:span>可是，若只是存心瞎掰，一味造謠抹黑，整天就是努力挑撥族群仇恨，藉以遂行私利，一個具有正常心靈與人格的人，面對這種普遍狀況，難道不會覺得很痛苦很無奈？因為你若要辯，我很樂意跟你辯，但你若只是要鬥爭要瞎掰要造謠要挑撥，我除了表示唾棄，實在不知道還能說什麼。<text:span text:style-name="T3"><text:line-break/><text:line-break/></text:span>每個人雖然都有個大腦，即便智能有高有低，腦子基本上都還是能用。但思考能力就跟學習一套新的語言或學習一門球技一樣，並不是你有腳就會踢足球，有手就會打桌球，思考也一樣，並不是你有大腦就會思考，都還是要靠長久的學習與努力，才能多少學會一些。<text:span text:style-name="T3"><text:line-break/><text:line-break/></text:span>我前面那個世代，經常感嘆底下的新一代<text:span text:style-name="T3">(</text:span>也就是我這一代<text:span text:style-name="T3">)</text:span>的大學生，整天只會跳舞，只會泡馬子，打電動，看漫畫，除了教科書應付考試，除了特定專業知識的背誦之外，他的腦子基本上是沒在用的，完全荒廢的。<text:span text:style-name="T3"><text:line-break/><text:line-break/></text:span>他不可能正正經經去讀一些書或想一些事或關注一些所謂比較嚴肅的議題。他只是想爽，爽了還要再爽，一爽再爽還要更爽。我並不是反對爽，重點是，爽有各種層次，除了這類無腦無良的爽之外，他全不感興趣。<text:span text:style-name="T3"><text:line-break/><text:line-break/></text:span>從我這一代來看，下一代恐怕也是一樣，而且變本加厲，整天就是玩臉書，玩自拍，玩無腦留言，玩抹黑造謠羞辱人等等這些。以無腦為傲，以低能為榮，以蒼白空洞為樂，缺乏溫度與热情，缺乏內在血肉，缺乏廉恥與榮譽感。<text:span text:style-name="T3"><text:line-break/><text:line-break/></text:span>插播一個也許不太相干的故事，是有關我的偶像伽俐略。在我大約小學一、二年級時，在書局買了一本伽俐略的傳記，寫得很淺顯，搭配一些插畫。我非常喜歡那本書，看過一遍又一遍。我那年代書很少，能擁有一本書感覺就跟擁有一塊寶物那樣，非常珍惜。<text:span text:style-name="T3"><text:line-break/><text:line-break/></text:span>不過，我不確定那樣一種童書內容是否完全屬實。記得那書裏講到伽俐略小時候，家人並不是要他走上科學或哲學或數學之路，而是要他學習經商賣布。<text:span text:style-name="T3"><text:line-break/><text:line-break/></text:span>但少年伽俐略對於數學卻很感興趣。有一天，恰好有機會來到義大利某個大學，悄悄站在課堂門口旁聽。伽俐略長大後回憶道，老師當時站在台上講解一道數學題目時說，<text:span text:style-name="T3">"</text:span>這麼簡單的觀念，相信各位同學肯定早都懂了吧<text:span text:style-name="T3">"</text:span>，全班學生點頭說懂。<text:span text:style-name="T3"><text:line-break/><text:line-break/></text:span>伽俐略說，老師這番話讓他很震驚，刺傷了自尊心，因為課堂上那些學生個個年紀比他還小。為什麼年紀比我小的人都能懂的觀念，而我卻根本聽不懂大家在討論什麼？<text:span text:style-name="T3"><text:line-break/><text:line-break/></text:span>在這之後，伽俐略就一步一步從學習賣布、經商，走入醫學，轉向數學、天文、物理與哲學。<text:span text:style-name="T3"><text:line-break/><text:line-break/></text:span>我這樣講，似乎有萬般皆下品唯有讀書高的意味，但我不是那個意思。我只是藉這例子想說，生命難得，青春可貴，人最好要意識到這一點，別對不起自己的生命。<text:span text:style-name="T3"><text:line-break/><text:line-break/></text:span>從事各行各業都好，但人總該有個人的模樣，要有點腦子，有點品格，有點榮譽感，不要窩囊，不要幹可恥的事，不要像個蠢蛋那樣容易被人操弄，人家要你沸騰，你就沸騰，你又不是一隻茶壺。<text:span text:style-name="T3"><text:line-break/><text:line-break/></text:span>生命理當朝著天空飛，朝著開闊的方向走，走向港口，走向一個精神上的開闊世界。但很多人卻剛好走相反路線，像蛆一樣，一大群聚在一塊很嚇人，面目模糊，難分彼此，整天幹些無腦無德無良之事，整天就是要爽要爽要爽，對任何稍微嚴肅或深刻一些的東西完全不感興趣，就只是要爽要爽要爽，爽了還要更爽。<text:span text:style-name="T3"><text:line-break/><text:line-break/></text:span>蘇格拉底說，未經檢驗的生命不值得活。依我看，無腦無良的蒼白生命其實也不值得活。人在關心世界之前，我看還是得先關心一下自己的生命才是。</text:p>
      <text:p text:style-name="P1"><text:span text:style-name="T1">周舟</text:span><text:s/>  |  2015.01.08 08:54   |   <text:a xlink:type="simple" xlink:href="http://palinfo.habago.org/Entry?Command=Information_PrintForum&amp;iPage=342#FORUM33519"><text:span text:style-name="T2">#</text:span></text:a></text:p>
      <text:p text:style-name="P2">昨天法國的查理周刊社遭到恐怖份子槍擊<text:span text:style-name="T3">,12</text:span>口死者有包括警察<text:span text:style-name="T3">,</text:span>該刊主編和知名漫畫家<text:span text:style-name="T3"><text:line-break/>http://www.bbc.co.uk/zhongwen/trad/world/2015/01/150107_paris_shooting_update<text:line-break/></text:span>再仔細看相關新聞<text:span text:style-name="T3">,</text:span>該周刊在<text:span text:style-name="T3">2006</text:span>年便曾經刊登諷刺穆罕默德的漫畫而遭抗議<text:span text:style-name="T3">,</text:span>該極左派周刊向來習於挑戰權威並諷刺王室或政客名人<text:span text:style-name="T3">,</text:span>也以其言論自由自豪<text:span text:style-name="T3">,</text:span>之後也屢次嘲諷穆斯林<text:span text:style-name="T3">,</text:span>本期的封面是小說家韋勒貝克的新書<text:span text:style-name="T3">"</text:span>屈服<text:span text:style-name="T3">",</text:span>該書虛構由穆斯林統治的法國<text:span text:style-name="T3">,</text:span>禁止女性參政<text:span text:style-name="T3">.</text:span>這次恐怖攻擊令人遺憾<text:span text:style-name="T3">,</text:span>相關人士表示<text:span text:style-name="T3">,</text:span>不會因此對力屈服<text:span text:style-name="T3">.<text:line-break/><text:line-break/></text:span>以上是我看過新聞的大致摘要<text:span text:style-name="T3">,</text:span>雖然能理解大家同聲譴責力的反應<text:span text:style-name="T3">,</text:span>但我也不免擔心<text:span text:style-name="T3">,</text:span>所謂的言論自由真的可以沒有極限嗎<text:span text:style-name="T3">?</text:span>一再挑起對這些話語權不強的穆斯林的嘲諷甚至憎恨<text:span text:style-name="T3">,</text:span>這樣的漫畫真的好笑嗎<text:span text:style-name="T3">?</text:span>每個人可以有不同的立場去表達自己的意見<text:span text:style-name="T3">,</text:span>但先決條件應該是尊重他人不同的信仰<text:span text:style-name="T3">,</text:span>很遺憾的是<text:span text:style-name="T3">,</text:span>在這幾年的台灣或歐洲或美國社會氣氛看來<text:span text:style-name="T3">,</text:span>我只看到更多的仇恨與對立<text:span text:style-name="T3">.</text:span>而穆斯林的以暴力反制<text:span text:style-name="T3">,</text:span>其結果只是更多的暴力與仇恨<text:span text:style-name="T3">.<text:line-break/><text:line-break/></text:span>今年以來各種綠油油的知識份子論述和網路上的各種嘲弄合成照<text:span text:style-name="T3">,</text:span>其實多少能讓我體會出穆斯林面對這類傲慢嘲諷週刊時的無力感<text:span text:style-name="T3">.</text:span>當我對這些無限度的扭曲和造謠言論提出異議時<text:span text:style-name="T3">,</text:span>反馬的朋友必定惡言相向並表示這是他們的言論自由<text:span text:style-name="T3">.</text:span>當泛藍陣營如方文山羅智強寫出不合他們意見的文章時<text:span text:style-name="T3">,</text:span>網路上的圍剿更是不留情面<text:span text:style-name="T3">,</text:span>他們擁護的言論自由此時又完全不存在了<text:span text:style-name="T3">,</text:span>只因為你和我不是同一邊的人<text:span text:style-name="T3">,</text:span>所以不管你說的有沒有理<text:span text:style-name="T3">,</text:span>我一定要打壓到你完全噤聲為止<text:span text:style-name="T3">.<text:line-break/><text:line-break/></text:span>法國的新聞使我很感慨<text:span text:style-name="T3">:</text:span>在人們還沒有學會互相尊重和獨立判斷之前<text:span text:style-name="T3">,</text:span>在人們還沒學會讓感情受理智節制之前<text:span text:style-name="T3">,</text:span>所謂的言論自由根本就是空話<text:span text:style-name="T3">.</text:span>激起仇恨或諸民族情感<text:span text:style-name="T3">,</text:span>很容易搏得多數人的認同和選票<text:span text:style-name="T3">,</text:span>但在選後彌平這種撕裂的創傷<text:span text:style-name="T3">,</text:span>卻不是任何凡俗政客所能做到的<text:span text:style-name="T3">.<text:line-break/><text:line-break/></text:span>西班牙不久前的大選<text:span text:style-name="T3">,</text:span>其實也和台灣的公民組合有點類似<text:span text:style-name="T3">,</text:span>年輕的教授組成<text:span text:style-name="T3">"</text:span>我們的黨<text:span text:style-name="T3">",</text:span>利用民粹和網路力量吸引了年輕人的選票<text:span text:style-name="T3">,</text:span>並成功拿下了議會中不少席次<text:span text:style-name="T3">,</text:span>其主張是提前退休並降低工時<text:span text:style-name="T3">,</text:span>以小確幸來吸引人們的支持<text:span text:style-name="T3">,</text:span>卻沒有提到這些全民參與和開放之後的政府是否可能像個多頭馬車<text:span text:style-name="T3">,</text:span>一切投民意所好的政策<text:span text:style-name="T3">,</text:span>真的就是最好的民主<text:span text:style-name="T3">?</text:span>看著新聞<text:span text:style-name="T3">,</text:span>我對這世界的前景愈來愈悲觀了<text:span text:style-name="T3">.</text:span></text:p>
      <text:p text:style-name="P1"><text:span text:style-name="T1">王立雯</text:span><text:s/>  |  2015.01.08 00:57   |   <text:a xlink:type="simple" xlink:href="http://palinfo.habago.org/Entry?Command=Information_PrintForum&amp;iPage=342#FORUM33518"><text:span text:style-name="T2">#</text:span></text:a></text:p>
      <text:p text:style-name="P3">謝謝陳真醫師和平璽的回覆。<text:span text:style-name="T3"><text:line-break/><text:line-break/><text:line-break/></text:span>我認同陳真醫師說的<text:span text:style-name="T3">"</text:span>徒法不足以自行<text:span text:style-name="T3">" </text:span>我知道規則是死的<text:span text:style-name="T3">,</text:span>人民無<text:span text:style-name="T3"><text:line-break/><text:line-break/></text:span>感就算再好的制度也是白搭<text:span text:style-name="T3">,</text:span>更何況還有媒體的興風作浪。我之所以<text:span text:style-name="T3"><text:line-break/><text:line-break/></text:span>強調國民黨是依照制度行事<text:span text:style-name="T3">,</text:span>是因為太陽花的訴求中<text:span text:style-name="T3">,</text:span>其中一個我認<text:span text:style-name="T3"><text:line-break/><text:line-break/></text:span>為比較合理的就是反黑箱。<text:span text:style-name="T3"> <text:line-break/><text:line-break/><text:line-break/></text:span>太陽花反很多<text:span text:style-name="T3">,</text:span>而且感覺反的東西因人而異<text:span text:style-name="T3">(</text:span>從一開始反黑箱<text:span text:style-name="T3">,</text:span>反<text:span text:style-name="T3"><text:line-break/><text:line-break/></text:span>服貿<text:span text:style-name="T3">,</text:span>後來又陸續要求政府要聽他們的<text:span text:style-name="T3">:</text:span>例如開公民會議<text:span text:style-name="T3">,</text:span>反中<text:span text:style-name="T3">(</text:span>看到<text:span text:style-name="T3"><text:line-break/><text:line-break/></text:span>照片中的標語<text:span text:style-name="T3">:</text:span>支那賤畜滾回中國<text:span text:style-name="T3">),</text:span>反馬<text:span text:style-name="T3">,</text:span>反國民黨<text:span text:style-name="T3">,</text:span>反資本主義<text:span text:style-name="T3">,<text:line-break/><text:line-break/></text:span>想要台獨<text:span text:style-name="T3">......</text:span>其實我並不是全然反對太陽花<text:span text:style-name="T3">,</text:span>因為我看到有些<text:span text:style-name="T3"><text:line-break/><text:line-break/></text:span>學生確實是希望能夠有更好的服貿而提出批評<text:span text:style-name="T3">,</text:span>出發點是善的<text:span text:style-name="T3">,</text:span>但<text:span text:style-name="T3"><text:line-break/><text:line-break/></text:span>是我也看到有心人士利用學生的<text:span text:style-name="T3">"</text:span>善<text:span text:style-name="T3">"</text:span>而欲達到他們各自反的目的。<text:span text:style-name="T3"> <text:line-break/><text:line-break/><text:line-break/></text:span>政府在溝通方面真的有很大的進步空間。以學運來說<text:span text:style-name="T3">,</text:span>不管事前<text:span text:style-name="T3">, <text:line-break/><text:line-break/></text:span>事情發生時<text:span text:style-name="T3">,</text:span>事後都沒有做好。但是真的看不慣民進黨杯葛<text:span text:style-name="T3">,</text:span>兩套標<text:span text:style-name="T3"><text:line-break/><text:line-break/></text:span>準。起因本來自他們<text:span text:style-name="T3">,</text:span>將事情鬧大後<text:span text:style-name="T3">,</text:span>又打著<text:span text:style-name="T3">"</text:span>民主<text:span text:style-name="T3">", "</text:span>全民<text:span text:style-name="T3">", "</text:span>愛<text:span text:style-name="T3"><text:line-break/><text:line-break/></text:span>台灣<text:span text:style-name="T3">"</text:span>等等空虛的口號<text:span text:style-name="T3">,</text:span>幫助學生占立法院<text:span text:style-name="T3">......<text:line-break/><text:line-break/><text:line-break/></text:span>自從太陽花學運爆發以後<text:span text:style-name="T3">,</text:span>我真的覺得社會的氣氛變得很可怕。老師<text:span text:style-name="T3"><text:line-break/><text:line-break/></text:span>批評綠黨或是幫執政黨說話<text:span text:style-name="T3">,</text:span>就被群起圍攻<text:span text:style-name="T3">;</text:span>有人幫馬總統說<text:span text:style-name="T3"><text:line-break/><text:line-break/></text:span>話<text:span text:style-name="T3">(</text:span>而且是理性沒有任何人身攻擊的文<text:span text:style-name="T3">),</text:span>就被大批綠網軍檢舉到被刪<text:span text:style-name="T3"><text:line-break/><text:line-break/></text:span>除<text:span text:style-name="T3">;</text:span>選前方文山幫連勝文填詞的競選廣告<text:span text:style-name="T3">,</text:span>在網友知道這件事後<text:span text:style-name="T3">,</text:span>方也<text:span text:style-name="T3"><text:line-break/><text:line-break/></text:span>受到來自四面八方的攻擊<text:span text:style-name="T3">...</text:span>真的覺得好像在搞文革一樣。<text:span text:style-name="T3"> <text:line-break/><text:line-break/></text:span>甚至最近在網路上<text:span text:style-name="T3">, </text:span>一個小學生因為暑假太短<text:span text:style-name="T3">,</text:span>寫了個標語<text:span text:style-name="T3">:</text:span>馬總<text:span text:style-name="T3"><text:line-break/><text:line-break/></text:span>統去甲賽啦<text:span text:style-name="T3">!</text:span>這些現象對於很多綠的來講<text:span text:style-name="T3">,</text:span>可能他們不在意<text:span text:style-name="T3">,</text:span>也可能有<text:span text:style-name="T3"><text:line-break/><text:line-break/></text:span>一種很爽的感覺<text:span text:style-name="T3">:"</text:span>我們教訓了馬英九<text:span text:style-name="T3">,</text:span>也教訓了國民黨<text:span text:style-name="T3">!"<text:line-break/><text:line-break/></text:span>他們不在意或是得意是他們的自由<text:span text:style-name="T3">, </text:span>但我看到這些現象<text:span text:style-name="T3">, </text:span>我只想著<text:span text:style-name="T3">:<text:line-break/><text:line-break/></text:span>這個社會到底怎麼了<text:span text:style-name="T3">? <text:line-break/><text:line-break/></text:span>我是藍的<text:span text:style-name="T3">,</text:span>我無法認同民進黨的是<text:span text:style-name="T3">,</text:span>在我看來他們為了選票分化族<text:span text:style-name="T3"><text:line-break/><text:line-break/></text:span>群<text:span text:style-name="T3">,</text:span>兩套標準<text:span text:style-name="T3">,</text:span>為了選票可以做出許多令人覺得不可思議的事。<text:span text:style-name="T3"><text:line-break/><text:line-break/><text:line-break/></text:span>我曾看到有言論寫著<text:span text:style-name="T3">:XXXX(</text:span>類似貪汙的字眼<text:span text:style-name="T3">)</text:span>的高級外省人<text:span text:style-name="T3">...</text:span>對我<text:span text:style-name="T3"><text:line-break/><text:line-break/></text:span>來說<text:span text:style-name="T3">,</text:span>這就好像自<text:span text:style-name="T3">X</text:span>時報<text:span text:style-name="T3">,</text:span>總是要強調<text:span text:style-name="T3">XXX(</text:span>負面形容詞<text:span text:style-name="T3">)</text:span>的中國人<text:span text:style-name="T3">,</text:span>分<text:span text:style-name="T3"><text:line-break/><text:line-break/></text:span>化<text:span text:style-name="T3">"</text:span>台灣人<text:span text:style-name="T3">"</text:span>與<text:span text:style-name="T3">"</text:span>外省人<text:span text:style-name="T3">"</text:span>。像鎖鏈般的<text:span text:style-name="T3">"</text:span>原罪<text:span text:style-name="T3">"</text:span>好像隱約套著現在在台<text:span text:style-name="T3"><text:line-break/><text:line-break/></text:span>灣生活的外省人<text:span text:style-name="T3">,</text:span>伴隨著<text:span text:style-name="T3">"</text:span>本土意識<text:span text:style-name="T3">"</text:span>這個工具<text:span text:style-name="T3">,</text:span>好像越掐越緊。<text:span text:style-name="T3"><text:line-break/><text:line-break/><text:line-break/></text:span>在選舉前<text:span text:style-name="T3">,</text:span>我曾經跟一位朋友說<text:span text:style-name="T3">,</text:span>我不看好台灣以後的發展<text:span text:style-name="T3">,</text:span>如果<text:span text:style-name="T3"><text:line-break/><text:line-break/></text:span>有機會<text:span text:style-name="T3">,</text:span>我還真的有考慮要移民之類的<text:span text:style-name="T3">,</text:span>結果我朋友覺得我這樣不愛<text:span text:style-name="T3"><text:line-break/><text:line-break/></text:span>國<text:span text:style-name="T3">,</text:span>就跟商人一樣<text:span text:style-name="T3">,</text:span>看到哪裡有利益就選擇哪裡<text:span text:style-name="T3">,</text:span>當下聽到其實真<text:span text:style-name="T3"><text:line-break/><text:line-break/></text:span>的覺得很窒息<text:span text:style-name="T3">,</text:span>也覺得很有壓力<text:span text:style-name="T3">,</text:span>因為連想要選擇一個好一點的居<text:span text:style-name="T3"><text:line-break/><text:line-break/></text:span>住環境<text:span text:style-name="T3">,</text:span>也要被扣上不愛國的帽子。</text:p>
      <text:p text:style-name="P1"><text:span text:style-name="T1">陳真</text:span><text:s/>  |  2015.01.07 23:42   |   <text:a xlink:type="simple" xlink:href="http://palinfo.habago.org/Entry?Command=Information_PrintForum&amp;iPage=342#FORUM33517"><text:span text:style-name="T2">#</text:span></text:a></text:p>
      <text:p text:style-name="P2"><text:span text:style-name="T3">(</text:span>續<text:span text:style-name="T3">)<text:line-break/><text:line-break/></text:span>國父不是說嗎，要<text:span text:style-name="T3"><text:s/>"</text:span>讓四萬萬人做皇帝<text:span text:style-name="T3">"</text:span>，也就是要民主，要讓每個人都當皇帝。從原本一個皇帝，變成四萬萬個皇帝。<text:span text:style-name="T3"><text:line-break/><text:line-break/></text:span>我非常喜歡國父，也打心底敬佩他，還特地去了一趟南京中山陵，天寒地凍中，從頭走到尾，從山腳走到山頂，以表示我對國父由衷的尊敬。<text:span text:style-name="T3"><text:line-break/><text:line-break/></text:span>但喜歡歸喜歡，他這話擺明就是瞎掰。我能理解<text:span text:style-name="T3"><text:s/>"</text:span>一個<text:span text:style-name="T3">" </text:span>皇帝的運作模樣，但從一個要跳到四萬萬個，我就沒法想像了。我看到的所謂民主是從一個皇帝變成十幾個或上百個皇帝，權力依舊掌握在極少數人手裏。這些人，才是真正意義上的主人。<text:span text:style-name="T3"><text:line-break/><text:line-break/></text:span>在我看來，與其假民主，不如真專制，兩者無甚差別，但後者至少可以省去永無止盡的鬥爭，而且所有鬥爭總是以犧牲全體福祇為代價。<text:span text:style-name="T3">"</text:span>真專制<text:span text:style-name="T3">" </text:span>當然也是要鬥爭，但不會天天都活在<text:span text:style-name="T3"><text:s/>"</text:span>選舉<text:span text:style-name="T3">" </text:span>中，天天搞鬥爭；鬥完一次可以穩定個十年二十年。<text:span text:style-name="T3"><text:line-break/><text:line-break/></text:span>我把<text:span text:style-name="T3"><text:s/>"</text:span>總統是穿西裝的皇帝<text:span text:style-name="T3">" </text:span>引起老師極為恐慌的反應一事，回家後說給父母聽。我媽趕緊使眼色叫我爸去關窗戶，以免被鄰居聽到，會砍頭的。那個蔣公萬歲的年代就是這樣。因此，即便我年幼無知無識，也能感受到皇帝君臨天下的氣氛與威嚴，自然就會講出<text:span text:style-name="T3">"</text:span>總統是穿西裝的皇帝<text:span text:style-name="T3">"</text:span>的童言童語。<text:span text:style-name="T3"><text:line-break/><text:line-break/></text:span>不過，蔣公畢竟沒有萬歲，不久之後他就死了。報上不說死，而說崩殂。注意！不是崩<text:span text:style-name="T3"><text:s/>"</text:span>蛆<text:span text:style-name="T3">" </text:span>哦，唸錯可是要砍頭的。但是，啥叫崩殂？害我還得跑去查字典，原來就是帝王死掉之意。<text:span text:style-name="T3"><text:line-break/><text:line-break/></text:span>當然，現代的<text:span text:style-name="T3"><text:s/>"</text:span>皇帝<text:span text:style-name="T3">" </text:span>個個很親民，但事實上，權力本質並沒有多大的改變。所謂民主，不過就是投票選出各種主子和老大。選出後，你就得聽他的，而不是他聽你的。<text:span text:style-name="T3"><text:line-break/><text:line-break/></text:span>事實上他也不可能聽你的，因為<text:span text:style-name="T3"><text:s/>"</text:span>你<text:span text:style-name="T3">" </text:span>有好幾萬萬個，要聽哪一個<text:span text:style-name="T3"><text:s/>"</text:span>你<text:span text:style-name="T3">" </text:span>才算數？若說那就比人頭唄，其實權力仍然還是回到真正的<text:span text:style-name="T3"><text:s/>"</text:span>人頭大戶<text:span text:style-name="T3">" </text:span>身上。<text:span text:style-name="T3"><text:line-break/><text:line-break/></text:span>媒體更厲害，它不但是人頭大戶，而且可以不斷製造人頭；把你腦子長年洗一洗，你就聽話了，思想純正了；把你腦子染一染，顏色就變了；要你哭，你就會哭；要你生氣，你就會生氣；要你仰慕，你就會神啊主啊仰慕個不停，連一些人渣都能說成神，還有什麼事是媒體辦不到的？</text:p>
      <text:p text:style-name="P1"><text:span text:style-name="T1">陳真</text:span><text:s/>  |  2015.01.07 23:09   |   <text:a xlink:type="simple" xlink:href="http://palinfo.habago.org/Entry?Command=Information_PrintForum&amp;iPage=342#FORUM33516"><text:span text:style-name="T2">#</text:span></text:a></text:p>
      <text:p text:style-name="P3"><text:span text:style-name="T3">To </text:span>政信<text:span text:style-name="T3"><text:line-break/><text:line-break/></text:span>一般來講，對於公共政策我向來沒意見，就算有意見也不值得講<text:span text:style-name="T3">(</text:span>也不好意思講，因為我不懂<text:span text:style-name="T3">)</text:span>，因為一個政策往往見仁見智，把一種相對性的東西給絕對化，總該有個顯而易見的理由。<text:span text:style-name="T3"><text:line-break/><text:line-break/></text:span>但我看不出來高鐵一事有何絕對的正確性非如何做不可；也看不出來故意要給誰難看。不是藍綠有志一同都不贊成財政部的提案嗎？<text:span text:style-name="T3"><text:line-break/><text:line-break/></text:span>不回答無妨，畢竟我也不懂，而且也不是很關心這些涉及相當多內部專業細節的事，只是不解你所言。<text:span text:style-name="T3"><text:line-break/><text:line-break/></text:span>至於台式民主或美式民主，我始終對之缺乏敬意。這種民主是假的，玩形式的。至於世上何者為真我不敢說，但我至少清楚地知道哪些是假貨。<text:span text:style-name="T3"><text:line-break/><text:line-break/></text:span>這類假民主只是投個票，如此而已。投完之後，主僕易位，沒你的事了；就連你周邊最起碼的公共事務事實上你都不可能置一詞，民主個屁。<text:span text:style-name="T3"><text:line-break/><text:line-break/></text:span>就連批評，我也不太敢，只敢在皮毛上含含糊糊講些不痛不癢的事。如果有人歌頌說這是什麼偉大民主，那他不是過於單純或愚蠢就是故意睜眼說瞎話。<text:span text:style-name="T3"><text:line-break/><text:line-break/></text:span>念小學五六年級時，有位老師問全班一個問題，共和和帝制有何不同？沒有人舉手回答。老師就罵說，你們書是怎麼念的，連這個也不懂。老師就自己公布答案說，共和是選出總統，帝制是皇帝。<text:span text:style-name="T3"><text:line-break/><text:line-break/></text:span>接著老師就點名問我，總統和皇帝有什麼不同？我不假思索立刻高聲回答說：一個穿龍袍，一個穿西裝，總統是穿西裝的皇帝。老師嚇壞了，環顧左右，趕緊叫我坐下。同學們卻哈哈大笑，以為我講了什麼可笑的回答。<text:span text:style-name="T3"><text:line-break/><text:line-break/></text:span>我當年的回答，事實上至今仍然適用，總統與皇帝，兩者頂多只是某種程度上的差異，而非權力本質上的不同。我常舉羅素為例，他說美式民主是假的，國家大權基本上就掌握在資本家和軍火商手裏，在他們之間<text:span text:style-name="T3"><text:s/>"</text:span>世襲<text:span text:style-name="T3">"</text:span>。<text:span text:style-name="T3"><text:line-break/><text:line-break/></text:span>台灣也許不像美國那麼嚴重，但也好不了多少。掌握某種主流意識形態的資本家，控制了媒體，控制了輿論，養了一大堆民代與官員，任其差遣，相濡以沫，互利共生。<text:span text:style-name="T3"><text:line-break/><text:line-break/></text:span>這情況，有時藍的嚴重，有時綠的嚴重，但基本上仍然是同樣一套遊戲規則，差別只是旗子顏色由藍轉綠如此而已。誰掌握了這一套權力脈絡，誰就是這個國家真正意義上的主人，而你我從來都不是；我們只是負責投票選出主人的工具。<text:span text:style-name="T3"><text:line-break/><text:line-break/></text:span>當然，我也相信，很多事情往往需要千百年光陰才能成就。你看科學也一樣，例如過去一些笑死人的醫學知識，竟然主導主流思維甚至長達一千年。<text:span text:style-name="T3"><text:line-break/><text:line-break/></text:span>科學是一翻兩瞪眼講是非黑白的事，演進尚且如此艱難與漫長，何況不是依靠演繹與推論的人為事物。因此，我倒也不會因為幾十年或幾百年看不到進展，就對某個事物本身的正當性或合理性起了懷疑。<text:span text:style-name="T3"><text:line-break/><text:line-break/></text:span>蘇格拉底都已經死了兩千多年了，但我們至今仍然還是在他所提問的諸多問題架構下進行思索與生活。</text:p>
      <text:p text:style-name="P1"><text:span text:style-name="T1">政信</text:span><text:s/>  |  2015.01.07 20:19   |   <text:a xlink:type="simple" xlink:href="http://palinfo.habago.org/Entry?Command=Information_PrintForum&amp;iPage=342#FORUM33515"><text:span text:style-name="T2">#</text:span></text:a></text:p>
      <text:p text:style-name="P2">今天看了高鐵財務改革法案沒有過，明明這種狗屁倒灶的爛劇情我應該習慣了，可是閉上眼睛想了一遭竟然悲從中來，也許即將請辭的交通部長是馬政府最後一個肯對得起專業的部長了，藍營立委聯手擋掉這一個拯救高鐵的方案。<text:span text:style-name="T3"><text:line-break/><text:line-break/></text:span>目的很簡單，就是不再擦高鐵的爛攤子了，故意直接放給他爛，擺明要給<text:span text:style-name="T3">"</text:span>前朝<text:span text:style-name="T3">"</text:span>難看，我不認為前朝有多難看，我只是看到一個不為黨只為國的交通部長請辭，讓我眼眶泛紅。<text:span text:style-name="T3"><text:line-break/><text:line-break/></text:span>有時候我真的很認真地在想會不會我們這塊土地上真的不適合<text:span text:style-name="T3">"</text:span>接種<text:span text:style-name="T3">"</text:span>過來的民主，其實我們還是適合活在少數菁英領導的菁英政治，或應該是專制政權，至少皇帝老子不會故意把自己的國家弄爛給自己兒子收爛攤子<text:span text:style-name="T3">(</text:span>有些是無賴皇帝他的無知帶給國家災難但說不上是故意弄爛<text:span text:style-name="T3">)</text:span>。<text:span text:style-name="T3"><text:line-break/><text:line-break/></text:span>未來有可能進行第三次政黨輪替，難道每六、七年台灣就要經歷一次洗劫<text:span text:style-name="T3">?<text:line-break/><text:line-break/></text:span>反正天下也不是我的，乾脆通通砸了吧。</text:p>
      <text:p text:style-name="P1"><text:span text:style-name="T1">陳真</text:span><text:s/>  |  2015.01.07 15:30   |   <text:a xlink:type="simple" xlink:href="http://palinfo.habago.org/Entry?Command=Information_PrintForum&amp;iPage=342#FORUM33514"><text:span text:style-name="T2">#</text:span></text:a></text:p>
      <text:p text:style-name="P3">別人如何使用辭彙自然是另一回事，不過，當我說台灣有一種綠油油的<text:span text:style-name="T3"><text:s/>"</text:span>法西斯<text:span text:style-name="T3">" </text:span>勢力時，得在<text:span text:style-name="T3"><text:s/>"</text:span>法西斯<text:span text:style-name="T3">" </text:span>這詞上頭打個引號，意即非典型。也許不但非典，連邊也沾不上。說這些混蛋是法西斯，只是借以指涉某種國族至上、藉此區分敵我、壓迫個人思想自由的心態與行徑。<text:span text:style-name="T3"><text:line-break/><text:line-break/></text:span>若說這樣一種窩囊勢力是真正意義上的法西斯，那真是抬舉過了頭。我對任何型式的法西斯自然不會有好感，但法西斯之可怕，在於其排他性的狂熱並且願意為某種理當僅具相對意義的<text:span text:style-name="T3"><text:s/>"</text:span>絕對價值<text:span text:style-name="T3">" (</text:span>例如某種帝國的榮光<text:span text:style-name="T3">)</text:span>獻身，迫使他人屈從。<text:span text:style-name="T3"><text:line-break/><text:line-break/></text:span>綠色生物們卻不是這樣的人。你甚至不能說他們是人，他們只是一群面目完全模糊的蛆；在網路上一大群聚在一起，聲勢嚇人，為所欲為，但只要一離開網路，恢復真實身份，落了單，加上少了群聚現象，馬上就恢復一副窩囊溫吞模樣。難道有誰在現實生活中見過什麼法西斯？沒有。至少我沒見過。<text:span text:style-name="T3"><text:line-break/><text:line-break/></text:span>當然，名嘴們以此為生，不得不表演一下，否則每個月至少三、五十萬的收入要從哪來。可是，即便是名嘴們只要一下了講台，也是一副溫吞窩囊貌，見人說人話，見鬼說鬼話。<text:span text:style-name="T3"><text:line-break/><text:line-break/></text:span>這樣一種法西斯是有上下班的。上班時或上網匿名時是法西斯，下了班或以真實身份見人時，就一副窩囊樣了。這哪叫法西斯，連山寨版的法西斯也稱不上。比諸真正意義上的法西斯，就猶如拿根牙籤比阿里山神木一樣，雖然都是木材，不過規模差太遠了。<text:span text:style-name="T3"><text:line-break/><text:line-break/></text:span>講到法西斯，我越來越擔心<text:span text:style-name="T3">ISIS</text:span>。我怕他會釀成更大甚至史上空前的全球災難或戰爭。而這一切當然都是美國侵略伊拉克及敘利亞惹的禍。<text:span text:style-name="T3"><text:line-break/><text:line-break/></text:span>住在台灣很難受，但台灣畢竟是綠色小表哥小表妹們撒嬌使壞的小小小樂園，絲毫不足為患。</text:p>
      <text:p text:style-name="P4"/>
      <text:p text:style-name="P1"><text:span text:style-name="T1">隆誌</text:span><text:s/>  |  2015.01.07 13:12   |   <text:a xlink:type="simple" xlink:href="http://palinfo.habago.org/Entry?Command=Information_PrintForum&amp;iPage=343#FORUM33513"><text:span text:style-name="T2">#</text:span></text:a></text:p>
      <text:p text:style-name="P3"><text:span text:style-name="T3"><text:line-break/></text:span>搶票險暴動<text:span text:style-name="T3"><text:s/></text:span>江蕙急加場<text:span text:style-name="T3"><text:line-break/>http://www.appledaily.com.tw/appledaily/article/headline/20150107/36313060/<text:line-break/><text:line-break/></text:span>台灣最美的風景是人？<text:span text:style-name="T3"><text:line-break/></text:span>當台灣人坐在家裡，看著大陸春運搶票和黃牛票的新聞，笑著大陸人沒規矩。可是台灣人又如何有規矩？只是票賣光，有必要包圍主辦單位的辦公室。更好笑的事，網路上節節高漲的黃牛票。<text:span text:style-name="T3"><text:line-break/><text:line-break/></text:span>幾年觀察下來，兩岸三地人民的私德，感覺差不了太多，頂多是規模大或小。至於公德的部分，倒是覺得台灣開始退步，大陸努力進步中。</text:p>
      <text:p text:style-name="P1"><text:span text:style-name="T1">祖珊</text:span><text:s/>  |  2015.01.07 12:14   |   <text:a xlink:type="simple" xlink:href="http://palinfo.habago.org/Entry?Command=Information_PrintForum&amp;iPage=343#FORUM33512"><text:span text:style-name="T2">#</text:span></text:a></text:p>
      <text:p text:style-name="P2">羅智強的臉書遭檢舉，暫停發文<text:span text:style-name="T3">24</text:span>小時。<text:span text:style-name="T3"><text:line-break/><text:line-break/></text:span>關於星期六的演講，上網查了西班牙內戰，上網査了法西斯。<text:span text:style-name="T3"><text:line-break/></text:span>原本對何謂「法西斯」的定義很模糊，看了網跆文章清楚一些又不清楚一些。雖然我極端痛恨民粹，傾向所謂「開明專制」，但也明白其實自己正受惠於民主制度。<text:span text:style-name="T3"><text:line-break/><text:line-break/></text:span>法西斯和民族主義和民主，竟然同時存在於此刻台灣。縱想暫時逃遁於心理學與哲學之間，仍有緩不濟急之感。<text:span text:style-name="T3"><text:line-break/><text:line-break/></text:span>我不知道馬英九有沒有貪污，但是面對反馬新聞台鋪天蓋地的追殺，要堅定的相信自己的判斷確實有疑。縱然果真善良本身即是回報，但在社會現實上，仍然會覺遺憾且氣憤難平。是否只有斷絶所有政治資訊，才有平靜度日，追尋生命意義的可能呢？</text:p>
      <text:p text:style-name="P1"><text:span text:style-name="T1">良哲</text:span><text:s/>  |  2015.01.07 11:42   |   <text:a xlink:type="simple" xlink:href="http://palinfo.habago.org/Entry?Command=Information_PrintForum&amp;iPage=343#FORUM33511"><text:span text:style-name="T2">#</text:span></text:a></text:p>
      <text:p text:style-name="P3">同樣是這週六的演講，下午四點在桃園平鎮，靠近中壢火車站。雖不是巴勒網的活動，但桃園附近的朋友也可以參考一下。<text:span text:style-name="T3"><text:line-break/>http://www.coolloud.org.tw/node/81237</text:span></text:p>
      <text:p text:style-name="P1"><text:span text:style-name="T1">陳真</text:span><text:s/>  |  2015.01.07 09:15   |   <text:a xlink:type="simple" xlink:href="http://palinfo.habago.org/Entry?Command=Information_PrintForum&amp;iPage=343#FORUM33510"><text:span text:style-name="T2">#</text:span></text:a></text:p>
      <text:p text:style-name="P2">早餐<text:span text:style-name="T3">15</text:span>分鐘隨機看到的新聞：<text:span text:style-name="T3"><text:line-break/><text:line-break/>"</text:span>法國<text:span text:style-name="T3">TV5" </text:span>新聞兩則<text:span text:style-name="T3"><text:line-break/><text:line-break/>1. </text:span>再過<text:span text:style-name="T3">20</text:span>天，希臘議會選舉，激進左派聯盟勝出機率高，其反撙節立場，將使希臘再度面臨退出歐元區的可能性大大提高。德國梅克爾表示已準備好接受希臘離開的後果，但歐盟發言人指稱歐盟會籍依規定不可撤銷。許多經濟學家認為希臘一旦撤出，全球將再引爆新一波更大規模的金融風暴。<text:span text:style-name="T3"><text:line-break/><text:line-break/>2. </text:span>波士頓馬拉松恐怖攻擊昨日開庭，車臣裔嫌犯否認一切指控。其罪名若成立，最重可判死刑。<text:span text:style-name="T3"><text:line-break/><text:line-break/></text:span>以下則是台灣媒體的<text:span text:style-name="T3"><text:s/>"</text:span>國際焦點新聞<text:span text:style-name="T3">"</text:span>三則：<text:span text:style-name="T3"><text:line-break/><text:line-break/>1. </text:span>你知道嗎？很多男士一定看過這位來自黎巴嫩的美女，她是全球網友點閱率最高的<text:span text:style-name="T3">AV</text:span>女星。帶你來看看。凹凸有致的身材，火辣辣的撩人姿態，雙峰若隱若現，讓人臉紅心跳<text:span text:style-name="T3">...<text:line-break/><text:line-break/>2. </text:span>這位英國工人賺大錢了，竟然拿面額<text:span text:style-name="T3">20</text:span>英鎊相當於台幣一千元的鈔票來<text:span text:style-name="T3"><text:s/>"</text:span>洗澡<text:span text:style-name="T3">"</text:span>，網友紛紛說滿身銅臭味。帶你來看看。<text:span text:style-name="T3"><text:line-break/><text:line-break/>3. </text:span>哇，令人眼睛為之一亮。這位氣質美女就是武漢大學的校花，濃眉大眼，不時在臉書上貼出美美的自拍照。她可是我們台灣來的正妹唷。請看記者的獨家採訪報導：<text:span text:style-name="T3">"</text:span>倫家是高中就來上海唸書，後來考上武漢大學<text:span text:style-name="T3">..."</text:span>。甜美的笑容，姣好的臉蛋，網友說<text:span text:style-name="T3">...<text:line-break/><text:line-break/></text:span>以上是今天早上看到的電視新聞。各位感覺如何？活在這樣一個島上，心裏會好受嗎？這樣一群島民，每天吃這樣一些飼料，你能期待他人品正直，頭腦清醒，心靈與人格發展健全，甚至熱愛藝術、哲學、思想與真理嗎？</text:p>
      <text:p text:style-name="P1"><text:span text:style-name="T1">陳真</text:span><text:s/>  |  2015.01.07 02:11   |   <text:a xlink:type="simple" xlink:href="http://palinfo.habago.org/Entry?Command=Information_PrintForum&amp;iPage=343#FORUM33509"><text:span text:style-name="T2">#</text:span></text:a></text:p>
      <text:p text:style-name="P3">有這麼兩句話頗有道理。一句是：<text:span text:style-name="T3">"</text:span>徒法不足以自行<text:span text:style-name="T3">"</text:span>。另一句是林肯說的：<text:span text:style-name="T3">"</text:span>沒有人聰明到可以管理別人而不須經過對方的同意。<text:span text:style-name="T3">"<text:line-break/><text:line-break/></text:span>在這島上，要找到像我這樣挺馬的人恐怕鳳毛麟角。馬英九做為一個政治人物，我的確找不到太大的問題。他勤政廉潔，奉公守法，不扯爛污。這些我都不否認。<text:span text:style-name="T3"><text:line-break/><text:line-break/></text:span>但他就算有天大的美妙施政藍圖，恐怕也不可能光靠規則之建立或政策之制定就能自動水到渠成。他總得靠很多人的協助推展，否則，<text:span text:style-name="T3">"</text:span>徒法不足以自行<text:span text:style-name="T3">"</text:span>。<text:span text:style-name="T3"><text:line-break/><text:line-break/></text:span>但馬先生卻好像連同黨的人也不喜歡，更不支持，始終沒有什麼真心願意幫他的人。原因無它，太不會做人了。他也許把別人的支持全視為某種規則下的理所當然，但現實社會卻非如此。規則是死的，人是活的。你得先對人有感情有互動，然後一切政策或規則或許才有可能推動。<text:span text:style-name="T3"><text:line-break/><text:line-break/></text:span>阿扁剛好是另一個極端，超會做人，有些出於真心，有些也許只是出於一種利用，但整體而言，阿扁畢竟有人味多了，於是總會有一大批人願意替他衝鋒陷陣。<text:span text:style-name="T3"><text:line-break/><text:line-break/></text:span>光是有偉大政策，如果沒有人的配合與協助，如何可能自動進行？社會又不是由機器人組成，彷彿只要擬定一個良好規則，一切就能自動收取成果。<text:span text:style-name="T3"><text:line-break/><text:line-break/></text:span>林肯那句話很容易產生誤解，彷彿是在鼓吹一種民粹，但它其實只是在說明一種有關民主的基本道理。任何再好的政策都還是需要花許多時間去說服與說明。<text:span text:style-name="T3"><text:line-break/><text:line-break/></text:span>我向來很認同專家社會，但這並不是說專家從此高高在上都不需要花大量時間去說明自己的想法以尋求認同。<text:span text:style-name="T3"><text:line-break/><text:line-break/></text:span>你看國民黨那些部會高官，往往人品一流，學識一流，專業一流，這些我都不否認，但他們總是一副活在另外一個世界的模樣；表面謙和，但骨子裏帶有一種所謂專業的傲慢<text:span text:style-name="T3">(</text:span>甚至階級傲慢<text:span text:style-name="T3">)</text:span>。他不屑跟你多說，不屑跟你一般見識，不屑多解釋，彷彿只要我是為你好，再加上我高超的專業及非凡的努力從公，你就應該要自動來支持我似的。<text:span text:style-name="T3"><text:line-break/><text:line-break/></text:span>我很少講這麼瑣碎的一些想法，因為這種東西根本不需要人家來教你。<text:span text:style-name="T3"><text:line-break/><text:line-break/></text:span>我發現<text:span text:style-name="T3">20</text:span>年前我那封給施明德的公開信裏頭有句話至今聽起來簡直就是一種成功的預言。我說：<text:span text:style-name="T3"><text:line-break/><text:line-break/>"</text:span>任何政治團體或個人，如果真以為自己可以「指導」人民、可以騎跨人民頭上而不思反省，註定都要走向失敗。<text:span text:style-name="T3">"<text:line-break/><text:line-break/></text:span>這意思當然不是教你要向民粹作風看齊，專業、法制與法治當然還是一種根本，但這並不妨礙你去向人們做詳細說明。<text:span text:style-name="T3"><text:line-break/><text:line-break/></text:span>我當醫生，別的本事沒有，倒是花很多很多很多時間做藥物與病情說明；過去更常主動上山下海到廟口到民眾活動中心到學校公私機關等等做衛教，解釋疾病與藥物的常見誤解；不用給我什麼演講費我也願意去；而且不用人山人海，即便只有兩三個聽眾，我還是會仔仔細細把一些醫學觀念講清楚。<text:span text:style-name="T3"><text:line-break/><text:line-break/></text:span>因為我知道：<text:span text:style-name="T3"><text:line-break/><text:line-break/></text:span>第一，預防重於治療。你們最好盡量避免生病，而不是生了病才來善後。<text:span text:style-name="T3"><text:line-break/><text:line-break/></text:span>第二，再好的藥物或治療，仍然<text:span text:style-name="T3"><text:s/>"</text:span>不足以自行<text:span text:style-name="T3">"</text:span>，除非你願意配合，並且以一種正確良好的方式服藥或接受治療，才有可能達到最好的療效。<text:span text:style-name="T3"><text:line-break/><text:line-break/></text:span>第三，治療或藥物是死的，人是活的。我當然得爭取當事人最大的意願，告知種種利害得失，包括種種可能的後果與風險，盡量取得當事人相當程度的認知、理解與認同之後，整個良好的治療也才有可能進行。<text:span text:style-name="T3"><text:line-break/><text:line-break/></text:span>治療一個病人尚且如此費時費事與艱難，更不用說經營一個國家或一座城市。<text:span text:style-name="T3"><text:line-break/><text:line-break/></text:span>國民黨若能記住開頭這兩句話，或許還有明天。只可惜我幾乎不認識半個藍營的政治人物。有時真想寫信告訴這些不食人間煙火的藍營政客一些基本的做人做事的道理。但我想，我人微言輕，這些人應該是聽不進去的。<text:span text:style-name="T3"><text:line-break/><text:line-break/></text:span>他們太相信自己的判斷與專業了。這我也相信。問題是，你得盡量讓大家相信才行，而不是惜字如金，一副不與人一般見識的神仙貌。<text:span text:style-name="T3"><text:line-break/><text:line-break/></text:span>我知道這版面的潛水讀者一片綠油油，但有多少藍的政治人物或名嘴在此，我就不知道了<text:span text:style-name="T3">(</text:span>我只知道兩三個<text:span text:style-name="T3">)</text:span>。藍的通常都活在天上，應該不會來到這種庸俗的市井之地，而這樣一種高高在上的文化，若不思改變，或許也將註定這個其實還不錯的黨持續走向敗亡的命運。</text:p>
      <text:p text:style-name="P1"><text:span text:style-name="T1">陳真</text:span><text:s/>  |  2015.01.07 01:05   |   <text:a xlink:type="simple" xlink:href="http://palinfo.habago.org/Entry?Command=Information_PrintForum&amp;iPage=343#FORUM33508"><text:span text:style-name="T2">#</text:span></text:a></text:p>
      <text:p text:style-name="P2">立雯你好，<text:span text:style-name="T3"><text:line-break/><text:line-break/></text:span>請原諒我只看了前面三行字就沒再往下看，因為看到彭先生的名字，我就沒有意願再往下看了。<text:span text:style-name="T3"><text:line-break/><text:line-break/></text:span>當然，人們喜歡討論什麼就儘管討論，我沒意見。</text:p>
      <text:p text:style-name="P1"><text:span text:style-name="T1">平璽</text:span><text:s/>  |  2015.01.07 00:25   |   <text:a xlink:type="simple" xlink:href="http://palinfo.habago.org/Entry?Command=Information_PrintForum&amp;iPage=343#FORUM33507"><text:span text:style-name="T2">#</text:span></text:a></text:p>
      <text:p text:style-name="P3">《商君書》紀載，秦孝公欲重用衛鞅變法前，為了兼明兼聽，辦了場御前會議；面對守舊派老臣甘龍、杜摯質疑的砲火，衛鞅如是慷慨陳詞：<text:span text:style-name="T3"><text:line-break/><text:line-break/></text:span>疑行無名，疑事無功。且夫有高人之行者，固見非於世；有獨知之慮者，必見敖於民。愚者闇於成事，知者見於未萌。民不可與慮始，而可與樂成<text:span text:style-name="T3">…</text:span>常人安於故習，學者溺於所聞。此兩者所以居官守法，非所與論於法之外也。<text:span text:style-name="T3"><text:line-break/><text:line-break/></text:span>翻成白話，就是「疑神疑鬼、連眼前一步都跨不出去，就注定什麼也幹不成。正因為真理只有少數人得見，所以古來聖賢多寂寞，先知常不見容於當世。執政成果固能與民眾共享，但與民眾討論國政該怎麼做，卻無異問道於盲。因為安於固俗、因循苟且，是再平常不過的一般人性；而所謂的學者，往往也只是人云亦云，沒比較強。這兩種人要安守本分可以，惟如討論法律效果以外的大政方針？抱歉～」不光我大秦如此，兩千四百年後偏安一隅的鬼島小朝廷，尤然←以上純個人碎嘴腦補。無視可也。<text:span text:style-name="T3"><text:line-break/><text:line-break/></text:span>秦孝公被打動，秦國從之前的搖搖擺擺、跌跌撞撞，堅定邁向強國之路；首輔衛鞅因功封六百里商於之地，坐享<text:span text:style-name="T3">12</text:span>城采邑，成為名垂青史的商鞅。<text:span text:style-name="T3"><text:line-break/><text:line-break/></text:span>馬與秦孝公明顯的差別是：秦孝公南面，靠的是宗法，不是秦國人民；反對派想訴諸草根搞民粹試試？秦城監獄保證有房有床。馬有心變法，但面對自稱也有民意、敢衝敢鬧敢撞的反對派，宇不是他主場的立法院，只能徒呼負負；更精確地說，在「主辦、協辦、球證、旁證」都被政敵掌控的少林足球場<text:span text:style-name="T3">…</text:span>我是說國會殿堂裡，英九變法難成。</text:p>
      <text:p text:style-name="P1"><text:span text:style-name="T1">王立雯</text:span><text:s/>  |  2015.01.06 21:06   |   <text:a xlink:type="simple" xlink:href="http://palinfo.habago.org/Entry?Command=Information_PrintForum&amp;iPage=343#FORUM33506"><text:span text:style-name="T2">#</text:span></text:a></text:p>
      <text:p text:style-name="P2">陳真醫師您好<text:span text:style-name="T3">:<text:line-break/></text:span>不好意思<text:span text:style-name="T3">,</text:span>服貿學運事件是去年<text:span text:style-name="T3">3</text:span>月的事情了<text:span text:style-name="T3">, </text:span>但是想跟大家討論看看<text:span text:style-name="T3"><text:s/></text:span>希望您不會介意<text:span text:style-name="T3"><text:s/></text:span>如有不妥<text:span text:style-name="T3">, </text:span>煩請刪文<text:span text:style-name="T3">, </text:span>謝謝您。<text:span text:style-name="T3"><text:line-break/></text:span>我不是念法律的<text:span text:style-name="T3">,</text:span>但是在看完服貿的簡易流程後<text:span text:style-name="T3">(http://goo.gl/WzuBlS),</text:span>以下是我對彭明輝先生的敘述所提出的想法<text:span text:style-name="T3">(</text:span>我的立場是<text:span text:style-name="T3">:</text:span>學生不應該佔領立法院<text:span text:style-name="T3">, </text:span>因為是違法行為而且政府並沒有黑箱<text:span text:style-name="T3">), </text:span>如有錯誤也希望您能糾正<text:span text:style-name="T3">, </text:span>謝謝您<text:span text:style-name="T3">!<text:line-break/><text:line-break/></text:span>轉貼彭明輝所寫<text:span text:style-name="T3">:<text:line-break/></text:span>不顧一切地在馬路上闖紅燈、闖平交道，我們知道這種人急著「送死」，或者「送終」。馬英九不顧一切反對，踐踏立法院職權，硬把服貿案當作「行政命令」，並援引《立法院職權行使法》第六十一條「各委員會審查行政命令，應於院會交付審查後三個月內完成之；逾期未完成者，視為已經審查。」馬英九到底在急什麼？<text:span text:style-name="T3"><text:line-break/></text:span>馬英九把攸關國家安全與弱勢生計的協約看成「行政命令」，首先我們要問的是：這個行政命令的法源依據在哪裡？會是《海峽<text:span text:style-name="T4">兩岸經濟合作架構協議》</text:span>嗎？這份協議只答應了要跟對岸談判，沒承諾過要答應任何條款，彼此甚至答應可以隨時片面終止履行協議內容而不需要對方同意。這樣一份完全沒有實質約束力的文件，當然無法構成服貿的法源基礎。那麼，馬英九到底根據哪一個法源而主張服貿是「行政命令」？如果在中華民國的法律體系裡找不到法源基礎，難不成馬英九的法源基礎是來自於中華人民共和國？<text:span text:style-name="T3"><text:line-break/></text:span>馬英九和國民黨立委顯然欠國人一個解釋：你把服貿看成「行政命令」，到底是根據哪一國的法源基礎？如果不是中華民國的法律，就涉及叛國與國家認同，我們不該輕易放過。服貿已經從黑箱作業升級為判國嫌疑。面對事涉叛國的總統和立法院，學生確實有充分理由佔領立法院，直到馬英九和立法院徹底釐清他們的叛國嫌疑！<text:span text:style-name="T3"><text:line-break/></text:span>有人說：馬英九不惜破壞體制，甘冒判國之嫌，急著硬推服貿，是因為他要用服貿換馬習會，並以「國共兩黨領導人首次會談，奠下兩岸統一大業的基礎」做為他的「歷史定位」，更進一步以此爭取諾貝爾和平獎。若果如此，還是賣國──出賣弱勢生計與台灣大多數人民的意志來滿足個人的虛榮心，圖利具有敵意的對岸，當然是事涉叛國。<text:span text:style-name="T3"><text:line-break/></text:span>還有人說，馬英九是被一群財團綁架而要硬推服貿，而這一群財團背後的催促力量是習近平：習近平在大陸高層內鬥過程中，需要有服貿與兩岸統一的具體進展來鞏固其地位與強化其領導權。因此，急著要服貿的不是馬英九，而是習近平。若果如此，還是賣國，只不過牽涉的人更多，不再是一人賣國，而是一個龐大的賣國集團。<text:span text:style-name="T3"><text:line-break/></text:span>馬英九硬把服貿當行政命令，事涉叛國，人人得以鳴鼓而攻之，趙少康卻指控佔領立院的學生「你們都是綠營的」。假如這樣的邏輯可以成立，底下的邏輯更加必然無誤地要成立：「馬英九、趙少康和所有硬把服貿解釋成行政命令的國民黨立委通通都是賣台集團。」<text:span text:style-name="T3"><text:line-break/></text:span>學生以嚴肅的心情佔領立法院，這不是鬧著玩的，我們確實必須堅持要馬英九和立法院跟國人交代清楚：服貿為何是行政命令？是中華民國法律的授權，還是中華人民共和國的授權？馬英九與國民黨籍的立法委員到底是服從台灣人民的意志，還是中南海的意志？事涉叛國，我們一點開玩笑的心情都沒有！<text:span text:style-name="T3"><text:line-break/></text:span>不管是反萬年國大，野百合或反軍人執政，台灣的學生運動從來沒有一次比這回佔領立法院更嚴肅，也更具有正當性的了。面對一群事涉叛國的總統、立委和賣台集團，如果我們還不站出來，那真的比當年跟摩西一起出紅海的以色列人更不如，更甘於為奴！<text:span text:style-name="T3"><text:line-break/><text:line-break/></text:span>我的看法<text:span text:style-name="T3">:<text:line-break/>1. </text:span>馬政府是依蔡英文當年所修訂的兩岸人民關係條例<text:span text:style-name="T3"><text:s/></text:span>第<text:span text:style-name="T3"><text:s/>5 </text:span>條<text:span text:style-name="T3"><text:s/></text:span>之規定辦理<text:span text:style-name="T3"><text:line-break/>(</text:span>臺灣地區與大陸地區人民關係條例<text:span text:style-name="T3">: </text:span>協議之內容涉及法律之修正或應以法律定之者，協議辦理機關應於協議簽署後三十日內報請行政院核轉立法院審議；其內容未涉及法律之修正或無須另以法律定之者，協議辦理機關應於協議簽署後三十日內報請行政院核定，並送立法院備查，其程序，必要時以機密方式處理。<text:span text:style-name="T3">) “</text:span>協議辦理機關應於協議簽署後三十日內報請行政院核轉立法院審議<text:span text:style-name="T3">”</text:span>還是由國民黨加進去的<text:span text:style-name="T3">,</text:span>不然依照民進黨蔡英文所訂的<text:span text:style-name="T3">, </text:span>就變成直接送行政院核定<text:span text:style-name="T3"><text:line-break/><text:line-break/>2. </text:span>既然要由立院審查<text:span text:style-name="T3">, </text:span>民進黨一直不審查<text:span text:style-name="T3">, </text:span>一直拖延<text:span text:style-name="T3">, </text:span>馬英九如果依照彭先生說的援引《立法院職權行使法》第六十一條「各委員會審查行政命令，應於院會交付審查後三個月內完成之；逾期未完成者，視為已經審查。」那也只是依法定流程行事<text:span text:style-name="T3">, </text:span>並不是國民黨不審<text:span text:style-name="T3">, </text:span>既然民進黨一直拖延<text:span text:style-name="T3">, </text:span>那照這條法來說<text:span text:style-name="T3">, </text:span>三個月已過視為審查而後送立院備查有甚麼不對<text:span text:style-name="T3">? </text:span>為什麼要牽扯到好像馬英九很急著要<text:span text:style-name="T3">”</text:span>賣台<text:span text:style-name="T3">”? </text:span>另外<text:span text:style-name="T3">: </text:span>就算真的變成直接行政院核定也不算黑箱<text:span text:style-name="T3">, </text:span>因為根據蔡英文所定<text:span text:style-name="T3">: </text:span>必要時以機密方式處理<text:span text:style-name="T3"><text:line-break/><text:line-break/>3. </text:span>從第三段開始<text:span text:style-name="T3">, </text:span>我都覺得是欲加之罪<text:span text:style-name="T3">,</text:span>一直圍繞在賣台叛國<text:span text:style-name="T3">, </text:span>無實質意義<text:span text:style-name="T3"><text:line-break/><text:line-break/></text:span>彭明輝文章的後記<text:span text:style-name="T3">:<text:line-break/></text:span>一個朋友來信告知：服貿規避立院審查，馬英九與國民黨立委或許會改採另一種說詞來為<text:span text:style-name="T3">3/17</text:span>的胡作非為圓謊，他們可能會援引《臺灣地區與大陸地區人民關係條例》第五條第二款「協議之內容涉及法律之修正或應以法律定之者，協議辦理機關應於協議簽署後三十日內報請行政院核轉立法院審議；其內容未涉及法律之修正或無須另以法律定之者，協議辦理機關應於協議簽署後三十日內報請行政院核定，並送立法院備查，其程序，必要時以機密方式處理。」<text:span text:style-name="T3"><text:line-break/></text:span>這說法至少有兩個站不住腳的地方。<text:span text:style-name="T3"><text:line-break/></text:span>第一，根據好幾個媒體的報導，內政委員會召委張慶忠當時的宣告內容是：「出席人數<text:span text:style-name="T3">52</text:span>人，已達法定人數，開會，進行討論事項，海峽兩岸服貿協議已逾<text:span text:style-name="T3">3</text:span>個月期限，依法視為已經審查，送院會存查，散會。」所以這項聲明已經表示服貿案需要立院審查，而非僅僅只需「備查」。也因此，張慶忠是把服貿當作行政命令！而他援引的應該是《立法院職權行使法》第六十一條。<text:span text:style-name="T3"><text:line-break/><text:line-break/><text:line-break/></text:span>我的看法<text:span text:style-name="T3">:<text:line-break/></text:span>服貿本來就有審議<text:span text:style-name="T3">(</text:span>再次強調<text:span text:style-name="T3">, </text:span>而且是因為國民黨的關係才會再加上這個步驟<text:span text:style-name="T3">, </text:span>不然以蔡英文所訂的<text:span text:style-name="T3">, </text:span>真的就是直接行政命令<text:span text:style-name="T3">) </text:span>後來張忠慶直接讓服貿到立院備查<text:span text:style-name="T3"><text:s/></text:span>不就是因為民進黨不審<text:span text:style-name="T3">, </text:span>那過了<text:span text:style-name="T3">3</text:span>個月就當作已經審查<text:span text:style-name="T3"><text:s/></text:span>而送到立院備查<text:span text:style-name="T3">, </text:span>這哪裡不對<text:span text:style-name="T3">?</text:span>哪裡黑箱<text:span text:style-name="T3">? </text:span>我覺得彭在這邊營造出張忠慶故意不想要審查想要強行過關<text:span text:style-name="T3">, </text:span>但是事實上國民黨有在審<text:span text:style-name="T3"><text:line-break/><text:line-break/><text:line-break/></text:span>第二，即使國民黨耍賴，否認張慶忠的說詞，硬要ㄠ成「張慶忠說錯話，這是原本就不需要立院審查的案子，只需備查。」那我們還是要問國民黨：憑什麼事涉人民重大生計的事不需立院審查，而只需立院備查？此外，需不需要立院審查是行政院說了算？立院一個委員會的召委說了就算？還是多數黨說了就算？假如這樣，<text:span text:style-name="T3">ECFA </text:span>後面不管簽了多少實質上賣台的合約內容，只要表面上不涉及法令修改，國民黨就可以任意為之，而不管大多數民意？就算國民黨敢這麼不要臉，我們也絕不能容忍他們的不要臉！<text:span text:style-name="T3"><text:line-break/><text:line-break/></text:span>我的看法<text:span text:style-name="T3">:<text:line-break/></text:span>這一點是他自己的假設<text:span text:style-name="T3">, </text:span>而且國民黨有在審<text:span text:style-name="T3">, </text:span>是民進黨不審<text:span text:style-name="T3">, </text:span>彭問<text:span text:style-name="T3">: “</text:span>憑什麼事涉人民重大生計的事不需立院審查，而只需立院備查？<text:span text:style-name="T3">”</text:span>不知所云<text:span text:style-name="T3"><text:line-break/><text:line-break/><text:line-break/></text:span>結論<text:span text:style-name="T3">: <text:line-break/>1. </text:span>國民黨依法在審服貿<text:span text:style-name="T3">, </text:span>但是民進黨不審<text:span text:style-name="T3">, </text:span>拖延<text:span text:style-name="T3">, </text:span>所以依法直接當作已審<text:span text:style-name="T3">, </text:span>沒有黑箱<text:span text:style-name="T3"> <text:line-break/>2. </text:span>就算他們認為有爭議<text:span text:style-name="T3">, </text:span>學生不應該占立院<text:span text:style-name="T3">, </text:span>一則有爭議並不代表哪一方絕對是對的<text:span text:style-name="T3">, </text:span>既然如此<text:span text:style-name="T3">, </text:span>就應該要體制內解決<text:span text:style-name="T3">, </text:span>而不是學生說了算<text:span text:style-name="T3">. </text:span>二則<text:span text:style-name="T3">, </text:span>就算他們認為內容有問題<text:span text:style-name="T3">, </text:span>其實送立院備查後<text:span text:style-name="T3">, </text:span>還是可以跟大陸協商達成共識而修改<text:span text:style-name="T3">, </text:span>或者真的認為內容太爛<text:span text:style-name="T3">, </text:span>那也可以全部不要<text:span text:style-name="T3">, </text:span>學生佔領了立法院<text:span text:style-name="T3">, </text:span>要求服貿逐條審查<text:span text:style-name="T3">, </text:span>是不智之舉。<text:span text:style-name="T3"><text:s/></text:span>因為第一點<text:span text:style-name="T3">: </text:span>國民黨本來就有在審<text:span text:style-name="T3">, </text:span>是民進黨不審。<text:span text:style-name="T3"><text:s/></text:span>第二點<text:span text:style-name="T3">: </text:span>經過學生一鬧<text:span text:style-name="T3">, </text:span>服貿的流程又回到原點了<text:span text:style-name="T3">, </text:span>回到民進黨不審的那個階段<text:span text:style-name="T3">, </text:span>整個卡住<text:span text:style-name="T3">, </text:span>沒機會修改<text:span text:style-name="T3"><text:s/></text:span>沒機會通過<text:span text:style-name="T3"><text:s/></text:span>也沒辦法全部不要<text:span text:style-name="T3">, </text:span>服貿就這樣躺在那<text:span text:style-name="T3">… </text:span></text:p>
      <text:p text:style-name="P1"><text:span text:style-name="T1">黃明華</text:span><text:s/>  |  2015.01.06 17:32   |   <text:a xlink:type="simple" xlink:href="http://palinfo.habago.org/Entry?Command=Information_PrintForum&amp;iPage=343#FORUM33505"><text:span text:style-name="T2">#</text:span></text:a></text:p>
      <text:p text:style-name="P3">這位號稱台大電機系教授的林先生<text:span text:style-name="T3">,</text:span>在專業的資通訊領域竟然也搞這種政治正確<text:span text:style-name="T3">,</text:span>睜著眼睛說瞎話的事<text:span text:style-name="T3">,</text:span>終於有專業的人願意出來指正了<text:span text:style-name="T3"><text:line-break/><text:line-break/>[</text:span>評<text:span text:style-name="T3">] </text:span>特洛伊木馬已進駐台灣<text:span text:style-name="T3"><text:line-break/>http://blog.richliu.com/2015/01/04/1718/<text:line-break/><text:line-break/></text:span>這位<text:span text:style-name="T3">richliu</text:span>之前也寫過一篇自己研究過頗專業的<text:span text:style-name="T3">[</text:span>我看核四<text:span text:style-name="T3">]<text:line-break/>http://blog.richliu.com/2013/08/14/1487/<text:line-break/><text:line-break/></text:span>在台灣講真話真的很不容易<text:span text:style-name="T3"><text:line-break/></text:span>另外下面這一則最新的新聞對照也很諷刺<text:span text:style-name="T3"><text:line-break/><text:line-break/></text:span>十大惡人張盛和奪冠　嘆我有「做好事」支持者不用網路<text:span text:style-name="T3"><text:line-break/>http://www.ettoday.net/news/20150102/446532.htm<text:line-break/><text:line-break/></text:span>【更新】是張盛和～台灣首位當選全球及亞太最佳財長<text:span text:style-name="T3"><text:line-break/>http://www.appledaily.com.tw/realtimenews/article/new/20150106/536937/<text:line-break/><text:line-break/></text:span>不知道英國金融時報（<text:span text:style-name="T3">Financial Times</text:span>）集團評價的信譽是否可靠<text:span text:style-name="T3">?</text:span>如果是可靠的<text:span text:style-name="T3">,</text:span>那這真的是對目前台灣媒體熱捧的網軍的最大反諷<text:span text:style-name="T3"><text:line-break/></text:span>基本上我對張盛和財長目前有理有節的推動公平正義的財稅制度還算覺得不錯<text:span text:style-name="T3">,</text:span>雖然還是不太滿意證所稅的改革<text:span text:style-name="T3">,</text:span>但是希望這個新聞對其推動房地產稅有正面效果<text:span text:style-name="T3">,</text:span>如果能在馬英九任內完成房地產稅<text:span text:style-name="T3">,</text:span>也算對國家制度做出了歷史性的重大貢獻</text:p>
      <text:p text:style-name="P1"><text:span text:style-name="T1">陳真</text:span><text:s/>  |  2015.01.06 11:41   |   <text:a xlink:type="simple" xlink:href="http://palinfo.habago.org/Entry?Command=Information_PrintForum&amp;iPage=343#FORUM33504"><text:span text:style-name="T2">#</text:span></text:a></text:p>
      <text:p text:style-name="P2">這位柯大帥，嚴以律人，寬以待己，對他所謂的<text:span text:style-name="T3"><text:s/>"</text:span>部下<text:span text:style-name="T3">" (</text:span>而他卻自稱<text:span text:style-name="T3"><text:s/>"</text:span>主上<text:span text:style-name="T3">"--</text:span>還好不是皇上<text:span text:style-name="T3">)</text:span>，當成奴才一般使喚，而且像在防小偷似的，道德訓話與規定一堆；對此我沒意見，畢竟一個願打一個願挨；但對他自己呢，卻極度寬容。<text:span text:style-name="T3"><text:line-break/><text:line-break/></text:span>選前那些扯爛污，包括自導自演所謂水門案白色恐怖案及抹黑造謠等行徑及私設帳戶長期接受廠商不當利益捐輸等等，姑且先不說；現在連選後的選舉補助款竟然也想拿來當私房錢，還說自己又不是聖人，真是不可思議。但台灣人會生氣嗎？當然不會。<text:span text:style-name="T3"><text:line-break/><text:line-break/></text:span>台灣人腦子是媒體給洗出來的，媒體要台灣人生氣，台灣人就會生氣；要他不生氣，他就不會生氣；要他開心、仰慕，他就會開心、仰慕個不停。<text:span text:style-name="T3"><text:line-break/><text:line-break/></text:span>公款私用這事如果發生在藍營這一方或馬英九，你想那些進步公義愛台人士或親<text:span text:style-name="T3">X</text:span>學者們會如何起來討伐。<text:span text:style-name="T3"><text:line-break/><text:line-break/></text:span>台灣媒體極度偏頗，為所欲為，想捧誰就捧翻天，想打誰就一味妖魔化，而且永遠不愁找不到題材大做文章。例如柯大帥說三月底前之前要拆兩百戶違建，媒體及其豢養的社會大眾立即高聲叫好。<text:span text:style-name="T3"><text:line-break/><text:line-break/></text:span>可是，郝龍斌一年拆四、五千戶，朱立倫一年更是拆除一萬多戶，柯大帥打算三個月後拆個兩百件都還沒拆，媒體及一堆北七卻馬上高調讚賞什麼<text:span text:style-name="T3"><text:s/>"</text:span>有魄力<text:span text:style-name="T3">"</text:span>。<text:span text:style-name="T3"><text:line-break/><text:line-break/></text:span>連找個辦公室小妹也能天天大做文章，高讚主上聖明。整個社會，每天狂躁興奮，像個馬戲團，有病似的。真正的大事卻不聞不問。<text:span text:style-name="T3"><text:line-break/><text:line-break/></text:span>另外像所謂遴選局處長的事也一樣，明明白白的造假之事，就只因為那位文化局長是柯大帥屬意人選，於是造假便也無所謂了。可他不是對<text:span text:style-name="T3"><text:s/>"</text:span>部下<text:span text:style-name="T3">" </text:span>們高聲訓話說絕不可說謊造假否則便死定嗎？但他自己卻允許用純粹造假的所謂民主方式選出局處長。<text:span text:style-name="T3"><text:line-break/><text:line-break/>"</text:span>大帥<text:span text:style-name="T3">" </text:span>一詞並不是說他很帥，更不是說他很有魄力；大帥一詞指的是一種文化水平不高但卻<text:span text:style-name="T3"><text:s/>"</text:span>唯我獨尊<text:span text:style-name="T3">" "</text:span>為所欲為<text:span text:style-name="T3">" </text:span>擅於從事體制外行徑、不按牌理出牌的人。這樣的人，因其以<text:span text:style-name="T3"><text:s/>"</text:span>人<text:span text:style-name="T3">" </text:span>為治、輕法制或法治，經常有一些不同於往昔或不同於法制下的作法，支持者看了爽是很爽，但這樣一種難以掌控與預料的大帥文化，卻也必然潛藏高度風險。<text:span text:style-name="T3"><text:line-break/><text:line-break/></text:span>一個社會如果已是一隻死馬，百藥罔效，那就找個蒙古大夫來亂開刀當活馬醫，也許還說得通，反正都死了嘛。但一個社會如果還不至於如此蠻荒，那麼，大帥政治文化的提倡，事實上鼓吹的不是一個良善社會所應仰賴的理性與制度，而是一種或隱或現的狂熱與非理性，那是在開倒車，而不是往前開。<text:span text:style-name="T3"><text:line-break/><text:line-break/></text:span>當然，人是活的，我倒也不是在提出預言；指出一種風險並不意味著風險必然發生。但重點是：今天如果我們是在處理個人重要事務時，我們都知道風險的考量勝於幻想中的高獲利；我們會謹慎從事，絕不會盲動。<text:span text:style-name="T3"><text:line-break/><text:line-break/></text:span>可是，遇到<text:span text:style-name="T3"><text:s/>"</text:span>與我無關<text:span text:style-name="T3">"(</text:span>？<text:span text:style-name="T3">)</text:span>的公眾事務時，這樣一種謹慎卻不見了，取而代之的是爽啦，讚啦，有<text:span text:style-name="T3">GUTS</text:span>啦這一類野蠻社會的語言與思維。<text:span text:style-name="T3"><text:line-break/><text:line-break/></text:span>阿桑吉的維基解密曾解密一大批有關美國與台灣的機密文件。連戰對美方提到馬英九說，你們想了解馬英九會有什麼作法那還不簡單，連戰說，只要把<text:span text:style-name="T3">RULE BOOK(</text:span>規則手冊<text:span text:style-name="T3">)</text:span>拿出來看就知道了，馬英九只會一字一句照著規則做。<text:span text:style-name="T3"><text:line-break/><text:line-break/></text:span>這樣一種人，往往行事保守，開創不足，一旦走極端像馬英九這樣奉公守法，凡事<text:span text:style-name="T3"><text:s/>"</text:span>依法行事<text:span text:style-name="T3">"</text:span>，當然也是一種精神折磨。<text:span text:style-name="T3"><text:line-break/><text:line-break/></text:span>但所謂過猶不及，蔑視規則，蔑視長久的典章制度，只要恁爸喜歡，有什麼不可以，爽是很爽，但卻是更大的一場災難；遇到聖君賢相固然國泰民安，遇到智能欠佳卻自我滿意度超高破表的混蛋，那等於是把眾人的安危禍福繳械給不可測的鬼神一般。<text:span text:style-name="T3"><text:line-break/><text:line-break/></text:span>當大帥文化變成一種所謂酷炫有魄力有<text:span text:style-name="T3">GUTS</text:span>的同義詞，眼前小利只是長久潛藏累積的高風險的一層糖衣。<text:span text:style-name="T3"><text:line-break/><text:line-break/></text:span>在某種政治文化上，英國十分保守，也是屬於那種<text:span text:style-name="T3"><text:s/>"</text:span>看規則手冊辦事<text:span text:style-name="T3">" </text:span>的風格，非常緩慢，而且往往難以變通。身處那樣的社會的確十分乏味，因為今年跟明年不會有兩樣，十年前和十年後也許都還是一個樣，實在悶到爆；整個社會不會有新鮮事。但悶歸悶，乏味歸乏味，我知道這才是一個良善社會或許應有的模樣與文化。<text:span text:style-name="T3"><text:line-break/><text:line-break/></text:span>相反地，你若住在泰國，肯定每天都很刺激，兩三年就政變一次，或甚至一年政變個兩三次，一會兒這個大帥流亡逃走，一會兒那個大帥入獄軟禁，一會兒這個大帥派他妹妹返鄉復仇，或代夫出征，打倒政敵；一會兒紅杉軍，一會兒白杉軍，紅白對抗超刺激，文戲動人，武戲精采，天天有戲看，稅真是沒白繳了。但爽歸爽，刺激歸刺激，這樣一種躁動的馬戲團大帥文化又豈是一個文明社會之所嚮？<text:span text:style-name="T3"><text:line-break/><text:line-break/></text:span>陳真<text:span text:style-name="T3"><text:line-break/>============<text:line-break/></text:span>柯文哲選舉補助款還房貸？蔡正元：不應該私用<text:span text:style-name="T3"><text:line-break/><text:line-break/>NOWnews – 2015</text:span>年<text:span text:style-name="T3">1</text:span>月<text:span text:style-name="T3">5</text:span>日<text:span text:style-name="T3"><text:line-break/><text:line-break/></text:span>記者李鴻典／台北報導<text:span text:style-name="T3"><text:line-break/><text:line-break/></text:span>對於<text:span text:style-name="T3">2500</text:span>萬的選舉補助款，台北市長柯文哲本來希望拿千萬來償還清父親借他的房貸。對此，國民黨籍立委蔡正元說，此事真的不宜，柯文哲自許新的政治文化，更不應該私用選舉補助款。<text:span text:style-name="T3"><text:line-break/><text:line-break/></text:span>蔡正元今<text:span text:style-name="T3">(5)</text:span>天在臉書貼文「給柯文哲的忠告」說，柯文哲赢得市長選舉也獲得<text:span text:style-name="T3">2500</text:span>萬元，納税人給的選舉補助款，柯文哲説他要拿出<text:span text:style-name="T3">1000</text:span>萬元還柯父借的豪宅購買款，此事真的不宜。<text:span text:style-name="T3"><text:line-break/><text:line-break/></text:span>蔡正元說，選舉獻金結餘款依法都不得私用，何况是選舉補助款，雖説法律没明指選舉補助款也要適用，但市長級的人物更要體會這是納税人的錢，要有更高標準，豈可私用。<text:span text:style-name="T3"><text:line-break/><text:line-break/></text:span>柯文哲今天接受本報專訪時則說，「社會的期望當然是捐出去，不過很多人建議我捐出去，把自己弄得像聖人一樣，我還是先看看剩下多少再來處理，現在反而很怕錢不夠賠！<text:span text:style-name="T3"><text:s/></text:span>」</text:p>
      <text:p text:style-name="P1"><text:span text:style-name="T1">王建國</text:span><text:s/>  |  2015.01.06 10:35   |   <text:a xlink:type="simple" xlink:href="http://palinfo.habago.org/Entry?Command=Information_PrintForum&amp;iPage=343#FORUM33503"><text:span text:style-name="T2">#</text:span></text:a></text:p>
      <text:p text:style-name="P3">人性啊！人性！隨著科技普及，演戲的方式改變，但戲碼卻仍然不變。<text:span text:style-name="T3"><text:line-break/><text:line-break/></text:span>台灣甚至於不如日本，日本至少還出過「聖堂教父」的漫畫來討論黑金政治，台灣卻不管何時、何黨都只是男盜女娼在台上唱戲。</text:p>
      <text:p text:style-name="P4"/>
      <text:p text:style-name="P1">kate chang   |  2015.01.06 08:02   |   <text:a xlink:type="simple" xlink:href="http://palinfo.habago.org/Entry?Command=Information_PrintForum&amp;iPage=344#FORUM33502"><text:span text:style-name="T2">#</text:span></text:a></text:p>
      <text:p text:style-name="P3">修亮<text:span text:style-name="T3"><text:line-break/><text:line-break/></text:span>「我有我自己改變世界的方法！」<text:span text:style-name="T3"><text:line-break/></text:span>無論以青春、以熱情、以憤怒、以智慧、以堅持。。。<text:span text:style-name="T3"><text:line-break/><text:line-break/></text:span>如果有人堅持數十年，即使疲憊不堪依然憤怒咆哮，我們似乎已無法安慰其憤怒疲憊，他的憤怒卻能溫暖我們。<text:span text:style-name="T3"><text:line-break/><text:line-break/></text:span>謝謝分享，讓人重新年輕起來！</text:p>
      <text:p text:style-name="P1"><text:span text:style-name="T1">王修亮</text:span><text:s/>  |  2015.01.05 22:36   |   <text:a xlink:type="simple" xlink:href="http://palinfo.habago.org/Entry?Command=Information_PrintForum&amp;iPage=344#FORUM33501"><text:span text:style-name="T2">#</text:span></text:a></text:p>
      <text:p text:style-name="P2">看了巴勒網演講活動，簡介《橄欖桂冠的召喚：參加西班牙內戰的中國人（<text:span text:style-name="T3">1936-1939</text:span>）》的內容，低迴不已，彷彿觸動了塵封已久的一根沉厚絲弦。尋常的掃除烹飪中，不斷回響於周邊的空間。<text:span text:style-name="T3"><text:line-break/></text:span>女兒放學回來，兩人吃著晚飯，我輕輕說著這段歷史。看見妹妹眼中彈奏起與我相同的音樂。<text:span text:style-name="T3"><text:line-break/><text:line-break/></text:span>洗著碗，我感慨的說：「年輕時，若是生逢其事，我會毫不猶豫地和他們一起走，不是因為勇敢，而是因為無知。然後，在鮮血的驚嚇中，我必然會後悔。但是也必然因為好友同志的陪伴，極其努力著留下去奮鬥。我深知自己是非常平凡的人，到死都可能都在恐懼威脅中顫抖，不過同時，我也覺得沒有辜負自己。正如學習至今，垂垂老矣！內在的善惡慾望仍然時常在爭辯翻轉，挑戰一生的堅持，而我慶幸從來沒有辜負自己。」<text:span text:style-name="T3"><text:line-break/><text:line-break/></text:span>「你的確是這種人，不過現在你有我，有學生，你不能去做這種事了。」<text:span text:style-name="T3"><text:line-break/><text:line-break/></text:span>「妹妹，你成人了，岳母可以教忠，我是你的母親，我卻無法鼓勵你從軍。」這句話說出口，越發明白自己的平凡。<text:span text:style-name="T3"><text:line-break/><text:line-break/></text:span>「如果整個世界都是戰爭，我無法逃避，自然還是要去奮戰。」<text:span text:style-name="T3"><text:line-break/></text:span>是啊！如果戰爭終究會毀掉一切，我們兩人也必須並肩一搏。我為甚麼要留一個這樣絕望的世界給自己的孩子？<text:span text:style-name="T3"><text:line-break/><text:line-break/></text:span>靜默了一會，他又開口：「我有我自己改變世界的方法！」<text:span text:style-name="T3"><text:line-break/></text:span>那聲音無關溫暖或寒冷，而是一種清澈的乾淨，我看著他，忽然發現他彈奏的音樂與我不盡相同，遠遠超越我黑暗的哀傷。<text:span text:style-name="T3"><text:line-break/></text:span>當世界年輕的時候<text:span text:style-name="T3">………</text:span>或許，世界已隨著我衰老，但是，或許還沒有絕望，或許，世界有一天可以再隨著他年輕起來。</text:p>
      <text:p text:style-name="P1"><text:span text:style-name="T1">衛鍼</text:span><text:s/>  |  2015.01.05 17:09   |   <text:a xlink:type="simple" xlink:href="http://palinfo.habago.org/Entry?Command=Information_PrintForum&amp;iPage=344#FORUM33500"><text:span text:style-name="T2">#</text:span></text:a></text:p>
      <text:p text:style-name="P3">我對柯<text:span text:style-name="T3">P</text:span>大帥印象不差，雖然他骨子裡就是個深綠，而不是本人及他的競選團隊一直強調的「白色力量」。但選市長的目的本來就是看能力，看他能不能治理好市政，負起選民選他上台的責任。這點我認為他還是比連要好些。<text:span text:style-name="T3"><text:line-break/><text:line-break/></text:span>但我看不爽那群造神的群眾。一直在捧柯<text:span text:style-name="T3">P</text:span>，將他捧成台灣人民的救星，從選前一直捧到選後。甚至連他嫌報刊訂太多，叫各部門統計要看幾份後再重訂；以及給市府保全安裝櫃台等等小事情，都要如見到神蹟一般大肆宣傳。當然注重細節是好事情，而且我也認為那些細節才是真正有益的事（報刊雜誌訂重複的，多麼浪費紙）。但這並不構成造神的理由。<text:span text:style-name="T3"><text:line-break/><text:line-break/></text:span>柯大帥也是人，他的專業是創傷醫學，但在這領域之外的常識也就一般人程度，也會犯錯。甚至他選前的「洞洞說」跟「櫃台論」讓我看不爽他好幾天。看到這些錯誤，本來就是要指出來，要他好好反省。畢竟現在他已經是台北市市長，若再在公眾媒體前將這類有歧視性的言論脫口而出，那真的是百害而無一利。而不是因為自己支持他，就處心積慮地幫他找藉口，掩飾他的問題。這並不是民主社會的公民，面對政治人物應有的態度。這不過是基本常識，從國小國中高中的公民課都重複了<text:span text:style-name="T3">N</text:span>遍，我不理解那群熱衷於造神的人為甚麼將此置若罔聞，繼續柯神柯神地不斷地高喊。</text:p>
      <text:p text:style-name="P1"><text:span text:style-name="T1">衛鍼</text:span><text:s/>  |  2015.01.05 16:42   |   <text:a xlink:type="simple" xlink:href="http://palinfo.habago.org/Entry?Command=Information_PrintForum&amp;iPage=344#FORUM33499"><text:span text:style-name="T2">#</text:span></text:a></text:p>
      <text:p text:style-name="P2">阿扁當政時我還小，也曾受他的政治語言所騙，以為只要「牽手護台灣」，台灣就會「希望相隨」。<text:span text:style-name="T3"><text:line-break/><text:line-break/></text:span>現在夢破滅了，而阿扁現今也只是個需要回家的普通人。他總算能再吃上一頓豐盛溫暖的年夜飯了。<text:span text:style-name="T3"><text:line-break/><text:line-break/>==<text:line-break/>15:30</text:span>阿扁出監　向支持者揮手致意<text:span text:style-name="T3"><text:line-break/><text:line-break/>http://www.appledaily.com.tw/realtimenews/article/local/20150105/535943/<text:line-break/><text:line-break/>(</text:span>更新：扁保外就醫進度<text:span text:style-name="T3">)<text:line-break/></text:span>前總統陳水扁未能在跨年前保外就醫，竟敗在「公文卡在國道塞車」，元旦連假無法加班，留下一片錯愕與痛罵，矯正署「<text:span text:style-name="T3">10</text:span>人小組」今天上午<text:span text:style-name="T3">9</text:span>時準時開會，並於<text:span text:style-name="T3">11</text:span>時<text:span text:style-name="T3">10</text:span>分做出結論，核准扁保外就醫。經過<text:span text:style-name="T3">4</text:span>小時又<text:span text:style-name="T3">20</text:span>分的公文作業，扁於下午<text:span text:style-name="T3">15</text:span>時<text:span text:style-name="T3">30</text:span>分坐在輪椅上，由兒子陳致中推著輪椅離開台中監獄，扁上車前，三度向群眾揮手致意，隨後搭上黑色轎車離去。（法庭中心／台北報導）</text:p>
      <text:p text:style-name="P1"><text:span text:style-name="T1">裕勝</text:span><text:s/>  |  2015.01.05 15:54   |   <text:a xlink:type="simple" xlink:href="http://palinfo.habago.org/Entry?Command=Information_PrintForum&amp;iPage=344#FORUM33498"><text:span text:style-name="T2">#</text:span></text:a></text:p>
      <text:p text:style-name="P3">看到陳真<text:span text:style-name="T3">20</text:span>年前所寫的公開信<text:span text:style-name="T3">, </text:span>忽然驚覺這個手法竟然跟現在的選舉並無不同<text:span text:style-name="T3"><text:line-break/></text:span>前陣子的台北市長選舉<text:span text:style-name="T3">, </text:span>網路上一直充斥這樣的言論<text:span text:style-name="T3"><text:line-break/>"</text:span>台北市長選舉是個智力測驗題<text:span text:style-name="T3">"<text:line-break/>"</text:span>再笨的人都應該知道要選誰<text:span text:style-name="T3">"<text:line-break/></text:span>我雖然沒有投給連勝文<text:span text:style-name="T3"><text:line-break/></text:span>但我實在很不爽看到這樣得言論<text:span text:style-name="T3"><text:line-break/></text:span>就我看來<text:span text:style-name="T3">, </text:span>這種威脅或羞辱就跟賄選的行為一樣下流<text:span text:style-name="T3"><text:line-break/></text:span>這就是<text:span text:style-name="T3">"</text:span>意圖使人不當選<text:span text:style-name="T3">"<text:line-break/>--<text:line-break/></text:span>另外<text:span text:style-name="T3">, </text:span>我以前也很敬佩施先生的風骨<text:span text:style-name="T3"><text:line-break/></text:span>但他對馬的質疑實在莫名其妙<text:span text:style-name="T3"><text:line-break/></text:span>沒有證據胡亂指控<text:span text:style-name="T3"><text:line-break/></text:span>為什麼這社會已經沒有事非亂到這種地步</text:p>
      <text:p text:style-name="P1"><text:span text:style-name="T1">陳真</text:span><text:s/>  |  2015.01.05 14:20   |   <text:a xlink:type="simple" xlink:href="http://palinfo.habago.org/Entry?Command=Information_PrintForum&amp;iPage=344#FORUM33497"><text:span text:style-name="T2">#</text:span></text:a></text:p>
      <text:p text:style-name="P2">力民，<text:span text:style-name="T3"><text:line-break/><text:line-break/></text:span>施明德當黨主席時，民進黨還不足以奪權。所以，即便當主席，權力仍極其有限，連在台南選個立委都差點沒選上。<text:span text:style-name="T3"><text:line-break/><text:line-break/></text:span>我不太會去做政治預測，因為世事難料。當然，有些預測不是預先<text:span text:style-name="T3"><text:s/>"</text:span>猜測<text:span text:style-name="T3">"</text:span>，而是<text:span text:style-name="T3"><text:s/>"</text:span>看見<text:span text:style-name="T3">" </text:span>已發生之事的一個前驅症狀，就如疾病初期的診斷一般。<text:span text:style-name="T3"><text:line-break/><text:line-break/></text:span>但不管怎麼樣，世事總是難料，說不準。名嘴名家很喜歡預測，對此我不在行。我要是很會預測，絕不會參與黨外，更不會參與成立各種社運。我並不是說我後悔，而是說如果人可以清楚預見未來，他很可能將會有完全不一樣的作法和選擇。當然，這樣講，畢竟也只是一種無法驗證的猜測。<text:span text:style-name="T3"><text:line-break/><text:line-break/></text:span>施和柯兩位都是大帥型，但後者似乎比前者多了一些理性，少了一些政治性。施常自詡<text:span text:style-name="T3">(</text:span>或他詡<text:span text:style-name="T3">)</text:span>浪漫，這往往意味著他少於權謀；對此我倒是完全不茍同。<text:span text:style-name="T3"><text:line-break/><text:line-break/></text:span>反倒許信良常被冠上權謀污名，我的看法也剛好相反。許先生恐怕才是一個無可救藥的浪漫主義者<text:span text:style-name="T3">--</text:span>如果浪漫意味著疏於權謀。許信良的權謀往往眾人皆知，一目瞭然；那樣一種權謀不叫權謀，頂多叫陽謀，但施先生卻思慮細密，用心極深，不是唐吉訶德那一型的浪漫。<text:span text:style-name="T3"><text:line-break/><text:line-break/></text:span>公眾人物在檯面上各有形象，但其形象往往與真實樣貌落差極大。<text:span text:style-name="T3"><text:line-break/><text:line-break/></text:span>兩年前，一位前輩來找我，談起政治。我心想，他理應也是個明白人；對於明白人，我大可有話直說而不須顧慮其理解能力，不須迎合媒體所型塑的這一切假象來說話，直接三言兩語就能把話說白了。<text:span text:style-name="T3"><text:line-break/><text:line-break/></text:span>席中，他說到幾位親<text:span text:style-name="T3">x</text:span>學者，我直接就說這幾位全是人渣，齷齪到爆。一般人聽了，肯定會跟我詢問質疑半天，人家不是形象清新、愛鄉愛國、具有進步理想的什麼學運領袖嗎？怎麼會是齷齪人渣？<text:span text:style-name="T3"><text:line-break/><text:line-break/></text:span>沒想到，這位前輩果真是歷練極深的前輩，馬上應聲附和，而且罵得比我還難聽。我聽了，覺得挺有趣，也挺<text:span text:style-name="T3"><text:s/>"</text:span>安慰<text:span text:style-name="T3">"</text:span>；我原本還以為全台灣只有我和學姊知道這一切是非真相。<text:span text:style-name="T3"><text:line-break/><text:line-break/></text:span>這也常讓我想到歷史，不過二、三十年前的事，大家都還活著，卻往往都已扭曲、虛構、瞎掰到簡直跟廉價小說沒兩樣。那麼，更古老的歷史呢？後人如何可能看穿煙幕虛實？<text:span text:style-name="T3"><text:line-break/><text:line-break/></text:span>歷史似乎是這樣一種東西，它不是長在樹上的自然果實，而是某種時空底下的人工產品，依據某種主流需要來建構歷史。我當然不是說裏頭只能存在唯一的真實，而是說真實是隨著權力與時空移轉的一種東西。<text:span text:style-name="T3"><text:line-break/><text:line-break/></text:span>比方說，我的家族從半個多世紀前就在台南開了兩三家電影院，我爸媽主導了其中某家至今仍存在的電影院前四分之一個世紀；這也是為什麼我自小熟知港台電影圈各種人事物的原因。<text:span text:style-name="T3"><text:line-break/><text:line-break/></text:span>後來，因為某些天災人禍<text:span text:style-name="T3">(</text:span>例如幾次著名大火<text:span text:style-name="T3">)</text:span>，於是整個電影事業全落在家族中某位親戚手裏。<text:span text:style-name="T3"><text:line-break/><text:line-break/></text:span>四分之一個世紀並不是一段很短的歲月，特別是五、六零年代的電影經驗更是彌足珍貴。可是，在當今一片所謂在地歷史與文創的風潮下，我爸媽在這方面三十年的貢獻竟然徹底從歷史中消失，完全找不到一個字。<text:span text:style-name="T3"><text:line-break/><text:line-break/></text:span>家族中有兄長姊要我提告，我說別笑死人了，歷史這種事是比勢力比主流比誰掌握麥克風，瞎掰又不犯法，你要告誰、告啥罪名？你更不可能期待你的敵對勢力會對你公平看待。<text:span text:style-name="T3"><text:line-break/><text:line-break/></text:span>對方必然全盤接收，一切功勞歸其所有，進而把你徹底消音是很正常的事，除非，除非你自己寫歷史，或是哪天或許有個人，天縱英明，把你從歷史灰燼中提煉而出，就好像慧如本周六要談的這本<text:span text:style-name="T3"><text:s/>"</text:span>橄欖桂冠的召喚<text:span text:style-name="T3">" </text:span>一般。<text:span text:style-name="T3"><text:line-break/><text:line-break/></text:span>歷史是人寫的東西，主流媒體是它的背後工廠，所謂<text:span text:style-name="T3"><text:s/>"</text:span>走過必有痕跡<text:span text:style-name="T3">" </text:span>只是一種幻想，大多數痕跡其實都消失在主流的浪濤之中，除非剛好有人發現某個足跡動人，給它留下一個記錄，記錄一段曾經在這世上走過的美麗腳步。</text:p>
      <text:p text:style-name="P1"><text:span text:style-name="T1">陳真</text:span><text:s/>  |  2015.01.05 12:47   |   <text:a xlink:type="simple" xlink:href="http://palinfo.habago.org/Entry?Command=Information_PrintForum&amp;iPage=344#FORUM33496"><text:span text:style-name="T2">#</text:span></text:a></text:p>
      <text:p text:style-name="P3">底下是將近<text:span text:style-name="T3">20</text:span>年前的一篇文章。<text:span text:style-name="T3"><text:line-break/><text:line-break/></text:span>對於施先生的一些言行，自古以來就經常有點看不下去。<text:span text:style-name="T3"><text:line-break/><text:line-break/></text:span>施先生面對危險乃至死亡很勇敢，無庸置疑；但做為一名政治人物，其實遠遠都還比不上比方說柯大帥應有的美德與條件。<text:span text:style-name="T3"><text:line-break/><text:line-break/></text:span>陳真<text:span text:style-name="T3"><text:line-break/><text:line-break/>=============<text:line-break/></text:span>﹕我們不需要「領袖」<text:span text:style-name="T3">--</text:span>致民進黨黨主席施明德先生公開信<text:span text:style-name="T3"><text:line-break/><text:line-break/></text:span>施先生<text:span text:style-name="T3"><text:s/>: </text:span>您好。<text:span text:style-name="T3"><text:line-break/><text:line-break/></text:span>長久以來，我們對您心懷敬意，原因不在於您過去的苦難經歷，更不在於您目前耀眼的光采；我們的敬意，來自於您「對理想的執著」，使我們在過去漫漫長夜裏，感受到些許希望與溫暖。<text:span text:style-name="T3"><text:line-break/><text:line-break/></text:span>因義受難，固然動人，可是，我們也相信﹕在一個變動的時代，個人角色不同，各有從事；在社會進展的過程中，實際上，大家都或多或少承受了各種不同形式的苦難與挫折。我們不認為，一位盡責的母親，養兒育女的艱辛，會少於任何一位政治犯；我們也不相信，任何一位工人，遭受的屈辱及付出的青春與血淚，會比不上社運、反對黨人士的「偉大」和「苦難」。<text:span text:style-name="T3"><text:line-break/><text:line-break/></text:span>強調所謂「苦難」是沒有多大意義的，況且，人事奧妙，有得有失；人事得失，本難以世俗衡量。更重要的是，如果是出於愛的，因之而來的痛苦與折磨，難道不正是愛的最好回報、愛的一部分？求仁得仁？<text:span text:style-name="T3"><text:line-break/><text:line-break/></text:span>您所謂「承受苦難易、拒絕誘惑難」云云，是難以理解的，苦難是什麼？誘惑在哪裏呢？金錢、地位算是一種「誘惑」嗎？理想的實踐不是「誘惑」嗎？天上的繁星、地上的一草一木不是「誘惑」嗎？<text:span text:style-name="T3"><text:line-break/><text:line-break/></text:span>很早以前，我們就想表達對您言行的不滿，思之再三，都難以下筆，怕沒大沒小的、也怕引起不必要的誤解。一直到最近的選舉，每天翻開報紙，總有您的「訓詞」滿天飛，而且自稱「人民的領袖」，更使我們的心直往下沉。尤其想到台南的親友長輩、子侄，想到他們天天翻開報紙、面對滿街的電線桿文宣，居然有人在他們面前耳提面命，自稱「領袖」，甚至白紙黑字地自封「先知」，更使我們無法忍受。<text:span text:style-name="T3"><text:line-break/><text:line-break/></text:span>我們自始即是民進黨黨員或支持者，雖然早退了黨，在可預見的將來，或許仍會支持民進黨，可是，我們絲毫沒有支持出一大堆「領袖」來「領導」我們的念頭。<text:span text:style-name="T3"><text:line-break/><text:line-break/></text:span>我們相信﹕理想的實踐，不在於「菁英」、「領袖」或「先知」的「正確領航」，因為我們自己最清楚該航向何方；理想的實踐，也不在於「投下神聖一票」，而在於眾人普遍意志的實踐、在於日常生活的點點滴滴、在於人與人之間的善意與真情。任何政治團體或個人，如果真以為自己可以「指導」人民、可以騎跨人民頭上而不思反省，註定都要走向失敗。<text:span text:style-name="T3"><text:line-break/><text:line-break/></text:span>在這次選舉，您在打出「主席不能落選」的口號後，順利當選，問題是，為什麼主席就不能落選？為什麼如您所說「支持我就是支持民進黨」？為什麼您可以等同於民進黨？您又說「您的參選是對台南人的智慧成熟與否的一種新的挑戰」，這是什麼意思呢？為什麼您若沒選上，就「代表台南人的政治智慧沒國際水準」？<text:span text:style-name="T3"><text:line-break/><text:line-break/></text:span>然而，您當選了，但是您當選後又不太滿意地說台南人「總算交出一份還可以的成績單」、「證明台南人不是只要跑紅白帖的地方政客」、「證明台南人是可以接受全國性的政治領袖」。為什麼是人民要接受您的「檢驗」、「挑戰」，甚至還要「交出成績單」給您，讓您來打分數呢？為什麼不是您「交出成績單」來讓人民「打分數」？<text:span text:style-name="T3"><text:line-break/><text:line-break/></text:span>為什麼人民交了「成績單」反而還要被您數落？為什麼一定要選您才表示有「國際政治智慧」呢？為什麼您這麼蔑視人民的選擇與判斷？<text:span text:style-name="T3"><text:line-break/><text:line-break/></text:span>您說您的競選「只提大原則和大方向」、「不談個人」，可是，我們一字一字仔細閱讀了您的文宣，發現處處是個人的豐功偉業，滿紙自稱「先知」、「領袖」，並且通篇含沙射影、蓄意曖昧地矮化、抹黑許添財先生。<text:span text:style-name="T3"><text:line-break/><text:line-break/></text:span>我們對許添財先生個人所知有限，無意為其辯護，可是，我們不高興明明是惡性內鬥，卻要刻意浪漫，說是大公無私；明明是爭掌門，個個是心機深沉的「岳不群」，卻硬要說自己是「令狐沖」笑傲江湖。<text:span text:style-name="T3"><text:line-break/><text:line-break/></text:span>我們也不明瞭為什麼若沒選上，就是一種「唾棄」？為什麼你就要因此「自我放逐」？而又為什麼就要選擇「到國外做人權工作」，而且說這是一種「悲慘的自我放逐」？人權工作是你要做就可以做，不需要學識和相關理論嗎？去聯合國或其它國家做人權工作是一種高高在上的「施捨」嗎？「第三世界的苦難人民」真等著什麼「領袖」去拯救嗎？<text:span text:style-name="T3"><text:line-break/><text:line-break/></text:span>我們年輕氣盛，或許幼稚、或許沒大沒小，之所以敢言，乃心有所感，希望社會向一個好的方向走去。希望有一天，我們能對「付出代價」視為理所當然，就像「談戀愛」一樣，是自願的、歡喜的、迫不及待的，而不再因之稱賢稱義傳頌於世。<text:span text:style-name="T3"><text:line-break/><text:line-break/></text:span>祝福。<text:span text:style-name="T3"> <text:line-break/><text:line-break/></text:span>李鑑慧、陳<text:span text:style-name="T3"><text:s/></text:span>真<text:span text:style-name="T3"><text:s/></text:span>敬上<text:span text:style-name="T3"><text:s/>1995/12/06<text:line-break/><text:line-break/></text:span>（原載教會公報）</text:p>
      <text:p text:style-name="P1"><text:span text:style-name="T1">甄力民</text:span><text:s/>  |  2015.01.05 12:47   |   <text:a xlink:type="simple" xlink:href="http://palinfo.habago.org/Entry?Command=Information_PrintForum&amp;iPage=344#FORUM33495"><text:span text:style-name="T2">#</text:span></text:a></text:p>
      <text:p text:style-name="P2">不知道陳真先生說的施沒有掌權是指掌到國家或是民進黨，如果是前者的話，那還真是好險，但是如果是民進黨的話，我想大概也不會跟現在的狀況差到哪裡去，現在民進黨已經是一股災難了，利用民粹口號的方式一定不會改變，只是不知道<text:span text:style-name="T3">2016</text:span>如果總統不是給蔡英文而是給施明德會不會有差別。</text:p>
      <text:p text:style-name="P1"><text:span text:style-name="T1">陳真</text:span><text:s/>  |  2015.01.05 01:44   |   <text:a xlink:type="simple" xlink:href="http://palinfo.habago.org/Entry?Command=Information_PrintForum&amp;iPage=344#FORUM33494"><text:span text:style-name="T2">#</text:span></text:a></text:p>
      <text:p text:style-name="P3">請看首頁有個演講訊息及相關序言資料。歡迎各位參加。<text:span text:style-name="T3"><text:line-break/><text:line-break/></text:span>這是巴勒網籌辦的一場演講。機會難得。</text:p>
      <text:p text:style-name="P1"><text:span text:style-name="T1">陳真</text:span><text:s/>  |  2015.01.04 22:51   |   <text:a xlink:type="simple" xlink:href="http://palinfo.habago.org/Entry?Command=Information_PrintForum&amp;iPage=344#FORUM33493"><text:span text:style-name="T2">#</text:span></text:a></text:p>
      <text:p text:style-name="P2">施對馬的評語完全不適用，用在他自己身上倒是極為貼切；還好施無實權，否則恐怕會是一場巨大災難。</text:p>
      <text:p text:style-name="P1"><text:span text:style-name="T1">陳志鴻</text:span><text:s/>  |  2015.01.04 13:51   |   <text:a xlink:type="simple" xlink:href="http://palinfo.habago.org/Entry?Command=Information_PrintForum&amp;iPage=344#FORUM33492"><text:span text:style-name="T2">#</text:span></text:a></text:p>
      <text:p text:style-name="P3">本來以為人民大勝利以後社會會平靜一點，沒想到卻是變本加厲啊<text:span text:style-name="T3">...<text:line-break/><text:line-break/>===<text:line-break/><text:line-break/></text:span>施明德：馬英九操縱國政<text:span text:style-name="T3"><text:s/></text:span>一如扁遺風<text:span text:style-name="T3"><text:line-break/><text:line-break/></text:span>新頭殼<text:span text:style-name="T3">newtalk2015.01.03 </text:span>林雨佑<text:span text:style-name="T3">/</text:span>台北報導<text:span text:style-name="T3"><text:line-break/></text:span>民進黨前主席、前紅衫軍總指揮施明德日前對總統馬英九的清廉提出<text:span text:style-name="T3">3</text:span>大質疑，總統府、國民黨中央黨部昨天卻連忙發出新聞稿澄清。對此，施明德今（<text:span text:style-name="T3">3</text:span>）天再痛批，馬的澄清沒有說服力，「權力的傲慢，朕說了就算數」，馬以「實質影響力」在操縱國政，一如前總統陳水扁遺風。施也呼籲，民進黨和主席蔡英文，此時此刻已責無旁貸，必須採取應有的政治行動。</text:p>
      <text:p text:style-name="P4"/>
      <text:p text:style-name="P1">kate chang   |  2015.01.04 13:44   |   <text:a xlink:type="simple" xlink:href="http://palinfo.habago.org/Entry?Command=Information_PrintForum&amp;iPage=345#FORUM33491"><text:span text:style-name="T2">#</text:span></text:a></text:p>
      <text:p text:style-name="P3">陳真<text:span text:style-name="T3"><text:line-break/><text:line-break/></text:span>我是長期的讀者，我不是忠實的讀者，這「不是忠實」我想說的：這長期是斷續的。比如：這幾天元旦假期，忙於安排假期生活。我不看電視，一切新聞取得來自網路文字，原本並不留意這次的選舉，但選舉結果令我奇怪，想尋求某些被顏色掩蓋的了解。我之所以如此幸運可以「置身事外」不留意，因為工作的關係，目前大多數時間在大陸生活，因此，林飛帆、陳為廷對我來說是相對陌生的（一如這幾年的馬英九我也是陌生的），也因為不能同步台灣媒體的理盲濫情，阿河的死，我個人無論感情或其他，在公開的論壇上，能說出來的不多。但我並非在說回到板上全因選舉，巴勒網一直在這，無論我有多少程度的理解，我不至於在長期（、斷續）關注的狀況底下，會以為這是一個關於藍綠的留言版。這長期的、不斷斷續的狀態，約莫有我自己的韻律感。<text:span text:style-name="T3"><text:line-break/><text:line-break/></text:span>這樣目前暫時生活在大陸的我，大部分時候覺得，對台灣的事，我似乎也暫時沒有太多發言權。至於不擅（或不敢）在留言版發言，當然是我的問題，而不是你的。<text:span text:style-name="T3"><text:line-break/><text:line-break/></text:span>上則對你的留言，如果可以，請代為刪除。如果你不刪，我亦無意見，畢竟我的失言我應當負責，一筆抹去非我所願。<text:span text:style-name="T3"><text:line-break/><text:line-break/></text:span>我深知版規如何，你為所當為，我並不以為你針對我不客氣。對於行文中扯上你、冒犯你，我很抱歉，請見諒。<text:span text:style-name="T3"><text:line-break/><text:line-break/></text:span>穿透各種語言文字看見本質，是我始終在努力的。人基於義憤的各種語言，我看重其義憤事物本質，而非其使用的文字。</text:p>
      <text:p text:style-name="P1"><text:span text:style-name="T1">陳真</text:span><text:s/>  |  2015.01.04 10:31   |   <text:a xlink:type="simple" xlink:href="http://palinfo.habago.org/Entry?Command=Information_PrintForum&amp;iPage=345#FORUM33490"><text:span text:style-name="T2">#</text:span></text:a></text:p>
      <text:p text:style-name="P2">誠哉斯言，同胞的文明素質是很可怕的。<text:span text:style-name="T3"><text:line-break/><text:line-break/></text:span>有形之物進展容易，看不見的卻極緩慢，兩岸都一樣；一百年前人的水平跟一百年後似乎並沒兩樣。<text:span text:style-name="T3"><text:line-break/><text:line-break/></text:span>陳真<text:span text:style-name="T3"><text:line-break/>==============<text:line-break/></text:span>踩踏夜上海像孟買<text:span text:style-name="T3"><text:s/></text:span>曝素質不足<text:span text:style-name="T3"><text:line-break/><text:line-break/>2015</text:span>年<text:span text:style-name="T3">1</text:span>月<text:span text:style-name="T3">4</text:span>日<text:span text:style-name="T3"><text:s/></text:span>上午<text:span text:style-name="T3">5:50<text:line-break/><text:line-break/></text:span>旺報【特派員戴瑞芬╱上海報導】<text:span text:style-name="T3"><text:line-break/><text:line-break/></text:span>外灘跨年踩踏事故，不但是<text:span text:style-name="T3">2015</text:span>年第一件重大事件，也轟動全世界。路透報導，隨著中國崛起，許多中國人都懷有優越感，沒想到踩踏意外曝露中國其實「素質」還不夠，有人震驚「我以為踩踏事件只會發生在印度人身上」，更有人訝異「那一夜，中國變得像是印度，而上海變得像是孟買。」，難以擺脫修養落後的負面形象。<text:span text:style-name="T3"><text:line-break/><text:line-break/></text:span>從國際眼光看大陸，英媒對外灘踩踏事件發生的原因和善後處理，毫不留情的拿中國和印度做比較。報導指出，發生在中國金融中心上海的這場災難提醒人們，世界第二大經濟體仍然是一個社會管理薄弱的發展中國家。報導更進一步批判，踩踏事件已經重傷上海作為現代中國的國際金融中心的形象。</text:p>
      <text:p text:style-name="P1"><text:span text:style-name="T1">陳真</text:span><text:s/>  |  2015.01.04 01:23   |   <text:a xlink:type="simple" xlink:href="http://palinfo.habago.org/Entry?Command=Information_PrintForum&amp;iPage=345#FORUM33489"><text:span text:style-name="T2">#</text:span></text:a></text:p>
      <text:p text:style-name="P3">把敘利亞的重大人道災難給歸因於<text:span text:style-name="T3">ISIS</text:span>，就如同把伊拉克一兩百萬人命的死亡給歸因於<text:span text:style-name="T3">Al-Qaeda </text:span>或賓拉登一樣荒唐。<text:span text:style-name="T3"><text:line-break/><text:line-break/>John Pilger</text:span>最近有篇文章如下<text:span text:style-name="T3">(</text:span>有空時想找人翻譯<text:span text:style-name="T3">)</text:span>：<text:span text:style-name="T3"><text:line-break/><text:line-break/>http://goo.gl/qSsbCr<text:line-break/><text:line-break/>Pilger </text:span>只是重申一些基本常識，但在主流媒體所型塑的巨大謊言中，這樣一些基本常識卻反而顯得似乎就像一種道聽途說的陰謀論那般罕於聽聞且不可置信。在一種黑白徹底混淆的年代，你如何可能訴說真實？<text:span text:style-name="T3"><text:line-break/><text:line-break/></text:span>對抗法西斯也好，帝國主義也罷，半個多世紀來，節節敗退，事實上，我看不到任何所謂勝利的曙光。在這樣一場彷彿永不止息的戰役中，每個人各自選擇或被派定了某個屬於自己的位置，有的犧牲了生命、青春、前途和名譽，有的卻坐享了榮華美名；有人灑下熱淚，坎坷前行，有人卻舉著順風旗，一路歡唱；更多的人只能隨勢浮沉，給自己求得一個溫飽已足。<text:span text:style-name="T3"><text:line-break/><text:line-break/>24</text:span>年前<text:span text:style-name="T3">(1991</text:span>年<text:span text:style-name="T3">)</text:span>的<text:span text:style-name="T3">1</text:span>月<text:span text:style-name="T3">16</text:span>號，美國轟炸伊拉克。我清楚記得那一天，午休時間，我在林口長庚醫院的地下街用餐，電視上正及時轉播美軍英勇的轟炸，搭配著台灣播報員病態式的興奮高亢聲音。<text:span text:style-name="T3"><text:line-break/><text:line-break/></text:span>看著電視上的炮火，心裏一片迷惘，我該有些什麼樣的感受呢？千里外的一場戰爭，似乎遠遠比不上瀕臨絕望的無數個人悲劇。<text:span text:style-name="T3"><text:line-break/><text:line-break/></text:span>經常下班後或值班時，我就來到醫院餐廳外一座假山上坐著，望著逐漸無聲消沉的暗夜發想，為何生命如此艱難？彷彿只要稍微放鬆一點力氣與意志，二十多歲的生命到此便要畫上句點。<text:span text:style-name="T3"><text:line-break/><text:line-break/></text:span>十年後<text:span text:style-name="T3">(2001</text:span>年<text:span text:style-name="T3">)</text:span>的<text:span text:style-name="T3">1</text:span>月<text:span text:style-name="T3">16 </text:span>號，我和學姊從劍橋搭車來到倫敦英國國會門口，參加一場抗爭，紀念波灣戰爭十周年，紀念上百萬伊拉克兒童的傷亡。<text:span text:style-name="T3"><text:line-break/><text:line-break/></text:span>事後寫了篇文章叫<text:span text:style-name="T3"><text:s/>"</text:span>反輻射混蛋<text:span text:style-name="T3">(</text:span>即貧鈾彈<text:span text:style-name="T3">)</text:span>和伊拉克禁運<text:span text:style-name="T3">"</text:span>，十多個中文媒體與網站刊載，但他們卻一致刪改了我在文章末尾的一句話。我寫說：<text:span text:style-name="T3"><text:line-break/><text:line-break/>"</text:span>一個想安靜過自己日子的人，活在這個年代，可真是他媽的生不逢時。<text:span text:style-name="T3">" <text:line-break/><text:line-break/></text:span>媒體竟一致把<text:span text:style-name="T3"><text:s/>"</text:span>他媽的<text:span text:style-name="T3">" </text:span>三個字給刪了。十幾年來，我常想起這件事。我常想，人們的家教未免也太好了一些，好到連<text:span text:style-name="T3"><text:s/>"</text:span>他媽的<text:span text:style-name="T3">" </text:span>三個字都沒法忍受，彷彿一看到這三個字，人們純潔的心靈與豁達圓融的高貴情操就會受到玷污似的；但他們卻能忍受目睹戰火，忍受上百萬年幼生命的痛苦掙扎與毀滅。<text:span text:style-name="T3"><text:line-break/><text:line-break/></text:span>語言似乎就此來到一個盡頭，你沒法再多說些什麼了，唯一能說的是某位皇后送給她女兒的那句話，每個人終究只能<text:span text:style-name="T3"><text:s/>"</text:span>照顧好自己的靈魂<text:span text:style-name="T3">"</text:span>。其餘的，就全是天上神明的事了。至於邪能不能勝正，公義是否彰顯云云，似乎都不是人力所能左右。</text:p>
      <text:p text:style-name="P1"><text:span text:style-name="T1">平璽</text:span><text:s/>  |  2015.01.02 22:06   |   <text:a xlink:type="simple" xlink:href="http://palinfo.habago.org/Entry?Command=Information_PrintForum&amp;iPage=345#FORUM33488"><text:span text:style-name="T2">#</text:span></text:a></text:p>
      <text:p text:style-name="P2">據日經報導，日本政府計畫向中國申請放寬限制，實現在日本國內發行以人民幣結算的債券。日本方面還將提議建立日本機構投資者對人民幣金融産品的投資框架。日本將於<text:span text:style-name="T3">2015</text:span>年<text:span text:style-name="T3">1</text:span>月召開官方與企業參加的籌備會議，呼籲中國進行磋商。為了將東京打造成國際金融中心，日本政府認為已開始推進國際化進程的人民幣的交易擴大不可或缺。<text:span text:style-name="T3"><text:line-break/><text:line-break/></text:span>日將向中國申請發行人幣結算債券<text:span text:style-name="T3"><text:line-break/><text:line-break/>http://goo.gl/m9rryA</text:span></text:p>
      <text:p text:style-name="P1"><text:span text:style-name="T1">平璽</text:span><text:s/>  |  2015.01.02 20:59   |   <text:a xlink:type="simple" xlink:href="http://palinfo.habago.org/Entry?Command=Information_PrintForum&amp;iPage=345#FORUM33487"><text:span text:style-name="T2">#</text:span></text:a></text:p>
      <text:p text:style-name="P3">內戰最慘烈一年<text:span text:style-name="T3"><text:s/></text:span>敘利亞衝突<text:span text:style-name="T3">7.6</text:span>萬人死亡<text:span text:style-name="T3"><text:line-break/><text:line-break/>http://goo.gl/VK0TOr<text:line-break/><text:line-break/></text:span>敘利亞內戰已持續<text:span text:style-name="T3">4</text:span>年，第<text:span text:style-name="T3">1</text:span>年死亡<text:span text:style-name="T3">5000</text:span>人、第<text:span text:style-name="T3">2</text:span>年飆升至<text:span text:style-name="T3">5</text:span>萬人、第<text:span text:style-name="T3">3</text:span>年驟升至<text:span text:style-name="T3">7</text:span>萬<text:span text:style-name="T3">3000</text:span>人、第<text:span text:style-name="T3">4</text:span>年來到<text:span text:style-name="T3">7</text:span>萬<text:span text:style-name="T3">6000</text:span>人，戰況逐漸加劇，今年主要歸因於伊斯蘭國（<text:span text:style-name="T3">IS</text:span>）的崛起與美國投入空襲。伊拉克部分，則同樣在<text:span text:style-name="T3">2014</text:span>年歷經近年最血腥的一年，高達<text:span text:style-name="T3">1</text:span>萬<text:span text:style-name="T3">5000</text:span>人死於暴力衝突，亦是受害於伊斯蘭國。</text:p>
      <text:p text:style-name="P1"><text:span text:style-name="T1">陳真</text:span><text:s/>  |  2015.01.02 01:48   |   <text:a xlink:type="simple" xlink:href="http://palinfo.habago.org/Entry?Command=Information_PrintForum&amp;iPage=345#FORUM33486"><text:span text:style-name="T2">#</text:span></text:a></text:p>
      <text:p text:style-name="P2">加入國際刑事法院<text:span text:style-name="T3"><text:s/></text:span>巴面臨新外交戰<text:span text:style-name="T3"><text:line-break/><text:line-break/></text:span>法新社<text:span text:style-name="T3"><text:s/>– 2015</text:span>年<text:span text:style-name="T3">1</text:span>月<text:span text:style-name="T3">1</text:span>日<text:span text:style-name="T3"><text:line-break/><text:line-break/></text:span>（法新社巴勒斯坦自治區雷馬拉<text:span text:style-name="T3">1</text:span>日電）<text:span text:style-name="T3"><text:s/></text:span>巴勒斯坦申請加入國際刑事法院（<text:span text:style-name="T3">International CriminalCourt, ICC</text:span>），今天勢必面臨新一波外交戰，華府及以色列強烈譴責巴勒斯坦此舉。<text:span text:style-name="T3"><text:line-break/><text:line-break/></text:span>巴勒斯坦申請加入<text:span text:style-name="T3">ICC</text:span>的舉動，在為巴勒斯坦可以控告以色列官員犯下戰爭罪行鋪路；而在此前不到<text:span text:style-name="T3">24</text:span>小時，聯合國安全理事會才駁拒巴勒斯坦所提的決議草案，巴勒斯坦藉此決議案尋求限期以色列終結對巴人領土的佔領。<text:span text:style-name="T3"><text:line-break/><text:line-break/></text:span>以色列對巴勒斯坦決議案遭拒，多所讚揚，不過巴勒斯坦自治政府主席阿巴斯（<text:span text:style-name="T3">Mahmoud Abbas</text:span>）旋即簽字申請加入<text:span text:style-name="T3">ICC</text:span>，化多年來的叫陣威脅為行動。<text:span text:style-name="T3"><text:line-break/><text:line-break/></text:span>巴勒斯坦人盼望加入<text:span text:style-name="T3">ICC</text:span>，能為他們針對以色列在巴人佔領地的所作所為，尋求伸張正義鋪路。<text:span text:style-name="T3"><text:line-break/><text:line-break/></text:span>然而，這項作法不僅引起美國國務院激烈反應，更遭到以色列嘲笑，為巴勒斯坦欲終結以色列數十年占領的外交努力，開闢了新的衝突舞台。（譯者：中央社劉文瑜）</text:p>
      <text:p text:style-name="P1"><text:span text:style-name="T1">陳真</text:span><text:s/>  |  2015.01.02 01:00   |   <text:a xlink:type="simple" xlink:href="http://palinfo.habago.org/Entry?Command=Information_PrintForum&amp;iPage=345#FORUM33485"><text:span text:style-name="T2">#</text:span></text:a></text:p>
      <text:p text:style-name="P3">我很懶得一再教導言論自由的<text:span text:style-name="T3">ABC</text:span>，所以直接把一些沒法尊重他人的言論刪除。<text:span text:style-name="T3"><text:line-break/><text:line-break/></text:span>這些<text:span text:style-name="T3">ABC</text:span>並非很難懂，而是許多人根本不在乎，他只在乎他所支持的某種旗子；只要當他發現跟你不同國時，這些<text:span text:style-name="T3">ABC</text:span>就馬上不見了。在這點上，藍綠水平其實差不多。<text:span text:style-name="T3"><text:line-break/><text:line-break/></text:span>這裏是公眾論壇，不是<text:span text:style-name="T3">email</text:span>；喜歡寫<text:span text:style-name="T3">email</text:span>、喜歡對人指指點點的，妳來錯地方了。<text:span text:style-name="T3"><text:line-break/><text:line-break/></text:span>至於那些一心想在顏色上取暖找靠山的，這裏恐怕也只會是你們的傷心處，不會是你們的聖戰地。<text:span text:style-name="T3"><text:line-break/><text:line-break/></text:span>講什麼議題都行，有理無理無所謂，文雅粗魯不要緊，開心憤怒很平常，任何表達形式都歡迎；政治正確不正確不重要，怎麼幹怎麼說怎麼胡扯瞎掰都沒問題，題材不限，內容葷素不拘，形式萬般皆可，髒話醜話溫馨美語統統沒差別，只要你千萬別造謠別抹黑，千萬別對<text:span text:style-name="T3"><text:s/>"</text:span>人<text:span text:style-name="T3">" </text:span>有一絲絲批評指教，不管善意惡意，不管親疏遠近都一樣；六親不認，童叟無欺。<text:span text:style-name="T3"><text:line-break/><text:line-break/></text:span>喜歡對人批評指教、指指點點的，如果你真的凍未條非指教不可，請私下辦理，給這公眾版面留點最基本的乾淨、自由與美感。<text:span text:style-name="T3"><text:line-break/><text:line-break/></text:span>講這樣夠清楚了吧。<text:span text:style-name="T3"><text:line-break/><text:line-break/></text:span>媽的，老是得重申一模一樣的話。</text:p>
      <text:p text:style-name="P1"><text:span text:style-name="T1">衛鍼</text:span><text:s/>  |  2015.01.01 19:33   |   <text:a xlink:type="simple" xlink:href="http://palinfo.habago.org/Entry?Command=Information_PrintForum&amp;iPage=345#FORUM33483"><text:span text:style-name="T2">#</text:span></text:a></text:p>
      <text:p text:style-name="P2">陳真醫師所言讓我想到<text:span text:style-name="T3">ptt</text:span>政治版面上流行的「崩潰」。<text:span text:style-name="T3"><text:line-break/><text:line-break/></text:span>簡單來說就是，<text:span text:style-name="T3"><text:line-break/></text:span>選舉若是藍佔優勢，這一邊笑吱吱（綠營支持者）崩潰。<text:span text:style-name="T3"><text:line-break/></text:span>選舉若是綠佔優勢，那一邊笑蛆蛆（藍營支持者）崩潰。<text:span text:style-name="T3"><text:line-break/></text:span>這簡直跟死小孩互相掐架一樣的水準。<text:span text:style-name="T3"><text:line-break/><text:line-break/></text:span>結果選前高喊的「公民監督」口號，全部置之度外。說真的，若是我哪天當政了，當然也是選前口號用力喊，選後能撈的撈一撈啊。這鬼島上的人若是都這麼好騙，每回用同一種手段騙都很奏效，沒有人不趨之若鶩的吧。<text:span text:style-name="T3"><text:line-break/><text:line-break/></text:span>我們甚麼時候能有一個講道理的公民社會，而不是成天掐架，找把柄，找到就潮笑對手，被嘲笑就憤怒回嘴的「覺醒公民」？我以前很愛看<text:span text:style-name="T3">ptt</text:span>，時常有各領域的專家發科普文，有些是解釋歷史，或有些是分析當今政策為甚麼這樣做，有甚麼優點跟缺點，等等。但現在被只會笑人崩潰的死小孩佔領，看得很頭痛。</text:p>
      <text:p text:style-name="P1"><text:span text:style-name="T1">陳真</text:span><text:s/>  |  2015.01.01 16:58   |   <text:a xlink:type="simple" xlink:href="http://palinfo.habago.org/Entry?Command=Information_PrintForum&amp;iPage=345#FORUM33482"><text:span text:style-name="T2">#</text:span></text:a></text:p>
      <text:p text:style-name="P3">曉冬，<text:span text:style-name="T3"><text:line-break/><text:line-break/></text:span>同樣一些簡單到不能再簡單的道理，我都已經講了三十幾年，講了千萬次，還不夠有耐心嗎？<text:span text:style-name="T3"><text:line-break/><text:line-break/></text:span>每個人應該為自己的思想言論與行為負責，這裏畢竟不是補習班，難道他人有義務來一個教一個，每一個都把三十幾年前的老話不斷反覆陳述、一概從頭教起才叫做有耐心？<text:span text:style-name="T3"><text:line-break/><text:line-break/></text:span>你說，<text:span text:style-name="T3">"</text:span>台灣嚴重的意識形態，不正常的政治生態，蒙蔽了是非，扭曲了價值<text:span text:style-name="T3">"</text:span>，而我要說的是，在王丹這事情上，你所認定的<text:span text:style-name="T3"><text:s/>"</text:span>是非<text:span text:style-name="T3">" </text:span>與<text:span text:style-name="T3"><text:s/>"</text:span>價值<text:span text:style-name="T3">" </text:span>不就是完全<text:span text:style-name="T3"><text:s/>"</text:span>扭曲<text:span text:style-name="T3">" </text:span>與<text:span text:style-name="T3"><text:s/>"</text:span>蒙蔽<text:span text:style-name="T3">" </text:span>的嗎？不就是一種意識形態掛帥的典型法西斯？<text:span text:style-name="T3"><text:line-break/><text:line-break/></text:span>某個意義上，每個人都是平等的；如果某個言論錯了或不容於主流，就得撤職解聘甚至掃地出門叫他滾出台灣，那豈不是所有人都得滾出台灣？難道會有誰他一生所講的每句話全是合乎聖賢之道與主流政治正確的金言玉語？<text:span text:style-name="T3"><text:line-break/><text:line-break/></text:span>我教學能力有限，表達能力亦不佳，我不知道還能把一個簡單到不能再簡單的想法如何用更簡單的話講得更更簡單而清楚。<text:span text:style-name="T3"><text:line-break/><text:line-break/></text:span>至於你提到柯文哲說<text:span text:style-name="T3"><text:s/>"</text:span>阿米巴被電到都會調整方向，馬英九卻連阿米巴的能力都沒有<text:span text:style-name="T3">"</text:span>，你說，這叫<text:span text:style-name="T3"><text:s/>"</text:span>肆無忌憚地毀謗人<text:span text:style-name="T3">"</text:span>，可是，這跟毀謗有何相干？如果這叫毀謗，巴勒網通篇不就都是在<text:span text:style-name="T3"><text:s/>"</text:span>毀謗<text:span text:style-name="T3">" </text:span>政治人物。不信，你若用<text:span text:style-name="T3"><text:s/>"</text:span>人渣<text:span text:style-name="T3">" </text:span>或<text:span text:style-name="T3"><text:s/>"</text:span>低能綠色生物<text:span text:style-name="T3">" </text:span>等等關鍵字去搜尋，肯定可以找到一大堆毀謗文。<text:span text:style-name="T3"><text:line-break/><text:line-break/></text:span>毀謗的意思是說<text:span text:style-name="T3">(</text:span>天啊，我竟然得教起小學國文來了，我的耐心快要用盡<text:span text:style-name="T3">)</text:span>，別人沒有做某件事，但你卻說他有做。例如柯文哲若沒有收受廠商不當捐款，我公開說他有，那我就是毀謗，得去坐牢。例如，我公開寫文章指控謝長廷過去黨外時代便是調查局派來黨外臥底的特務，並且領取暴利重賞，如果謝長廷不是國民黨特務，那我就是毀謗，得去坐牢。<text:span text:style-name="T3"><text:line-break/><text:line-break/></text:span>至於柯文哲說馬英九頭腦不轉彎，一意孤行，毫無從錯誤中學習改變的能力，比阿米巴原蟲還不如。我是覺得真是一針見血。馬英九不但擇善固執，擇惡也固執，一意孤行，不太有轉彎能力。<text:span text:style-name="T3"><text:line-break/><text:line-break/></text:span>當然，你可以認同，也可以不認同對於一個公眾人物這樣的描述或指控，但這完全與毀謗一點關係也沒有。<text:span text:style-name="T3"><text:line-break/><text:line-break/></text:span>其實我深深察覺，許多所謂讀者，他們並不是真的認同我所言或我的思維品味等等等，他們只是看到某種<text:span text:style-name="T3"><text:s/>"</text:span>反綠<text:span text:style-name="T3">" </text:span>的表面言詞便認起親戚來，以為我跟他們是同一國，事實上當然不是。<text:span text:style-name="T3"><text:line-break/><text:line-break/></text:span>就如同我過去因為反對國民黨的倒行逆施，年少便成為一名公然掛牌運作的黨外人士，結識了無數所謂黨外<text:span text:style-name="T3"><text:s/>"</text:span>同志<text:span text:style-name="T3">"</text:span>。事實上，他們哪是我的什麼同志，他們只是看到我的某種<text:span text:style-name="T3"><text:s/>"</text:span>反國民黨<text:span text:style-name="T3">" </text:span>的表面言詞，便跟我認起親戚來。<text:span text:style-name="T3"><text:line-break/><text:line-break/></text:span>甚至過去他們之中有些人還說我是少年英雄，是個人格者呢。例如某位前輩出書，他送我的書上竟寫著：<text:span text:style-name="T3">"</text:span>敬贈人格者陳真<text:span text:style-name="T3">"</text:span>。可是，<text:span text:style-name="T3">"</text:span>同志們<text:span text:style-name="T3">" </text:span>一旦發現我的言論不合其綠油油的意識形態，我馬上從人格者變成人格變態者或人格分裂者。<text:span text:style-name="T3"><text:line-break/><text:line-break/></text:span>現在其實也一樣，無數藍兮兮的所謂讀者或粉絲，他們不是真的認同我所言，他們只是<text:span text:style-name="T3"><text:s/>"</text:span>剪<text:span text:style-name="T3">" </text:span>或<text:span text:style-name="T3"><text:s/>"</text:span>撿<text:span text:style-name="T3">" </text:span>他們想看的那部份反綠文字去自我取暖。<text:span text:style-name="T3"><text:line-break/><text:line-break/></text:span>藍綠之間，基本上只是哪面旗子獲勝飄揚的差別，而不是真的在其內在思維品味上有什麼深刻的差異；一旦得勢，一樣都是要糟踏異己的。或許行事惡劣程度上略有不同，但基本品味並無太大差異，一樣是很政治，很島國，很愚昧，很窩囊，很台，很法西斯。<text:span text:style-name="T3"><text:line-break/><text:line-break/></text:span>為何如此？因為是同一家工廠用同一種飼料養出來的。當然，我不是指誰，而是指一種極其普遍的現象。</text:p>
      <text:p text:style-name="P1"><text:span text:style-name="T1">楊世主</text:span><text:s/>  |  2015.01.01 16:40   |   <text:a xlink:type="simple" xlink:href="http://palinfo.habago.org/Entry?Command=Information_PrintForum&amp;iPage=345#FORUM33481"><text:span text:style-name="T2">#</text:span></text:a></text:p>
      <text:p text:style-name="P2">世界展望會剛出版一本畫冊<text:span text:style-name="T3">--</text:span>我的權利宣言，是為了兒童權利公約簽訂<text:span text:style-name="T3">25</text:span>周年的紀念，並鼓勵親子共讀，在試讀版<text:span text:style-name="T3">http://www.worldvision.org.tw/crc/crc_booklet.html</text:span>裡面有幾個主題：<text:span text:style-name="T3">"</text:span>我們都是平等的<text:span text:style-name="T3">"</text:span>、<text:span text:style-name="T3">"</text:span>我們要健康長大<text:span text:style-name="T3">"</text:span>、<text:span text:style-name="T3">"</text:span>我們要能自由地展現自己<text:span text:style-name="T3">"</text:span>、<text:span text:style-name="T3">"</text:span>我們要有好的成長環境<text:span text:style-name="T3">"</text:span>、<text:span text:style-name="T3">"</text:span>我們有需要、都要得到幫助<text:span text:style-name="T3">"</text:span>、<text:span text:style-name="T3">"</text:span>我們需要被保護<text:span text:style-name="T3">"</text:span>等等，當中有提到面臨不同困境的兒童狀況，最後書上說：<text:span text:style-name="T3">....,</text:span>讓兒童權利公約在孩子心中能留下一個鮮明印象，正向影響孩子的未來＂<text:span text:style-name="T3">. </text:span>我對兒權或兒福沒有研究，但我深信這些信念，卻有點憂心所謂的<text:span text:style-name="T3">"</text:span>正向影響<text:span text:style-name="T3">"</text:span>，但也許是多慮了<text:span text:style-name="T3">.<text:line-break/><text:line-break/></text:span>兒童與動物基本上是社會上不會為自己說話的弱者，順服與無辜是他們的樣貌，因為牠們善良而無害，也因此才需要強者提供保護與關懷，可是如果兒童或動物開口對大家說：我們要<text:span text:style-name="T3">...</text:span>我們要<text:span text:style-name="T3">...</text:span>我們要<text:span text:style-name="T3">...</text:span>這是我們的權利，那似乎很不對勁？兒童<text:span text:style-name="T3">(</text:span>或動物<text:span text:style-name="T3">)</text:span>懂得爭取自己的權益是件詭異的事，若兒童有一天長大了，錯把權利當成權力用在自己身上，會不會變成大家一直在談的自認弱勢的各色生物呢？<text:span text:style-name="T3"><text:line-break/><text:line-break/></text:span>一瓶乾淨的水只需<text:span text:style-name="T3">0.0000001</text:span>滴的毒就完全被汙染了，也許身體健康的人喝進去不會有事，可以明辨是非、分離排毒，但對生病的人來說，可能會走向死亡的道路<text:span text:style-name="T3">. </text:span>人們總是應該為別人擋子彈爭權利，而不是老擋自己的子彈，自我防衛過度極端的結果就會發展侵略暴力，到最後連一絲童年的善良與順服都不見了<text:span text:style-name="T3">.</text:span></text:p>
      <text:p text:style-name="P1"><text:span text:style-name="T1">陳真</text:span><text:s/>  |  2015.01.01 16:12   |   <text:a xlink:type="simple" xlink:href="http://palinfo.habago.org/Entry?Command=Information_PrintForum&amp;iPage=345#FORUM33480"><text:span text:style-name="T2">#</text:span></text:a></text:p>
      <text:p text:style-name="P3">動物園自然有一定的能力救援瀕臨絕種的動物，就如同貓狗養殖場也有一定的能力收容瀕死貓狗一樣。人們質疑的並不是動物園有無這樣的能力，而是質疑其各種主要作為。<text:span text:style-name="T3"><text:line-break/><text:line-break/></text:span>因此，當它面臨應否存在的正當性之質疑時，應該沒有人會以它有無救援能力來辯護，因為那就文不對題了。就如貓狗養殖場飽受抨擊，人們並不是抨擊它沒有救援貓狗的能力，而是抨擊它的各種主要不當作為。<text:span text:style-name="T3"><text:line-break/><text:line-break/></text:span>在這個意義上，我說從未聽聞（更不用說<text:span text:style-name="T3"><text:s/>"</text:span>常常<text:span text:style-name="T3">" </text:span>聽到）有人會以諾亞方舟來辯護現有動物園運作方式的正當性。<text:span text:style-name="T3"><text:line-break/><text:line-break/></text:span>面對質疑，人們也只能針對問題回應，而不是扯到別的事情上。就比方說柯文哲面對長期收受廠商不當捐款的質疑，他就也只能針對這項質疑去回應他的那個自稱用來洗錢及逃漏稅的私人帳戶是否有存在的正當性，而不是回應說<text:span text:style-name="T3"><text:s/>“</text:span>開玩笑，我怎麼會貪錢，我每天都騎腳踏車上班耶，我都會用那些錢來培植後進做研究耶<text:span text:style-name="T3">”</text:span>。<text:span text:style-name="T3"><text:line-break/><text:line-break/></text:span>當事人當然會這樣瞎掰，但是，在一種正常的議論章程上應該不會有人這樣討論問題才對。<text:span text:style-name="T3"><text:line-break/><text:line-break/></text:span>當然，如果說動物園從此轉型成挪亞方舟，<text:span text:style-name="T3">"</text:span>反方<text:span text:style-name="T3">" </text:span>應該也會樂觀其成，但這其實就意味著現行以娛樂觀光謀利為取向的動物園已經宣告失敗，失去存在的正當性，而不是更加具有存在的正當性。<text:span text:style-name="T3"><text:line-break/><text:line-break/></text:span>我要說的只是這樣一個簡單的<text:span text:style-name="T3"><text:s/>“</text:span>邏輯<text:span text:style-name="T3">”</text:span>。<text:span text:style-name="T3"><text:line-break/><text:line-break/></text:span>過往年代，人們普遍貧窮，加上節育技術不普遍，於是有些人家被迫得鬻兒賣女，成為童工或妓女。過去地方上確實有些妓女戶著實幫了一些窮苦人家的大忙，使其一家人得以生存，但這並不意味著妓女戶是救苦救難的社會局，所以應該繼續存在。<text:span text:style-name="T3"><text:line-break/><text:line-break/></text:span>在妓女戶應否存在的議題上，這不會成為一種理由，因為太無厘頭，即便我們都不否認妓女戶並非一無是處，亦非邪惡的代名詞。它大賺暴利之餘，亦曾樂善好施，但若論其存在之正當性，卻是另一個與此截然不同的話題了。動物園的存廢亦然。</text:p>
      <text:p text:style-name="P6"/>
      <text:p text:style-name="P1"><text:span text:style-name="T1">鄭啟承</text:span><text:s/>  |  2015.01.01 11:01   |   <text:a xlink:type="simple" xlink:href="http://palinfo.habago.org/Entry?Command=Information_PrintForum&amp;iPage=346#FORUM33479"><text:span text:style-name="T2">#</text:span></text:a></text:p>
      <text:p text:style-name="P3">動物園要自命諾亞方舟或保育先鋒或教育大使那就隨他去說，這些漂亮話講得再好聽都沒有用，如果你連動物的照料或運輸或種種影響其身心健康的措施都沒辦法做好，那這些都只是屁話。在我看後者才是大事，前者則是微不足道。<text:span text:style-name="T3"><text:line-break/><text:line-break/></text:span>你看看台灣的動物園，誰能舉得出哪個動物園能看到一隻快樂的大象或狼或老虎或熊或猩猩<text:span text:style-name="T3">? </text:span>有誰看過舉手<text:span text:style-name="T3">? </text:span>我不相信有誰能舉手給出例子，因為那是不可能的事。<text:span text:style-name="T3"><text:line-break/><text:line-break/></text:span>快樂並不唯心，就像痛苦並不唯心一樣。阿河坐在路邊奄奄一息，兩眼流下長長的淚痕，我們為牠感到一陣酸楚和痛苦，那兩條長長的淚痕並不只是某種腺體的分泌物而已，知識在此派不上用場。<text:span text:style-name="T3"><text:line-break/><text:line-break/></text:span>任何生命都有其能安心自在的一片天，你若不能給牠這片天，那不如不要抓牠進來養，徒增人獸彼此的痛苦。動物園既然為我們而蓋，那就該用心一點，服務周到一點。動物不快樂，難道我們會快樂<text:span text:style-name="T3">?<text:line-break/><text:line-break/></text:span>我想終究有一天，人們會真正不但在知識上明白，更在情感上願意相信，有些動物是根本不適合放到動物園裡的，再大的牢籠仍然是牢籠，而有些動物就像有些人一樣，一旦囚禁牠的身體，就等於囚禁了牠的心靈。<text:span text:style-name="T3"><text:line-break/><text:line-break/></text:span>附帶一提，諾亞方舟一詞我不知從多久前就聽過，不過我想它也許不像我想得那麼如雷貫耳，特別在動保發達的西方社會應該不會容許這種自我膨風的說法。隨手查了一下，它類似下面這一種聲音<text:span text:style-name="T3">: (</text:span>我只是舉例，我並不贊同這網頁的內容<text:span text:style-name="T3">)<text:line-break/>http://goo.gl/oSfdNm<text:line-break/><text:line-break/></text:span>動物的事，我就不再發言了，一個人如果從未為動物做過些什麼，那他對這些事還是保持安靜就好，我的種種想法無足輕重。</text:p>
      <text:p text:style-name="P1"><text:span text:style-name="T1">曉冬</text:span><text:s/>  |  2015.01.01 04:01   |   <text:a xlink:type="simple" xlink:href="http://palinfo.habago.org/Entry?Command=Information_PrintForum&amp;iPage=346#FORUM33478"><text:span text:style-name="T2">#</text:span></text:a></text:p>
      <text:p text:style-name="P2">陳真醫生，<text:span text:style-name="T3"><text:line-break/><text:line-break/></text:span>您還是要耐心說，<text:span text:style-name="T3"><text:s/></text:span>因為我開始看您的文章才半個月，而且我真的真的是才疏學浅，要向各位學習討教的地方很多。而且我在這里永遠是落后，這里還是<text:span text:style-name="T3">2014</text:span>年。<text:span text:style-name="T3"><text:line-break/><text:line-break/></text:span>我主要的重點是台灣嚴重的意識形態，不正常的政治生態，蒙蔽了是非，扭曲了價值。還可以隨便诽谤人，或是這樣肆無忌惮的侮辱人<text:span text:style-name="T3"><text:s/>(</text:span>柯文哲：阿米巴被電會調整方向，馬連阿米巴的能力都沒有<text:span text:style-name="T3">)<text:line-break/><text:line-break/></text:span>原文網址<text:span text:style-name="T3">: | ETtoday</text:span>政治新聞<text:span text:style-name="T3"><text:s/>| ETtoday </text:span>新聞雲<text:span text:style-name="T3"><text:line-break/><text:line-break/>http://goo.gl/PG2Xjp</text:span></text:p>
      <text:p text:style-name="P1"><text:span text:style-name="T1">陳真</text:span><text:s/>  |  2015.01.01 01:49   |   <text:a xlink:type="simple" xlink:href="http://palinfo.habago.org/Entry?Command=Information_PrintForum&amp;iPage=346#FORUM33477"><text:span text:style-name="T2">#</text:span></text:a></text:p>
      <text:p text:style-name="P3"><text:span text:style-name="T3">(</text:span>續之前回應<text:span text:style-name="T3">Kate)<text:line-break/><text:line-break/></text:span>我懷著很無奈的痛苦心情，被迫做這樣一些捍衛自己的說明：<text:span text:style-name="T3"><text:line-break/><text:line-break/></text:span>每個人大可有不同的好惡與習性。我自認精神上是屬於很老很老的那一輩的人，也許<text:span text:style-name="T3">17</text:span>世紀，也許<text:span text:style-name="T3">19</text:span>世紀，最新潮也頂多是上個世紀的三零年代；很不喜歡輕浮蒼白，很不喜歡某種以符號取代血肉的<text:span text:style-name="T3"><text:s/>"</text:span>後現代<text:span text:style-name="T3">"</text:span>。<text:span text:style-name="T3"><text:line-break/><text:line-break/></text:span>網路對我來說，就只是一小塊黑板，偶而留下片語隻字；但是對很多人說，網路世界彷彿就是他的生命世界，以一種根本無從辨識其任何生物資訊的<text:span text:style-name="T3"><text:s/>"</text:span>符號<text:span text:style-name="T3">" </text:span>存在。<text:span text:style-name="T3"><text:line-break/><text:line-break/></text:span>這是別人的自由與品味，我管不著，但我畢竟是個活生生的人，即便來到一塊黑板面前，我依然是個<text:span text:style-name="T3"><text:s/>"</text:span>人<text:span text:style-name="T3">"</text:span>，而不是一個可以任意指涉的符號。<text:span text:style-name="T3"><text:line-break/><text:line-break/></text:span>我常接到無數所謂讀者來信，但跟過往年代不同的是，這個充滿<text:span text:style-name="T3"><text:s/>"</text:span>後現代<text:span text:style-name="T3">" </text:span>品味的時代，十之八九的來信，你根本不知道對方是誰，甚至還有些<text:span text:style-name="T3"><text:s/>"</text:span>人<text:span text:style-name="T3">"(</text:span>？<text:span text:style-name="T3">) </text:span>的<text:span text:style-name="T3"><text:s/>"</text:span>名字<text:span text:style-name="T3">" </text:span>很長，叫做比方說<text:span text:style-name="T3"><text:s/>"</text:span>我是人，我不是符號<text:span text:style-name="T3">"</text:span>，然後說東說西，講南講北，非常輕浮蒼白，空洞而冷血。<text:span text:style-name="T3"><text:line-break/><text:line-break/></text:span>這當然也是後現代人類的一種自由，我管不著，但我沒法掩飾我對這樣一些所謂讀者或粉絲的不喜甚至厭惡，畢竟誰能跟一團符號進行任何有意義的談話或互動？更不用說認識或成為朋友。<text:span text:style-name="T3"><text:line-break/><text:line-break/></text:span>不過，因為是私下來信，所以對方愛怎麼說怎麼寫，愛怎麼批評指教與扭曲或誤解，就由它去，反正沒差，反正我也不可能有時間看那麼多信；事實上，我看信的比例恐怕不到百分之一。<text:span text:style-name="T3"><text:line-break/><text:line-break/></text:span>可是，這些針對個人的批評指教，不管善意或惡意，若公開為之，我就得被迫出面捍衛一己的名譽與生存美感。可是，有可能捍衛嗎？當然不可能。誰有能力把自己無數的生命細節以及一切唯心不可見、宛若圖畫一般的事物全說清楚？除了神，任何人都不可能辦得到；而且，任何人也都沒有義務要被迫去做這樣一種不可能做到的澄清與說明。<text:span text:style-name="T3"><text:line-break/><text:line-break/></text:span>有句話說，<text:span text:style-name="T3">"</text:span>爾之美食，吾之毒鴆。<text:span text:style-name="T3">" </text:span>對你來說是美食，對我來說卻是難以忍受的穿腸毒藥。因此，品味與美感越是獨特者，在這樣一種社會中，註定一種無可與言的悲劇。<text:span text:style-name="T3"><text:line-break/><text:line-break/></text:span>自以為是的人最愛講的一句話就是：<text:span text:style-name="T3">"</text:span>有那麼嚴重嗎？<text:span text:style-name="T3">"</text:span>對你來講或許不嚴重，對我來講卻嚴重無比。反之亦然。眾人在乎之事，往往一秒鐘也不曾出現在我內心。<text:span text:style-name="T3"><text:line-break/><text:line-break/></text:span>比方說，假設今天有人拿槍抵著我的頭，要我承認比方說什麼賽德克什麼來不來的是我導演的電影，那我會寧可一死，也絕不願揹負這樣的污名。但我相信絕大部份人一定會說，<text:span text:style-name="T3">"</text:span>有那麼嚴重嗎？<text:span text:style-name="T3">" </text:span>對你不嚴重，對我卻嚴重無比。<text:span text:style-name="T3"><text:line-break/><text:line-break/></text:span>比方說，別人要說他多麼喜歡哪部電影，那當然是他的自由，但千萬不要扯到我頭上來，除非你確信我真的喜歡那部電影。否則我會視為奇恥大辱，因為那完全不是我這個人的生命真實狀態，我不是那樣一種品味。<text:span text:style-name="T3"><text:line-break/><text:line-break/></text:span>我從大三開始就曾在某個報紙上寫專欄，二十幾年來，兩岸三地總有些有關出版或寫專欄等等的邀約，我幾乎都會拒絕。原因無它，原因是：我不相信有人會相信我會願意為一個標點符號而死。<text:span text:style-name="T3"><text:line-break/><text:line-break/></text:span>我之所以能在立報寫這麼久，就是因為他們願意讓我自由亂寫而不干涉。曾有一度他們要我拿掉<text:span text:style-name="T3"><text:s/>"</text:span>日本鬼子<text:span text:style-name="T3">" </text:span>這四個字，我說，我不會拿掉，我現在就辭職不幹。<text:span text:style-name="T3"><text:line-break/><text:line-break/></text:span>我之所以曾經公開發表過一篇稍微比較學術的文章，就是因為我的朋友王浩威大概也明白只能在登或不登之間做選擇，而不可能任意要我做內容上的增刪。<text:span text:style-name="T3"><text:line-break/><text:line-break/></text:span>即便只是一個標點符號，就像一個音符一樣，當我希望它存在某個位置時，我寧可放棄一切，乃至放棄生命，也絕不會為了某種利益而委屈或犧牲它應有的存在與位置。<text:span text:style-name="T3"><text:line-break/><text:line-break/></text:span>能理解這一點的人，就能理解；不能理解的人，我敢說他一輩子也不可能理解，因為這是兩種完全不同本質的生命物種；在水裏游的，你硬要他上岸，他就會乾枯而死；在天空飛的，你硬要他在地上做龜爬，他也不可能爬得來。<text:span text:style-name="T3"><text:line-break/><text:line-break/></text:span>當你越是屬於少數異類時，你就會越難受越難存活，因為其它居於主流的大多數物種會說風涼，會對你做出噁心豁達狀說：<text:span text:style-name="T3">"</text:span>爬一下，上個岸，有那麼嚴重嗎？<text:span text:style-name="T3">"<text:line-break/><text:line-break/></text:span>有件事，相當<text:span text:style-name="T3"><text:s/>"</text:span>維根斯坦<text:span text:style-name="T3">"</text:span>，但我相信它對於所有人來說其實都一樣能成立，那就是：你怎麼活，你就會怎麼寫；語言的表達方式與模樣，其實就是你生命樣貌的一個充滿血肉的真實投影。<text:span text:style-name="T3"><text:line-break/><text:line-break/></text:span>因此，我們大可用最大的力氣去攻擊他人的任何論點或內容，但絕對不要去批評指教對方的表達形式，除非他已經死了，無從反抗了。<text:span text:style-name="T3"><text:line-break/><text:line-break/></text:span>之所以絕對不可觸及表達形式是因為：他的表達方式就是他的生命方式；難道你以為你是上帝，所以膽敢對著別人的生命方式<text:span text:style-name="T3">x</text:span>它媽的指指點點？<text:span text:style-name="T3"><text:line-break/><text:line-break/></text:span>在這版面上只拜一個神明，那就是：個別人事物，個別的生命。<text:span text:style-name="T3"><text:line-break/><text:line-break/></text:span>這話已經講過千百萬次，大家不是不懂，而是不在乎，因為大家肯定覺得<text:span text:style-name="T3"><text:s/>"</text:span>有那麼嚴重嗎<text:span text:style-name="T3">?" </text:span>對你來說或許不嚴重，但對我來說，也許生命中除了親友之外再也沒有比這更重要的事了。就如一隻陸地生物，魚兒們邀他到水裏來做客幾天，他不肯，魚兒們便做出噁心豁達狀地說：<text:span text:style-name="T3">"</text:span>有那麼嚴重嗎<text:span text:style-name="T3">?"<text:line-break/><text:line-break/></text:span>大家大可盡一切最大力氣去攻擊任何人的任何公開可受客觀評論之言行及其所表達內容之各種論點，但絕對不要去觸及對方這個<text:span text:style-name="T3"><text:s/>"</text:span>人<text:span text:style-name="T3">"</text:span>，不要觸及他的表達形式以及他的什麼心理狀態或是<text:span text:style-name="T3">x</text:span>它媽的你所自以為了解的情緒狀態身世狀態等等等。<text:span text:style-name="T3"><text:line-break/><text:line-break/></text:span>不管是抱持善意或惡意都一樣卑鄙。自以為是的善意往往更可惡，因為那意味著彷彿你比對方更了解對方應該有著什麼情緒、應該如何去過他的生命等等。這有可能嗎？只要上帝才有批評指教個別生命的這等大能不是嗎？<text:span text:style-name="T3"><text:line-break/><text:line-break/></text:span>對於這位<text:span text:style-name="T3">Kate</text:span>，我完全不知道你是誰，在做些什麼行業，是男或女，有些什麼經歷等等等，完全一無所知。你當然沒有義務讓我或讓大家知道，但你難道真的不能理解我已經講過千百萬次的這些道理？你說你看我文章二十年，說什麼受到啟發，對此我只覺得納悶。<text:span text:style-name="T3"><text:line-break/><text:line-break/></text:span>一個人如果真的看我的文章二十年，卻連我這一切文字所要傳達的一種最基本、甚至是唯一的想法卻一再觸犯，我真不知道你究竟是受到什麼啟發？還是只是把文字或思想當成一種彷彿與生命無關的裝飾品似的。<text:span text:style-name="T3"><text:line-break/><text:line-break/></text:span>在我的生活經驗中，誰要是誇我的文字，或甚至說他多麼喜歡我寫的東西，我就會油然產生這樣一種念頭：<text:span text:style-name="T3">"</text:span>夠了！別再說了，別再吃我豆腐了。<text:span text:style-name="T3">" <text:line-break/><text:line-break/></text:span>要是有人真的喜歡，那他理應會<text:span text:style-name="T3"><text:s/>"</text:span>跟我呼吸同樣的空氣<text:span text:style-name="T3">"(</text:span>維根斯坦語<text:span text:style-name="T3">)</text:span>，跟我有著類似的悲歡苦樂才對；態度上絕不會如此輕佻輕薄而隨意，彷彿不是在講一個人與其生命連結的思想與文字，而只是在評論他身上穿的衣服似的。有這樣一種讀者或冒牌粉絲，其實也根本不需要敵人了。<text:span text:style-name="T3"><text:line-break/><text:line-break/></text:span>我知道這些人包括<text:span text:style-name="T3">Kate</text:span>往往都沒有惡意，但我在乎的並不是抽離生命的所謂善意或惡意，自以為是的善意往往更令人痛苦。<text:span text:style-name="T3"><text:line-break/><text:line-break/></text:span>任何人批評我的內容與論點，只要他言之成理，我管他是善意還是惡意做什麼？那根本沒有意義。我若說一加一等於五，有人滿懷惡意地指出我的錯，那又怎麼樣？他即便有天大的惡意，我也只好接受糾正。<text:span text:style-name="T3"><text:line-break/><text:line-break/>tim burton</text:span>的<text:span text:style-name="T3"><text:s/>"</text:span>大眼睛<text:span text:style-name="T3">" </text:span>今天上映了，全台灣西岸幾乎都有演，唯獨台南沒演，只好跑去高雄看。<text:span text:style-name="T3">tim burton </text:span>並不是一個所謂很藝術的導演，但他的每一部電影仍值得一看。這部<text:span text:style-name="T3"><text:s/>"</text:span>大眼睛<text:span text:style-name="T3">" </text:span>如同其它作品，不是什麼嚴肅深刻之作，但它還是挺好看。片中約略就提到這樣一種生命和作品無法切割的痛苦。<text:span text:style-name="T3"><text:line-break/><text:line-break/></text:span>我得被迫一直做聲明實在很無奈。我當然不是說作品本身不能批評，而是說你不應該從作品的形式與態度中去指涉對方這個<text:span text:style-name="T3"><text:s/>"</text:span>人<text:span text:style-name="T3">" </text:span>的任何個人層面事物。<text:span text:style-name="T3"><text:line-break/><text:line-break/></text:span>至於<text:span text:style-name="T3"><text:s/>Kate, </text:span>你愛寫就寫，沒問題的我就留著，觸犯兩大天條的我就刪掉。但不要說什麼我文字火氣大氣勢大，害你不敢寫，或說我的什麼天賦不天賦，或問什麼我打算幾時如何等等等，不要再把箭頭指向我身上。<text:span text:style-name="T3"><text:line-break/><text:line-break/></text:span>任何人都一樣，你腦袋中或心裏面有什麼想法或感受，就請你寫你<text:span text:style-name="T3"><text:s/>"</text:span>自己的<text:span text:style-name="T3">" </text:span>想法和感受，而不要觸及他人的任何人身事物，就如同我不會去揣測任何人的心情或動機或對方的任何個人生活事物。<text:span text:style-name="T3"><text:line-break/><text:line-break/></text:span>我若真的想關心一個人，我只會私下試圖去接近他，了解他，而絕不會自以為是地解釋他分析他，更不是很輕薄地、甚至匿名地公開對他指指點點或甚至分析之評論之。<text:span text:style-name="T3"><text:line-break/><text:line-break/></text:span>我跟你跟他或跟任何人都一樣，都不是一種商品，不是一種貨色，不是一種讓人分析、解釋、批評指教的<text:span text:style-name="T3"><text:s/>"</text:span>東西<text:span text:style-name="T3">"</text:span>。</text:p>
      <text:p text:style-name="P1"><text:span text:style-name="T1">陳真</text:span><text:s/>  |  2015.01.01 01:47   |   <text:a xlink:type="simple" xlink:href="http://palinfo.habago.org/Entry?Command=Information_PrintForum&amp;iPage=346#FORUM33476"><text:span text:style-name="T2">#</text:span></text:a></text:p>
      <text:p text:style-name="P2">我對動物園的正反議論與各種觀點，略知一二；或許不只一二；總之，該懂的正反觀點我應該大致都懂；但我還是沒法想像會有人以所謂<text:span text:style-name="T3"><text:s/>"</text:span>動物園是拯救全球動物免於全體毀滅的諾亞方舟<text:span text:style-name="T3">" </text:span>來做為一種理由辯護說動物園因此必須存在。<text:span text:style-name="T3"><text:line-break/><text:line-break/></text:span>這樣的理由太無厘頭了。這就好像說某些貓狗養殖場也許偶而收容幾隻名貴流浪狗，然後卻說貓狗養殖場這東西是一種諾亞方舟，必須存在，否則全世界的貓狗豈不是要全體絕種了。<text:span text:style-name="T3"><text:line-break/><text:line-break/></text:span>應該不會有人這樣討論問題才對。至少在此之前，我不曾聽聞，也無從想像。因為這樣的理由難以想像。若要保育或救援，大可成立各種專責的專業救援組織或保育機構，與娛樂與營利取向的動物園何干？<text:span text:style-name="T3"><text:line-break/><text:line-break/></text:span>諾亞方舟是世界末日來臨時萬物的唯一生機。動物園是這樣的角色？所以必須繼續維持下去？只要改善一些生活空間就好？而且這份功勞巨大無比，哪像動保人士只會噴口水？<text:span text:style-name="T3"><text:line-break/><text:line-break/></text:span>算了，這事就這樣吧，不說了。王爾德說：<text:span text:style-name="T3">"</text:span>心，是為了被打碎而存在<text:span text:style-name="T3">"</text:span>，誠哉斯言。這社會，誰認真，誰就會懊惱。蘇東坡<text:span text:style-name="T3"><text:s/>"</text:span>蝶戀花<text:span text:style-name="T3">" </text:span>有詩云，<text:span text:style-name="T3">"</text:span>多情卻被無情惱<text:span text:style-name="T3">"</text:span>；太多情往往只是給自己帶來心碎與懊惱。</text:p>
      <text:p text:style-name="P1"><text:span text:style-name="T1">陳真</text:span><text:s/>  |  2015.01.01 01:44   |   <text:a xlink:type="simple" xlink:href="http://palinfo.habago.org/Entry?Command=Information_PrintForum&amp;iPage=346#FORUM33475"><text:span text:style-name="T2">#</text:span></text:a></text:p>
      <text:p text:style-name="P3">曉冬<text:span text:style-name="T3"><text:line-break/><text:line-break/></text:span>你的意思是說王丹講了<text:span text:style-name="T3"><text:s/>“</text:span>不好色才是人格缺陷<text:span text:style-name="T3">" </text:span>那句話，所以沒資格再留在台灣？沒資格再教書？因為<text:span text:style-name="T3"><text:s/>"</text:span>台灣人<text:span text:style-name="T3">" </text:span>不歡迎某種言論，所以群眾叫他必須滾離台灣？因為台灣容不下<text:span text:style-name="T3"><text:s/></text:span>這樣一種<text:span text:style-name="T3"><text:s/>"</text:span>不正確<text:span text:style-name="T3">" </text:span>的言論？<text:span text:style-name="T3"><text:line-break/><text:line-break/></text:span>這種心態不是很可怕嗎？非我族類就去死！思想不正確就给我滾！這種心態不就是典型的法西斯嗎！？<text:span text:style-name="T3"><text:line-break/><text:line-break/></text:span>一個現代社會，各種言論與思維並陳，互相競爭，比道理，不是比拳頭；比說服力，不是比誰聲音大或人數多，更不是比誰手段卑鄙；這理應只是一個文明社會最基本的<text:span text:style-name="T3">ABC</text:span>，有這麼難懂嗎？真是很無言且無奈。<text:span text:style-name="T3"><text:line-break/><text:line-break/></text:span>況且，我實在看不出來王丹講錯了什麼。理解一組語言，應該是理解它在某個範疇或脈絡下所產生的意義，而不是把一句話莫名其妙挖出來、沒頭沒腦地胡亂任意解讀。<text:span text:style-name="T3"><text:line-break/><text:line-break/></text:span>王丹有說襲胸摸臀是正常人性，所以大家盡量四處亂摸沒關係嗎？他的那句話很顯然一定是在回應某種說法，例如也許有人會講說<text:span text:style-name="T3"><text:s/>"</text:span>政治人物不可好色<text:span text:style-name="T3">"</text:span>，王丹的那句話肯定有著類似這樣一種上下文的對應關係。<text:span text:style-name="T3"><text:line-break/><text:line-break/></text:span>就好像柯文哲長年收受廠商不當捐款，這是事實；你可以據此說他不適合擔任公職，但你不能說<text:span text:style-name="T3"><text:s/>"</text:span>愛錢的人不能擔任公職<text:span text:style-name="T3">"</text:span>。如果有人這樣說，那我就會說，<text:span text:style-name="T3">"</text:span>愛錢是正常人性，不愛錢才奇怪<text:span text:style-name="T3">"</text:span>。<text:span text:style-name="T3"><text:line-break/><text:line-break/></text:span>我們大可猛烈批評不同觀點，但不應該故意斷章取義去曲解對方的說法，因為那只是在攻擊一個純屬虛構的稻草人。<text:span text:style-name="T3"><text:line-break/><text:line-break/></text:span>退一萬步來說，假設今天有人說摸臀襲胸是正常人性表現，那又怎麼樣？人們難道連講這樣的話的權利也沒有？任何人想這樣講當然一點問題也沒有，他若真的去做了，那自然就會有法律制裁；但他依然還是有著百分之百講這話的自由。<text:span text:style-name="T3"><text:line-break/><text:line-break/></text:span>當然，你會說這樣講不正確；若你覺得不正確，你大可反駁啊。這難道不就是所謂言論自由的基本精神？<text:span text:style-name="T3"><text:line-break/><text:line-break/>1988</text:span>年左右，我參加江蓋世的台獨行軍，那時台獨仍是會砍頭的天條與絕對禁忌，所以每次遊行往往只有小貓兩三隻，有時甚至比巴勒網每個月的靜站人數還少。<text:span text:style-name="T3"><text:line-break/><text:line-break/></text:span>我們當時舉著一塊白布條，布條上其實不是寫著<text:span text:style-name="T3"><text:s/>"</text:span>台獨萬歲<text:span text:style-name="T3">" </text:span>或<text:span text:style-name="T3"><text:s/>"</text:span>我主張台獨<text:span text:style-name="T3">"</text:span>，而是寫著<text:span text:style-name="T3"><text:s/>"</text:span>我有主張台獨的自由<text:span text:style-name="T3">"</text:span>。當時的民意，壓倒性地反對台獨，說台獨是思想毒素，誰敢說台獨，誰就是民族的罪人，全民的公敵；不但腦子有毒，連血液都有毒，所謂數典忘祖，說咱背叛了中華民族歷代祖先的純淨血液云云。<text:span text:style-name="T3"><text:line-break/><text:line-break/></text:span>可是，重點是，即便這樣的思想真的有毒，難道消滅毒素的方法不是以理服人，而是砍人腦袋？或是整天說要把我們空投匪區，說要讓我們嚐嚐獨裁的滋味。如果台灣這社會真的那麼民主，怎麼連小貓兩三隻的幾句<text:span text:style-name="T3"><text:s/>"</text:span>毒素<text:span text:style-name="T3">" </text:span>都無法忍受，而必須徹底鏟除之？<text:span text:style-name="T3"><text:line-break/><text:line-break/></text:span>此刻，都已邁入<text:span text:style-name="T3">2015</text:span>年了，而我竟然還在講著從<text:span text:style-name="T3">1980</text:span>年開始便講過不知道幾千幾萬遍的話。<text:span text:style-name="T3"><text:line-break/><text:line-break/></text:span>活在這樣的社會中，同樣一句再簡單也不過的話，竟講了三十幾年，講了幾千幾萬遍到現在還在講，其實我是覺得挺累的。一種冷清。蒼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